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cm" svg:stroke-color="#484848" draw:stroke-linejoin="round" svg:stroke-linecap="round" draw:fill="none" draw:fill-color="#484848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840000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254cm" svg:stroke-color="#840000" draw:stroke-linejoin="round" svg:stroke-linecap="round" draw:textarea-horizontal-align="center" draw:textarea-vertical-align="middle" fo:padding-top="0.127cm" fo:padding-bottom="0.127cm" fo:padding-left="0.127cm" fo:padding-right="0.127cm"/>
    </style:style>
    <style:style style:name="gr4" style:family="graphic" style:parent-style-name="standard">
      <style:graphic-properties draw:stroke="none" draw:stroke-dash="Dashed_20__28_var_29__20_4" svg:stroke-width="0cm" svg:stroke-color="#840000" draw:stroke-linejoin="none" svg:stroke-linecap="round" draw:fill="solid" draw:fill-color="#840000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4" svg:stroke-width="0.178cm" svg:stroke-color="#840000" draw:stroke-linejoin="round" svg:stroke-linecap="round" draw:textarea-horizontal-align="center" draw:textarea-vertical-align="middle" fo:padding-top="0.089cm" fo:padding-bottom="0.089cm" fo:padding-left="0.089cm" fo:padding-right="0.089cm"/>
    </style:style>
    <style:style style:name="gr6" style:family="graphic" style:parent-style-name="standard">
      <style:graphic-properties draw:stroke="none" draw:stroke-dash="Dashed_20__28_var_29__20_4" svg:stroke-width="0cm" svg:stroke-color="#840000" draw:stroke-linejoin="none" svg:stroke-linecap="round" draw:fill="solid" draw:fill-color="#c2c200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51cm" svg:stroke-color="#ff0000" draw:stroke-linejoin="round" svg:stroke-linecap="round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draw:stroke-dash="Dashed_20__28_var_29__20_4" svg:stroke-width="0cm" svg:stroke-color="#ff0000" draw:stroke-linejoin="none" svg:stroke-linecap="round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_20_4" svg:stroke-width="0.254cm" svg:stroke-color="#ffffff" draw:stroke-linejoin="round" svg:stroke-linecap="round" draw:textarea-horizontal-align="center" draw:textarea-vertical-align="middle" fo:padding-top="0.127cm" fo:padding-bottom="0.127cm" fo:padding-left="0.127cm" fo:padding-right="0.127cm"/>
    </style:style>
    <style:style style:name="gr10" style:family="graphic" style:parent-style-name="standard">
      <style:graphic-properties draw:stroke="none" draw:stroke-dash="Dashed_20__28_var_29__20_4" svg:stroke-width="0cm" svg:stroke-color="#ffffff" draw:stroke-linejoin="none" svg:stroke-linecap="round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117cm" svg:stroke-color="#ffffff" draw:stroke-linejoin="round" svg:stroke-linecap="round" draw:textarea-horizontal-align="center" draw:textarea-vertical-align="middle" fo:padding-top="0.058cm" fo:padding-bottom="0.058cm" fo:padding-left="0.058cm" fo:padding-right="0.058cm"/>
    </style:style>
    <style:style style:name="gr12" style:family="graphic" style:parent-style-name="standard">
      <style:graphic-properties draw:stroke="solid" draw:stroke-dash="Dashed_20__28_var_29__20_4" svg:stroke-width="0.102cm" svg:stroke-color="#ffffff" draw:stroke-linejoin="round" svg:stroke-linecap="round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draw:stroke="solid" draw:stroke-dash="Dashed_20__28_var_29__20_4" svg:stroke-width="0.013cm" svg:stroke-color="#484848" draw:stroke-linejoin="round" svg:stroke-linecap="round" draw:textarea-horizontal-align="center" draw:textarea-vertical-align="middle" fo:padding-top="0.006cm" fo:padding-bottom="0.006cm" fo:padding-left="0.006cm" fo:padding-right="0.006cm"/>
    </style:style>
    <style:style style:name="gr14" style:family="graphic" style:parent-style-name="standard">
      <style:graphic-properties draw:stroke="solid" draw:stroke-dash="Dashed_20__28_var_29__20_4" svg:stroke-width="0.015cm" svg:stroke-color="#484848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15" style:family="graphic" style:parent-style-name="standard">
      <style:graphic-properties draw:stroke="solid" draw:stroke-dash="Dashed_20__28_var_29__20_4" svg:stroke-width="0.025cm" svg:stroke-color="#484848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16" style:family="graphic" style:parent-style-name="standard">
      <style:graphic-properties draw:stroke="solid" draw:stroke-dash="Dashed_20__28_var_29__20_4" svg:stroke-width="0.015cm" svg:stroke-color="#484848" draw:stroke-linejoin="round" svg:stroke-linecap="round" draw:fill="none" draw:fill-color="#ffffff" draw:textarea-horizontal-align="center" draw:textarea-vertical-align="middle" fo:padding-top="0.007cm" fo:padding-bottom="0.007cm" fo:padding-left="0.007cm" fo:padding-right="0.007cm"/>
    </style:style>
    <style:style style:name="gr17" style:family="graphic" style:parent-style-name="standard">
      <style:graphic-properties draw:stroke="solid" draw:stroke-dash="Dashed_20__28_var_29__20_4" svg:stroke-width="0.013cm" svg:stroke-color="#484848" draw:stroke-linejoin="round" svg:stroke-linecap="round" draw:fill="none" draw:fill-color="#484848" draw:textarea-horizontal-align="center" draw:textarea-vertical-align="middle" fo:padding-top="0.006cm" fo:padding-bottom="0.006cm" fo:padding-left="0.006cm" fo:padding-right="0.006cm"/>
    </style:style>
    <style:style style:name="gr18" style:family="graphic" style:parent-style-name="standard">
      <style:graphic-properties draw:stroke="none" draw:stroke-dash="Dashed_20__28_var_29__20_4" svg:stroke-width="0cm" svg:stroke-color="#484848" draw:stroke-linejoin="none" svg:stroke-linecap="round" draw:fill="solid" draw:fill-color="#484848" draw:textarea-horizontal-align="center" draw:textarea-vertical-align="middle"/>
    </style:style>
    <style:style style:name="gr19" style:family="graphic" style:parent-style-name="standard">
      <style:graphic-properties draw:stroke="solid" draw:stroke-dash="Dashed_20__28_var_29__20_4" svg:stroke-width="0.01cm" svg:stroke-color="#484848" draw:stroke-linejoin="round" svg:stroke-linecap="round" draw:textarea-horizontal-align="center" draw:textarea-vertical-align="middle" fo:padding-top="0.005cm" fo:padding-bottom="0.005cm" fo:padding-left="0.005cm" fo:padding-right="0.005cm"/>
    </style:style>
    <style:style style:name="gr20" style:family="graphic" style:parent-style-name="standard">
      <style:graphic-properties draw:stroke="solid" draw:stroke-dash="Dashed_20__28_var_29__20_4" svg:stroke-width="0.01cm" svg:stroke-color="#484848" draw:stroke-linejoin="round" svg:stroke-linecap="round" draw:fill="none" draw:fill-color="#484848" draw:textarea-horizontal-align="center" draw:textarea-vertical-align="middle" fo:padding-top="0.005cm" fo:padding-bottom="0.005cm" fo:padding-left="0.005cm" fo:padding-right="0.005cm"/>
    </style:style>
    <style:style style:name="gr21" style:family="graphic" style:parent-style-name="standard">
      <style:graphic-properties draw:stroke="solid" draw:stroke-dash="Dashed_20__28_var_29__20_4" svg:stroke-width="0.013cm" svg:stroke-color="#c2c200" draw:stroke-linejoin="round" svg:stroke-linecap="round" draw:textarea-horizontal-align="center" draw:textarea-vertical-align="middle" fo:padding-top="0.006cm" fo:padding-bottom="0.006cm" fo:padding-left="0.006cm" fo:padding-right="0.006cm"/>
    </style:style>
    <style:style style:name="gr22" style:family="graphic" style:parent-style-name="objectwithoutfill">
      <style:graphic-properties svg:stroke-width="0.051cm" svg:stroke-color="#ff0000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0000" draw:fill="solid" draw:fill-color="#ff3333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ff0000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Dashed_20__28_var_29__20_4" svg:stroke-width="0.013cm" svg:stroke-color="#848484" draw:stroke-linejoin="round" svg:stroke-linecap="round" draw:textarea-horizontal-align="center" draw:textarea-vertical-align="middle" fo:padding-top="0.006cm" fo:padding-bottom="0.006cm" fo:padding-left="0.006cm" fo:padding-right="0.006cm"/>
    </style:style>
    <style:style style:name="gr26" style:family="graphic" style:parent-style-name="standard">
      <style:graphic-properties draw:stroke="solid" draw:stroke-dash="Dashed_20__28_var_29__20_4" svg:stroke-width="0.015cm" svg:stroke-color="#848484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27" style:family="graphic" style:parent-style-name="standard">
      <style:graphic-properties draw:stroke="solid" draw:stroke-dash="Dashed_20__28_var_29__20_4" svg:stroke-width="0.015cm" svg:stroke-color="#848484" draw:stroke-linejoin="round" svg:stroke-linecap="round" draw:fill="none" draw:textarea-horizontal-align="center" draw:textarea-vertical-align="middle" fo:padding-top="0.007cm" fo:padding-bottom="0.007cm" fo:padding-left="0.007cm" fo:padding-right="0.007cm"/>
    </style:style>
    <style:style style:name="gr28" style:family="graphic" style:parent-style-name="standard">
      <style:graphic-properties draw:stroke="solid" draw:stroke-dash="Dashed_20__28_var_29__20_4" svg:stroke-width="0.008cm" svg:stroke-color="#848484" draw:stroke-linejoin="round" svg:stroke-linecap="round" draw:fill="none" draw:textarea-horizontal-align="center" draw:textarea-vertical-align="middle" fo:padding-top="0.004cm" fo:padding-bottom="0.004cm" fo:padding-left="0.004cm" fo:padding-right="0.004cm"/>
    </style:style>
    <style:style style:name="gr29" style:family="graphic" style:parent-style-name="standard">
      <style:graphic-properties draw:stroke="solid" draw:stroke-dash="Dashed_20__28_var_29__20_4" svg:stroke-width="0.008cm" svg:stroke-color="#848484" draw:stroke-linejoin="round" svg:stroke-linecap="round" draw:textarea-horizontal-align="center" draw:textarea-vertical-align="middle" fo:padding-top="0.004cm" fo:padding-bottom="0.004cm" fo:padding-left="0.004cm" fo:padding-right="0.004cm"/>
    </style:style>
    <style:style style:name="gr30" style:family="graphic" style:parent-style-name="standard">
      <style:graphic-properties draw:stroke="solid" draw:stroke-dash="Dashed_20__28_var_29__20_4" svg:stroke-width="0.025cm" svg:stroke-color="#848484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31" style:family="graphic" style:parent-style-name="standard">
      <style:graphic-properties draw:stroke="solid" draw:stroke-dash="Dashed_20__28_var_29__20_4" svg:stroke-width="0.013cm" svg:stroke-color="#848484" draw:stroke-linejoin="round" svg:stroke-linecap="round" draw:fill="none" draw:textarea-horizontal-align="center" draw:textarea-vertical-align="middle" fo:padding-top="0.006cm" fo:padding-bottom="0.006cm" fo:padding-left="0.006cm" fo:padding-right="0.006cm"/>
    </style:style>
    <style:style style:name="gr32" style:family="graphic" style:parent-style-name="standard">
      <style:graphic-properties draw:stroke="none" draw:stroke-dash="Dashed_20__28_var_29__20_4" svg:stroke-width="0cm" svg:stroke-color="#848484" draw:stroke-linejoin="none" svg:stroke-linecap="round" draw:fill="solid" draw:fill-color="#000084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svg:stroke-color="#848484" draw:stroke-linejoin="none" svg:stroke-linecap="round" draw:fill="solid" draw:fill-color="#840000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svg:stroke-color="#840000" draw:stroke-linejoin="none" svg:stroke-linecap="round" draw:fill="solid" draw:fill-color="#000084" draw:textarea-horizontal-align="center" draw:textarea-vertical-align="middle"/>
    </style:style>
    <style:style style:name="gr35" style:family="graphic" style:parent-style-name="standard">
      <style:graphic-properties draw:stroke="solid" draw:stroke-dash="Dashed_20__28_var_29__20_4" svg:stroke-width="0.025cm" svg:stroke-color="#0000ff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36" style:family="graphic" style:parent-style-name="standard">
      <style:graphic-properties draw:stroke="none" draw:stroke-dash="Dashed_20__28_var_29__20_4" svg:stroke-width="0cm" svg:stroke-color="#0000ff" draw:stroke-linejoin="none" svg:stroke-linecap="round" draw:fill="solid" draw:fill-color="#ffffff" draw:textarea-horizontal-align="center" draw:textarea-vertical-align="middle"/>
    </style:style>
    <style:style style:name="gr37" style:family="graphic" style:parent-style-name="standard">
      <style:graphic-properties draw:stroke="solid" svg:stroke-width="0cm" svg:stroke-color="#ff0000" draw:fill="none" draw:fill-color="#b2b2b2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svg:stroke-width="0cm" svg:stroke-color="#ff0000" draw:marker-start-width="0.124cm" draw:marker-end-width="0.124cm" draw:fill="none" draw:fill-color="#ffffff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draw:stroke="solid" svg:stroke-width="0cm" svg:stroke-color="#ff0000" draw:fill="none" draw:fill-color="#ffffff" draw:textarea-vertical-align="middle"/>
    </style:style>
    <style:style style:name="gr40" style:family="graphic" style:parent-style-name="standard">
      <style:graphic-properties draw:stroke="solid" svg:stroke-width="0cm" svg:stroke-color="#ff0000" draw:fill="none" draw:fill-color="#ffffff" draw:textarea-vertical-align="middle"/>
    </style:style>
    <style:style style:name="gr41" style:family="graphic" style:parent-style-name="objectwithoutfill">
      <style:graphic-properties svg:stroke-width="0cm" svg:stroke-color="#ff0000" draw:marker-start-width="0.124cm" draw:marker-end-width="0.124cm" draw:fill="none" draw:textarea-vertical-align="middle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cm" svg:stroke-color="#000000" draw:marker-start-width="0.124cm" draw:marker-end-width="0.124cm" draw:fill="none" draw:fill-color="#dddddd" draw:textarea-horizontal-align="center" draw:textarea-vertical-align="middle" fo:padding-top="0.125cm" fo:padding-bottom="0.125cm" fo:padding-left="0.25cm" fo:padding-right="0.25cm"/>
    </style:style>
    <style:style style:name="gr43" style:family="graphic" style:parent-style-name="objectwithoutfill">
      <style:graphic-properties draw:stroke="solid" svg:stroke-width="0cm" svg:stroke-color="#000000" draw:marker-start-width="0.2cm" draw:marker-end-width="0.2cm" draw:fill="none" draw:fill-color="#1c1c1c" draw:textarea-horizontal-align="center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draw:stroke="solid" svg:stroke-width="0cm" svg:stroke-color="#000000" draw:fill="none" draw:fill-color="#ffffff" draw:textarea-horizontal-align="center" draw:textarea-vertical-align="middle"/>
    </style:style>
    <style:style style:name="P1" style:family="paragraph">
      <loext:graphic-properties draw:fill="none" draw:fill-color="#484848"/>
      <style:paragraph-properties fo:text-align="center"/>
    </style:style>
    <style:style style:name="P2" style:family="paragraph">
      <loext:graphic-properties draw:fill="solid" draw:fill-color="#84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2c2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484848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solid" draw:fill-color="#000084"/>
      <style:paragraph-properties fo:text-align="center"/>
    </style:style>
    <style:style style:name="P11" style:family="paragraph">
      <loext:graphic-properties draw:fill="none" draw:fill-color="#b2b2b2"/>
      <style:paragraph-properties fo:text-align="center"/>
    </style:style>
    <style:style style:name="P12" style:family="paragraph">
      <loext:graphic-properties draw:fill="none" draw:fill-color="#dddddd"/>
      <style:paragraph-properties fo:text-align="center"/>
    </style:style>
    <style:style style:name="P13" style:family="paragraph">
      <loext:graphic-properties draw:fill="none" draw:fill-color="#1c1c1c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89cm" svg:height="3.231cm" svg:x="14.774cm" svg:y="9.356cm" svg:viewBox="0 0 891 3232" svg:d="M206 3232c-8-9-15-18-23-27-4-7-9-13-13-19-2-6-4-12-6-17 96 0 192 0 288 0 6-1 13-1 19-1 2-1 5-2 7-2-3-1-7-1-10-1-5-1-10-1-15-1-7 0-13 0-20 1-3 0-5 0-8 1 1 0 3 1 4 2 8 0 15 0 23 1-96 0-192 0-288 0 0-1-1-2-1-3-1-7-1-14-2-21 18 0 36 0 54 0 2-2 3-3 5-4-2-2-3-3-5-4-1 1-3 2-4 4 1 1 3 2 4 4-18 0-36 0-54 0 0-3 0-5 0-7 0-4 0-8 0-11s0-6 0-9c15 0 30 0 45 0 1-1 2-1 3-1 0-4 1-7 1-10 0-1-1-1-1-1-2 0-3 0-5 1 0 1-1 2-1 4 1 2 2 4 3 7-15 0-30 0-45 0 1-12 2-24 3-36 1-4 2-7 3-10 13 0 26 0 39 0 1-1 2-1 3-1 0-6 1-12 1-17 0-2-1-3-1-4-1-1-3-1-4-1 0 3-1 7-1 11 1 4 1 8 2 12-13 0-26 0-39 0 3-9 5-18 8-26 5-7 9-13 14-19 9 0 17 0 26 0 2-2 3-4 5-5-2-2-3-3-5-4-1 1-3 2-4 4 1 1 3 3 4 5-9 0-17 0-26 0 1-2 2-4 3-5 5-3 9-6 14-9 5-2 11-3 16-4 9-2 19-4 28-5 12-2 23-4 35-6 5-1 10-2 15-2 25-4 51-7 76-10-25-1-49-1-74-1-18-1-35-2-53-3-13-3-26-6-39-8-9-5-17-10-26-14-5-6-10-12-15-18-1-6-3-11-4-16 0-4-1-7-1-10 26 0 51 0 77 0 1-2 3-3 4-4-1-2-3-3-4-4-1 1-3 2-4 4 1 1 3 2 4 4-26 0-51 0-77 0-1-6-1-12-2-18 0-6-1-12-1-17 15 0 30 0 45 0 1-1 2-1 3-1 0-4 1-7 1-10 0-1-1-2-1-2-2 0-3 1-5 2 0 1-1 2-1 4 1 2 2 4 3 7-15 0-30 0-45 0 0-4 0-7 0-10 0-11 0-22 0-32 1-7 3-13 4-19 14 0 27 0 41 0 1-2 2-3 3-4 0-5 1-9 1-13-1-1-1-2-2-3-1 1-3 2-4 3 0 2 0 5 0 8 1 3 1 6 2 9-14 0-27 0-41 0 0-1 0-2 0-3 3-6 6-11 9-16 3-4 7-8 10-12 4-5 9-9 13-13 5-3 9-6 14-8 7-2 13-4 20-6 10-2 21-3 31-4 5-1 10-2 15-2 11-2 22-3 33-4 9-2 17-3 26-4 5-1 10-2 15-3 1-1 1-1 2-1-2-1-3-2-5-3-6-1-13-1-19-1-9-1-19-1-28-1-2 0-5 0-7 0-15-1-31-2-46-2-11-2-21-4-32-5-7-4-15-7-22-10-5-6-11-12-16-17 125 0 251 0 376 0 1-2 3-3 4-4-1-2-3-4-4-5-1 1-3 3-4 5 1 1 3 2 4 4-125 0-251 0-376 0-1-3-3-6-4-8-2-7-4-13-6-19 47 0 94 0 141 0 0-1 1-1 1-1 0-2-1-4-1-5-2-1-3-1-5-1-2 1-5 2-7 3 1 1 1 2 2 3 3 0 7 0 10 1-47 0-94 0-141 0-1-3-2-6-3-8-1-12-3-24-4-36 0-13 1-25 1-37 2-11 4-22 6-32 0-2 1-3 1-4 13 0 25 0 38 0 1-2 3-3 4-4-1-2-3-4-4-5-1 1-3 3-4 5 1 1 3 2 4 4-13 0-25 0-38 0 1-3 3-6 4-8 2-6 5-12 7-18 12 0 23 0 35 0 2-2 3-3 5-4-2-2-3-3-5-4-1 1-3 2-4 4 1 1 3 2 4 4-12 0-23 0-35 0-1-5-3-10-4-15-1-2-2-4-3-6-2-7-5-13-7-19-1-12-3-24-4-35 0-8-1-16-1-23 15 0 30 0 45 0 1-1 2-1 3-1 0-6 1-12 1-17 0-2-1-3-1-4-1-1-3-1-4-1 0 3-1 7-1 11 1 4 1 8 2 12-15 0-30 0-45 0 0-10-1-19-1-28 0-1 0-1 0-1 0-20 0-40 0-59 0-14 0-28 0-42 16 0 31 0 47 0 1-2 3-3 4-4-1-2-3-4-4-5-1 1-3 3-4 5 1 1 3 2 4 4-16 0-31 0-47 0 0-2 0-3 0-4 0-11 1-22 1-33 0-9 1-17 1-25 1-6 2-12 3-18 1-5 3-9 4-13 13 0 25 0 38 0 1-2 3-3 4-4-1-2-3-4-4-5-1 1-3 3-4 5 1 1 3 2 4 4-13 0-25 0-38 0 0-1 0-2 0-2 2-5 4-10 6-14 2-5 5-10 7-14 7-14 14-28 21-42-7-6-15-12-22-18-1-1-3-2-4-3 24 0 48 0 72 0 2-2 3-4 5-5-2-2-3-3-5-4-1 1-3 2-4 4 1 1 3 3 4 5-24 0-48 0-72 0-6-5-11-10-17-14 0-32 1-64 1-96 15 0 31 0 46 0 1-3 1-5 2-7 0-10 1-19 1-28 0-8-1-16-1-23-1-2-1-3-2-4 0 3-1 6-1 10 0 7 0 14 0 22 0 7 0 14 0 22 0 2 1 5 1 8-15 0-31 0-46 0 0-39 1-78 1-117 0-23 1-46 1-68 0-18 1-36 1-54 1-14 1-27 2-40 0-3 1-6 1-9 13 0 26 0 39 0 1-1 1-1 2-1 0-1 1-2 1-2 0-6 1-12 1-18-1-3-1-5-2-7-1 0-1 0-2 0 0 4-1 8-1 13 0 0 0 1 0 2 0 4 1 8 1 13-13 0-26 0-39 0 1-7 1-14 2-21s3-14 4-21c2-5 5-10 7-14 3-4 7-7 10-10 4-2 9-5 13-7 5-2 11-4 16-6 2-1 4-1 6-2 6-2 11-5 17-7 2-1 3-3 5-4-1 0-2-1-3-1-2-1-3-2-5-3 12 0 25 0 37 0 1-1 2-1 3-2 3-3 5-5 8-8l1-1c-2 0-4-1-6-1-1 1-2 1-3 2-3 3-5 5-8 8v1c2 0 3 1 5 1-12 0-25 0-37 0-3-2-7-3-10-5-6-7-12-13-18-20-5-8-10-15-15-23 26 0 53 0 79 0 1-1 3-3 4-4-1-2-3-3-4-5-1 2-3 3-4 5 1 1 3 3 4 4-26 0-53 0-79 0-1-2-2-3-3-5-5-11-11-22-16-33-1-1-1-3-2-4 22 0 44 0 66 0 1-2 3-3 4-5-1-1-3-3-4-4-1 1-3 3-4 4 1 2 3 3 4 5-22 0-44 0-66 0-4-10-7-19-11-29-1-6-3-11-4-17-1-10-1-21-2-31 16 0 33 0 49 0 1-1 3-3 4-4-1-1-3-3-4-4-1 1-3 3-4 4 1 1 3 3 4 4-16 0-33 0-49 0-1-13-2-25-3-38 4-22 7-43 11-65 1-3 3-5 4-8 12 0 24 0 36 0 1-1 2-1 3-2 0-3 1-7 1-10l-1-1c-2 0-3 1-5 1 0 2-1 3-1 5 1 2 2 5 3 7-12 0-24 0-36 0 5-11 9-22 14-33 10 0 21 0 31 0 2-1 3-3 5-4-2-1-3-3-5-4-1 1-3 3-4 4 1 1 3 3 4 4-10 0-21 0-31 0 3-6 5-11 8-17 7-8 14-17 21-25 9 0 19 0 28 0 1-1 3-3 4-4-1-1-3-3-4-4-1 1-3 3-4 4 1 1 3 3 4 4-9 0-19 0-28 0 7-9 14-17 21-26 14-11 27-22 41-33 4-3 9-6 13-9 7 0 14 0 21 0 1-1 3-3 4-4-1-1-3-3-4-4-2 1-3 3-5 4 2 1 3 3 5 4-7 0-14 0-21 0 3-2 7-4 10-6 7-3 13-6 20-9 2-1 5-1 7-2 4 0 8-1 12-1-1-2-1-4-2-6-5-3-11-7-16-10-10-5-21-9-31-14-15-7-31-13-46-20-3-1-5-2-8-3-23-10-47-20-70-30-17-9-35-17-52-26 51 0 103 0 154 0 2-1 3-3 5-4-2-1-3-3-5-4-1 1-3 3-4 4 1 1 3 3 4 4-51 0-103 0-154 0-1-1-3-1-4-2-14-9-28-17-42-26-10-9-20-17-30-26-4-4-7-9-11-13 32 0 65 0 97 0 2-1 3-3 5-4-2-2-3-3-5-5-1 2-3 3-4 5 1 1 3 3 4 4-32 0-65 0-97 0 0-1-1-1-1-2-4-6-7-13-11-19-2-8-5-15-7-23-1-11-3-21-4-32 0-6-1-13-1-19 0-11-1-23-1-34 0-7 1-14 1-21 1-5 3-10 4-15 3-4 7-8 10-12 2-3 5-5 7-8 8-6 16-11 24-17 11-5 22-11 33-16 12-4 25-8 37-12 11-2 22-5 33-7 3 0 6 0 9 0 6 1 12 3 18 4 6 3 11 7 17 10 4 4 8 7 12 11 1 3 1 6 2 9 0 2 1 5 1 7 1 0 3 1 4 1 2 2 4 5 6 7 0 5 0 9 0 14s-1 11-1 16c2 2 3 3 5 5 1 2 3 5 4 7 0 3-1 5-1 8-1 3-2 6-3 9 1 0 1 0 2 0 4-1 8-1 12-2 5 1 9 3 14 4 6 1 13 2 19 3 2-1 4-3 6-4 4-2 8-3 12-5 2 0 4 1 6 1 3 0 7-1 10-1 0-1 1-2 1-3 2-2 5-5 7-7 3 0 5-1 8-1 5-1 9-2 14-3 9-2 17-5 26-7 11-4 22-7 33-11 7-3 15-5 22-8 27-9 53-19 80-28-10-3-19-6-29-9-6-2-13-4-19-6-11-3-21-6-32-9-13-4-26-8-39-12-14-4-29-8-43-12-2-1-4-1-6-2-14-4-28-8-42-12-13-4-25-8-38-12-10-3-19-7-29-10-2-1-5-2-7-3 72 0 145 0 217 0 1-1 3-3 4-4-1-2-3-3-4-5-1 2-3 3-4 5 1 1 3 3 4 4-72 0-145 0-217 0-3-1-7-3-10-4-1 0-1-1-2-1-7-7-13-14-20-21-1-3-2-5-3-8 45 0 89 0 134 0 1-1 3-3 4-4-1-2-3-3-4-5-2 2-3 3-5 5 2 1 3 3 5 4-45 0-89 0-134 0-3-7-6-15-9-22 0-4-1-8-1-12 20 0 39 0 59 0 1-1 3-3 4-4-1-1-3-3-4-4-1 1-3 3-4 4 1 1 3 3 4 4-20 0-39 0-59 0-1-10-3-20-4-30 0-5 0-10 0-15 15 0 30 0 45 0 1-1 2-3 3-4 0-4 1-9 1-13-1-1-1-2-2-3-1 1-3 1-4 2 0 3 0 6 0 9 1 3 1 6 2 9-15 0-30 0-45 0 0-11 1-21 1-32 1-7 3-13 4-20 3-4 5-9 8-13 11 0 22 0 33 0 1-1 3-3 4-4-1-1-3-3-4-4-1 1-3 3-4 4 1 1 3 3 4 4-11 0-22 0-33 0v-1c2-2 5-5 7-7 6-4 12-8 18-12 4 0 9-1 13-1 2 1 4 1 6 2-1-2-1-3-2-5 0-3 0-6 0-9 1 0 3-1 4-1 4-1 9-2 13-3 7-3 14-5 21-8 4-2 7-3 11-5 10-4 20-7 30-11 12-4 23-7 35-11 6-1 11-3 17-4 12-3 23-6 35-9 6-3 13-5 19-8 1-3 2-5 3-8-4-3-9-6-13-9-10-3-19-7-29-10-8-3-17-5-25-8h-1c50 0 99 0 149 0 1-1 2-1 3-2 0-3 1-7 1-10l-1-1c-2 0-3 1-5 1 0 2-1 3-1 5 1 2 2 5 3 7-50 0-99 0-149 0-18-6-35-11-53-17-13-4-27-9-40-13-10-4-19-7-29-11-6-4-13-7-19-11-4-3-9-7-13-10-3-4-5-8-8-12 0-1-1-1-1-2-1-2-1-5-2-7 37 0 75 0 112 0 2-2 3-3 5-5-2-1-3-3-5-4-1 1-3 3-4 4 1 2 3 3 4 5-37 0-75 0-112 0-1-3-2-6-3-9 30 0 60 0 90 0 1-1 3-3 4-4-1-1-3-3-4-4-1 1-3 3-4 4 1 1 3 3 4 4-30 0-60 0-90 0-1-2-1-5-2-7-1-6-1-13-2-19 17 0 34 0 51 0 2-1 3-3 5-4-2-1-3-3-5-4-1 1-3 3-4 4 1 1 3 3 4 4-17 0-34 0-51 0-1-5-1-9-2-14 0-6-1-13-1-19 15 0 31 0 46 0 1-2 3-3 4-5-1-1-3-3-4-4-1 1-3 3-4 4 1 2 3 3 4 5-15 0-31 0-46 0 0-5 0-11 0-16 1-11 1-21 2-32 2-7 4-13 6-20 13 0 25 0 38 0 1-1 3-3 4-4-1-1-3-3-4-4-1 1-3 3-4 4 1 1 3 3 4 4-13 0-25 0-38 0v-1c3-4 7-7 10-11 5-4 11-8 16-12 6-3 11-7 17-10 4-2 8-3 12-5 1 1 3 1 4 2 2 0 3 0 5 0 2-1 4-2 6-3 4-2 8-4 12-6 8-3 16-7 24-10 11-4 21-7 32-11 12-4 24-7 36-11 12-3 23-7 35-10 2-1 5-1 7-2 5-1 10-3 15-4 3-1 7-2 10-3 12-3 23-6 35-9 14-4 29-7 43-11 16-4 33-9 49-13 17-4 35-9 52-13 18-5 35-9 53-14 17-4 34-8 51-12 15-4 30-8 45-12 12-3 25-6 37-9 9-2 18-4 27-6 4-1 8-2 12-3 7 0 15 1 22 1 8 5 15 9 23 14 2 1 3 3 5 4 4 4 9 9 13 13 3 4 5 8 8 12 1 6 3 11 4 17 1 9 1 17 2 26 0 8 0 17 0 25 0 12 0 24 0 36-1 8-1 16-2 24-2 5-3 10-5 15-3 4-5 8-8 12-8 6-15 13-23 19-12 5-23 10-35 15-16 5-32 9-48 14-4 1-8 2-12 3-10 3-19 5-29 8-6 2-12 5-18 7-2 2-5 4-7 6 2 1 5 3 7 4 3 0 5 0 8 0 5 1 9 2 14 3 1 1 2 3 3 4 2 2 5 5 7 7 1 0 3 1 4 1 10 2 21 3 31 5 11 3 21 6 32 9 8 4 17 8 25 12 3 2 6 5 9 7 6 5 12 9 18 14 3 2 5 3 8 5 3 3 6 6 9 9 0 2 0 3 0 5-3 0-7-1-10-1-5-4-10-7-15-11-5-3-11-7-16-10-9-4-19-9-28-13-12-4-23-9-35-13-8-2-15-5-23-7-16-6-31-11-47-17-11-5-21-9-32-14-6-4-11-9-17-13v-1c-3-4-5-9-8-13 1-4 2-7 3-11 5-5 9-10 14-15 6-4 12-8 18-12 5-1 9-2 14-3 1 0 1 0 2 0 3 0 7 0 10 0 1-1 1-3 2-4 2-2 5-4 7-6 3 0 7 1 10 1 4 1 8 1 12 2 0-1 1-2 1-3 1-1 3-3 4-4 5-2 11-5 16-7 8-2 15-5 23-7s17-5 25-7c8-1 15-3 23-4 5 0 10-1 15-1 1 0 1 1 2 1s3-1 4-1c0-1-1-2-1-3 0-4 1-8 1-12 2-2 4-5 6-7 3-6 6-11 9-17 1-10 2-19 3-29 0-1 0-3 0-4-1-11-1-22-2-33-2-7-5-13-7-20-3-2-7-3-10-5-2 0-3 1-5 1-3 0-7-1-10-1-1-1-1-1-2-2 2 0 5 0 7 0 1-2 3-3 4-5-1-1-3-3-4-4-1 1-3 3-4 4 1 2 3 3 4 5-2 0-5 0-7 0-1-1-1-3-2-4-3-3-6-5-9-8-2 0-4 1-6 1-5 1-11 3-16 4-4 0-7 0-11 0s-9 1-13 1c-9 2-18 4-27 6-12 3-25 5-37 8-14 3-29 7-43 10-9 2-19 5-28 7-15 4-30 8-45 12-14 4-27 7-41 11-11 3-21 5-32 8-7 2-13 3-20 5-2 0-4 1-6 1-17 4-33 9-50 13-17 5-33 10-50 15s-33 10-50 15c-15 5-29 9-44 14-12 5-24 9-36 14-8 4-17 7-25 11-3 2-7 4-10 6-3 6-7 13-10 19-1 9-3 19-4 28 1 11 1 21 2 32 2 6 4 13 6 19 4 5 9 10 13 15 9 5 17 11 26 16 12 5 23 11 35 16 13 4 27 9 40 13 2 0 5 1 7 1 5 2 10 5 15 7 1 3 2 5 3 8 0 1 0 3 0 4 1-1 3-1 4-2 5-1 9-2 14-3 6 1 12 1 18 2 5 2 11 3 16 5 3 3 5 5 8 8 0 1-1 1-1 2 0 2 0 3 0 5 1 0 3-1 4-1 6-1 12-2 18-3 7 2 15 5 22 7 6 5 11 9 17 14 1 1 1 1 2 2 2 6 5 12 7 18-2 5-4 10-6 15-6 5-12 9-18 14-11 5-22 9-33 14-10 3-21 7-31 10-13 4-26 8-39 12s-25 8-38 12c-10 3-21 7-31 10-2 1-5 1-7 2-9 4-19 7-28 11-7 4-15 8-22 12-2 2-5 4-7 6-4 7-8 15-12 22-1 10-3 20-4 30 1 10 2 20 3 30 4 8 7 16 11 24 0 1 0 1 0 2 5 3 11 7 16 10 8 4 17 8 25 12 10 4 19 8 29 12 10 3 20 6 30 9 8 2 16 3 24 5 5 0 10-1 15-1 2 0 4-1 6-1 0 1-1 3-1 4 1 2 2 5 3 7 6 2 11 4 17 6 1 0 3 1 4 1 8 2 16 3 24 5 6 2 12 3 18 5h1c3 0 7-1 10-1 1-2 1-5 2-7-2-4-4-8-6-12-2-1-4-1-6-2-6-1-12-2-18-3-10-3-19-5-29-8-11-4-23-7-34-11s-21-7-32-11c-8-3-15-7-23-10-6-3-13-7-19-10-2-1-3-3-5-4 3 0 6 1 9 1 2 0 4 1 6 1 7 2 14 3 21 5 4 1 9 1 13 2 2-2 5-3 7-5 0-1-1-3-1-4 1-3 3-7 4-10 1 0 2-1 3-1 3 2 5 5 8 7 1 6 1 12 2 18 0 1-1 2-1 3 2 2 4 4 6 6 1 0 3 0 4 0 4 1 9 1 13 2 8 2 16 5 24 7 10 3 19 6 29 9h1c10 3 19 7 29 10 5 2 10 5 15 7 2 2 3 4 5 6-2 2-3 5-5 7 0 1-1 1-1 2-2 3-5 6-7 9 2 2 3 5 5 7 5 2 11 4 16 6 5 3 11 5 16 8 2 2 3 5 5 7 0 1 0 3 0 4 2-1 5-1 7-2 5 1 10 1 15 2 3 3 5 6 8 9 2 5 4 11 6 16-1 5-1 9-2 14-4 5-8 9-12 14-7 5-15 9-22 14-11 5-23 11-34 16-16 6-32 13-48 19-13 5-27 9-40 14-13 4-27 9-40 13s-26 7-39 11c-11 2-21 5-32 7-5 1-11 1-16 2-8 0-15-1-23-1-5-2-11-5-16-7-4-6-7-11-11-17-4-10-7-19-11-29-1-4-3-7-4-11-4-9-9-18-13-27-7-4-13-8-20-12-10 0-20 0-30 0-6 2-11 3-17 5-10 5-21 9-31 14-6 8-13 15-19 23-2 11-5 22-7 33 0 5-1 9-1 14 3 14 5 29 8 43 8 13 17 26 25 39 6 6 12 12 18 18 6 5 13 9 19 14 9 5 18 10 27 15 10 5 19 11 29 16 9 4 19 9 28 13 8 3 15 6 23 9 5 1 9 2 14 3 1 0 1-1 2-1 0-2 1-4 1-6v-1c-3-1-6-3-9-4-6-3-13-7-19-10-5-3-10-5-15-8-7-4-15-9-22-13-4-3-9-6-13-9 0-1-1-2-1-3 3 0 6 1 9 1 8 3 15 5 23 8 12 5 25 11 37 16 17 8 34 15 51 23 6 3 13 6 19 9 10 5 20 9 30 14 9 3 17 7 26 10 5 1 11 3 16 4 1 0 1 0 2 0 3 1 7 2 10 3 0 1 1 3 1 4-2 2-3 5-5 7-4 0-9 0-13 0-9-3-17-5-26-8-12-5-24-11-36-16-9-4-18-7-27-11-7-2-13-4-20-6-3 0-6-1-9-1 2 2 5 5 7 7 6 3 13 7 19 10 7 3 14 6 21 9 9 4 18 9 27 13 4 4 9 7 13 11 0 2 1 3 1 5s-1 3-1 5c1-1 1-1 2-2 4 0 8 0 12 0 5 2 11 5 16 7 4 2 9 5 13 7 1 0 2-1 3-1l-1-1c0-4 1-7 1-11 1-1 2-2 3-3 2 1 4 1 6 2 1 4 1 8 2 12-1 6-2 12-3 18-2 5-4 10-6 15-3 4-7 7-10 11-3 0-5 0-8 0-2 0-3 0-5 0 0 1 1 3 1 4-1 3-2 7-3 10-5 4-11 7-16 11-2 1-4 2-6 3-8 5-16 10-24 15-6 6-11 12-17 18-1 1-1 3-2 4-2 4-5 7-7 11-1-1-3-1-4-2-1-2-3-4-4-6-3 2-7 4-10 6-5 5-9 11-14 16-5 8-10 16-15 24-4 7-8 14-12 21-5 17-11 33-16 50-2 19-3 37-5 56 2 18 4 37 6 55 1 5 2 10 3 15 3 8 7 16 10 24 5 8 10 16 15 24 6 7 11 15 17 22 5 5 10 9 15 14 3 1 7 3 10 4h1c2 0 5 0 7 0 0 1 0 1 0 2 0 4 0 7 0 11 2 7 3 14 5 21-1 5-2 10-3 15-1 1-1 2-2 3-1 3-3 7-4 10 0 1 1 2 1 3 0 2 0 4 0 6-1 0-1-1-2-1-7 1-13 1-20 2-8 4-15 7-23 11-7 5-13 10-20 16-3 4-5 8-8 13-1 5-2 10-3 16-1 10-2 20-3 31 0 14-1 28-1 43 0 17-1 35-1 53 0 17 0 35 0 53 0 19 0 38 0 58 0 14 0 29 0 44 0 10 1 20 1 31 1 7 1 15 2 23 1 5 2 10 3 15 1 3 3 7 4 11 2 3 4 6 6 9 2 2 3 4 5 6 5 7 11 15 16 23 1 6 3 13 4 20-2 8-5 16-7 24-4 7-7 14-11 21-2 4-5 9-7 14-2 4-3 8-5 13-1 5-2 10-3 16-1 7-1 15-2 23 0 10 0 21 0 32 0 14 0 29 0 44 0 10 1 20 1 31 0 21 1 43 1 65 0 16 0 33 0 50 0 13 1 26 1 39 0 10 0 20 0 31 0 8-1 17-1 26 0 8-1 16-1 24 0 7-1 14-1 22 0 9 0 18 0 27 1 6 2 13 3 20 3 4 7 8 10 13 6 2 12 5 18 8 10 1 19 3 29 5 14 1 29 2 43 3 6 0 12 1 18 2 13 1 26 2 39 3 11 1 21 2 32 3 7 1 15 2 22 3 3 1 5 2 8 3s5 2 8 3c7 0 13 1 20 2 6 0 12 0 18 0 9-1 18-2 27-2 4-2 9-3 13-4 0-1 1-2 1-3 1-1 1-1 2-1 4 2 7 5 11 8v1c4 5 9 11 13 17 2 6 4 12 6 18-1 5-2 10-3 15-3 2-7 4-10 6-4 1-7 2-11 4 0 1-1 2-1 4-3 1-5 3-8 5-6 1-13 2-19 4-5 0-9 0-14 1-13 0-27 0-40 1 14 2 28 4 42 6 7 1 15 2 22 4 2 1 4 2 6 3-2 0-4 0-6 1-7 1-13 2-20 3-3 0-7 1-10 2-5 0-10 1-15 2-3 0-6 0-9 1s-7 3-10 5c0 1 1 3 1 5s1 4 1 6c-4-2-7-4-11-5-6-2-11-3-17-4-10-1-21-1-31-1-15 0-29 0-44 0-6 0-11 0-17 1-15 0-29 1-44 2-9-1-19-1-28-1-4-1-9-1-13-1 1-1 1-2 2-3 6-2 13-4 19-5 12-2 24-4 36-5 2-1 5-1 7-1s5 0 7 0c21 0 43 0 64 0 1-1 1-2 2-2 11 0 22 0 33 0 0-1 1-1 1-1 0-2-1-4-1-5-2-1-3-1-5-1-2 1-5 2-7 3 0 1 1 2 1 3 4 0 7 0 11 1-11 0-22 0-33 0 1-1 2-2 3-3-2-2-3-3-5-4-1 1-3 2-4 4 1 1 3 3 4 5-21 0-43 0-64 0 19-3 37-5 56-7-23-1-47-1-70-1-11 0-23 0-34 0-7 0-14 0-21 1-4 1-9 2-13 4-3 2-5 4-8 7-2 4-4 8-6 12-4 10-7 21-11 32 0 11-1 22-1 33 3 9 5 18 8 27 2 3 5 6 7 9 7 3 13 7 20 11 12 2 23 5 35 8 17 1 35 2 52 4 23 0 45 1 68 2 7 0 15 0 22 0 18 0 37 1 55 2 14 2 28 5 42 8 10 3 19 7 29 11 5 5 9 10 14 15 0 6-1 12-1 19-3 5-7 10-10 15-3 2-6 5-9 8-5 1-9 2-14 4-7 1-15 2-22 3-11 0-22 0-33 1-5 0-11 0-16 0-11 0-23 0-34 1-9 0-18 0-27 1-5 1-10 2-15 3-1 0-2 1-3 2 3 1 5 2 8 3 7 0 13 0 20 1 10-1 19-1 29-1 1 0 3 0 4 0 11-1 21-1 32-1 6 0 13 1 19 2 1 1 3 2 4 3-3 1-7 2-10 3-9 1-18 2-27 4-1 0-3 0-4 0-22 2-43 4-65 6-16 1-33 2-49 3-12 0-23 0-35 1-8 0-15 0-23 0-4-1-7-2-11-3-1-1-1-2-2-3-2-2-5-4-7-5 14 0 27 0 41 0 2-1 4-1 6-1 9-2 19-3 28-4 4-1 7-2 11-2-2-1-3-2-5-2-7-1-14-2-21-2-1 0-3 0-4 0-8 0-16 0-24 1-5 1-9 2-14 3-1 0-1 1-2 2 2 1 5 2 7 4 6 0 12 0 18 1-14 0-27 0-41 0 0-1 0-1 0-1-5-1-11-1-16-1-6 2-11 4-17 6-3 4-7 9-10 14-1 4-3 9-4 14-1 10-3 21-4 32 1 10 2 20 3 30 3 8 5 16 8 25 4 4 9 8 13 12 4 0 9 0 13 1 9 0 18 0 27 1 13 0 26 0 39 0 15 0 31 0 46 0 17-1 35-1 52-1 2 0 5 0 7 0 20-1 39-2 59-2 15-1 31-2 46-3 11-1 23-2 34-2 9-2 17-3 26-4 7-2 13-3 20-4 5-2 11-4 16-6 2-1 4-2 6-2 8-3 16-6 24-9 6-2 11-3 17-4 2 0 3 0 5 1 1 0 2 0 3 0-1-1-1-2-2-3 0-5 1-9 1-13 2-6 5-11 7-16 5 0 11 0 16 0 1-2 3-4 4-5-1-2-3-3-4-4-2 1-3 2-5 4 2 1 3 3 5 5-5 0-11 0-16 0 0-1 1-2 1-3 1-2 1-3 2-4 5-13 10-25 15-37 3-15 5-30 8-44 0-15-1-30-1-44-2-9-4-18-6-26s-5-15-7-22c0-2-1-4-1-6 2 0 3 0 5 0 1-2 3-4 4-5-1-2-3-3-4-4-2 1-3 2-5 4 2 1 3 3 5 5-2 0-3 0-5 0 0-3-1-6-1-9 0-1 0-2 0-2-1-4-1-8-2-11-2-6-3-11-5-16-1-7-2-13-3-19 3-4 5-8 8-12 2-4 3-8 5-12 1-9 2-18 3-26 1-12 2-24 3-36 0-15 1-29 1-43 0-15 1-30 1-45s-1-30-1-45c-1-14-2-28-3-41-1-12-2-23-3-34-2-8-3-16-5-23 0-1-1-2-1-3-2-8-5-16-7-23 1-5 2-9 3-13 0-1 1-1 1-1 2-3 5-6 7-9 2-5 3-9 5-13 1-8 3-15 4-22 2-12 3-23 5-34 0-1 0-2 0-3 1-9 1-18 2-26-1-4-2-7-3-10-1 0-2 0-3 0-2-1-4-1-6-1 1-4 1-8 2-12 1-5 3-9 4-13 1 1 2 2 3 3 2 4 3 8 5 12 1 6 3 13 4 20 1 9 2 19 3 29 0 11 1 22 1 33 0 10-1 21-1 32-1 8-2 17-3 26-1 4-3 9-4 14-2 4-3 8-5 13 2 4 3 8 5 13 1 4 1 8 2 13 1 9 2 18 3 28 1 12 1 24 2 37 0 15 1 30 1 46s1 33 1 50 0 35 0 53c0 16 0 33 0 50 0 15-1 30-1 46-1 8-1 17-2 26 0 8 0 16 0 25 1 11 1 23 2 35s2 24 3 37c0 1 0 3 0 5 0 21 1 42 1 64-3 17-7 35-10 53-7 14-15 28-22 43-6 6-12 13-18 20-6 5-12 10-18 16-6 4-12 8-18 13-7 3-14 6-21 10-8 2-17 4-25 7-11 1-21 3-32 5-14 1-27 2-41 4-18 0-35 1-53 2-22 0-45 1-67 2-4 0-7 0-11 0-64 1-127 2-191 4z">
            <text:p/>
          </draw:path>
          <draw:path draw:style-name="gr2" draw:text-style-name="P2" draw:layer="layout" svg:width="0.151cm" svg:height="0.151cm" svg:x="7.656cm" svg:y="14.131cm" svg:viewBox="0 0 152 152" svg:d="M0 152c0-51 0-101 0-152 51 0 101 0 152 0 0 51 0 101 0 152-51 0-101 0-152 0z">
            <text:p/>
          </draw:path>
          <draw:path draw:style-name="gr2" draw:text-style-name="P2" draw:layer="layout" svg:width="0.151cm" svg:height="0.151cm" svg:x="7.91cm" svg:y="14.131cm" svg:viewBox="0 0 152 152" svg:d="M0 152c0-51 0-101 0-152 51 0 101 0 152 0 0 51 0 101 0 152-51 0-101 0-152 0z">
            <text:p/>
          </draw:path>
          <draw:path draw:style-name="gr2" draw:text-style-name="P2" draw:layer="layout" svg:width="0.151cm" svg:height="0.151cm" svg:x="8.164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0.151cm" svg:height="0.151cm" svg:x="8.418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0.151cm" svg:height="0.151cm" svg:x="8.672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0.151cm" svg:height="0.151cm" svg:x="8.926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1.142cm" svg:height="1.142cm" svg:x="6.145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2" draw:text-style-name="P2" draw:layer="layout" svg:width="0.177cm" svg:height="0.177cm" svg:x="15.262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2" draw:text-style-name="P2" draw:layer="layout" svg:width="0.177cm" svg:height="0.177cm" svg:x="15.262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2" draw:text-style-name="P2" draw:layer="layout" svg:width="0.177cm" svg:height="0.177cm" svg:x="15.262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2" draw:text-style-name="P2" draw:layer="layout" svg:width="0.176cm" svg:height="0.177cm" svg:x="15.262cm" svg:y="11.883cm" svg:viewBox="0 0 177 178" svg:d="M0 0c59 0 118 0 177 0 0 59 0 119 0 178-59 0-118 0-177 0 0-59 0-119 0-178z">
            <text:p/>
          </draw:path>
          <draw:path draw:style-name="gr2" draw:text-style-name="P2" draw:layer="layout" svg:width="1.142cm" svg:height="1.142cm" svg:x="15.033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2" draw:text-style-name="P2" draw:layer="layout" svg:width="0.189cm" svg:height="0.19cm" svg:x="6.139cm" svg:y="12.556cm" svg:viewBox="0 0 190 191" svg:d="M190 95c0 18-5 33-13 48-9 15-20 26-35 35-16 9-30 13-47 13-18 0-33-4-48-13s-26-20-35-35-12-31-12-48c0-18 3-32 12-47s20-26 35-35 30-13 48-13c17 0 31 4 47 13 15 9 26 20 35 35 8 15 13 30 13 47z">
            <text:p/>
          </draw:path>
          <draw:path draw:style-name="gr2" draw:text-style-name="P2" draw:layer="layout" svg:width="0.189cm" svg:height="0.189cm" svg:x="6.139cm" svg:y="11.896cm" svg:viewBox="0 0 190 190" svg:d="M190 95c0 18-5 32-13 48-9 15-20 25-35 34-16 8-30 13-47 13-18 0-33-5-48-13-15-9-26-19-35-34-9-16-12-30-12-48s3-32 12-48 20-25 35-34 30-13 48-13c17 0 31 4 47 13 15 9 26 18 35 34 8 15 13 30 13 48z">
            <text:p/>
          </draw:path>
          <draw:path draw:style-name="gr2" draw:text-style-name="P2" draw:layer="layout" svg:width="0.151cm" svg:height="0.151cm" svg:x="15.04cm" svg:y="8.919cm" svg:viewBox="0 0 152 152" svg:d="M152 76c0 14-3 26-10 38s-16 21-28 28-24 10-38 10-26-3-38-10c-13-7-21-16-28-28s-10-24-10-38 3-26 10-38 15-21 28-28c12-7 24-10 38-10s26 3 38 10 21 16 28 28 10 24 10 38z">
            <text:p/>
          </draw:path>
          <draw:path draw:style-name="gr2" draw:text-style-name="P2" draw:layer="layout" svg:width="0.151cm" svg:height="0.151cm" svg:x="15.04cm" svg:y="9.173cm" svg:viewBox="0 0 152 152" svg:d="M152 76c0 14-3 26-10 38s-16 21-28 28-24 10-38 10-26-3-38-10c-13-7-21-16-28-28s-10-24-10-38 3-26 10-38 15-21 28-28c12-7 24-10 38-10s26 3 38 10 21 16 28 28 10 24 10 38z">
            <text:p/>
          </draw:path>
          <draw:path draw:style-name="gr2" draw:text-style-name="P2" draw:layer="layout" svg:width="0.393cm" svg:height="0.392cm" svg:x="6.164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2" draw:text-style-name="P2" draw:layer="layout" svg:width="0.393cm" svg:height="0.393cm" svg:x="6.164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" draw:text-style-name="P3" draw:layer="layout" svg:width="0.202cm" svg:height="0cm" draw:transform="rotate (-1.5707963267949) translate (6.8748773006135cm 8.88074891731292cm)" svg:viewBox="0 0 203 0" svg:d="M0 0c68 0 135 0 203 0">
            <text:p/>
          </draw:path>
          <draw:path draw:style-name="gr4" draw:text-style-name="P2" draw:layer="layout" svg:width="0.253cm" svg:height="0.507cm" svg:x="7.348cm" svg:y="8.728cm" svg:viewBox="0 0 254 508" svg:d="M0 508c0-169 0-339 0-508 85 0 169 0 254 0 0 169 0 339 0 508-85 0-169 0-254 0z">
            <text:p/>
          </draw:path>
          <draw:path draw:style-name="gr5" draw:text-style-name="P3" draw:layer="layout" svg:width="0.203cm" svg:height="0cm" svg:x="7.073cm" svg:y="8.492cm" svg:viewBox="0 0 204 0" svg:d="M0 0c68 0 136 0 204 0">
            <text:p/>
          </draw:path>
          <draw:path draw:style-name="gr4" draw:text-style-name="P2" draw:layer="layout" svg:width="0.113cm" svg:height="0.113cm" svg:x="15.767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7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4" draw:text-style-name="P2" draw:layer="layout" svg:width="0.151cm" svg:height="0.177cm" svg:x="9.787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9.787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9.335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9.335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818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818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366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366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834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834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382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382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803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803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351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351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2cm" svg:height="0.177cm" svg:x="14.319cm" svg:y="14.781cm" svg:viewBox="0 0 153 178" svg:d="M153 178c-51 0-102 0-153 0 0-59 0-119 0-178 51 0 102 0 153 0 0 59 0 119 0 178z">
            <text:p/>
          </draw:path>
          <draw:path draw:style-name="gr4" draw:text-style-name="P2" draw:layer="layout" svg:width="0.152cm" svg:height="0.177cm" svg:x="14.319cm" svg:y="13.963cm" svg:viewBox="0 0 153 178" svg:d="M153 178c-51 0-102 0-153 0 0-59 0-119 0-178 51 0 102 0 153 0 0 59 0 119 0 178z">
            <text:p/>
          </draw:path>
          <draw:path draw:style-name="gr4" draw:text-style-name="P2" draw:layer="layout" svg:width="0.152cm" svg:height="0.177cm" svg:x="13.867cm" svg:y="13.963cm" svg:viewBox="0 0 153 178" svg:d="M153 178c-51 0-102 0-153 0 0-59 0-119 0-178 51 0 102 0 153 0 0 59 0 119 0 178z">
            <text:p/>
          </draw:path>
          <draw:path draw:style-name="gr4" draw:text-style-name="P2" draw:layer="layout" svg:width="0.152cm" svg:height="0.177cm" svg:x="13.867cm" svg:y="14.781cm" svg:viewBox="0 0 153 178" svg:d="M153 178c-51 0-102 0-153 0 0-59 0-119 0-178 51 0 102 0 153 0 0 59 0 119 0 178z">
            <text:p/>
          </draw:path>
          <draw:path draw:style-name="gr4" draw:text-style-name="P2" draw:layer="layout" svg:width="0.1cm" svg:height="0.1cm" svg:x="14.386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01cm" svg:height="0.1cm" svg:x="14.639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4.893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5.274cm" svg:y="8.824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4" draw:text-style-name="P2" draw:layer="layout" svg:width="0.101cm" svg:height="0.101cm" svg:x="14.766cm" svg:y="8.849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4" draw:text-style-name="P2" draw:layer="layout" svg:width="0.1cm" svg:height="0.101cm" svg:x="14.513cm" svg:y="8.849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4" draw:text-style-name="P2" draw:layer="layout" svg:width="0.1cm" svg:height="0.101cm" svg:x="14.259cm" svg:y="8.849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4" draw:text-style-name="P2" draw:layer="layout" svg:width="0.1cm" svg:height="0.1cm" svg:x="14.005cm" svg:y="8.824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4" draw:text-style-name="P2" draw:layer="layout" svg:width="0.101cm" svg:height="0.101cm" svg:x="13.649cm" svg:y="8.793cm" svg:viewBox="0 0 102 102" svg:d="M102 51c0 9-3 16-7 25-5 8-11 14-19 19s-16 7-25 7c-10 0-18-2-26-7s-13-10-18-19-7-16-7-25 2-17 7-25 10-14 18-19 16-7 26-7c9 0 17 2 25 7s14 11 19 19c4 8 7 16 7 25z">
            <text:p/>
          </draw:path>
          <draw:path draw:style-name="gr4" draw:text-style-name="P2" draw:layer="layout" svg:width="0.101cm" svg:height="0.1cm" svg:x="13.09cm" svg:y="8.842cm" svg:viewBox="0 0 102 101" svg:d="M102 50c0 10-2 18-7 26s-10 13-19 18-16 7-25 7-17-3-25-7c-8-5-14-10-19-18s-7-17-7-26c0-10 2-17 7-25s11-14 19-19 16-6 25-6 16 1 25 6c8 4 14 11 19 19s7 16 7 25z">
            <text:p/>
          </draw:path>
          <draw:path draw:style-name="gr4" draw:text-style-name="P2" draw:layer="layout" svg:width="0.1cm" svg:height="0.1cm" svg:x="13.878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cm" svg:height="0.1cm" svg:x="12.862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01cm" svg:height="0.1cm" svg:x="15.147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1.439cm" svg:y="8.951cm" svg:viewBox="0 0 102 101" svg:d="M102 51c0 9-2 17-7 25s-10 13-18 18c-9 4-17 7-26 7-10 0-17-3-25-7-8-5-14-10-19-18s-7-16-7-25c0-10 2-18 7-26s11-13 19-18 16-7 25-7c10 0 17 2 26 7 8 4 13 10 18 18s7 16 7 26z">
            <text:p/>
          </draw:path>
          <draw:path draw:style-name="gr4" draw:text-style-name="P2" draw:layer="layout" svg:width="0.151cm" svg:height="0.151cm" svg:x="15.63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1cm" svg:height="0.151cm" svg:x="15.376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1cm" svg:height="0.151cm" svg:x="15.122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2cm" svg:height="0.151cm" svg:x="14.36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1cm" svg:height="0.151cm" svg:x="14.614cm" svg:y="13.496cm" svg:viewBox="0 0 152 152" svg:d="M152 76c0 14-3 26-10 38s-16 21-28 28c-13 7-24 10-38 10s-26-3-38-10-21-16-28-28-10-24-10-38 3-26 10-38 16-21 28-28 24-10 38-10 25 3 38 10c12 7 21 16 28 28s10 24 10 38z">
            <text:p/>
          </draw:path>
          <draw:path draw:style-name="gr4" draw:text-style-name="P2" draw:layer="layout" svg:width="0.151cm" svg:height="0.151cm" svg:x="14.868cm" svg:y="13.496cm" svg:viewBox="0 0 152 152" svg:d="M152 76c0 14-3 26-10 38s-16 21-28 28c-13 7-24 10-38 10s-26-3-38-10-21-16-28-28-10-24-10-38 3-26 10-38 16-21 28-28 24-10 38-10 25 3 38 10c12 7 21 16 28 28s10 24 10 38z">
            <text:p/>
          </draw:path>
          <draw:path draw:style-name="gr4" draw:text-style-name="P2" draw:layer="layout" svg:width="0.152cm" svg:height="0.151cm" svg:x="13.852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3.598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3.344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2.836cm" svg:y="13.496cm" svg:viewBox="0 0 153 152" svg:d="M153 76c0 14-4 26-11 38s-15 21-27 28c-13 7-25 10-39 10s-26-3-38-10-21-16-28-28-10-24-10-38 3-26 10-38 16-21 28-28 24-10 38-10 26 3 39 10c12 7 20 16 27 28s11 24 11 38z">
            <text:p/>
          </draw:path>
          <draw:path draw:style-name="gr4" draw:text-style-name="P2" draw:layer="layout" svg:width="0.152cm" svg:height="0.151cm" svg:x="12.582cm" svg:y="13.496cm" svg:viewBox="0 0 153 152" svg:d="M153 76c0 14-4 26-11 38s-15 21-27 28c-13 7-25 10-39 10s-26-3-38-10c-13-7-21-16-28-28s-10-24-10-38 3-26 10-38 15-21 28-28c12-7 24-10 38-10s26 3 39 10c12 7 20 16 27 28s11 24 11 38z">
            <text:p/>
          </draw:path>
          <draw:path draw:style-name="gr4" draw:text-style-name="P2" draw:layer="layout" svg:width="0.151cm" svg:height="0.152cm" svg:x="15.63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5.37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5.12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4.868cm" svg:y="8.671cm" svg:viewBox="0 0 152 153" svg:d="M152 77c0 14-3 25-10 38-7 12-16 21-28 28-13 7-24 10-38 10s-26-3-38-10-21-16-28-28c-7-13-10-24-10-38s3-27 10-39c7-13 16-20 28-27s24-11 38-11 25 4 38 11c12 7 21 14 28 27 7 12 10 25 10 39z">
            <text:p/>
          </draw:path>
          <draw:path draw:style-name="gr4" draw:text-style-name="P2" draw:layer="layout" svg:width="0.151cm" svg:height="0.152cm" svg:x="14.614cm" svg:y="8.671cm" svg:viewBox="0 0 152 153" svg:d="M152 77c0 14-3 25-10 38-7 12-16 21-28 28-13 7-24 10-38 10s-26-3-38-10-21-16-28-28c-7-13-10-24-10-38s3-27 10-39c7-13 16-20 28-27s24-11 38-11 25 4 38 11c12 7 21 14 28 27 7 12 10 25 10 39z">
            <text:p/>
          </draw:path>
          <draw:path draw:style-name="gr4" draw:text-style-name="P2" draw:layer="layout" svg:width="0.152cm" svg:height="0.152cm" svg:x="14.36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2cm" svg:height="0.152cm" svg:x="14.106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2cm" svg:height="0.152cm" svg:x="13.852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1cm" svg:height="0.152cm" svg:x="13.44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3.19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938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684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43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17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92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668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2cm" svg:height="0.151cm" svg:x="13.09cm" svg:y="13.496cm" svg:viewBox="0 0 153 152" svg:d="M153 76c0 14-4 26-11 38s-15 21-27 28c-13 7-25 10-39 10s-26-3-38-10-21-16-28-28-10-24-10-38 3-26 10-38 16-21 28-28 24-10 38-10 26 3 39 10c12 7 20 16 27 28s11 24 11 38z">
            <text:p/>
          </draw:path>
          <draw:path draw:style-name="gr4" draw:text-style-name="P2" draw:layer="layout" svg:width="0.393cm" svg:height="0.393cm" svg:x="15.763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5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58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4" draw:text-style-name="P2" draw:layer="layout" svg:width="0.152cm" svg:height="0.151cm" svg:x="12.328cm" svg:y="13.496cm" svg:viewBox="0 0 153 152" svg:d="M153 76c0 14-4 26-11 38s-15 21-27 28c-13 7-25 10-39 10-15 0-26-3-38-10-13-7-20-16-28-28s-10-24-10-38 2-26 10-38 15-21 28-28c12-7 24-10 38-10 15 0 26 3 39 10 12 7 20 16 27 28s11 24 11 38z">
            <text:p/>
          </draw:path>
          <draw:path draw:style-name="gr4" draw:text-style-name="P2" draw:layer="layout" svg:width="0.151cm" svg:height="0.152cm" svg:x="11.414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161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2cm" svg:height="0.151cm" svg:x="12.074cm" svg:y="13.496cm" svg:viewBox="0 0 153 152" svg:d="M153 76c0 14-4 26-11 38-8 12-15 21-27 28-13 7-24 10-38 10-15 0-27-3-39-10-13-7-20-16-27-28s-11-24-11-38 4-26 11-38 14-21 27-28c12-7 24-10 39-10 14 0 25 3 38 10 12 7 19 16 27 28 7 12 11 24 11 38z">
            <text:p/>
          </draw:path>
          <draw:path draw:style-name="gr4" draw:text-style-name="P2" draw:layer="layout" svg:width="0.152cm" svg:height="0.152cm" svg:x="15.02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4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4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4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6" draw:text-style-name="P4" draw:layer="layout" svg:width="0.088cm" svg:height="0.088cm" svg:x="9.593cm" svg:y="13.559cm" svg:viewBox="0 0 89 89" svg:d="M89 45c0 8-2 15-6 22s-10 12-17 16-14 6-22 6-15-2-22-6-12-9-16-16-6-14-6-22 2-16 6-23c4-8 9-12 16-16s14-6 22-6 15 2 22 6 13 8 17 16c4 7 6 15 6 23z">
            <text:p/>
          </draw:path>
          <draw:path draw:style-name="gr6" draw:text-style-name="P4" draw:layer="layout" svg:width="0.088cm" svg:height="0.088cm" svg:x="14.474cm" svg:y="9.789cm" svg:viewBox="0 0 89 89" svg:d="M89 44c0 8-2 14-6 22-4 7-9 13-16 17s-14 6-22 6-15-2-22-6-13-10-17-17c-4-8-6-14-6-22s2-15 6-22 10-12 17-16 14-6 22-6 15 2 22 6 12 9 16 16 6 14 6 22z">
            <text:p/>
          </draw:path>
          <draw:path draw:style-name="gr6" draw:text-style-name="P4" draw:layer="layout" svg:width="0.088cm" svg:height="0.088cm" svg:x="14.474cm" svg:y="9.338cm" svg:viewBox="0 0 89 89" svg:d="M89 44c0 9-2 16-6 23s-9 12-16 16-14 6-22 6-15-2-22-6-13-9-17-16-6-15-6-23c0-9 2-15 6-22s10-12 17-16 14-6 22-6 15 2 22 6 12 9 16 16 6 14 6 22z">
            <text:p/>
          </draw:path>
          <draw:path draw:style-name="gr6" draw:text-style-name="P4" draw:layer="layout" svg:width="0.087cm" svg:height="0.088cm" svg:x="7.72cm" svg:y="12.664cm" svg:viewBox="0 0 88 89" svg:d="M88 44c0 9-1 16-5 23-5 7-10 12-17 16s-14 6-22 6-15-2-22-6-11-9-16-16-6-15-6-23c0-9 1-15 6-22s9-12 16-16 14-6 22-6 15 2 22 6 12 9 17 16c4 7 5 14 5 22z">
            <text:p/>
          </draw:path>
          <draw:path draw:style-name="gr6" draw:text-style-name="P4" draw:layer="layout" svg:width="0.087cm" svg:height="0.088cm" svg:x="7.72cm" svg:y="12.239cm" svg:viewBox="0 0 88 89" svg:d="M88 44c0 8-1 15-5 22-5 7-10 12-17 17-7 4-14 6-22 6s-15-2-22-6c-7-5-11-10-16-17s-6-14-6-22 1-15 6-22 9-11 16-16 14-6 22-6 15 1 22 6 12 9 17 16c4 7 5 14 5 22z">
            <text:p/>
          </draw:path>
          <draw:path draw:style-name="gr7" draw:text-style-name="P3" draw:layer="layout" svg:width="0.145cm" svg:height="0cm" svg:x="15.205cm" svg:y="11.211cm" svg:viewBox="0 0 146 0" svg:d="M0 0c49 0 97 0 146 0">
            <text:p/>
          </draw:path>
          <draw:path draw:style-name="gr8" draw:text-style-name="P5" draw:layer="layout" svg:width="0.063cm" svg:height="0.062cm" svg:x="9.605cm" svg:y="13.572cm" svg:viewBox="0 0 64 63" svg:d="M64 32c0 6-1 11-4 16s-7 8-12 11-10 4-16 4-11-1-16-4-8-6-11-11-5-10-5-16 2-11 5-16 6-9 11-12 10-4 16-4 11 1 16 4 9 7 12 12 4 10 4 16z">
            <text:p/>
          </draw:path>
          <draw:path draw:style-name="gr8" draw:text-style-name="P5" draw:layer="layout" svg:width="0.063cm" svg:height="0.062cm" svg:x="7.732cm" svg:y="12.677cm" svg:viewBox="0 0 64 63" svg:d="M64 31c0 6-1 11-4 16s-7 9-12 12-10 4-16 4-11-1-16-4-8-7-11-12-5-11-5-16c0-6 2-10 5-15s6-9 11-12 10-4 16-4 11 1 16 4 9 7 12 12 4 10 4 15z">
            <text:p/>
          </draw:path>
          <draw:path draw:style-name="gr8" draw:text-style-name="P5" draw:layer="layout" svg:width="0.063cm" svg:height="0.063cm" svg:x="7.732cm" svg:y="12.251cm" svg:viewBox="0 0 64 64" svg:d="M64 32c0 6-1 11-4 16s-7 9-12 12-10 4-16 4-11-1-16-4-8-7-11-12-5-10-5-16 2-11 5-16 6-8 11-11 10-5 16-5 11 2 16 5 9 6 12 11 4 10 4 16z">
            <text:p/>
          </draw:path>
          <draw:path draw:style-name="gr8" draw:text-style-name="P5" draw:layer="layout" svg:width="0.101cm" svg:height="0.101cm" svg:x="7.681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7.935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8.189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8.443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8.697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8" draw:text-style-name="P5" draw:layer="layout" svg:width="0.101cm" svg:height="0.101cm" svg:x="8.951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3cm" svg:y="7.859cm" svg:viewBox="0 0 787 0" svg:d="M0 0c262 0 525 0 787 0">
            <text:p/>
          </draw:path>
          <draw:path draw:style-name="gr10" draw:text-style-name="P5" draw:layer="layout" svg:width="0.1cm" svg:height="0.101cm" svg:x="15.3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9" draw:text-style-name="P3" draw:layer="layout" svg:width="0.786cm" svg:height="0cm" svg:x="15.211cm" svg:y="7.859cm" svg:viewBox="0 0 787 0" svg:d="M0 0c262 0 525 0 787 0">
            <text:p/>
          </draw:path>
          <draw:path draw:style-name="gr10" draw:text-style-name="P5" draw:layer="layout" svg:width="0.126cm" svg:height="0.126cm" svg:x="6.17cm" svg:y="12.588cm" svg:viewBox="0 0 127 127" svg:d="M127 63c0 12-2 22-8 32s-13 17-23 23c-11 6-21 9-32 9-12 0-22-3-32-9s-17-13-23-23-9-21-9-32c0-12 3-21 9-31 6-11 13-18 23-24s20-8 32-8c11 0 21 2 32 8 10 6 17 13 23 24 6 10 8 20 8 31z">
            <text:p/>
          </draw:path>
          <draw:path draw:style-name="gr10" draw:text-style-name="P5" draw:layer="layout" svg:width="0.126cm" svg:height="0.125cm" svg:x="6.17cm" svg:y="11.928cm" svg:viewBox="0 0 127 126" svg:d="M127 63c0 12-2 22-8 32s-13 17-23 23c-11 6-21 8-32 8-12 0-22-2-32-8s-17-13-23-23-9-20-9-32 3-22 9-32 13-17 23-23 20-8 32-8c11 0 21 2 32 8 10 6 17 13 23 23s8 20 8 32z">
            <text:p/>
          </draw:path>
          <draw:path draw:style-name="gr10" draw:text-style-name="P5" draw:layer="layout" svg:width="0.088cm" svg:height="0.088cm" svg:x="15.071cm" svg:y="8.951cm" svg:viewBox="0 0 89 89" svg:d="M89 44c0 8-2 15-6 22s-9 13-16 17-14 6-22 6-15-2-23-6-12-10-16-17-6-14-6-22 2-15 6-22 8-12 16-16 15-6 23-6 15 2 22 6 12 9 16 16 6 14 6 22z">
            <text:p/>
          </draw:path>
          <draw:path draw:style-name="gr10" draw:text-style-name="P5" draw:layer="layout" svg:width="0.088cm" svg:height="0.088cm" svg:x="15.071cm" svg:y="9.205cm" svg:viewBox="0 0 89 89" svg:d="M89 44c0 8-2 15-6 22s-9 13-16 17-14 6-22 6-15-2-23-6-12-10-16-17-6-14-6-22 2-15 6-22 8-12 16-16 15-6 23-6 15 2 22 6 12 9 16 16 6 14 6 22z">
            <text:p/>
          </draw:path>
          <draw:path draw:style-name="gr10" draw:text-style-name="P5" draw:layer="layout" svg:width="0.317cm" svg:height="0.316cm" svg:x="6.202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2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38cm" svg:height="0cm" draw:transform="rotate (-1.5707963267949) translate (6.8748773006135cm 8.86275073018431cm)" svg:viewBox="0 0 239 0" svg:d="M0 0c80 0 159 0 239 0">
            <text:p/>
          </draw:path>
          <draw:path draw:style-name="gr11" draw:text-style-name="P3" draw:layer="layout" svg:width="0.288cm" svg:height="0cm" draw:transform="rotate (-1.5707963267949) translate (7.47482471516214cm 8.83775324806124cm)" svg:viewBox="0 0 289 0" svg:d="M0 0c96 0 193 0 289 0">
            <text:p/>
          </draw:path>
          <draw:path draw:style-name="gr12" draw:text-style-name="P3" draw:layer="layout" svg:width="0.203cm" svg:height="0cm" svg:x="7.073cm" svg:y="8.492cm" svg:viewBox="0 0 204 0" svg:d="M0 0c68 0 136 0 204 0">
            <text:p/>
          </draw:path>
          <draw:path draw:style-name="gr10" draw:text-style-name="P5" draw:layer="layout" svg:width="0.087cm" svg:height="0.088cm" svg:x="15.78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062cm" svg:height="0.062cm" svg:x="14.405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2cm" svg:height="0.062cm" svg:x="14.659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2cm" svg:height="0.062cm" svg:x="14.913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3cm" svg:height="0.062cm" svg:x="15.293cm" svg:y="8.843cm" svg:viewBox="0 0 64 63" svg:d="M64 32c0 5-1 10-4 15s-7 9-12 12-10 4-16 4-11-1-16-4-8-7-11-12-5-10-5-15c0-6 2-11 5-16s6-9 11-12 10-4 16-4 11 1 16 4 9 7 12 12 4 10 4 16z">
            <text:p/>
          </draw:path>
          <draw:path draw:style-name="gr10" draw:text-style-name="P5" draw:layer="layout" svg:width="0.062cm" svg:height="0.063cm" svg:x="14.786cm" svg:y="8.868cm" svg:viewBox="0 0 63 64" svg:d="M63 32c0 6-1 11-4 16s-7 8-12 11-10 5-16 5-11-2-16-5-8-6-11-11-4-10-4-16 1-11 4-16 6-9 11-12 10-4 16-4 11 1 16 4 9 7 12 12 4 10 4 16z">
            <text:p/>
          </draw:path>
          <draw:path draw:style-name="gr10" draw:text-style-name="P5" draw:layer="layout" svg:width="0.062cm" svg:height="0.063cm" svg:x="14.532cm" svg:y="8.868cm" svg:viewBox="0 0 63 64" svg:d="M63 32c0 6-1 11-4 16s-7 8-12 11-10 5-16 5-11-2-16-5-8-6-11-11-4-10-4-16 1-11 4-16 6-9 11-12 10-4 16-4 11 1 16 4 9 7 12 12 4 10 4 16z">
            <text:p/>
          </draw:path>
          <draw:path draw:style-name="gr10" draw:text-style-name="P5" draw:layer="layout" svg:width="0.062cm" svg:height="0.063cm" svg:x="14.278cm" svg:y="8.868cm" svg:viewBox="0 0 63 64" svg:d="M63 32c0 6-1 11-4 16s-7 8-12 11-10 5-16 5-10-2-16-5-8-6-11-11-4-10-4-16 1-11 4-16 5-9 11-12 10-4 16-4 11 1 16 4 9 7 12 12 4 10 4 16z">
            <text:p/>
          </draw:path>
          <draw:path draw:style-name="gr10" draw:text-style-name="P5" draw:layer="layout" svg:width="0.062cm" svg:height="0.062cm" svg:x="14.024cm" svg:y="8.843cm" svg:viewBox="0 0 63 63" svg:d="M63 32c0 5-1 10-4 15s-7 9-12 12-10 4-16 4-10-1-16-4-8-7-11-12-4-10-4-15c0-6 1-11 4-16s5-9 11-12 10-4 16-4 11 1 16 4 9 7 12 12 4 10 4 16z">
            <text:p/>
          </draw:path>
          <draw:path draw:style-name="gr10" draw:text-style-name="P5" draw:layer="layout" svg:width="0.063cm" svg:height="0.063cm" svg:x="13.668cm" svg:y="8.812cm" svg:viewBox="0 0 64 64" svg:d="M64 32c0 6-2 11-5 16s-6 9-11 12-10 4-16 4-11-1-16-4-9-7-12-12-4-10-4-16 1-11 4-16 7-8 12-11 10-5 16-5 11 2 16 5 8 6 11 11 5 10 5 16z">
            <text:p/>
          </draw:path>
          <draw:path draw:style-name="gr10" draw:text-style-name="P5" draw:layer="layout" svg:width="0.063cm" svg:height="0.062cm" svg:x="13.109cm" svg:y="8.861cm" svg:viewBox="0 0 64 63" svg:d="M64 31c0 6-1 11-4 16s-7 9-12 12-10 4-16 4-11-1-16-4-8-7-11-12-5-10-5-16 2-11 5-16 6-8 11-11 10-4 16-4 11 1 16 4 9 6 12 11 4 10 4 16z">
            <text:p/>
          </draw:path>
          <draw:path draw:style-name="gr10" draw:text-style-name="P5" draw:layer="layout" svg:width="0.062cm" svg:height="0.062cm" svg:x="13.897cm" svg:y="13.731cm" svg:viewBox="0 0 63 63" svg:d="M63 31c0 6-1 11-4 16s-7 9-12 12-11 4-16 4c-6 0-10-1-16-4s-8-7-11-12-4-11-4-16c0-6 1-10 4-15s5-9 11-12 11-4 16-4c6 0 11 1 16 4s9 7 12 12 4 10 4 15z">
            <text:p/>
          </draw:path>
          <draw:path draw:style-name="gr10" draw:text-style-name="P5" draw:layer="layout" svg:width="0.062cm" svg:height="0.062cm" svg:x="12.881cm" svg:y="13.731cm" svg:viewBox="0 0 63 63" svg:d="M63 31c0 6-1 11-4 16s-7 9-12 12-11 4-16 4c-6 0-10-1-15-4s-9-7-12-12-4-11-4-16c0-6 1-10 4-15s7-9 12-12 10-4 15-4c6 0 11 1 16 4s9 7 12 12 4 10 4 15z">
            <text:p/>
          </draw:path>
          <draw:path draw:style-name="gr10" draw:text-style-name="P5" draw:layer="layout" svg:width="0.063cm" svg:height="0.062cm" svg:x="15.166cm" svg:y="13.731cm" svg:viewBox="0 0 64 63" svg:d="M64 31c0 6-1 11-4 16s-7 9-12 12-10 4-16 4-11-1-16-4-8-7-11-12-5-11-5-16c0-6 2-10 5-15s6-9 11-12 10-4 16-4 11 1 16 4 9 7 12 12 4 10 4 15z">
            <text:p/>
          </draw:path>
          <draw:path draw:style-name="gr10" draw:text-style-name="P5" draw:layer="layout" svg:width="0.063cm" svg:height="0.062cm" svg:x="11.458cm" svg:y="8.97cm" svg:viewBox="0 0 64 63" svg:d="M64 32c0 5-1 10-4 15s-7 9-12 12-10 4-16 4-11-1-16-4-8-7-11-12-5-10-5-15c0-6 2-11 5-16s6-9 11-12 10-4 16-4 11 1 16 4 9 7 12 12 4 10 4 16z">
            <text:p/>
          </draw:path>
          <draw:path draw:style-name="gr10" draw:text-style-name="P5" draw:layer="layout" svg:width="0.101cm" svg:height="0.101cm" svg:x="15.655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5.401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5.147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cm" svg:height="0.101cm" svg:x="14.386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01cm" svg:x="14.639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4.893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cm" svg:height="0.101cm" svg:x="13.878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3.624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3.37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2.862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2.608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cm" svg:x="15.655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5.401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5.147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4.893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4.639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cm" svg:height="0.1cm" svg:x="14.386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cm" svg:height="0.1cm" svg:x="14.132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cm" svg:height="0.1cm" svg:x="13.878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01cm" svg:height="0.1cm" svg:x="13.471cm" svg:y="8.697cm" svg:viewBox="0 0 102 101" svg:d="M102 51c0 9-2 17-7 25s-11 14-19 19c-8 4-16 6-25 6s-17-2-25-6c-9-5-14-11-19-19s-7-16-7-25c0-10 2-18 7-26s10-13 19-18 16-7 25-7 17 2 25 7 14 10 19 18 7 16 7 26z">
            <text:p/>
          </draw:path>
          <draw:path draw:style-name="gr10" draw:text-style-name="P5" draw:layer="layout" svg:width="0.101cm" svg:height="0.1cm" svg:x="13.217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963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709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455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201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1.947cm" svg:y="8.697cm" svg:viewBox="0 0 102 101" svg:d="M102 51c0 9-2 17-7 25s-9 14-18 19-17 6-26 6-17-2-25-6c-8-5-14-11-19-19s-7-16-7-25c0-10 2-18 7-26s11-13 19-18 16-7 25-7 17 2 26 7c8 4 13 10 18 18s7 16 7 26z">
            <text:p/>
          </draw:path>
          <draw:path draw:style-name="gr10" draw:text-style-name="P5" draw:layer="layout" svg:width="0.101cm" svg:height="0.1cm" svg:x="11.693cm" svg:y="8.697cm" svg:viewBox="0 0 102 101" svg:d="M102 51c0 9-2 17-7 25s-9 14-18 19-17 6-26 6-17-2-25-6c-8-5-14-11-19-19s-7-16-7-25c0-10 2-18 7-26s11-13 19-18 16-7 25-7 17 2 26 7c8 4 13 10 18 18s7 16 7 26z">
            <text:p/>
          </draw:path>
          <draw:path draw:style-name="gr10" draw:text-style-name="P5" draw:layer="layout" svg:width="0.1cm" svg:height="0.101cm" svg:x="13.116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317cm" svg:height="0.317cm" svg:x="15.801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3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6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01cm" svg:x="12.354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cm" svg:x="11.439cm" svg:y="8.697cm" svg:viewBox="0 0 102 101" svg:d="M102 51c0 9-2 17-7 25s-9 14-18 19-17 6-26 6c-10 0-17-2-25-6-8-5-14-11-19-19s-7-16-7-25c0-10 2-18 7-26s11-13 19-18 16-7 25-7c10 0 17 2 26 7 8 4 13 10 18 18s7 16 7 26z">
            <text:p/>
          </draw:path>
          <draw:path draw:style-name="gr10" draw:text-style-name="P5" draw:layer="layout" svg:width="0.101cm" svg:height="0.1cm" svg:x="11.185cm" svg:y="8.697cm" svg:viewBox="0 0 102 101" svg:d="M102 51c0 9-2 17-7 25s-9 14-18 19-17 6-26 6c-10 0-17-2-25-6-8-5-14-11-19-19s-7-16-7-25c0-10 2-18 7-26s11-13 19-18 16-7 25-7c10 0 17 2 26 7 8 4 13 10 18 18s7 16 7 26z">
            <text:p/>
          </draw:path>
          <draw:path draw:style-name="gr10" draw:text-style-name="P5" draw:layer="layout" svg:width="0.1cm" svg:height="0.101cm" svg:x="12.1cm" svg:y="13.521cm" svg:viewBox="0 0 101 102" svg:d="M101 51c0 9-3 17-7 25-5 8-10 14-18 19s-16 7-25 7c-10 0-18-2-26-7s-13-11-18-19-7-16-7-25 2-16 7-25 10-14 18-19 16-7 26-7c9 0 17 2 25 7s13 10 18 19 7 16 7 25z">
            <text:p/>
          </draw:path>
          <draw:path draw:style-name="gr10" draw:text-style-name="P5" draw:layer="layout" svg:width="0.1cm" svg:height="0.1cm" svg:x="15.046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3" draw:text-style-name="P3" draw:layer="layout" svg:width="0.025cm" svg:height="0cm" draw:transform="rotate (-1.5707963267949) translate (14.2712290096407cm 13.9782354718501cm)" svg:viewBox="0 0 26 0" svg:d="M0 0c9 0 17 0 26 0">
            <text:p/>
          </draw:path>
          <draw:path draw:style-name="gr13" draw:text-style-name="P3" draw:layer="layout" svg:width="0.025cm" svg:height="0cm" draw:transform="rotate (-1.5707963267949) translate (14.2462312007011cm 13.9782354718501cm)" svg:viewBox="0 0 26 0" svg:d="M0 0c9 0 17 0 26 0">
            <text:p/>
          </draw:path>
          <draw:path draw:style-name="gr13" draw:text-style-name="P3" draw:layer="layout" svg:width="0.05cm" svg:height="0cm" draw:transform="rotate (1.5707963267949) translate (14.2582301489921cm 14.0292303353812cm)" svg:viewBox="0 0 51 0" svg:d="M0 0c17 0 34 0 51 0">
            <text:p/>
          </draw:path>
          <draw:path draw:style-name="gr13" draw:text-style-name="P3" draw:layer="layout" svg:width="0.056cm" svg:height="0cm" draw:transform="rotate (1.09938289583123) translate (14.2582301489921cm 14.0292303353812cm)" svg:viewBox="0 0 57 0" svg:d="M0 0c19 0 38 0 57 0">
            <text:p/>
          </draw:path>
          <draw:path draw:style-name="gr13" draw:text-style-name="P3" draw:layer="layout" svg:width="0.056cm" svg:height="-0.001cm" draw:transform="rotate (2.02650179449062) translate (14.2582264030068cm 14.0292321713313cm)" svg:viewBox="0 0 57 0" svg:d="M0 0c19 0 38 0 57 0">
            <text:p/>
          </draw:path>
          <draw:path draw:style-name="gr13" draw:text-style-name="P3" draw:layer="layout" svg:width="0.024cm" svg:height="0cm" svg:x="14.233cm" svg:y="13.978cm" svg:viewBox="0 0 25 0" svg:d="M25 0c-8 0-17 0-25 0">
            <text:p/>
          </draw:path>
          <draw:path draw:style-name="gr13" draw:text-style-name="P3" draw:layer="layout" svg:width="0.025cm" svg:height="0cm" svg:x="14.258cm" svg:y="13.978cm" svg:viewBox="0 0 26 0" svg:d="M0 0c9 0 17 0 26 0">
            <text:p/>
          </draw:path>
          <draw:path draw:style-name="gr13" draw:text-style-name="P3" draw:layer="layout" svg:width="0.101cm" svg:height="0.101cm" svg:x="14.055cm" svg:y="13.978cm" svg:viewBox="0 0 102 102" svg:d="M0 0c0 19 5 35 14 51s21 27 37 37c16 9 32 14 51 14">
            <text:p/>
          </draw:path>
          <draw:path draw:style-name="gr13" draw:text-style-name="P3" draw:layer="layout" svg:width="0.101cm" svg:height="0.1cm" svg:x="14.055cm" svg:y="13.877cm" svg:viewBox="0 0 102 101" svg:d="M102 0c-19 0-35 3-51 13s-28 21-37 38c-9 16-14 32-14 50">
            <text:p/>
          </draw:path>
          <draw:path draw:style-name="gr13" draw:text-style-name="P3" draw:layer="layout" svg:width="0.101cm" svg:height="0.1cm" svg:x="14.157cm" svg:y="13.877cm" svg:viewBox="0 0 102 101" svg:d="M102 101c0-18-5-34-14-50-9-17-21-28-37-38s-32-13-51-13">
            <text:p/>
          </draw:path>
          <draw:path draw:style-name="gr14" draw:text-style-name="P3" draw:layer="layout" svg:width="0.054cm" svg:height="-0.001cm" draw:transform="rotate (2.43298897728009) translate (14.1002439964943cm 15.0601264981368cm)" svg:viewBox="0 0 55 0" svg:d="M0 0c18 0 37 0 55 0">
            <text:p/>
          </draw:path>
          <draw:path draw:style-name="gr14" draw:text-style-name="P3" draw:layer="layout" svg:width="0.072cm" svg:height="0.075cm" svg:x="14.027cm" svg:y="14.984cm" svg:viewBox="0 0 73 76" svg:d="M0 76c0-25 0-51 0-76 16 0 33 0 49 0 4 1 8 3 12 4 2 1 4 2 6 3 2 3 4 5 6 8 0 3 0 7 0 10-2 3-4 5-6 8-2 1-4 2-6 3-4 1-8 3-12 4-16 0-33 0-49 0">
            <text:p/>
          </draw:path>
          <draw:path draw:style-name="gr14" draw:text-style-name="P3" draw:layer="layout" svg:width="0.072cm" svg:height="0.075cm" svg:x="14.148cm" svg:y="14.984cm" svg:viewBox="0 0 73 76" svg:d="M0 73c6 1 13 2 19 3 10 0 20 0 30 0 4-1 8-2 12-3 2-1 4-3 6-4 2-2 4-5 6-7 0-2 0-5 0-7-2-3-4-5-6-8-2-1-4-2-6-3-4-1-8-3-12-4-8-1-16-3-24-4-4-1-9-2-13-3-2-1-4-3-6-4-2-2-4-5-6-7 0-2 0-5 0-7 2-3 4-5 6-8 2-1 4-2 6-3 4-1 9-3 13-4 10 0 20 0 30 0 6 1 12 3 18 4">
            <text:p/>
          </draw:path>
          <draw:path draw:style-name="gr14" draw:text-style-name="P3" draw:layer="layout" svg:width="0.072cm" svg:height="0cm" svg:x="14.257cm" svg:y="14.984cm" svg:viewBox="0 0 73 0" svg:d="M0 0c24 0 49 0 73 0">
            <text:p/>
          </draw:path>
          <draw:path draw:style-name="gr14" draw:text-style-name="P3" draw:layer="layout" svg:width="0.075cm" svg:height="0cm" draw:transform="rotate (1.5707963267949) translate (14.294226993865cm 15.0601264981368cm)" svg:viewBox="0 0 76 0" svg:d="M0 0c25 0 51 0 76 0">
            <text:p/>
          </draw:path>
          <draw:path draw:style-name="gr15" draw:text-style-name="P3" draw:layer="layout" svg:width="0.024cm" svg:height="0cm" draw:transform="rotate (1.5707963267949) translate (12.709365907099cm 13.9782354718501cm)" svg:viewBox="0 0 25 0" svg:d="M0 0c8 0 17 0 25 0">
            <text:p/>
          </draw:path>
          <draw:path draw:style-name="gr15" draw:text-style-name="P3" draw:layer="layout" svg:width="0.05cm" svg:height="0cm" draw:transform="rotate (-1.5707963267949) translate (12.6843680981595cm 13.9402392990231cm)" svg:viewBox="0 0 51 0" svg:d="M0 0c17 0 34 0 51 0">
            <text:p/>
          </draw:path>
          <draw:path draw:style-name="gr15" draw:text-style-name="P3" draw:layer="layout" svg:width="0.075cm" svg:height="0cm" draw:transform="rotate (1.5707963267949) translate (12.6583703768624cm 14.0042328532581cm)" svg:viewBox="0 0 76 0" svg:d="M0 0c25 0 51 0 76 0">
            <text:p/>
          </draw:path>
          <draw:path draw:style-name="gr15" draw:text-style-name="P3" draw:layer="layout" svg:width="0.1cm" svg:height="0cm" draw:transform="rotate (-1.5707963267949) translate (12.6333725679229cm 13.9152418169cm)" svg:viewBox="0 0 101 0" svg:d="M0 0c34 0 67 0 101 0">
            <text:p/>
          </draw:path>
          <draw:path draw:style-name="gr15" draw:text-style-name="P3" draw:layer="layout" svg:width="0.025cm" svg:height="0cm" svg:x="11.655cm" svg:y="13.991cm" svg:viewBox="0 0 26 0" svg:d="M0 0c9 0 17 0 26 0">
            <text:p/>
          </draw:path>
          <draw:path draw:style-name="gr15" draw:text-style-name="P3" draw:layer="layout" svg:width="0.049cm" svg:height="0cm" svg:x="11.643cm" svg:y="13.966cm" svg:viewBox="0 0 50 0" svg:d="M50 0c-17 0-33 0-50 0">
            <text:p/>
          </draw:path>
          <draw:path draw:style-name="gr15" draw:text-style-name="P3" draw:layer="layout" svg:width="0.075cm" svg:height="0cm" svg:x="11.63cm" svg:y="13.94cm" svg:viewBox="0 0 76 0" svg:d="M0 0c25 0 51 0 76 0">
            <text:p/>
          </draw:path>
          <draw:path draw:style-name="gr15" draw:text-style-name="P3" draw:layer="layout" svg:width="0.101cm" svg:height="0cm" svg:x="11.617cm" svg:y="13.915cm" svg:viewBox="0 0 102 0" svg:d="M102 0c-34 0-68 0-102 0">
            <text:p/>
          </draw:path>
          <draw:path draw:style-name="gr15" draw:text-style-name="P3" draw:layer="layout" svg:width="0.025cm" svg:height="0cm" svg:x="10.64cm" svg:y="13.94cm" svg:viewBox="0 0 26 0" svg:d="M26 0c-9 0-17 0-26 0">
            <text:p/>
          </draw:path>
          <draw:path draw:style-name="gr15" draw:text-style-name="P3" draw:layer="layout" svg:width="0.049cm" svg:height="0cm" svg:x="10.628cm" svg:y="13.966cm" svg:viewBox="0 0 50 0" svg:d="M0 0c17 0 33 0 50 0">
            <text:p/>
          </draw:path>
          <draw:path draw:style-name="gr15" draw:text-style-name="P3" draw:layer="layout" svg:width="0.075cm" svg:height="0cm" svg:x="10.615cm" svg:y="13.991cm" svg:viewBox="0 0 76 0" svg:d="M76 0c-25 0-51 0-76 0">
            <text:p/>
          </draw:path>
          <draw:path draw:style-name="gr15" draw:text-style-name="P3" draw:layer="layout" svg:width="0.101cm" svg:height="0cm" svg:x="10.602cm" svg:y="14.016cm" svg:viewBox="0 0 102 0" svg:d="M0 0c34 0 68 0 102 0">
            <text:p/>
          </draw:path>
          <draw:path draw:style-name="gr15" draw:text-style-name="P3" draw:layer="layout" svg:width="0.024cm" svg:height="0cm" draw:transform="rotate (-1.5707963267949) translate (9.61163742331289cm 13.9532379897271cm)" svg:viewBox="0 0 25 0" svg:d="M0 0c8 0 17 0 25 0">
            <text:p/>
          </draw:path>
          <draw:path draw:style-name="gr15" draw:text-style-name="P3" draw:layer="layout" svg:width="0.05cm" svg:height="0cm" draw:transform="rotate (1.5707963267949) translate (9.63663523225241cm 13.9912341625541cm)" svg:viewBox="0 0 51 0" svg:d="M0 0c17 0 34 0 51 0">
            <text:p/>
          </draw:path>
          <draw:path draw:style-name="gr15" draw:text-style-name="P3" draw:layer="layout" svg:width="0.075cm" svg:height="0cm" draw:transform="rotate (-1.5707963267949) translate (9.66163304119194cm 13.928240507604cm)" svg:viewBox="0 0 76 0" svg:d="M0 0c25 0 51 0 76 0">
            <text:p/>
          </draw:path>
          <draw:path draw:style-name="gr15" draw:text-style-name="P3" draw:layer="layout" svg:width="0.1cm" svg:height="0cm" draw:transform="rotate (-1.5707963267949) translate (9.68763076248905cm 13.9152418169cm)" svg:viewBox="0 0 101 0" svg:d="M0 0c34 0 67 0 101 0">
            <text:p/>
          </draw:path>
          <draw:path draw:style-name="gr14" draw:text-style-name="P3" draw:layer="layout" svg:width="0.071cm" svg:height="0.075cm" svg:x="12.539cm" svg:y="14.984cm" svg:viewBox="0 0 72 76" svg:d="M0 73c6 1 12 2 18 3 10 0 20 0 30 0 4-1 8-2 12-3 2-1 4-3 6-4 2-2 4-5 6-7 0-2 0-5 0-7-2-3-4-5-6-8-2-1-4-2-6-3-4-1-8-3-12-4-8-1-16-3-24-4-4-1-8-2-12-3-2-1-4-3-6-4-2-2-4-5-6-7 0-2 0-5 0-7 2-3 4-5 6-8 2-1 4-2 6-3 4-1 8-3 12-4 10 0 20 0 30 0 6 1 12 3 18 4">
            <text:p/>
          </draw:path>
          <draw:path draw:style-name="gr14" draw:text-style-name="P3" draw:layer="layout" svg:width="0.041cm" svg:height="0cm" svg:x="12.666cm" svg:y="15.02cm" svg:viewBox="0 0 42 0" svg:d="M0 0c14 0 28 0 42 0">
            <text:p/>
          </draw:path>
          <draw:path draw:style-name="gr14" draw:text-style-name="P3" draw:layer="layout" svg:width="0.059cm" svg:height="0.075cm" svg:x="12.666cm" svg:y="14.984cm" svg:viewBox="0 0 60 76" svg:d="M60 76c-20 0-40 0-60 0 0-25 0-51 0-76 20 0 40 0 60 0">
            <text:p/>
          </draw:path>
          <draw:path draw:style-name="gr14" draw:text-style-name="P3" draw:layer="layout" svg:width="0.059cm" svg:height="0.075cm" svg:x="12.781cm" svg:y="14.984cm" svg:viewBox="0 0 60 76" svg:d="M60 76c-20 0-40 0-60 0 0-25 0-51 0-76">
            <text:p/>
          </draw:path>
          <draw:path draw:style-name="gr16" draw:text-style-name="P6" draw:layer="layout" svg:width="0.072cm" svg:height="0.075cm" svg:x="11.429cm" svg:y="14.984cm" svg:viewBox="0 0 73 76" svg:d="M0 76c0-25 0-51 0-76 10 0 20 0 30 0 6 1 12 3 18 4 4 2 8 5 12 7 2 2 4 5 6 7 2 5 5 10 7 15 0 4 0 7 0 11-2 5-5 9-7 14-2 2-4 5-6 7-4 3-8 5-12 8-6 1-12 2-18 3-10 0-20 0-30 0z">
            <text:p/>
          </draw:path>
          <draw:path draw:style-name="gr16" draw:text-style-name="P6" draw:layer="layout" svg:width="0.084cm" svg:height="0.075cm" svg:x="11.55cm" svg:y="14.984cm" svg:viewBox="0 0 85 76" svg:d="M30 0c8 0 16 0 24 0 4 1 8 3 12 4 4 2 9 5 13 7 2 5 4 9 6 14 0 9 0 17 0 26-2 5-4 9-6 14-4 3-9 5-13 8-4 1-8 2-12 3-8 0-16 0-24 0-4-1-8-2-12-3-4-3-8-5-12-8-2-5-4-9-6-14 0-9 0-17 0-26 2-5 4-9 6-14 4-2 8-5 12-7 4-1 8-3 12-4z">
            <text:p/>
          </draw:path>
          <draw:path draw:style-name="gr14" draw:text-style-name="P3" draw:layer="layout" svg:width="0.108cm" svg:height="0.075cm" svg:x="11.677cm" svg:y="14.984cm" svg:viewBox="0 0 109 76" svg:d="M0 0c10 25 20 51 30 76 8-18 16-36 24-54 8 18 17 36 25 54 10-25 20-51 30-76">
            <text:p/>
          </draw:path>
          <draw:path draw:style-name="gr14" draw:text-style-name="P3" draw:layer="layout" svg:width="0.072cm" svg:height="0.075cm" svg:x="11.834cm" svg:y="14.984cm" svg:viewBox="0 0 73 76" svg:d="M0 76c0-25 0-51 0-76 24 25 49 51 73 76 0-25 0-51 0-76">
            <text:p/>
          </draw:path>
          <draw:path draw:style-name="gr14" draw:text-style-name="P3" draw:layer="layout" svg:width="0.072cm" svg:height="0.075cm" svg:x="10.553cm" svg:y="14.984cm" svg:viewBox="0 0 73 76" svg:d="M0 0c0 21 0 41 0 62 2 2 4 5 6 7 2 1 4 3 6 4 4 1 8 2 12 3 8 0 16 0 24 0 4-1 9-2 13-3 2-1 4-3 6-4 2-2 4-5 6-7 0-21 0-41 0-62">
            <text:p/>
          </draw:path>
          <draw:path draw:style-name="gr14" draw:text-style-name="P3" draw:layer="layout" svg:width="0.072cm" svg:height="0.075cm" svg:x="10.686cm" svg:y="14.984cm" svg:viewBox="0 0 73 76" svg:d="M0 76c0-25 0-51 0-76 16 0 33 0 49 0 4 1 8 3 12 4 2 1 4 2 6 3 2 3 4 5 6 8 0 3 0 7 0 10-2 3-4 5-6 8-2 1-4 2-6 3-4 1-8 3-12 4-16 0-33 0-49 0">
            <text:p/>
          </draw:path>
          <draw:path draw:style-name="gr14" draw:text-style-name="P3" draw:layer="layout" svg:width="0.084cm" svg:height="0.075cm" svg:x="9.407cm" svg:y="14.984cm" svg:viewBox="0 0 85 76" svg:d="M0 76c0-25 0-51 0-76 14 18 29 37 43 55 14-18 28-37 42-55 0 25 0 51 0 76">
            <text:p/>
          </draw:path>
          <draw:path draw:style-name="gr16" draw:text-style-name="P6" draw:layer="layout" svg:width="0.084cm" svg:height="0.075cm" svg:x="9.546cm" svg:y="14.984cm" svg:viewBox="0 0 85 76" svg:d="M31 0c8 0 16 0 24 0 4 1 8 3 12 4 4 2 8 5 12 7 2 5 4 9 6 14 0 9 0 17 0 26-2 5-4 9-6 14-4 3-8 5-12 8-4 1-8 2-12 3-8 0-16 0-24 0-4-1-9-2-13-3-4-3-8-5-12-8-2-5-4-9-6-14 0-9 0-17 0-26 2-5 4-9 6-14 4-2 8-5 12-7 4-1 9-3 13-4z">
            <text:p/>
          </draw:path>
          <draw:path draw:style-name="gr16" draw:text-style-name="P6" draw:layer="layout" svg:width="0.072cm" svg:height="0.075cm" svg:x="9.685cm" svg:y="14.984cm" svg:viewBox="0 0 73 76" svg:d="M0 76c0-25 0-51 0-76 10 0 21 0 31 0 6 1 12 3 18 4 4 2 8 5 12 7 2 2 4 5 6 7 2 5 4 10 6 15 0 4 0 7 0 11-2 5-4 9-6 14-2 2-4 5-6 7-4 3-8 5-12 8-6 1-12 2-18 3-10 0-21 0-31 0z">
            <text:p/>
          </draw:path>
          <draw:path draw:style-name="gr14" draw:text-style-name="P3" draw:layer="layout" svg:width="0.042cm" svg:height="0cm" svg:x="9.812cm" svg:y="15.02cm" svg:viewBox="0 0 43 0" svg:d="M0 0c14 0 29 0 43 0">
            <text:p/>
          </draw:path>
          <draw:path draw:style-name="gr14" draw:text-style-name="P3" draw:layer="layout" svg:width="0.06cm" svg:height="0.075cm" svg:x="9.812cm" svg:y="14.984cm" svg:viewBox="0 0 61 76" svg:d="M61 76c-20 0-41 0-61 0 0-25 0-51 0-76 20 0 41 0 61 0">
            <text:p/>
          </draw:path>
          <draw:path draw:style-name="gr15" draw:text-style-name="P3" draw:layer="layout" svg:width="0.113cm" svg:height="0cm" draw:transform="rotate (2.6778586713349) translate (12.7353589562686cm 13.9662460226687cm)" svg:viewBox="0 0 114 0" svg:d="M0 0c38 0 76 0 114 0">
            <text:p/>
          </draw:path>
          <draw:path draw:style-name="gr15" draw:text-style-name="P3" draw:layer="layout" svg:width="0.113cm" svg:height="-0.001cm" draw:transform="rotate (0.455705467695719) translate (12.6333694125893cm 14.0162252066843cm)" svg:viewBox="0 0 114 0" svg:d="M0 0c38 0 76 0 114 0">
            <text:p/>
          </draw:path>
          <draw:path draw:style-name="gr15" draw:text-style-name="P3" draw:layer="layout" svg:width="0.112cm" svg:height="0cm" draw:transform="rotate (1.10322262018562) translate (11.6684571428571cm 14.0162316446772cm)" svg:viewBox="0 0 113 0" svg:d="M0 0c38 0 75 0 113 0">
            <text:p/>
          </draw:path>
          <draw:path draw:style-name="gr15" draw:text-style-name="P3" draw:layer="layout" svg:width="0.112cm" svg:height="-0.001cm" draw:transform="rotate (-1.10322262018562) translate (11.6174648152002cm 13.9152401998621cm)" svg:viewBox="0 0 113 0" svg:d="M0 0c38 0 75 0 113 0">
            <text:p/>
          </draw:path>
          <draw:path draw:style-name="gr15" draw:text-style-name="P3" draw:layer="layout" svg:width="0.112cm" svg:height="-0.001cm" draw:transform="rotate (-1.10322262018562) translate (10.6525493901345cm 13.9152401998621cm)" svg:viewBox="0 0 113 0" svg:d="M0 0c38 0 75 0 113 0">
            <text:p/>
          </draw:path>
          <draw:path draw:style-name="gr15" draw:text-style-name="P3" draw:layer="layout" svg:width="0.112cm" svg:height="0cm" draw:transform="rotate (1.10322262018562) translate (10.6015506573181cm 14.0162316446772cm)" svg:viewBox="0 0 113 0" svg:d="M0 0c38 0 75 0 113 0">
            <text:p/>
          </draw:path>
          <draw:path draw:style-name="gr15" draw:text-style-name="P3" draw:layer="layout" svg:width="0.113cm" svg:height="-0.001cm" draw:transform="rotate (0.463733982254893) translate (9.58563970201578cm 13.9662366804311cm)" svg:viewBox="0 0 114 0" svg:d="M0 0c38 0 76 0 114 0">
            <text:p/>
          </draw:path>
          <draw:path draw:style-name="gr15" draw:text-style-name="P3" draw:layer="layout" svg:width="0.113cm" svg:height="0cm" draw:transform="rotate (2.68588718589407) translate (9.68763076248905cm 14.0162316446772cm)" svg:viewBox="0 0 114 0" svg:d="M0 0c38 0 76 0 114 0">
            <text:p/>
          </draw:path>
          <draw:path draw:style-name="gr14" draw:text-style-name="P3" draw:layer="layout" svg:width="0.129cm" svg:height="0cm" svg:x="7.493cm" svg:y="13.3cm" svg:viewBox="0 0 130 0" svg:d="M130 0c-43 0-87 0-130 0">
            <text:p/>
          </draw:path>
          <draw:path draw:style-name="gr14" draw:text-style-name="P3" draw:layer="layout" svg:width="0.129cm" svg:height="0cm" svg:x="7.493cm" svg:y="11.101cm" svg:viewBox="0 0 130 0" svg:d="M0 0c43 0 87 0 130 0">
            <text:p/>
          </draw:path>
          <draw:path draw:style-name="gr14" draw:text-style-name="P3" draw:layer="layout" svg:width="7.042cm" svg:height="0cm" svg:x="7.638cm" svg:y="13.45cm" svg:viewBox="0 0 7043 0" svg:d="M0 0c2348 0 4696 0 7043 0">
            <text:p/>
          </draw:path>
          <draw:path draw:style-name="gr14" draw:text-style-name="P3" draw:layer="layout" svg:width="4.579cm" svg:height="0cm" draw:transform="rotate (1.5707963267949) translate (14.6811930762489cm 13.4502886494108cm)" svg:viewBox="0 0 4580 0" svg:d="M0 0c1527 0 3053 0 4580 0">
            <text:p/>
          </draw:path>
          <draw:path draw:style-name="gr14" draw:text-style-name="P3" draw:layer="layout" svg:width="7.042cm" svg:height="0cm" svg:x="7.638cm" svg:y="8.871cm" svg:viewBox="0 0 7043 0" svg:d="M7043 0c-2348 0-4696 0-7043 0">
            <text:p/>
          </draw:path>
          <draw:path draw:style-name="gr14" draw:text-style-name="P3" draw:layer="layout" svg:width="4.579cm" svg:height="0cm" draw:transform="rotate (-1.5707963267949) translate (7.63781042944785cm 8.87074992446369cm)" svg:viewBox="0 0 4580 0" svg:d="M0 0c1527 0 3053 0 4580 0">
            <text:p/>
          </draw:path>
          <draw:path draw:style-name="gr13" draw:text-style-name="P3" draw:layer="layout" svg:width="0.507cm" svg:height="0cm" draw:transform="rotate (-1.5707963267949) translate (9.33166196319019cm 14.2072124080975cm)" svg:viewBox="0 0 508 0" svg:d="M0 0c169 0 339 0 508 0">
            <text:p/>
          </draw:path>
          <draw:path draw:style-name="gr13" draw:text-style-name="P3" draw:layer="layout" svg:width="0.507cm" svg:height="0cm" svg:x="9.383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9.94160850131464cm 14.7151612448384cm)" svg:viewBox="0 0 508 0" svg:d="M0 0c169 0 339 0 508 0">
            <text:p/>
          </draw:path>
          <draw:path draw:style-name="gr13" draw:text-style-name="P3" draw:layer="layout" svg:width="0.507cm" svg:height="0cm" svg:x="9.383cm" svg:y="14.766cm" svg:viewBox="0 0 508 0" svg:d="M0 0c169 0 339 0 508 0">
            <text:p/>
          </draw:path>
          <draw:path draw:style-name="gr13" draw:text-style-name="P3" draw:layer="layout" svg:width="0.05cm" svg:height="0.05cm" svg:x="9.891cm" svg:y="14.156cm" svg:viewBox="0 0 51 51" svg:d="M51 51c0-9-2-18-7-26-5-9-11-13-19-18-9-5-16-7-25-7">
            <text:p/>
          </draw:path>
          <draw:path draw:style-name="gr13" draw:text-style-name="P3" draw:layer="layout" svg:width="0.05cm" svg:height="0.05cm" svg:x="9.891cm" svg:y="14.715cm" svg:viewBox="0 0 51 51" svg:d="M0 51c9 0 16-3 25-7 8-5 14-11 19-19s7-16 7-25">
            <text:p/>
          </draw:path>
          <draw:path draw:style-name="gr13" draw:text-style-name="P3" draw:layer="layout" svg:width="0.05cm" svg:height="0.05cm" svg:x="9.332cm" svg:y="14.715cm" svg:viewBox="0 0 51 51" svg:d="M0 0c0 9 2 17 7 25s11 14 19 19 16 7 25 7">
            <text:p/>
          </draw:path>
          <draw:path draw:style-name="gr13" draw:text-style-name="P3" draw:layer="layout" svg:width="0.05cm" svg:height="0.05cm" svg:x="9.332cm" svg:y="14.156cm" svg:viewBox="0 0 51 51" svg:d="M51 0c-9 0-17 2-25 7s-14 9-19 18c-5 8-7 17-7 26">
            <text:p/>
          </draw:path>
          <draw:path draw:style-name="gr17" draw:text-style-name="P1" draw:layer="layout" svg:width="0.355cm" svg:height="0.355cm" svg:x="9.459cm" svg:y="14.283cm" svg:viewBox="0 0 356 356" svg:d="M356 178c0 33-8 60-24 89-16 28-37 48-65 65-28 16-56 24-89 24s-61-8-89-24c-29-17-48-37-65-65-17-29-24-56-24-89s7-61 24-89c16-28 36-49 65-65 28-16 56-24 89-24s61 8 89 24 49 37 65 65 24 56 24 89z">
            <text:p/>
          </draw:path>
          <draw:path draw:style-name="gr13" draw:text-style-name="P3" draw:layer="layout" svg:width="0.507cm" svg:height="0cm" draw:transform="rotate (-1.5707963267949) translate (11.3634838737949cm 14.2072124080975cm)" svg:viewBox="0 0 508 0" svg:d="M0 0c169 0 339 0 508 0">
            <text:p/>
          </draw:path>
          <draw:path draw:style-name="gr13" draw:text-style-name="P3" draw:layer="layout" svg:width="0.507cm" svg:height="0cm" svg:x="11.414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1.9734304119194cm 14.7151612448384cm)" svg:viewBox="0 0 508 0" svg:d="M0 0c169 0 339 0 508 0">
            <text:p/>
          </draw:path>
          <draw:path draw:style-name="gr13" draw:text-style-name="P3" draw:layer="layout" svg:width="0.507cm" svg:height="0cm" svg:x="11.414cm" svg:y="14.766cm" svg:viewBox="0 0 508 0" svg:d="M0 0c169 0 339 0 508 0">
            <text:p/>
          </draw:path>
          <draw:path draw:style-name="gr13" draw:text-style-name="P3" draw:layer="layout" svg:width="0.05cm" svg:height="0.05cm" svg:x="11.922cm" svg:y="14.156cm" svg:viewBox="0 0 51 51" svg:d="M51 51c0-9-2-18-7-26-5-9-11-13-19-18s-16-7-25-7">
            <text:p/>
          </draw:path>
          <draw:path draw:style-name="gr13" draw:text-style-name="P3" draw:layer="layout" svg:width="0.05cm" svg:height="0.05cm" svg:x="11.922cm" svg:y="14.715cm" svg:viewBox="0 0 51 51" svg:d="M0 51c9 0 17-2 25-7s14-11 19-19 7-16 7-25">
            <text:p/>
          </draw:path>
          <draw:path draw:style-name="gr13" draw:text-style-name="P3" draw:layer="layout" svg:width="0.05cm" svg:height="0.05cm" svg:x="11.363cm" svg:y="14.715cm" svg:viewBox="0 0 51 51" svg:d="M0 0c0 9 2 17 7 25s10 14 19 19c8 4 16 7 25 7">
            <text:p/>
          </draw:path>
          <draw:path draw:style-name="gr13" draw:text-style-name="P3" draw:layer="layout" svg:width="0.05cm" svg:height="0.05cm" svg:x="11.363cm" svg:y="14.156cm" svg:viewBox="0 0 51 51" svg:d="M51 0c-9 0-17 2-25 7-9 5-14 9-19 18-5 8-7 17-7 26">
            <text:p/>
          </draw:path>
          <draw:path draw:style-name="gr17" draw:text-style-name="P1" draw:layer="layout" svg:width="0.355cm" svg:height="0.355cm" svg:x="11.49cm" svg:y="14.283cm" svg:viewBox="0 0 356 356" svg:d="M356 178c0 33-8 60-24 89-16 28-37 48-65 65-29 16-56 24-89 24s-61-8-89-24c-28-17-49-37-65-65-16-29-24-56-24-89s8-61 24-89 37-49 65-65 56-24 89-24 60 8 89 24c28 16 49 37 65 65s24 56 24 89z">
            <text:p/>
          </draw:path>
          <draw:path draw:style-name="gr13" draw:text-style-name="P3" draw:layer="layout" svg:width="0.507cm" svg:height="0cm" draw:transform="rotate (-1.5707963267949) translate (12.3793948290973cm 14.2072124080975cm)" svg:viewBox="0 0 508 0" svg:d="M0 0c169 0 339 0 508 0">
            <text:p/>
          </draw:path>
          <draw:path draw:style-name="gr13" draw:text-style-name="P3" draw:layer="layout" svg:width="0.507cm" svg:height="0cm" svg:x="12.43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2.9893413672217cm 14.7151612448384cm)" svg:viewBox="0 0 508 0" svg:d="M0 0c169 0 339 0 508 0">
            <text:p/>
          </draw:path>
          <draw:path draw:style-name="gr13" draw:text-style-name="P3" draw:layer="layout" svg:width="0.507cm" svg:height="0cm" svg:x="12.43cm" svg:y="14.766cm" svg:viewBox="0 0 508 0" svg:d="M0 0c169 0 339 0 508 0">
            <text:p/>
          </draw:path>
          <draw:path draw:style-name="gr13" draw:text-style-name="P3" draw:layer="layout" svg:width="0.05cm" svg:height="0.05cm" svg:x="12.938cm" svg:y="14.156cm" svg:viewBox="0 0 51 51" svg:d="M51 51c0-9-2-18-7-26-5-9-11-13-19-18s-16-7-25-7">
            <text:p/>
          </draw:path>
          <draw:path draw:style-name="gr13" draw:text-style-name="P3" draw:layer="layout" svg:width="0.05cm" svg:height="0.05cm" svg:x="12.938cm" svg:y="14.715cm" svg:viewBox="0 0 51 51" svg:d="M0 51c9 0 17-2 25-7s14-11 19-19 7-16 7-25">
            <text:p/>
          </draw:path>
          <draw:path draw:style-name="gr13" draw:text-style-name="P3" draw:layer="layout" svg:width="0.05cm" svg:height="0.05cm" svg:x="12.379cm" svg:y="14.715cm" svg:viewBox="0 0 51 51" svg:d="M0 0c0 9 2 17 7 25s9 14 18 19 17 7 26 7">
            <text:p/>
          </draw:path>
          <draw:path draw:style-name="gr13" draw:text-style-name="P3" draw:layer="layout" svg:width="0.05cm" svg:height="0.05cm" svg:x="12.379cm" svg:y="14.156cm" svg:viewBox="0 0 51 51" svg:d="M51 0c-9 0-18 2-26 7-9 5-13 9-18 18-5 8-7 17-7 26">
            <text:p/>
          </draw:path>
          <draw:path draw:style-name="gr17" draw:text-style-name="P1" draw:layer="layout" svg:width="0.355cm" svg:height="0.355cm" svg:x="12.506cm" svg:y="14.283cm" svg:viewBox="0 0 356 356" svg:d="M356 178c0 33-8 60-24 89-17 28-37 48-65 65-29 16-56 24-89 24s-61-8-89-24c-28-17-49-37-65-65-16-29-24-56-24-89s8-61 24-89 37-49 65-65 56-24 89-24 60 8 89 24c28 16 48 37 65 65 16 28 24 56 24 89z">
            <text:p/>
          </draw:path>
          <draw:path draw:style-name="gr13" draw:text-style-name="P3" draw:layer="layout" svg:width="0.507cm" svg:height="0cm" draw:transform="rotate (-1.5707963267949) translate (10.3475729184926cm 14.2072124080975cm)" svg:viewBox="0 0 508 0" svg:d="M0 0c169 0 339 0 508 0">
            <text:p/>
          </draw:path>
          <draw:path draw:style-name="gr13" draw:text-style-name="P3" draw:layer="layout" svg:width="0.507cm" svg:height="0cm" svg:x="10.399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0.957519456617cm 14.7151612448384cm)" svg:viewBox="0 0 508 0" svg:d="M0 0c169 0 339 0 508 0">
            <text:p/>
          </draw:path>
          <draw:path draw:style-name="gr13" draw:text-style-name="P3" draw:layer="layout" svg:width="0.507cm" svg:height="0cm" svg:x="10.399cm" svg:y="14.766cm" svg:viewBox="0 0 508 0" svg:d="M0 0c169 0 339 0 508 0">
            <text:p/>
          </draw:path>
          <draw:path draw:style-name="gr13" draw:text-style-name="P3" draw:layer="layout" svg:width="0.05cm" svg:height="0.05cm" svg:x="10.907cm" svg:y="14.156cm" svg:viewBox="0 0 51 51" svg:d="M51 51c0-9-2-18-7-26-5-9-11-13-19-18-9-5-16-7-25-7">
            <text:p/>
          </draw:path>
          <draw:path draw:style-name="gr13" draw:text-style-name="P3" draw:layer="layout" svg:width="0.05cm" svg:height="0.05cm" svg:x="10.907cm" svg:y="14.715cm" svg:viewBox="0 0 51 51" svg:d="M0 51c9 0 16-3 25-7 8-5 14-11 19-19s7-16 7-25">
            <text:p/>
          </draw:path>
          <draw:path draw:style-name="gr13" draw:text-style-name="P3" draw:layer="layout" svg:width="0.05cm" svg:height="0.05cm" svg:x="10.348cm" svg:y="14.715cm" svg:viewBox="0 0 51 51" svg:d="M0 0c0 9 2 17 7 25s11 14 19 19 16 7 25 7">
            <text:p/>
          </draw:path>
          <draw:path draw:style-name="gr13" draw:text-style-name="P3" draw:layer="layout" svg:width="0.05cm" svg:height="0.05cm" svg:x="10.348cm" svg:y="14.156cm" svg:viewBox="0 0 51 51" svg:d="M51 0c-9 0-17 2-25 7s-14 9-19 18c-5 8-7 17-7 26">
            <text:p/>
          </draw:path>
          <draw:path draw:style-name="gr17" draw:text-style-name="P1" draw:layer="layout" svg:width="0.355cm" svg:height="0.355cm" svg:x="10.475cm" svg:y="14.283cm" svg:viewBox="0 0 356 356" svg:d="M356 178c0 33-8 60-24 89-16 28-37 48-65 65-28 16-56 24-89 24s-61-8-89-24c-28-17-49-37-65-65-16-29-24-56-24-89s8-61 24-89 37-49 65-65 56-24 89-24 61 8 89 24 49 37 65 65 24 56 24 89z">
            <text:p/>
          </draw:path>
          <draw:path draw:style-name="gr13" draw:text-style-name="P3" draw:layer="layout" svg:width="0.507cm" svg:height="0cm" draw:transform="rotate (-1.5707963267949) translate (13.8652645924628cm 14.2072124080975cm)" svg:viewBox="0 0 508 0" svg:d="M0 0c169 0 339 0 508 0">
            <text:p/>
          </draw:path>
          <draw:path draw:style-name="gr13" draw:text-style-name="P3" draw:layer="layout" svg:width="0.507cm" svg:height="0cm" svg:x="13.916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4.4742112182296cm 14.7151612448384cm)" svg:viewBox="0 0 508 0" svg:d="M0 0c169 0 339 0 508 0">
            <text:p/>
          </draw:path>
          <draw:path draw:style-name="gr13" draw:text-style-name="P3" draw:layer="layout" svg:width="0.507cm" svg:height="0cm" svg:x="13.916cm" svg:y="14.766cm" svg:viewBox="0 0 508 0" svg:d="M0 0c169 0 339 0 508 0">
            <text:p/>
          </draw:path>
          <draw:path draw:style-name="gr13" draw:text-style-name="P3" draw:layer="layout" svg:width="0.049cm" svg:height="0.05cm" svg:x="14.424cm" svg:y="14.156cm" svg:viewBox="0 0 50 51" svg:d="M50 51c0-9-1-17-6-26s-11-13-19-18-16-7-25-7">
            <text:p/>
          </draw:path>
          <draw:path draw:style-name="gr13" draw:text-style-name="P3" draw:layer="layout" svg:width="0.049cm" svg:height="0.05cm" svg:x="14.424cm" svg:y="14.715cm" svg:viewBox="0 0 50 51" svg:d="M0 51c9 0 17-2 25-7s14-11 19-19 6-16 6-25">
            <text:p/>
          </draw:path>
          <draw:path draw:style-name="gr13" draw:text-style-name="P3" draw:layer="layout" svg:width="0.05cm" svg:height="0.05cm" svg:x="13.865cm" svg:y="14.715cm" svg:viewBox="0 0 51 51" svg:d="M0 0c0 9 2 17 7 25s10 14 18 19 16 7 26 7">
            <text:p/>
          </draw:path>
          <draw:path draw:style-name="gr13" draw:text-style-name="P3" draw:layer="layout" svg:width="0.05cm" svg:height="0.05cm" svg:x="13.865cm" svg:y="14.156cm" svg:viewBox="0 0 51 51" svg:d="M51 0c-10 0-18 2-26 7s-13 9-18 18c-5 8-7 17-7 26">
            <text:p/>
          </draw:path>
          <draw:path draw:style-name="gr17" draw:text-style-name="P1" draw:layer="layout" svg:width="0.354cm" svg:height="0.355cm" svg:x="13.992cm" svg:y="14.283cm" svg:viewBox="0 0 355 356" svg:d="M355 178c0 33-7 60-23 89-17 28-37 48-65 65-29 16-57 24-89 24-33 0-61-8-89-24-29-17-49-37-65-65-17-29-24-56-24-89s7-61 24-89c16-28 36-49 65-65 28-16 56-24 89-24 32 0 60 8 89 24 28 16 48 37 65 65 16 28 23 56 23 89z">
            <text:p/>
          </draw:path>
          <draw:path draw:style-name="gr18" draw:text-style-name="P7" draw:layer="layout" svg:width="0.89cm" svg:height="3.231cm" svg:x="14.774cm" svg:y="9.356cm" svg:viewBox="0 0 891 3232" svg:d="M206 3232c-8-9-15-18-23-27-4-7-9-13-13-19-2-6-4-12-6-17 96 0 192 0 288 0 6-1 13-1 19-1 2-1 5-2 7-2-3-1-7-1-10-1-5-1-10-1-15-1-7 0-13 0-20 1-3 0-5 0-8 1 1 0 3 1 4 2 8 0 15 0 23 1-96 0-192 0-288 0 0-1-1-2-1-3-1-7-1-14-2-21 18 0 36 0 54 0 2-2 3-3 5-4-2-2-3-3-5-4-1 1-3 2-4 4 1 1 3 2 4 4-18 0-36 0-54 0 0-3 0-5 0-7 0-4 0-8 0-11s0-6 0-9c15 0 30 0 45 0 1-1 2-1 3-1 0-4 1-7 1-10 0-1-1-1-1-1-2 0-3 0-5 1 0 1-1 2-1 4 1 2 2 4 3 7-15 0-30 0-45 0 1-12 2-24 3-36 1-4 2-7 3-10 13 0 26 0 39 0 1-1 2-1 3-1 0-6 1-12 1-17 0-2-1-3-1-4-1-1-3-1-4-1 0 3-1 7-1 11 1 4 1 8 2 12-13 0-26 0-39 0 3-9 5-18 8-26 5-7 9-13 14-19 9 0 17 0 26 0 2-2 3-4 5-5-2-2-3-3-5-4-1 1-3 2-4 4 1 1 3 3 4 5-9 0-17 0-26 0 1-2 2-4 3-5 5-3 9-6 14-9 5-2 11-3 16-4 9-2 19-4 28-5 12-2 23-4 35-6 5-1 10-2 15-2 25-4 51-7 76-10-25-1-49-1-74-1-18-1-35-2-53-3-13-3-26-6-39-8-9-5-17-10-26-14-5-6-10-12-15-18-1-6-3-11-4-16 0-4-1-7-1-10 26 0 51 0 77 0 1-2 3-3 4-4-1-2-3-3-4-4-1 1-3 2-4 4 1 1 3 2 4 4-26 0-51 0-77 0-1-6-1-12-2-18 0-6-1-12-1-17 15 0 30 0 45 0 1-1 2-1 3-1 0-4 1-7 1-10 0-1-1-2-1-2-2 0-3 1-5 2 0 1-1 2-1 4 1 2 2 4 3 7-15 0-30 0-45 0 0-4 0-7 0-10 0-11 0-22 0-32 1-7 3-13 4-19 14 0 27 0 41 0 1-2 2-3 3-4 0-5 1-9 1-13-1-1-1-2-2-3-1 1-3 2-4 3 0 2 0 5 0 8 1 3 1 6 2 9-14 0-27 0-41 0 0-1 0-2 0-3 3-6 6-11 9-16 3-4 7-8 10-12 4-5 9-9 13-13 5-3 9-6 14-8 7-2 13-4 20-6 10-2 21-3 31-4 5-1 10-2 15-2 11-2 22-3 33-4 9-2 17-3 26-4 5-1 10-2 15-3 1-1 1-1 2-1-2-1-3-2-5-3-6-1-13-1-19-1-9-1-19-1-28-1-2 0-5 0-7 0-15-1-31-2-46-2-11-2-21-4-32-5-7-4-15-7-22-10-5-6-11-12-16-17 125 0 251 0 376 0 1-2 3-3 4-4-1-2-3-4-4-5-1 1-3 3-4 5 1 1 3 2 4 4-125 0-251 0-376 0-1-3-3-6-4-8-2-7-4-13-6-19 47 0 94 0 141 0 0-1 1-1 1-1 0-2-1-4-1-5-2-1-3-1-5-1-2 1-5 2-7 3 1 1 1 2 2 3 3 0 7 0 10 1-47 0-94 0-141 0-1-3-2-6-3-8-1-12-3-24-4-36 0-13 1-25 1-37 2-11 4-22 6-32 0-2 1-3 1-4 13 0 25 0 38 0 1-2 3-3 4-4-1-2-3-4-4-5-1 1-3 3-4 5 1 1 3 2 4 4-13 0-25 0-38 0 1-3 3-6 4-8 2-6 5-12 7-18 12 0 23 0 35 0 2-2 3-3 5-4-2-2-3-3-5-4-1 1-3 2-4 4 1 1 3 2 4 4-12 0-23 0-35 0-1-5-3-10-4-15-1-2-2-4-3-6-2-7-5-13-7-19-1-12-3-24-4-35 0-8-1-16-1-23 15 0 30 0 45 0 1-1 2-1 3-1 0-6 1-12 1-17 0-2-1-3-1-4-1-1-3-1-4-1 0 3-1 7-1 11 1 4 1 8 2 12-15 0-30 0-45 0 0-10-1-19-1-28 0-1 0-1 0-1 0-20 0-40 0-59 0-14 0-28 0-42 16 0 31 0 47 0 1-2 3-3 4-4-1-2-3-4-4-5-1 1-3 3-4 5 1 1 3 2 4 4-16 0-31 0-47 0 0-2 0-3 0-4 0-11 1-22 1-33 0-9 1-17 1-25 1-6 2-12 3-18 1-5 3-9 4-13 13 0 25 0 38 0 1-2 3-3 4-4-1-2-3-4-4-5-1 1-3 3-4 5 1 1 3 2 4 4-13 0-25 0-38 0 0-1 0-2 0-2 2-5 4-10 6-14 2-5 5-10 7-14 7-14 14-28 21-42-7-6-15-12-22-18-1-1-3-2-4-3 24 0 48 0 72 0 2-2 3-4 5-5-2-2-3-3-5-4-1 1-3 2-4 4 1 1 3 3 4 5-24 0-48 0-72 0-6-5-11-10-17-14 0-32 1-64 1-96 15 0 31 0 46 0 1-3 1-5 2-7 0-10 1-19 1-28 0-8-1-16-1-23-1-2-1-3-2-4 0 3-1 6-1 10 0 7 0 14 0 22 0 7 0 14 0 22 0 2 1 5 1 8-15 0-31 0-46 0 0-39 1-78 1-117 0-23 1-46 1-68 0-18 1-36 1-54 1-14 1-27 2-40 0-3 1-6 1-9 13 0 26 0 39 0 1-1 1-1 2-1 0-1 1-2 1-2 0-6 1-12 1-18-1-3-1-5-2-7-1 0-1 0-2 0 0 4-1 8-1 13 0 0 0 1 0 2 0 4 1 8 1 13-13 0-26 0-39 0 1-7 1-14 2-21s3-14 4-21c2-5 5-10 7-14 3-4 7-7 10-10 4-2 9-5 13-7 5-2 11-4 16-6 2-1 4-1 6-2 6-2 11-5 17-7 2-1 3-3 5-4-1 0-2-1-3-1-2-1-3-2-5-3 12 0 25 0 37 0 1-1 2-1 3-2 3-3 5-5 8-8l1-1c-2 0-4-1-6-1-1 1-2 1-3 2-3 3-5 5-8 8v1c2 0 3 1 5 1-12 0-25 0-37 0-3-2-7-3-10-5-6-7-12-13-18-20-5-8-10-15-15-23 26 0 53 0 79 0 1-1 3-3 4-4-1-2-3-3-4-5-1 2-3 3-4 5 1 1 3 3 4 4-26 0-53 0-79 0-1-2-2-3-3-5-5-11-11-22-16-33-1-1-1-3-2-4 22 0 44 0 66 0 1-2 3-3 4-5-1-1-3-3-4-4-1 1-3 3-4 4 1 2 3 3 4 5-22 0-44 0-66 0-4-10-7-19-11-29-1-6-3-11-4-17-1-10-1-21-2-31 16 0 33 0 49 0 1-1 3-3 4-4-1-1-3-3-4-4-1 1-3 3-4 4 1 1 3 3 4 4-16 0-33 0-49 0-1-13-2-25-3-38 4-22 7-43 11-65 1-3 3-5 4-8 12 0 24 0 36 0 1-1 2-1 3-2 0-3 1-7 1-10l-1-1c-2 0-3 1-5 1 0 2-1 3-1 5 1 2 2 5 3 7-12 0-24 0-36 0 5-11 9-22 14-33 10 0 21 0 31 0 2-1 3-3 5-4-2-1-3-3-5-4-1 1-3 3-4 4 1 1 3 3 4 4-10 0-21 0-31 0 3-6 5-11 8-17 7-8 14-17 21-25 9 0 19 0 28 0 1-1 3-3 4-4-1-1-3-3-4-4-1 1-3 3-4 4 1 1 3 3 4 4-9 0-19 0-28 0 7-9 14-17 21-26 14-11 27-22 41-33 4-3 9-6 13-9 7 0 14 0 21 0 1-1 3-3 4-4-1-1-3-3-4-4-2 1-3 3-5 4 2 1 3 3 5 4-7 0-14 0-21 0 3-2 7-4 10-6 7-3 13-6 20-9 2-1 5-1 7-2 4 0 8-1 12-1-1-2-1-4-2-6-5-3-11-7-16-10-10-5-21-9-31-14-15-7-31-13-46-20-3-1-5-2-8-3-23-10-47-20-70-30-17-9-35-17-52-26 51 0 103 0 154 0 2-1 3-3 5-4-2-1-3-3-5-4-1 1-3 3-4 4 1 1 3 3 4 4-51 0-103 0-154 0-1-1-3-1-4-2-14-9-28-17-42-26-10-9-20-17-30-26-4-4-7-9-11-13 32 0 65 0 97 0 2-1 3-3 5-4-2-2-3-3-5-5-1 2-3 3-4 5 1 1 3 3 4 4-32 0-65 0-97 0 0-1-1-1-1-2-4-6-7-13-11-19-2-8-5-15-7-23-1-11-3-21-4-32 0-6-1-13-1-19 0-11-1-23-1-34 0-7 1-14 1-21 1-5 3-10 4-15 3-4 7-8 10-12 2-3 5-5 7-8 8-6 16-11 24-17 11-5 22-11 33-16 12-4 25-8 37-12 11-2 22-5 33-7 3 0 6 0 9 0 6 1 12 3 18 4 6 3 11 7 17 10 4 4 8 7 12 11 1 3 1 6 2 9 0 2 1 5 1 7 1 0 3 1 4 1 2 2 4 5 6 7 0 5 0 9 0 14s-1 11-1 16c2 2 3 3 5 5 1 2 3 5 4 7 0 3-1 5-1 8-1 3-2 6-3 9 1 0 1 0 2 0 4-1 8-1 12-2 5 1 9 3 14 4 6 1 13 2 19 3 2-1 4-3 6-4 4-2 8-3 12-5 2 0 4 1 6 1 3 0 7-1 10-1 0-1 1-2 1-3 2-2 5-5 7-7 3 0 5-1 8-1 5-1 9-2 14-3 9-2 17-5 26-7 11-4 22-7 33-11 7-3 15-5 22-8 27-9 53-19 80-28-10-3-19-6-29-9-6-2-13-4-19-6-11-3-21-6-32-9-13-4-26-8-39-12-14-4-29-8-43-12-2-1-4-1-6-2-14-4-28-8-42-12-13-4-25-8-38-12-10-3-19-7-29-10-2-1-5-2-7-3 72 0 145 0 217 0 1-1 3-3 4-4-1-2-3-3-4-5-1 2-3 3-4 5 1 1 3 3 4 4-72 0-145 0-217 0-3-1-7-3-10-4-1 0-1-1-2-1-7-7-13-14-20-21-1-3-2-5-3-8 45 0 89 0 134 0 1-1 3-3 4-4-1-2-3-3-4-5-2 2-3 3-5 5 2 1 3 3 5 4-45 0-89 0-134 0-3-7-6-15-9-22 0-4-1-8-1-12 20 0 39 0 59 0 1-1 3-3 4-4-1-1-3-3-4-4-1 1-3 3-4 4 1 1 3 3 4 4-20 0-39 0-59 0-1-10-3-20-4-30 0-5 0-10 0-15 15 0 30 0 45 0 1-1 2-3 3-4 0-4 1-9 1-13-1-1-1-2-2-3-1 1-3 1-4 2 0 3 0 6 0 9 1 3 1 6 2 9-15 0-30 0-45 0 0-11 1-21 1-32 1-7 3-13 4-20 3-4 5-9 8-13 11 0 22 0 33 0 1-1 3-3 4-4-1-1-3-3-4-4-1 1-3 3-4 4 1 1 3 3 4 4-11 0-22 0-33 0v-1c2-2 5-5 7-7 6-4 12-8 18-12 4 0 9-1 13-1 2 1 4 1 6 2-1-2-1-3-2-5 0-3 0-6 0-9 1 0 3-1 4-1 4-1 9-2 13-3 7-3 14-5 21-8 4-2 7-3 11-5 10-4 20-7 30-11 12-4 23-7 35-11 6-1 11-3 17-4 12-3 23-6 35-9 6-3 13-5 19-8 1-3 2-5 3-8-4-3-9-6-13-9-10-3-19-7-29-10-8-3-17-5-25-8h-1c50 0 99 0 149 0 1-1 2-1 3-2 0-3 1-7 1-10l-1-1c-2 0-3 1-5 1 0 2-1 3-1 5 1 2 2 5 3 7-50 0-99 0-149 0-18-6-35-11-53-17-13-4-27-9-40-13-10-4-19-7-29-11-6-4-13-7-19-11-4-3-9-7-13-10-3-4-5-8-8-12 0-1-1-1-1-2-1-2-1-5-2-7 37 0 75 0 112 0 2-2 3-3 5-5-2-1-3-3-5-4-1 1-3 3-4 4 1 2 3 3 4 5-37 0-75 0-112 0-1-3-2-6-3-9 30 0 60 0 90 0 1-1 3-3 4-4-1-1-3-3-4-4-1 1-3 3-4 4 1 1 3 3 4 4-30 0-60 0-90 0-1-2-1-5-2-7-1-6-1-13-2-19 17 0 34 0 51 0 2-1 3-3 5-4-2-1-3-3-5-4-1 1-3 3-4 4 1 1 3 3 4 4-17 0-34 0-51 0-1-5-1-9-2-14 0-6-1-13-1-19 15 0 31 0 46 0 1-2 3-3 4-5-1-1-3-3-4-4-1 1-3 3-4 4 1 2 3 3 4 5-15 0-31 0-46 0 0-5 0-11 0-16 1-11 1-21 2-32 2-7 4-13 6-20 13 0 25 0 38 0 1-1 3-3 4-4-1-1-3-3-4-4-1 1-3 3-4 4 1 1 3 3 4 4-13 0-25 0-38 0v-1c3-4 7-7 10-11 5-4 11-8 16-12 6-3 11-7 17-10 4-2 8-3 12-5 1 1 3 1 4 2 2 0 3 0 5 0 2-1 4-2 6-3 4-2 8-4 12-6 8-3 16-7 24-10 11-4 21-7 32-11 12-4 24-7 36-11 12-3 23-7 35-10 2-1 5-1 7-2 5-1 10-3 15-4 3-1 7-2 10-3 12-3 23-6 35-9 14-4 29-7 43-11 16-4 33-9 49-13 17-4 35-9 52-13 18-5 35-9 53-14 17-4 34-8 51-12 15-4 30-8 45-12 12-3 25-6 37-9 9-2 18-4 27-6 4-1 8-2 12-3 7 0 15 1 22 1 8 5 15 9 23 14 2 1 3 3 5 4 4 4 9 9 13 13 3 4 5 8 8 12 1 6 3 11 4 17 1 9 1 17 2 26 0 8 0 17 0 25 0 12 0 24 0 36-1 8-1 16-2 24-2 5-3 10-5 15-3 4-5 8-8 12-8 6-15 13-23 19-12 5-23 10-35 15-16 5-32 9-48 14-4 1-8 2-12 3-10 3-19 5-29 8-6 2-12 5-18 7-2 2-5 4-7 6 2 1 5 3 7 4 3 0 5 0 8 0 5 1 9 2 14 3 1 1 2 3 3 4 2 2 5 5 7 7 1 0 3 1 4 1 10 2 21 3 31 5 11 3 21 6 32 9 8 4 17 8 25 12 3 2 6 5 9 7 6 5 12 9 18 14 3 2 5 3 8 5 3 3 6 6 9 9 0 2 0 3 0 5-3 0-7-1-10-1-5-4-10-7-15-11-5-3-11-7-16-10-9-4-19-9-28-13-12-4-23-9-35-13-8-2-15-5-23-7-16-6-31-11-47-17-11-5-21-9-32-14-6-4-11-9-17-13v-1c-3-4-5-9-8-13 1-4 2-7 3-11 5-5 9-10 14-15 6-4 12-8 18-12 5-1 9-2 14-3 1 0 1 0 2 0 3 0 7 0 10 0 1-1 1-3 2-4 2-2 5-4 7-6 3 0 7 1 10 1 4 1 8 1 12 2 0-1 1-2 1-3 1-1 3-3 4-4 5-2 11-5 16-7 8-2 15-5 23-7s17-5 25-7c8-1 15-3 23-4 5 0 10-1 15-1 1 0 1 1 2 1s3-1 4-1c0-1-1-2-1-3 0-4 1-8 1-12 2-2 4-5 6-7 3-6 6-11 9-17 1-10 2-19 3-29 0-1 0-3 0-4-1-11-1-22-2-33-2-7-5-13-7-20-3-2-7-3-10-5-2 0-3 1-5 1-3 0-7-1-10-1-1-1-1-1-2-2 2 0 5 0 7 0 1-2 3-3 4-5-1-1-3-3-4-4-1 1-3 3-4 4 1 2 3 3 4 5-2 0-5 0-7 0-1-1-1-3-2-4-3-3-6-5-9-8-2 0-4 1-6 1-5 1-11 3-16 4-4 0-7 0-11 0s-9 1-13 1c-9 2-18 4-27 6-12 3-25 5-37 8-14 3-29 7-43 10-9 2-19 5-28 7-15 4-30 8-45 12-14 4-27 7-41 11-11 3-21 5-32 8-7 2-13 3-20 5-2 0-4 1-6 1-17 4-33 9-50 13-17 5-33 10-50 15s-33 10-50 15c-15 5-29 9-44 14-12 5-24 9-36 14-8 4-17 7-25 11-3 2-7 4-10 6-3 6-7 13-10 19-1 9-3 19-4 28 1 11 1 21 2 32 2 6 4 13 6 19 4 5 9 10 13 15 9 5 17 11 26 16 12 5 23 11 35 16 13 4 27 9 40 13 2 0 5 1 7 1 5 2 10 5 15 7 1 3 2 5 3 8 0 1 0 3 0 4 1-1 3-1 4-2 5-1 9-2 14-3 6 1 12 1 18 2 5 2 11 3 16 5 3 3 5 5 8 8 0 1-1 1-1 2 0 2 0 3 0 5 1 0 3-1 4-1 6-1 12-2 18-3 7 2 15 5 22 7 6 5 11 9 17 14 1 1 1 1 2 2 2 6 5 12 7 18-2 5-4 10-6 15-6 5-12 9-18 14-11 5-22 9-33 14-10 3-21 7-31 10-13 4-26 8-39 12s-25 8-38 12c-10 3-21 7-31 10-2 1-5 1-7 2-9 4-19 7-28 11-7 4-15 8-22 12-2 2-5 4-7 6-4 7-8 15-12 22-1 10-3 20-4 30 1 10 2 20 3 30 4 8 7 16 11 24 0 1 0 1 0 2 5 3 11 7 16 10 8 4 17 8 25 12 10 4 19 8 29 12 10 3 20 6 30 9 8 2 16 3 24 5 5 0 10-1 15-1 2 0 4-1 6-1 0 1-1 3-1 4 1 2 2 5 3 7 6 2 11 4 17 6 1 0 3 1 4 1 8 2 16 3 24 5 6 2 12 3 18 5h1c3 0 7-1 10-1 1-2 1-5 2-7-2-4-4-8-6-12-2-1-4-1-6-2-6-1-12-2-18-3-10-3-19-5-29-8-11-4-23-7-34-11s-21-7-32-11c-8-3-15-7-23-10-6-3-13-7-19-10-2-1-3-3-5-4 3 0 6 1 9 1 2 0 4 1 6 1 7 2 14 3 21 5 4 1 9 1 13 2 2-2 5-3 7-5 0-1-1-3-1-4 1-3 3-7 4-10 1 0 2-1 3-1 3 2 5 5 8 7 1 6 1 12 2 18 0 1-1 2-1 3 2 2 4 4 6 6 1 0 3 0 4 0 4 1 9 1 13 2 8 2 16 5 24 7 10 3 19 6 29 9h1c10 3 19 7 29 10 5 2 10 5 15 7 2 2 3 4 5 6-2 2-3 5-5 7 0 1-1 1-1 2-2 3-5 6-7 9 2 2 3 5 5 7 5 2 11 4 16 6 5 3 11 5 16 8 2 2 3 5 5 7 0 1 0 3 0 4 2-1 5-1 7-2 5 1 10 1 15 2 3 3 5 6 8 9 2 5 4 11 6 16-1 5-1 9-2 14-4 5-8 9-12 14-7 5-15 9-22 14-11 5-23 11-34 16-16 6-32 13-48 19-13 5-27 9-40 14-13 4-27 9-40 13s-26 7-39 11c-11 2-21 5-32 7-5 1-11 1-16 2-8 0-15-1-23-1-5-2-11-5-16-7-4-6-7-11-11-17-4-10-7-19-11-29-1-4-3-7-4-11-4-9-9-18-13-27-7-4-13-8-20-12-10 0-20 0-30 0-6 2-11 3-17 5-10 5-21 9-31 14-6 8-13 15-19 23-2 11-5 22-7 33 0 5-1 9-1 14 3 14 5 29 8 43 8 13 17 26 25 39 6 6 12 12 18 18 6 5 13 9 19 14 9 5 18 10 27 15 10 5 19 11 29 16 9 4 19 9 28 13 8 3 15 6 23 9 5 1 9 2 14 3 1 0 1-1 2-1 0-2 1-4 1-6v-1c-3-1-6-3-9-4-6-3-13-7-19-10-5-3-10-5-15-8-7-4-15-9-22-13-4-3-9-6-13-9 0-1-1-2-1-3 3 0 6 1 9 1 8 3 15 5 23 8 12 5 25 11 37 16 17 8 34 15 51 23 6 3 13 6 19 9 10 5 20 9 30 14 9 3 17 7 26 10 5 1 11 3 16 4 1 0 1 0 2 0 3 1 7 2 10 3 0 1 1 3 1 4-2 2-3 5-5 7-4 0-9 0-13 0-9-3-17-5-26-8-12-5-24-11-36-16-9-4-18-7-27-11-7-2-13-4-20-6-3 0-6-1-9-1 2 2 5 5 7 7 6 3 13 7 19 10 7 3 14 6 21 9 9 4 18 9 27 13 4 4 9 7 13 11 0 2 1 3 1 5s-1 3-1 5c1-1 1-1 2-2 4 0 8 0 12 0 5 2 11 5 16 7 4 2 9 5 13 7 1 0 2-1 3-1l-1-1c0-4 1-7 1-11 1-1 2-2 3-3 2 1 4 1 6 2 1 4 1 8 2 12-1 6-2 12-3 18-2 5-4 10-6 15-3 4-7 7-10 11-3 0-5 0-8 0-2 0-3 0-5 0 0 1 1 3 1 4-1 3-2 7-3 10-5 4-11 7-16 11-2 1-4 2-6 3-8 5-16 10-24 15-6 6-11 12-17 18-1 1-1 3-2 4-2 4-5 7-7 11-1-1-3-1-4-2-1-2-3-4-4-6-3 2-7 4-10 6-5 5-9 11-14 16-5 8-10 16-15 24-4 7-8 14-12 21-5 17-11 33-16 50-2 19-3 37-5 56 2 18 4 37 6 55 1 5 2 10 3 15 3 8 7 16 10 24 5 8 10 16 15 24 6 7 11 15 17 22 5 5 10 9 15 14 3 1 7 3 10 4h1c2 0 5 0 7 0 0 1 0 1 0 2 0 4 0 7 0 11 2 7 3 14 5 21-1 5-2 10-3 15-1 1-1 2-2 3-1 3-3 7-4 10 0 1 1 2 1 3 0 2 0 4 0 6-1 0-1-1-2-1-7 1-13 1-20 2-8 4-15 7-23 11-7 5-13 10-20 16-3 4-5 8-8 13-1 5-2 10-3 16-1 10-2 20-3 31 0 14-1 28-1 43 0 17-1 35-1 53 0 17 0 35 0 53 0 19 0 38 0 58 0 14 0 29 0 44 0 10 1 20 1 31 1 7 1 15 2 23 1 5 2 10 3 15 1 3 3 7 4 11 2 3 4 6 6 9 2 2 3 4 5 6 5 7 11 15 16 23 1 6 3 13 4 20-2 8-5 16-7 24-4 7-7 14-11 21-2 4-5 9-7 14-2 4-3 8-5 13-1 5-2 10-3 16-1 7-1 15-2 23 0 10 0 21 0 32 0 14 0 29 0 44 0 10 1 20 1 31 0 21 1 43 1 65 0 16 0 33 0 50 0 13 1 26 1 39 0 10 0 20 0 31 0 8-1 17-1 26 0 8-1 16-1 24 0 7-1 14-1 22 0 9 0 18 0 27 1 6 2 13 3 20 3 4 7 8 10 13 6 2 12 5 18 8 10 1 19 3 29 5 14 1 29 2 43 3 6 0 12 1 18 2 13 1 26 2 39 3 11 1 21 2 32 3 7 1 15 2 22 3 3 1 5 2 8 3s5 2 8 3c7 0 13 1 20 2 6 0 12 0 18 0 9-1 18-2 27-2 4-2 9-3 13-4 0-1 1-2 1-3 1-1 1-1 2-1 4 2 7 5 11 8v1c4 5 9 11 13 17 2 6 4 12 6 18-1 5-2 10-3 15-3 2-7 4-10 6-4 1-7 2-11 4 0 1-1 2-1 4-3 1-5 3-8 5-6 1-13 2-19 4-5 0-9 0-14 1-13 0-27 0-40 1 14 2 28 4 42 6 7 1 15 2 22 4 2 1 4 2 6 3-2 0-4 0-6 1-7 1-13 2-20 3-3 0-7 1-10 2-5 0-10 1-15 2-3 0-6 0-9 1s-7 3-10 5c0 1 1 3 1 5s1 4 1 6c-4-2-7-4-11-5-6-2-11-3-17-4-10-1-21-1-31-1-15 0-29 0-44 0-6 0-11 0-17 1-15 0-29 1-44 2-9-1-19-1-28-1-4-1-9-1-13-1 1-1 1-2 2-3 6-2 13-4 19-5 12-2 24-4 36-5 2-1 5-1 7-1s5 0 7 0c21 0 43 0 64 0 1-1 1-2 2-2 11 0 22 0 33 0 0-1 1-1 1-1 0-2-1-4-1-5-2-1-3-1-5-1-2 1-5 2-7 3 0 1 1 2 1 3 4 0 7 0 11 1-11 0-22 0-33 0 1-1 2-2 3-3-2-2-3-3-5-4-1 1-3 2-4 4 1 1 3 3 4 5-21 0-43 0-64 0 19-3 37-5 56-7-23-1-47-1-70-1-11 0-23 0-34 0-7 0-14 0-21 1-4 1-9 2-13 4-3 2-5 4-8 7-2 4-4 8-6 12-4 10-7 21-11 32 0 11-1 22-1 33 3 9 5 18 8 27 2 3 5 6 7 9 7 3 13 7 20 11 12 2 23 5 35 8 17 1 35 2 52 4 23 0 45 1 68 2 7 0 15 0 22 0 18 0 37 1 55 2 14 2 28 5 42 8 10 3 19 7 29 11 5 5 9 10 14 15 0 6-1 12-1 19-3 5-7 10-10 15-3 2-6 5-9 8-5 1-9 2-14 4-7 1-15 2-22 3-11 0-22 0-33 1-5 0-11 0-16 0-11 0-23 0-34 1-9 0-18 0-27 1-5 1-10 2-15 3-1 0-2 1-3 2 3 1 5 2 8 3 7 0 13 0 20 1 10-1 19-1 29-1 1 0 3 0 4 0 11-1 21-1 32-1 6 0 13 1 19 2 1 1 3 2 4 3-3 1-7 2-10 3-9 1-18 2-27 4-1 0-3 0-4 0-22 2-43 4-65 6-16 1-33 2-49 3-12 0-23 0-35 1-8 0-15 0-23 0-4-1-7-2-11-3-1-1-1-2-2-3-2-2-5-4-7-5 14 0 27 0 41 0 2-1 4-1 6-1 9-2 19-3 28-4 4-1 7-2 11-2-2-1-3-2-5-2-7-1-14-2-21-2-1 0-3 0-4 0-8 0-16 0-24 1-5 1-9 2-14 3-1 0-1 1-2 2 2 1 5 2 7 4 6 0 12 0 18 1-14 0-27 0-41 0 0-1 0-1 0-1-5-1-11-1-16-1-6 2-11 4-17 6-3 4-7 9-10 14-1 4-3 9-4 14-1 10-3 21-4 32 1 10 2 20 3 30 3 8 5 16 8 25 4 4 9 8 13 12 4 0 9 0 13 1 9 0 18 0 27 1 13 0 26 0 39 0 15 0 31 0 46 0 17-1 35-1 52-1 2 0 5 0 7 0 20-1 39-2 59-2 15-1 31-2 46-3 11-1 23-2 34-2 9-2 17-3 26-4 7-2 13-3 20-4 5-2 11-4 16-6 2-1 4-2 6-2 8-3 16-6 24-9 6-2 11-3 17-4 2 0 3 0 5 1 1 0 2 0 3 0-1-1-1-2-2-3 0-5 1-9 1-13 2-6 5-11 7-16 5 0 11 0 16 0 1-2 3-4 4-5-1-2-3-3-4-4-2 1-3 2-5 4 2 1 3 3 5 5-5 0-11 0-16 0 0-1 1-2 1-3 1-2 1-3 2-4 5-13 10-25 15-37 3-15 5-30 8-44 0-15-1-30-1-44-2-9-4-18-6-26s-5-15-7-22c0-2-1-4-1-6 2 0 3 0 5 0 1-2 3-4 4-5-1-2-3-3-4-4-2 1-3 2-5 4 2 1 3 3 5 5-2 0-3 0-5 0 0-3-1-6-1-9 0-1 0-2 0-2-1-4-1-8-2-11-2-6-3-11-5-16-1-7-2-13-3-19 3-4 5-8 8-12 2-4 3-8 5-12 1-9 2-18 3-26 1-12 2-24 3-36 0-15 1-29 1-43 0-15 1-30 1-45s-1-30-1-45c-1-14-2-28-3-41-1-12-2-23-3-34-2-8-3-16-5-23 0-1-1-2-1-3-2-8-5-16-7-23 1-5 2-9 3-13 0-1 1-1 1-1 2-3 5-6 7-9 2-5 3-9 5-13 1-8 3-15 4-22 2-12 3-23 5-34 0-1 0-2 0-3 1-9 1-18 2-26-1-4-2-7-3-10-1 0-2 0-3 0-2-1-4-1-6-1 1-4 1-8 2-12 1-5 3-9 4-13 1 1 2 2 3 3 2 4 3 8 5 12 1 6 3 13 4 20 1 9 2 19 3 29 0 11 1 22 1 33 0 10-1 21-1 32-1 8-2 17-3 26-1 4-3 9-4 14-2 4-3 8-5 13 2 4 3 8 5 13 1 4 1 8 2 13 1 9 2 18 3 28 1 12 1 24 2 37 0 15 1 30 1 46s1 33 1 50 0 35 0 53c0 16 0 33 0 50 0 15-1 30-1 46-1 8-1 17-2 26 0 8 0 16 0 25 1 11 1 23 2 35s2 24 3 37c0 1 0 3 0 5 0 21 1 42 1 64-3 17-7 35-10 53-7 14-15 28-22 43-6 6-12 13-18 20-6 5-12 10-18 16-6 4-12 8-18 13-7 3-14 6-21 10-8 2-17 4-25 7-11 1-21 3-32 5-14 1-27 2-41 4-18 0-35 1-53 2-22 0-45 1-67 2-4 0-7 0-11 0-64 1-127 2-191 4z">
            <text:p/>
          </draw:path>
          <draw:path draw:style-name="gr18" draw:text-style-name="P7" draw:layer="layout" svg:width="0.008cm" svg:height="0.008cm" svg:x="15.036cm" svg:y="10.266cm" svg:viewBox="0 0 9 9" svg:d="M4 9c-1-2-3-3-4-5 1-1 3-3 4-4 2 1 3 3 5 4-2 2-3 3-5 5z">
            <text:p/>
          </draw:path>
          <draw:path draw:style-name="gr1" draw:text-style-name="P1" draw:layer="layout" svg:width="0.008cm" svg:height="0.008cm" svg:x="15.036cm" svg:y="10.266cm" svg:viewBox="0 0 9 9" svg:d="M4 9c-1-2-3-3-4-5 1-1 3-3 4-4 2 1 3 3 5 4-2 2-3 3-5 5z">
            <text:p/>
          </draw:path>
          <draw:path draw:style-name="gr18" draw:text-style-name="P7" draw:layer="layout" svg:width="0.214cm" svg:height="0.072cm" svg:x="15.041cm" svg:y="9.631cm" svg:viewBox="0 0 215 73" svg:d="M215 73c-3 0-5-1-8-1-2 0-3 0-5 0-8-2-15-3-23-5-6-2-12-3-18-5-4 0-7 0-11 0 0 2 1 3 1 5s0 4 0 6c-3-1-5-1-8-2-3-2-6-4-9-6 0-1 0-3 0-4-2-1-3-3-5-4-6-3-12-5-18-8-9-3-18-7-27-10-2-1-5-2-7-3-10-4-20-7-30-11-8-3-17-7-25-10-6-3-11-6-17-9-2-2-3-3-5-5 1 0 3-1 4-1 3 1 6 2 9 3 7 2 15 3 22 5 9 3 19 6 28 9 14 4 27 7 41 11 9 2 18 3 27 5 4 0 9-1 13-1 0-2 0-4 0-6 1-1 2-3 3-4 3 0 7 1 10 1 4 2 7 3 11 5-2 2-3 5-5 7 0 2-1 4-1 6 4 4 9 7 13 11 5 2 10 5 15 7 7 3 13 7 20 10 2 1 3 3 5 4z">
            <text:p/>
          </draw:path>
          <draw:path draw:style-name="gr1" draw:text-style-name="P1" draw:layer="layout" svg:width="0.214cm" svg:height="0.072cm" svg:x="15.041cm" svg:y="9.631cm" svg:viewBox="0 0 215 73" svg:d="M215 73c-3 0-5-1-8-1-2 0-3 0-5 0-8-2-15-3-23-5-6-2-12-3-18-5-4 0-7 0-11 0 0 2 1 3 1 5s0 4 0 6c-3-1-5-1-8-2-3-2-6-4-9-6 0-1 0-3 0-4-2-1-3-3-5-4-6-3-12-5-18-8-9-3-18-7-27-10-2-1-5-2-7-3-10-4-20-7-30-11-8-3-17-7-25-10-6-3-11-6-17-9-2-2-3-3-5-5 1 0 3-1 4-1 3 1 6 2 9 3 7 2 15 3 22 5 9 3 19 6 28 9 14 4 27 7 41 11 9 2 18 3 27 5 4 0 9-1 13-1 0-2 0-4 0-6 1-1 2-3 3-4 3 0 7 1 10 1 4 2 7 3 11 5-2 2-3 5-5 7 0 2-1 4-1 6 4 4 9 7 13 11 5 2 10 5 15 7 7 3 13 7 20 10 2 1 3 3 5 4z">
            <text:p/>
          </draw:path>
          <draw:path draw:style-name="gr18" draw:text-style-name="P7" draw:layer="layout" svg:width="0.007cm" svg:height="0.007cm" svg:x="15.045cm" svg:y="11.874cm" svg:viewBox="0 0 8 8" svg:d="M4 8c-1-1-3-3-4-4 1-1 3-3 4-4 1 1 3 3 4 4-1 1-3 3-4 4z">
            <text:p/>
          </draw:path>
          <draw:path draw:style-name="gr1" draw:text-style-name="P1" draw:layer="layout" svg:width="0.007cm" svg:height="0.007cm" svg:x="15.045cm" svg:y="11.874cm" svg:viewBox="0 0 8 8" svg:d="M4 8c-1-1-3-3-4-4 1-1 3-3 4-4 1 1 3 3 4 4-1 1-3 3-4 4z">
            <text:p/>
          </draw:path>
          <draw:path draw:style-name="gr18" draw:text-style-name="P7" draw:layer="layout" svg:width="0.007cm" svg:height="0.007cm" svg:x="15.062cm" svg:y="10.639cm" svg:viewBox="0 0 8 8" svg:d="M4 8c-1-1-3-3-4-4 1-1 3-3 4-4 1 1 3 3 4 4-1 1-3 3-4 4z">
            <text:p/>
          </draw:path>
          <draw:path draw:style-name="gr1" draw:text-style-name="P1" draw:layer="layout" svg:width="0.007cm" svg:height="0.007cm" svg:x="15.062cm" svg:y="10.639cm" svg:viewBox="0 0 8 8" svg:d="M4 8c-1-1-3-3-4-4 1-1 3-3 4-4 1 1 3 3 4 4-1 1-3 3-4 4z">
            <text:p/>
          </draw:path>
          <draw:path draw:style-name="gr18" draw:text-style-name="P7" draw:layer="layout" svg:width="0.213cm" svg:height="0.009cm" svg:x="15.069cm" svg:y="11.87cm" svg:viewBox="0 0 214 10" svg:d="M145 10c-14 0-27 0-41 0-2 0-4 0-6 0-13 0-27-1-40-1-10-1-21-1-31-2-7 0-13-1-20-1-2-1-5-1-7-2h1c5-1 10-1 15-2 9 0 17-1 26-1 11 0 22-1 33-1 12 0 24 0 36 0s23 0 35 0c10 0 21 1 31 1 8 1 16 1 24 2 4 1 8 1 12 2l1 1c-4 1-7 1-11 2-8 1-16 1-24 2-11 0-23 0-34 0z">
            <text:p/>
          </draw:path>
          <draw:path draw:style-name="gr1" draw:text-style-name="P1" draw:layer="layout" svg:width="0.213cm" svg:height="0.009cm" svg:x="15.069cm" svg:y="11.87cm" svg:viewBox="0 0 214 10" svg:d="M145 10c-14 0-27 0-41 0-2 0-4 0-6 0-13 0-27-1-40-1-10-1-21-1-31-2-7 0-13-1-20-1-2-1-5-1-7-2h1c5-1 10-1 15-2 9 0 17-1 26-1 11 0 22-1 33-1 12 0 24 0 36 0s23 0 35 0c10 0 21 1 31 1 8 1 16 1 24 2 4 1 8 1 12 2l1 1c-4 1-7 1-11 2-8 1-16 1-24 2-11 0-23 0-34 0z">
            <text:p/>
          </draw:path>
          <draw:path draw:style-name="gr18" draw:text-style-name="P7" draw:layer="layout" svg:width="0.007cm" svg:height="0.007cm" svg:x="15.104cm" svg:y="10.571cm" svg:viewBox="0 0 8 8" svg:d="M4 8c-1-1-3-3-4-4 1-1 3-3 4-4 1 1 3 3 4 4-1 1-3 3-4 4z">
            <text:p/>
          </draw:path>
          <draw:path draw:style-name="gr1" draw:text-style-name="P1" draw:layer="layout" svg:width="0.007cm" svg:height="0.007cm" svg:x="15.104cm" svg:y="10.571cm" svg:viewBox="0 0 8 8" svg:d="M4 8c-1-1-3-3-4-4 1-1 3-3 4-4 1 1 3 3 4 4-1 1-3 3-4 4z">
            <text:p/>
          </draw:path>
          <draw:path draw:style-name="gr18" draw:text-style-name="P7" draw:layer="layout" svg:width="0.007cm" svg:height="0.008cm" svg:x="15.104cm" svg:y="10.706cm" svg:viewBox="0 0 8 9" svg:d="M4 9c-1-2-3-3-4-5 1-1 3-3 4-4 1 1 3 3 4 4-1 2-3 3-4 5z">
            <text:p/>
          </draw:path>
          <draw:path draw:style-name="gr1" draw:text-style-name="P1" draw:layer="layout" svg:width="0.007cm" svg:height="0.008cm" svg:x="15.104cm" svg:y="10.706cm" svg:viewBox="0 0 8 9" svg:d="M4 9c-1-2-3-3-4-5 1-1 3-3 4-4 1 1 3 3 4 4-1 2-3 3-4 5z">
            <text:p/>
          </draw:path>
          <draw:path draw:style-name="gr18" draw:text-style-name="P7" draw:layer="layout" svg:width="0.011cm" svg:height="0.006cm" svg:x="15.124cm" svg:y="11.18cm" svg:viewBox="0 0 12 7" svg:d="M1 7l-1-1c0-2 1-3 1-5 1 0 3-1 4-1 2 1 5 2 7 3 0 1-1 2-1 3-3 0-7 1-10 1z">
            <text:p/>
          </draw:path>
          <draw:path draw:style-name="gr1" draw:text-style-name="P1" draw:layer="layout" svg:width="0.011cm" svg:height="0.006cm" svg:x="15.124cm" svg:y="11.18cm" svg:viewBox="0 0 12 7" svg:d="M1 7l-1-1c0-2 1-3 1-5 1 0 3-1 4-1 2 1 5 2 7 3 0 1-1 2-1 3-3 0-7 1-10 1z">
            <text:p/>
          </draw:path>
          <draw:path draw:style-name="gr18" draw:text-style-name="P7" draw:layer="layout" svg:width="0.008cm" svg:height="0.007cm" svg:x="15.129cm" svg:y="11.257cm" svg:viewBox="0 0 9 8" svg:d="M4 8c-1-1-3-3-4-4 1-1 3-3 4-4 2 1 3 3 5 4-2 1-3 3-5 4z">
            <text:p/>
          </draw:path>
          <draw:path draw:style-name="gr1" draw:text-style-name="P1" draw:layer="layout" svg:width="0.008cm" svg:height="0.007cm" svg:x="15.129cm" svg:y="11.257cm" svg:viewBox="0 0 9 8" svg:d="M4 8c-1-1-3-3-4-4 1-1 3-3 4-4 2 1 3 3 5 4-2 1-3 3-5 4z">
            <text:p/>
          </draw:path>
          <draw:path draw:style-name="gr18" draw:text-style-name="P7" draw:layer="layout" svg:width="0.012cm" svg:height="0.006cm" svg:x="15.132cm" svg:y="11.299cm" svg:viewBox="0 0 13 7" svg:d="M1 7l-1-1c0-2 1-4 1-6 2 0 3 0 5 0 2 1 5 2 7 3-1 1-1 2-2 3-3 0-7 1-10 1z">
            <text:p/>
          </draw:path>
          <draw:path draw:style-name="gr1" draw:text-style-name="P1" draw:layer="layout" svg:width="0.012cm" svg:height="0.006cm" svg:x="15.132cm" svg:y="11.299cm" svg:viewBox="0 0 13 7" svg:d="M1 7l-1-1c0-2 1-4 1-6 2 0 3 0 5 0 2 1 5 2 7 3-1 1-1 2-2 3-3 0-7 1-10 1z">
            <text:p/>
          </draw:path>
          <draw:path draw:style-name="gr18" draw:text-style-name="P7" draw:layer="layout" svg:width="0.367cm" svg:height="0.262cm" svg:x="15.135cm" svg:y="11.448cm" svg:viewBox="0 0 368 263" svg:d="M224 263c-13 0-26-1-39-1-4 0-8 0-12 0-14-1-28-1-42-2-12-1-23-1-35-2-9-1-17-2-26-3-5-1-9-1-14-2 1-1 3-3 4-4 5-1 11-1 16-2 1 0 3 0 4 0 5 0 11 0 16 0 1-1 2-1 3-2-4-1-8-3-12-4-6-2-12-3-18-5-11-4-21-7-32-11-7-4-15-8-22-12-3-4-6-8-9-12 0-1 1-3 1-4-1-3-1-6-2-9-1 0-2-1-3-1-1-2-1-5-2-7 3-3 5-6 8-9 10-6 20-11 30-17 15-3 30-7 45-10 20-2 39-3 59-5 10 0 20-1 30-1 12 0 25 0 37 0 10 0 21 0 31 0 7 0 15 0 22 0 2 0 3-1 5-1 11-1 23-1 34-2 6-1 13-1 19-2 3-1 5-2 8-3 0-1 0-1 0-2 1-2 3-5 4-7 3-2 7-3 10-5 3-1 6-3 9-4 2-3 3-6 5-9 1-6 1-11 2-17 0-10-1-20-1-30 0-1 0-2 0-3 0-9-1-19-1-28 0-6 1-13 1-19 1-2 2-4 3-6v1c1 4 2 7 3 11 1 8 2 17 3 25 0 11 1 23 1 34 0 13 1 25 1 38 0 6-1 13-1 19-2 9-5 19-7 28-6 8-13 16-19 24-3 3-7 6-10 9-3 2-7 5-10 7-4 1-9 3-13 4-7 1-13 2-20 3-9 1-19 2-28 3-14 1-27 1-41 2-12 1-23 1-35 2-15 1-29 1-44 2-13 1-25 1-38 2-9 1-19 2-28 3-5 0-11 1-16 1-1 0-1 1-2 1 3 1 6 1 9 2 8 1 15 1 23 2 11 1 22 1 33 2 14 1 27 1 41 2 2 0 5 0 7 0 17 1 34 2 51 3 14 1 27 2 41 3 10 1 19 1 29 2 6 1 11 2 17 3 1 1 1 2 2 3-4 0-7 1-11 1-9 0-18 1-27 1-14 0-29 0-43 0-2 0-3 0-5 0-38-1-77-2-115-3 28 3 56 5 84 8 12 1 24 3 36 4 10 1 20 3 30 4 6 1 12 2 18 3 2 1 3 1 5 2-2 1-4 1-6 2-7 0-13 0-20 0-10 0-21 0-31 0z">
            <text:p/>
          </draw:path>
          <draw:path draw:style-name="gr1" draw:text-style-name="P1" draw:layer="layout" svg:width="0.367cm" svg:height="0.262cm" svg:x="15.135cm" svg:y="11.448cm" svg:viewBox="0 0 368 263" svg:d="M224 263c-13 0-26-1-39-1-4 0-8 0-12 0-14-1-28-1-42-2-12-1-23-1-35-2-9-1-17-2-26-3-5-1-9-1-14-2 1-1 3-3 4-4 5-1 11-1 16-2 1 0 3 0 4 0 5 0 11 0 16 0 1-1 2-1 3-2-4-1-8-3-12-4-6-2-12-3-18-5-11-4-21-7-32-11-7-4-15-8-22-12-3-4-6-8-9-12 0-1 1-3 1-4-1-3-1-6-2-9-1 0-2-1-3-1-1-2-1-5-2-7 3-3 5-6 8-9 10-6 20-11 30-17 15-3 30-7 45-10 20-2 39-3 59-5 10 0 20-1 30-1 12 0 25 0 37 0 10 0 21 0 31 0 7 0 15 0 22 0 2 0 3-1 5-1 11-1 23-1 34-2 6-1 13-1 19-2 3-1 5-2 8-3 0-1 0-1 0-2 1-2 3-5 4-7 3-2 7-3 10-5 3-1 6-3 9-4 2-3 3-6 5-9 1-6 1-11 2-17 0-10-1-20-1-30 0-1 0-2 0-3 0-9-1-19-1-28 0-6 1-13 1-19 1-2 2-4 3-6v1c1 4 2 7 3 11 1 8 2 17 3 25 0 11 1 23 1 34 0 13 1 25 1 38 0 6-1 13-1 19-2 9-5 19-7 28-6 8-13 16-19 24-3 3-7 6-10 9-3 2-7 5-10 7-4 1-9 3-13 4-7 1-13 2-20 3-9 1-19 2-28 3-14 1-27 1-41 2-12 1-23 1-35 2-15 1-29 1-44 2-13 1-25 1-38 2-9 1-19 2-28 3-5 0-11 1-16 1-1 0-1 1-2 1 3 1 6 1 9 2 8 1 15 1 23 2 11 1 22 1 33 2 14 1 27 1 41 2 2 0 5 0 7 0 17 1 34 2 51 3 14 1 27 2 41 3 10 1 19 1 29 2 6 1 11 2 17 3 1 1 1 2 2 3-4 0-7 1-11 1-9 0-18 1-27 1-14 0-29 0-43 0-2 0-3 0-5 0-38-1-77-2-115-3 28 3 56 5 84 8 12 1 24 3 36 4 10 1 20 3 30 4 6 1 12 2 18 3 2 1 3 1 5 2-2 1-4 1-6 2-7 0-13 0-20 0-10 0-21 0-31 0z">
            <text:p/>
          </draw:path>
          <draw:path draw:style-name="gr18" draw:text-style-name="P7" draw:layer="layout" svg:width="0.007cm" svg:height="0.007cm" svg:x="15.138cm" svg:y="11.02cm" svg:viewBox="0 0 8 8" svg:d="M4 8c-1-1-3-3-4-4 1-1 3-3 4-4 1 1 3 3 4 4-1 1-3 3-4 4z">
            <text:p/>
          </draw:path>
          <draw:path draw:style-name="gr1" draw:text-style-name="P1" draw:layer="layout" svg:width="0.007cm" svg:height="0.007cm" svg:x="15.138cm" svg:y="11.02cm" svg:viewBox="0 0 8 8" svg:d="M4 8c-1-1-3-3-4-4 1-1 3-3 4-4 1 1 3 3 4 4-1 1-3 3-4 4z">
            <text:p/>
          </draw:path>
          <draw:path draw:style-name="gr18" draw:text-style-name="P7" draw:layer="layout" svg:width="0.007cm" svg:height="0.008cm" svg:x="15.138cm" svg:y="11.214cm" svg:viewBox="0 0 8 9" svg:d="M4 9c-1-2-3-3-4-5 1-1 3-3 4-4 1 1 3 3 4 4-1 2-3 3-4 5z">
            <text:p/>
          </draw:path>
          <draw:path draw:style-name="gr1" draw:text-style-name="P1" draw:layer="layout" svg:width="0.007cm" svg:height="0.008cm" svg:x="15.138cm" svg:y="11.214cm" svg:viewBox="0 0 8 9" svg:d="M4 9c-1-2-3-3-4-5 1-1 3-3 4-4 1 1 3 3 4 4-1 2-3 3-4 5z">
            <text:p/>
          </draw:path>
          <draw:path draw:style-name="gr18" draw:text-style-name="P7" draw:layer="layout" svg:width="0.005cm" svg:height="0.012cm" svg:x="15.138cm" svg:y="11.351cm" svg:viewBox="0 0 6 13" svg:d="M5 13c-2 0-3-1-5-1 0-2 0-3 0-5 1-2 2-5 3-7 1 1 1 1 2 2 0 3 1 7 1 10z">
            <text:p/>
          </draw:path>
          <draw:path draw:style-name="gr1" draw:text-style-name="P1" draw:layer="layout" svg:width="0.005cm" svg:height="0.012cm" svg:x="15.138cm" svg:y="11.351cm" svg:viewBox="0 0 6 13" svg:d="M5 13c-2 0-3-1-5-1 0-2 0-3 0-5 1-2 2-5 3-7 1 1 1 1 2 2 0 3 1 7 1 10z">
            <text:p/>
          </draw:path>
          <draw:path draw:style-name="gr18" draw:text-style-name="P7" draw:layer="layout" svg:width="0.016cm" svg:height="0.012cm" svg:x="15.138cm" svg:y="11.588cm" svg:viewBox="0 0 17 13" svg:d="M0 13c0-1 0-1 0-2 2-2 4-5 6-7 1-1 1-1 2-2 3-1 5-1 8-2l1 1c-2 3-4 5-6 8-1 0-2 1-3 1-3 1-5 2-8 3z">
            <text:p/>
          </draw:path>
          <draw:path draw:style-name="gr1" draw:text-style-name="P1" draw:layer="layout" svg:width="0.016cm" svg:height="0.012cm" svg:x="15.138cm" svg:y="11.588cm" svg:viewBox="0 0 17 13" svg:d="M0 13c0-1 0-1 0-2 2-2 4-5 6-7 1-1 1-1 2-2 3-1 5-1 8-2l1 1c-2 3-4 5-6 8-1 0-2 1-3 1-3 1-5 2-8 3z">
            <text:p/>
          </draw:path>
          <draw:path draw:style-name="gr18" draw:text-style-name="P7" draw:layer="layout" svg:width="0.52cm" svg:height="0.387cm" svg:x="15.15cm" svg:y="11.074cm" svg:viewBox="0 0 521 388" svg:d="M167 388c-16 0-33-1-49-1-7 0-15 0-22 0-8-1-16-3-24-4-3-2-5-3-8-5 3-2 5-4 8-6 8-1 15-2 23-3 1 0 1 0 2 0 7-1 15-1 22-2 3-2 5-3 8-5 0-2 0-3 0-5-3-3-7-5-10-8-7 0-15 0-22 0-2 0-4 1-6 1-10 0-20 1-30 1-10-1-19-1-29-2-1 0-1 0-2 0-9-2-19-3-28-5 0-41 0-83 0-124 0-19 1-39 1-58 1-14 1-27 2-41 1-8 3-17 4-25 1-3 2-5 3-8 4-1 8-1 12-2 9-1 18-1 27-2 14 0 28 0 42 0 18 0 36 0 54 0 22 0 45 1 67 1 12 0 24 1 36 1 76 2 152 4 228 6 5-7 9-13 14-20 3-8 7-15 10-23 1-9 3-17 4-26v-1c0-6 1-13 1-19 1-1 2-2 3-3 2 3 4 5 6 8 2 9 5 17 7 26-1 11-3 22-4 33-4 11-8 22-12 33-6 9-13 19-19 28v1c-9 9-19 19-28 28-74 0-149 0-223 0s-148 0-222 0c1 29 1 58 2 87s1 58 2 87c23 1 45 1 68 2 12 1 23 1 35 2 6 1 13 2 19 3 1 2 1 3 2 5l-1 1c-3 2-5 4-8 6 3 1 5 1 8 2h1c6 2 11 4 17 6 2 2 5 3 7 5 5 3 9 5 14 8 9 1 17 3 26 4 4 0 9 1 13 1 8 0 17 1 25 1 6 1 12 2 18 3 2 0 3 1 5 1-2 1-3 2-5 3-7 1-13 1-20 2-11 0-21 1-32 1-14 0-28 1-42 1z">
            <text:p/>
          </draw:path>
          <draw:path draw:style-name="gr1" draw:text-style-name="P1" draw:layer="layout" svg:width="0.52cm" svg:height="0.387cm" svg:x="15.15cm" svg:y="11.074cm" svg:viewBox="0 0 521 388" svg:d="M167 388c-16 0-33-1-49-1-7 0-15 0-22 0-8-1-16-3-24-4-3-2-5-3-8-5 3-2 5-4 8-6 8-1 15-2 23-3 1 0 1 0 2 0 7-1 15-1 22-2 3-2 5-3 8-5 0-2 0-3 0-5-3-3-7-5-10-8-7 0-15 0-22 0-2 0-4 1-6 1-10 0-20 1-30 1-10-1-19-1-29-2-1 0-1 0-2 0-9-2-19-3-28-5 0-41 0-83 0-124 0-19 1-39 1-58 1-14 1-27 2-41 1-8 3-17 4-25 1-3 2-5 3-8 4-1 8-1 12-2 9-1 18-1 27-2 14 0 28 0 42 0 18 0 36 0 54 0 22 0 45 1 67 1 12 0 24 1 36 1 76 2 152 4 228 6 5-7 9-13 14-20 3-8 7-15 10-23 1-9 3-17 4-26v-1c0-6 1-13 1-19 1-1 2-2 3-3 2 3 4 5 6 8 2 9 5 17 7 26-1 11-3 22-4 33-4 11-8 22-12 33-6 9-13 19-19 28v1c-9 9-19 19-28 28-74 0-149 0-223 0s-148 0-222 0c1 29 1 58 2 87s1 58 2 87c23 1 45 1 68 2 12 1 23 1 35 2 6 1 13 2 19 3 1 2 1 3 2 5l-1 1c-3 2-5 4-8 6 3 1 5 1 8 2h1c6 2 11 4 17 6 2 2 5 3 7 5 5 3 9 5 14 8 9 1 17 3 26 4 4 0 9 1 13 1 8 0 17 1 25 1 6 1 12 2 18 3 2 0 3 1 5 1-2 1-3 2-5 3-7 1-13 1-20 2-11 0-21 1-32 1-14 0-28 1-42 1z">
            <text:p/>
          </draw:path>
          <draw:path draw:style-name="gr18" draw:text-style-name="P7" draw:layer="layout" svg:width="0.007cm" svg:height="0.007cm" svg:x="15.155cm" svg:y="11.442cm" svg:viewBox="0 0 8 8" svg:d="M4 8c-1-1-3-3-4-4 1-1 3-3 4-4 1 1 3 3 4 4-1 1-3 3-4 4z">
            <text:p/>
          </draw:path>
          <draw:path draw:style-name="gr1" draw:text-style-name="P1" draw:layer="layout" svg:width="0.007cm" svg:height="0.007cm" svg:x="15.155cm" svg:y="11.442cm" svg:viewBox="0 0 8 8" svg:d="M4 8c-1-1-3-3-4-4 1-1 3-3 4-4 1 1 3 3 4 4-1 1-3 3-4 4z">
            <text:p/>
          </draw:path>
          <draw:path draw:style-name="gr18" draw:text-style-name="P7" draw:layer="layout" svg:width="0.007cm" svg:height="0.008cm" svg:x="15.172cm" svg:y="11.433cm" svg:viewBox="0 0 8 9" svg:d="M4 9c-1-1-3-3-4-4 1-2 3-3 4-5 1 2 3 3 4 5-1 1-3 3-4 4z">
            <text:p/>
          </draw:path>
          <draw:path draw:style-name="gr1" draw:text-style-name="P1" draw:layer="layout" svg:width="0.007cm" svg:height="0.008cm" svg:x="15.172cm" svg:y="11.433cm" svg:viewBox="0 0 8 9" svg:d="M4 9c-1-1-3-3-4-4 1-2 3-3 4-5 1 2 3 3 4 5-1 1-3 3-4 4z">
            <text:p/>
          </draw:path>
          <draw:path draw:style-name="gr18" draw:text-style-name="P7" draw:layer="layout" svg:width="0.015cm" svg:height="0.012cm" svg:x="15.189cm" svg:y="11.442cm" svg:viewBox="0 0 16 13" svg:d="M8 13c-3 0-5-1-8-1 0-1 0-2 0-3 2-3 4-6 6-9 1 0 1 0 2 0 3 1 5 2 8 3-2 3-4 5-6 8-1 1-1 1-2 2z">
            <text:p/>
          </draw:path>
          <draw:path draw:style-name="gr1" draw:text-style-name="P1" draw:layer="layout" svg:width="0.015cm" svg:height="0.012cm" svg:x="15.189cm" svg:y="11.442cm" svg:viewBox="0 0 16 13" svg:d="M8 13c-3 0-5-1-8-1 0-1 0-2 0-3 2-3 4-6 6-9 1 0 1 0 2 0 3 1 5 2 8 3-2 3-4 5-6 8-1 1-1 1-2 2z">
            <text:p/>
          </draw:path>
          <draw:path draw:style-name="gr18" draw:text-style-name="P7" draw:layer="layout" svg:width="0.011cm" svg:height="0.006cm" svg:x="15.2cm" svg:y="11.138cm" svg:viewBox="0 0 12 7" svg:d="M1 7l-1-1c0-2 1-3 1-5 1 0 3-1 4-1 2 1 5 2 7 3 0 1-1 2-1 3-3 0-7 1-10 1z">
            <text:p/>
          </draw:path>
          <draw:path draw:style-name="gr1" draw:text-style-name="P1" draw:layer="layout" svg:width="0.011cm" svg:height="0.006cm" svg:x="15.2cm" svg:y="11.138cm" svg:viewBox="0 0 12 7" svg:d="M1 7l-1-1c0-2 1-3 1-5 1 0 3-1 4-1 2 1 5 2 7 3 0 1-1 2-1 3-3 0-7 1-10 1z">
            <text:p/>
          </draw:path>
          <draw:path draw:style-name="gr18" draw:text-style-name="P7" draw:layer="layout" svg:width="0.007cm" svg:height="0.008cm" svg:x="15.214cm" svg:y="9.707cm" svg:viewBox="0 0 8 9" svg:d="M4 9c-1-1-3-3-4-4 1-2 3-3 4-5 1 2 3 3 4 5-1 1-3 3-4 4z">
            <text:p/>
          </draw:path>
          <draw:path draw:style-name="gr1" draw:text-style-name="P1" draw:layer="layout" svg:width="0.007cm" svg:height="0.008cm" svg:x="15.214cm" svg:y="9.707cm" svg:viewBox="0 0 8 9" svg:d="M4 9c-1-1-3-3-4-4 1-2 3-3 4-5 1 2 3 3 4 5-1 1-3 3-4 4z">
            <text:p/>
          </draw:path>
          <draw:path draw:style-name="gr18" draw:text-style-name="P7" draw:layer="layout" svg:width="0.007cm" svg:height="0.007cm" svg:x="15.231cm" svg:y="10.021cm" svg:viewBox="0 0 8 8" svg:d="M4 8c-1-1-3-3-4-4 1-1 3-3 4-4 1 1 3 3 4 4-1 1-3 3-4 4z">
            <text:p/>
          </draw:path>
          <draw:path draw:style-name="gr1" draw:text-style-name="P1" draw:layer="layout" svg:width="0.007cm" svg:height="0.007cm" svg:x="15.231cm" svg:y="10.021cm" svg:viewBox="0 0 8 8" svg:d="M4 8c-1-1-3-3-4-4 1-1 3-3 4-4 1 1 3 3 4 4-1 1-3 3-4 4z">
            <text:p/>
          </draw:path>
          <draw:path draw:style-name="gr18" draw:text-style-name="P7" draw:layer="layout" svg:width="0.007cm" svg:height="0.007cm" svg:x="15.248cm" svg:y="11.857cm" svg:viewBox="0 0 8 8" svg:d="M4 8c-1-1-3-3-4-4 1-1 3-3 4-4 1 1 3 3 4 4-1 1-3 3-4 4z">
            <text:p/>
          </draw:path>
          <draw:path draw:style-name="gr1" draw:text-style-name="P1" draw:layer="layout" svg:width="0.007cm" svg:height="0.007cm" svg:x="15.248cm" svg:y="11.857cm" svg:viewBox="0 0 8 8" svg:d="M4 8c-1-1-3-3-4-4 1-1 3-3 4-4 1 1 3 3 4 4-1 1-3 3-4 4z">
            <text:p/>
          </draw:path>
          <draw:path draw:style-name="gr18" draw:text-style-name="P7" draw:layer="layout" svg:width="0.565cm" svg:height="0.301cm" svg:x="15.256cm" svg:y="10.682cm" svg:viewBox="0 0 566 302" svg:d="M243 302c-14-1-27-1-41-2-9-2-18-5-27-7-4-4-9-8-13-12 1-6 2-11 3-17 5-5 9-11 14-16 6-8 13-15 19-23 6-11 13-22 19-33 5-12 10-24 15-36 3-11 7-21 10-32 1-8 3-17 4-25 11 0 21 0 32 0 1 0 3-1 4-1 0-1 1-2 1-3-4-1-8-1-12-2-4 1-8 1-12 2 0 1 1 2 1 3 6 0 12 1 18 1-11 0-21 0-32 0 0-2 1-3 1-5-23-1-47-3-70-4-11 0-22 0-33 0-9 0-18 1-27 1-5 1-10 1-15 2 0 1-1 1-1 2-3 0-5 1-8 1-1-1-2-2-3-3-4-2-7-4-11-6-7-1-15-2-22-3-5 0-10 0-15 0-9-1-17-1-26-2-5-2-9-3-14-5-1-1-1-2-2-3 2-1 4-3 6-4 6 0 13-1 19-1 11 0 21-1 32-1 16 1 31 1 47 2 6 0 13 1 19 1 41 2 82 4 123 6 0-8 1-16 1-24s1-17 1-25c1 8 3 16 4 24 2 6 5 13 7 19 4 2 8 3 12 5 4-3 9-5 13-8 3-6 7-13 10-19 44 0 88 0 132 0 8 0 17 0 25 0 9 0 19-1 28-1 4 0 8-1 12-1-1-1-1-1-2-2-5-1-9-3-14-4h-1c-7-1-15-3-22-4-8 0-16 0-24 0-6 1-13 2-19 3-4 2-7 3-11 5v1c3 1 5 1 8 2 7 0 13 1 20 1-44 0-88 0-132 0 0-1 1-1 1-2 1-2 1-4 2-6 21 0 42 0 63 0 1-1 3-3 4-4-1-1-3-3-4-4-1 1-3 3-4 4 1 1 3 3 4 4-21 0-42 0-63 0 4-10 8-19 12-29 5-4 11-8 16-12 7 1 14 3 21 4 1 1 1 1 2 2 5 2 11 3 16 5 9 1 18 2 27 3 11 1 23 1 34 2 2 0 4 0 6 0 16 1 32 1 48 2 12 2 23 4 35 6 8 4 16 9 24 13 5 6 11 13 16 19 0 1 1 2 1 3 4 11 7 21 11 32-1 9-3 18-4 27-5 7-10 14-15 21-4 3-7 7-11 10-4 2-9 4-13 6-6 1-12 2-18 3-9 1-18 1-27 2-11 0-21 0-32 0-13 0-27 1-40 1-9 1-18 1-27 2-5 1-11 3-16 4-3 2-5 4-8 6-6 4-11 7-17 11-6-1-12-3-18-4-5-6-11-12-16-18-2-6-5-11-7-17-4-8-8-16-12-24-4-4-9-8-13-12-4 0-7 0-11 0-2 5-4 9-6 14 0 3-1 7-1 10-1 10-2 21-3 31-3 12-7 25-10 37-5 12-9 23-14 35-5 9-9 18-14 27l-1 1c-4 5-8 11-12 16-2 3-3 7-5 10 3 1 5 2 8 3 7 1 13 2 20 3 7 0 14 1 21 1 16 1 32 2 48 3-16 1-33 1-49 2z">
            <text:p/>
          </draw:path>
          <draw:path draw:style-name="gr1" draw:text-style-name="P1" draw:layer="layout" svg:width="0.565cm" svg:height="0.301cm" svg:x="15.256cm" svg:y="10.682cm" svg:viewBox="0 0 566 302" svg:d="M243 302c-14-1-27-1-41-2-9-2-18-5-27-7-4-4-9-8-13-12 1-6 2-11 3-17 5-5 9-11 14-16 6-8 13-15 19-23 6-11 13-22 19-33 5-12 10-24 15-36 3-11 7-21 10-32 1-8 3-17 4-25 11 0 21 0 32 0 1 0 3-1 4-1 0-1 1-2 1-3-4-1-8-1-12-2-4 1-8 1-12 2 0 1 1 2 1 3 6 0 12 1 18 1-11 0-21 0-32 0 0-2 1-3 1-5-23-1-47-3-70-4-11 0-22 0-33 0-9 0-18 1-27 1-5 1-10 1-15 2 0 1-1 1-1 2-3 0-5 1-8 1-1-1-2-2-3-3-4-2-7-4-11-6-7-1-15-2-22-3-5 0-10 0-15 0-9-1-17-1-26-2-5-2-9-3-14-5-1-1-1-2-2-3 2-1 4-3 6-4 6 0 13-1 19-1 11 0 21-1 32-1 16 1 31 1 47 2 6 0 13 1 19 1 41 2 82 4 123 6 0-8 1-16 1-24s1-17 1-25c1 8 3 16 4 24 2 6 5 13 7 19 4 2 8 3 12 5 4-3 9-5 13-8 3-6 7-13 10-19 44 0 88 0 132 0 8 0 17 0 25 0 9 0 19-1 28-1 4 0 8-1 12-1-1-1-1-1-2-2-5-1-9-3-14-4h-1c-7-1-15-3-22-4-8 0-16 0-24 0-6 1-13 2-19 3-4 2-7 3-11 5v1c3 1 5 1 8 2 7 0 13 1 20 1-44 0-88 0-132 0 0-1 1-1 1-2 1-2 1-4 2-6 21 0 42 0 63 0 1-1 3-3 4-4-1-1-3-3-4-4-1 1-3 3-4 4 1 1 3 3 4 4-21 0-42 0-63 0 4-10 8-19 12-29 5-4 11-8 16-12 7 1 14 3 21 4 1 1 1 1 2 2 5 2 11 3 16 5 9 1 18 2 27 3 11 1 23 1 34 2 2 0 4 0 6 0 16 1 32 1 48 2 12 2 23 4 35 6 8 4 16 9 24 13 5 6 11 13 16 19 0 1 1 2 1 3 4 11 7 21 11 32-1 9-3 18-4 27-5 7-10 14-15 21-4 3-7 7-11 10-4 2-9 4-13 6-6 1-12 2-18 3-9 1-18 1-27 2-11 0-21 0-32 0-13 0-27 1-40 1-9 1-18 1-27 2-5 1-11 3-16 4-3 2-5 4-8 6-6 4-11 7-17 11-6-1-12-3-18-4-5-6-11-12-16-18-2-6-5-11-7-17-4-8-8-16-12-24-4-4-9-8-13-12-4 0-7 0-11 0-2 5-4 9-6 14 0 3-1 7-1 10-1 10-2 21-3 31-3 12-7 25-10 37-5 12-9 23-14 35-5 9-9 18-14 27l-1 1c-4 5-8 11-12 16-2 3-3 7-5 10 3 1 5 2 8 3 7 1 13 2 20 3 7 0 14 1 21 1 16 1 32 2 48 3-16 1-33 1-49 2z">
            <text:p/>
          </draw:path>
          <draw:path draw:style-name="gr18" draw:text-style-name="P7" draw:layer="layout" svg:width="0.163cm" svg:height="0.079cm" svg:x="15.308cm" svg:y="10.219cm" svg:viewBox="0 0 164 80" svg:d="M57 80c-2-2-3-4-5-6-4-2-7-4-11-6-6 1-13 3-19 4-6 2-12 3-18 5-1 0-3-1-4-1 3-2 5-5 8-7 6-3 13-6 19-9 1 0 1-1 2-1 6-3 13-7 19-10 3-3 7-7 10-10 0-1 0-1 0-2 1-2 2-4 3-6 1 1 1 1 2 2 3 0 7-1 10-1 7-2 14-4 21-6 7-3 14-6 21-9 10-4 21-9 31-13 5-1 11-3 16-4 1 1 1 1 2 2-4 3-8 5-12 8-8 5-17 9-25 14-5 3-11 5-16 8-11 6-22 11-33 17-6 5-12 9-18 14-1 3-3 6-4 9 0 3 1 5 1 8z">
            <text:p/>
          </draw:path>
          <draw:path draw:style-name="gr1" draw:text-style-name="P1" draw:layer="layout" svg:width="0.163cm" svg:height="0.079cm" svg:x="15.308cm" svg:y="10.219cm" svg:viewBox="0 0 164 80" svg:d="M57 80c-2-2-3-4-5-6-4-2-7-4-11-6-6 1-13 3-19 4-6 2-12 3-18 5-1 0-3-1-4-1 3-2 5-5 8-7 6-3 13-6 19-9 1 0 1-1 2-1 6-3 13-7 19-10 3-3 7-7 10-10 0-1 0-1 0-2 1-2 2-4 3-6 1 1 1 1 2 2 3 0 7-1 10-1 7-2 14-4 21-6 7-3 14-6 21-9 10-4 21-9 31-13 5-1 11-3 16-4 1 1 1 1 2 2-4 3-8 5-12 8-8 5-17 9-25 14-5 3-11 5-16 8-11 6-22 11-33 17-6 5-12 9-18 14-1 3-3 6-4 9 0 3 1 5 1 8z">
            <text:p/>
          </draw:path>
          <draw:path draw:style-name="gr18" draw:text-style-name="P7" draw:layer="layout" svg:width="0.337cm" svg:height="0.368cm" svg:x="15.329cm" svg:y="10.013cm" svg:viewBox="0 0 338 369" svg:d="M45 369c-1 0-1 0-2 0-6-3-13-5-19-8-5-6-11-11-16-17-3-6-5-13-8-19 0-4 1-7 1-11 4-3 7-6 11-9 3 0 5-1 8-1 5-1 11-2 16-3 2-1 3-3 5-4 4-2 7-4 11-6l1-1c4-1 7-2 11-3 6-2 13-5 19-7l1-1c6-2 11-4 17-6 3-1 5-1 8-2v1c2-1 5-2 7-3 6-5 11-9 17-14 6-6 13-11 19-17 3-6 6-11 9-17 1-6 2-13 3-19 2-8 4-17 6-25 5-6 10-12 15-18 7-2 13-3 20-5 2 0 3 1 5 1 7 2 14 3 21 5 9 2 17 3 26 5 1 0 1 0 2 0 7 1 14 1 21 2 5-2 9-4 14-6 4-5 8-11 12-16 1-1 1-2 2-3 5-13 9-26 14-39 0-14 1-29 1-43-4-13-7-25-11-38-3-6-6-11-9-17 0-2 0-3 0-5 3 2 5 5 8 7 1 1 1 1 2 2 4 6 7 12 11 18 3 10 5 20 8 30 2 11 3 23 5 34 0 11 1 22 1 33-1 4-1 9-2 13-5 15-9 29-14 44-7 10-15 21-22 31-9 5-19 11-28 16-12 0-24 1-36 1-3-1-5-1-8-2-10-2-20-3-30-5-6 1-11 3-17 4-3 5-5 11-8 16 0 3 0 6 0 9-2 9-4 19-6 28-6 8-12 16-18 24-11 7-21 15-32 22-16 7-32 14-48 21-1 0-1 0-2 0-5 3-11 5-16 8 0 2 0 4 0 6 1 1 2 2 3 3 1 2 2 3 3 5-4 0-8 1-12 1z">
            <text:p/>
          </draw:path>
          <draw:path draw:style-name="gr1" draw:text-style-name="P1" draw:layer="layout" svg:width="0.337cm" svg:height="0.368cm" svg:x="15.329cm" svg:y="10.013cm" svg:viewBox="0 0 338 369" svg:d="M45 369c-1 0-1 0-2 0-6-3-13-5-19-8-5-6-11-11-16-17-3-6-5-13-8-19 0-4 1-7 1-11 4-3 7-6 11-9 3 0 5-1 8-1 5-1 11-2 16-3 2-1 3-3 5-4 4-2 7-4 11-6l1-1c4-1 7-2 11-3 6-2 13-5 19-7l1-1c6-2 11-4 17-6 3-1 5-1 8-2v1c2-1 5-2 7-3 6-5 11-9 17-14 6-6 13-11 19-17 3-6 6-11 9-17 1-6 2-13 3-19 2-8 4-17 6-25 5-6 10-12 15-18 7-2 13-3 20-5 2 0 3 1 5 1 7 2 14 3 21 5 9 2 17 3 26 5 1 0 1 0 2 0 7 1 14 1 21 2 5-2 9-4 14-6 4-5 8-11 12-16 1-1 1-2 2-3 5-13 9-26 14-39 0-14 1-29 1-43-4-13-7-25-11-38-3-6-6-11-9-17 0-2 0-3 0-5 3 2 5 5 8 7 1 1 1 1 2 2 4 6 7 12 11 18 3 10 5 20 8 30 2 11 3 23 5 34 0 11 1 22 1 33-1 4-1 9-2 13-5 15-9 29-14 44-7 10-15 21-22 31-9 5-19 11-28 16-12 0-24 1-36 1-3-1-5-1-8-2-10-2-20-3-30-5-6 1-11 3-17 4-3 5-5 11-8 16 0 3 0 6 0 9-2 9-4 19-6 28-6 8-12 16-18 24-11 7-21 15-32 22-16 7-32 14-48 21-1 0-1 0-2 0-5 3-11 5-16 8 0 2 0 4 0 6 1 1 2 2 3 3 1 2 2 3 3 5-4 0-8 1-12 1z">
            <text:p/>
          </draw:path>
          <draw:path draw:style-name="gr18" draw:text-style-name="P7" draw:layer="layout" svg:width="0.045cm" svg:height="0.004cm" svg:x="15.335cm" svg:y="11.419cm" svg:viewBox="0 0 46 5" svg:d="M17 5c-4-1-9-1-13-2-1-1-3-1-4-2 4 0 7-1 11-1s8 0 12 0c6 0 12 0 18 0 2 1 3 1 5 2-1 0-3 1-4 1-8 1-17 1-25 2z">
            <text:p/>
          </draw:path>
          <draw:path draw:style-name="gr1" draw:text-style-name="P1" draw:layer="layout" svg:width="0.045cm" svg:height="0.004cm" svg:x="15.335cm" svg:y="11.419cm" svg:viewBox="0 0 46 5" svg:d="M17 5c-4-1-9-1-13-2-1-1-3-1-4-2 4 0 7-1 11-1s8 0 12 0c6 0 12 0 18 0 2 1 3 1 5 2-1 0-3 1-4 1-8 1-17 1-25 2z">
            <text:p/>
          </draw:path>
          <draw:path draw:style-name="gr18" draw:text-style-name="P7" draw:layer="layout" svg:width="0.007cm" svg:height="0.008cm" svg:x="15.341cm" svg:y="10.393cm" svg:viewBox="0 0 8 9" svg:d="M4 9c-1-2-3-3-4-5 1-1 3-3 4-4 1 1 3 3 4 4-1 2-3 3-4 5z">
            <text:p/>
          </draw:path>
          <draw:path draw:style-name="gr1" draw:text-style-name="P1" draw:layer="layout" svg:width="0.007cm" svg:height="0.008cm" svg:x="15.341cm" svg:y="10.393cm" svg:viewBox="0 0 8 9" svg:d="M4 9c-1-2-3-3-4-5 1-1 3-3 4-4 1 1 3 3 4 4-1 2-3 3-4 5z">
            <text:p/>
          </draw:path>
          <draw:path draw:style-name="gr18" draw:text-style-name="P7" draw:layer="layout" svg:width="0.028cm" svg:height="0.012cm" svg:x="15.35cm" svg:y="11.138cm" svg:viewBox="0 0 29 13" svg:d="M18 13c-2-1-4-1-6-2-4-2-8-4-12-6 2-1 3-3 5-4 4 0 8-1 12-1 4 1 8 2 12 3 0 2 0 3 0 5-4 2-7 3-11 5z">
            <text:p/>
          </draw:path>
          <draw:path draw:style-name="gr1" draw:text-style-name="P1" draw:layer="layout" svg:width="0.028cm" svg:height="0.012cm" svg:x="15.35cm" svg:y="11.138cm" svg:viewBox="0 0 29 13" svg:d="M18 13c-2-1-4-1-6-2-4-2-8-4-12-6 2-1 3-3 5-4 4 0 8-1 12-1 4 1 8 2 12 3 0 2 0 3 0 5-4 2-7 3-11 5z">
            <text:p/>
          </draw:path>
          <draw:path draw:style-name="gr18" draw:text-style-name="P7" draw:layer="layout" svg:width="0.242cm" svg:height="0.088cm" svg:x="15.383cm" svg:y="9.804cm" svg:viewBox="0 0 243 89" svg:d="M5 89c-2 0-3-1-5-1v-1c3-2 5-3 8-5 7-2 13-5 20-7 9-3 19-6 28-9 2-1 4-1 6-2 12-4 24-7 36-11s23-7 35-11c9-3 17-6 26-9 9-2 18-5 27-7 7-1 14-3 21-4 2 0 3 0 5 0 5-2 9-4 14-6 1-2 2-5 3-7 1-3 3-6 4-9 1 0 3 1 4 1 2 3 4 6 6 9-3 4-5 8-8 12-6 3-12 6-18 9-4 1-7 2-11 3-6 2-13 3-19 5-1 2-3 4-4 6 1 1 3 2 4 3 2 3 5 6 7 9 0 1-1 3-1 4-4 0-7 0-11 0-3-2-7-4-10-6-3-3-7-5-10-8 0 1 1 3 1 4 1 1 1 3 2 4 1 3 1 5 2 8-3 0-6-1-9-1-3-1-7-1-10-2 0 1 0 2 0 3-1 3-1 6-2 9-2 1-4 3-6 4-4-1-7-1-11-2-1-2-1-3-2-5s-1-4-2-6c-3 0-7-1-10-1-7 2-14 3-21 5-4 1-7 2-11 3-13 4-26 7-39 11-8 2-17 4-25 6-5 1-9 1-14 2z">
            <text:p/>
          </draw:path>
          <draw:path draw:style-name="gr1" draw:text-style-name="P1" draw:layer="layout" svg:width="0.242cm" svg:height="0.088cm" svg:x="15.383cm" svg:y="9.804cm" svg:viewBox="0 0 243 89" svg:d="M5 89c-2 0-3-1-5-1v-1c3-2 5-3 8-5 7-2 13-5 20-7 9-3 19-6 28-9 2-1 4-1 6-2 12-4 24-7 36-11s23-7 35-11c9-3 17-6 26-9 9-2 18-5 27-7 7-1 14-3 21-4 2 0 3 0 5 0 5-2 9-4 14-6 1-2 2-5 3-7 1-3 3-6 4-9 1 0 3 1 4 1 2 3 4 6 6 9-3 4-5 8-8 12-6 3-12 6-18 9-4 1-7 2-11 3-6 2-13 3-19 5-1 2-3 4-4 6 1 1 3 2 4 3 2 3 5 6 7 9 0 1-1 3-1 4-4 0-7 0-11 0-3-2-7-4-10-6-3-3-7-5-10-8 0 1 1 3 1 4 1 1 1 3 2 4 1 3 1 5 2 8-3 0-6-1-9-1-3-1-7-1-10-2 0 1 0 2 0 3-1 3-1 6-2 9-2 1-4 3-6 4-4-1-7-1-11-2-1-2-1-3-2-5s-1-4-2-6c-3 0-7-1-10-1-7 2-14 3-21 5-4 1-7 2-11 3-13 4-26 7-39 11-8 2-17 4-25 6-5 1-9 1-14 2z">
            <text:p/>
          </draw:path>
          <draw:path draw:style-name="gr18" draw:text-style-name="P7" draw:layer="layout" svg:width="0.008cm" svg:height="0.007cm" svg:x="15.4cm" svg:y="10.385cm" svg:viewBox="0 0 9 8" svg:d="M4 8c-1-1-3-3-4-4 1-1 3-3 4-4 2 1 3 3 5 4-2 1-3 3-5 4z">
            <text:p/>
          </draw:path>
          <draw:path draw:style-name="gr1" draw:text-style-name="P1" draw:layer="layout" svg:width="0.008cm" svg:height="0.007cm" svg:x="15.4cm" svg:y="10.385cm" svg:viewBox="0 0 9 8" svg:d="M4 8c-1-1-3-3-4-4 1-1 3-3 4-4 2 1 3 3 5 4-2 1-3 3-5 4z">
            <text:p/>
          </draw:path>
          <draw:path draw:style-name="gr18" draw:text-style-name="P7" draw:layer="layout" svg:width="0.193cm" svg:height="0.058cm" svg:x="15.417cm" svg:y="9.488cm" svg:viewBox="0 0 194 59" svg:d="M8 59c-3-2-5-5-8-7 0-1 0-1 0-2 2-1 4-3 6-4 3 1 5 1 8 2 3 0 7 1 10 1-1-2-2-5-3-7-1-3-1-5-2-8 2 1 3 1 5 2 4 0 7 0 11 0 8-1 16-3 24-4 11-2 21-5 32-7 5-2 10-3 15-5 14-4 29-8 43-12 9-2 19-4 28-6 5-1 10-1 15-2 1 1 1 1 2 2 0 1-1 1-1 2-3 1-6 3-9 4-7 2-15 5-22 7-10 3-20 6-30 9-11 3-23 7-34 10s-22 7-33 10c-10 3-19 5-29 8-7 2-14 3-21 5-2 1-5 1-7 2z">
            <text:p/>
          </draw:path>
          <draw:path draw:style-name="gr1" draw:text-style-name="P1" draw:layer="layout" svg:width="0.193cm" svg:height="0.058cm" svg:x="15.417cm" svg:y="9.488cm" svg:viewBox="0 0 194 59" svg:d="M8 59c-3-2-5-5-8-7 0-1 0-1 0-2 2-1 4-3 6-4 3 1 5 1 8 2 3 0 7 1 10 1-1-2-2-5-3-7-1-3-1-5-2-8 2 1 3 1 5 2 4 0 7 0 11 0 8-1 16-3 24-4 11-2 21-5 32-7 5-2 10-3 15-5 14-4 29-8 43-12 9-2 19-4 28-6 5-1 10-1 15-2 1 1 1 1 2 2 0 1-1 1-1 2-3 1-6 3-9 4-7 2-15 5-22 7-10 3-20 6-30 9-11 3-23 7-34 10s-22 7-33 10c-10 3-19 5-29 8-7 2-14 3-21 5-2 1-5 1-7 2z">
            <text:p/>
          </draw:path>
          <draw:path draw:style-name="gr18" draw:text-style-name="P7" draw:layer="layout" svg:width="0.245cm" svg:height="0.24cm" svg:x="15.419cm" svg:y="9.724cm" svg:viewBox="0 0 246 241" svg:d="M40 241c-5-1-9-1-14-2-4-2-7-5-11-7-1 0-1-1-2-1-4-5-9-9-13-14 1-4 1-7 2-11 4-4 7-7 11-11 6-4 11-7 17-11 4-1 7-2 11-3 8-2 17-3 25-5 10-3 21-5 31-8s20-7 30-10c8-3 16-7 24-10 4-3 9-5 13-8 3-3 7-7 10-10 3-1 5-1 8-2 0 2-1 5-1 7-1 0-1 1-2 1 0 2 1 3 1 5 4-1 7-3 11-4 5-4 11-7 16-11s10-7 15-11c4-4 8-7 12-11l-1-1c-4 1-7 1-11 2s-7 2-11 3c1-1 1-2 2-3 3-2 5-5 8-7 3-3 7-7 10-10 1-5 2-10 3-15-1-8-1-17-2-25 0-2 0-3 0-5-1-9-1-19-2-28 1-5 2-9 3-14 1 0 1-1 2-1 2 3 3 5 5 8 1 8 3 15 4 23 1 11 1 22 2 33 0 14-1 29-1 43 0 4 0 8 0 12-2 9-3 18-5 27-3 7-7 13-10 20-7 6-14 12-21 18-11 5-21 11-32 16-15 6-30 11-45 17-14 4-28 9-42 13-10 3-20 5-30 8-7 1-13 2-20 3z">
            <text:p/>
          </draw:path>
          <draw:path draw:style-name="gr1" draw:text-style-name="P1" draw:layer="layout" svg:width="0.245cm" svg:height="0.24cm" svg:x="15.419cm" svg:y="9.724cm" svg:viewBox="0 0 246 241" svg:d="M40 241c-5-1-9-1-14-2-4-2-7-5-11-7-1 0-1-1-2-1-4-5-9-9-13-14 1-4 1-7 2-11 4-4 7-7 11-11 6-4 11-7 17-11 4-1 7-2 11-3 8-2 17-3 25-5 10-3 21-5 31-8s20-7 30-10c8-3 16-7 24-10 4-3 9-5 13-8 3-3 7-7 10-10 3-1 5-1 8-2 0 2-1 5-1 7-1 0-1 1-2 1 0 2 1 3 1 5 4-1 7-3 11-4 5-4 11-7 16-11s10-7 15-11c4-4 8-7 12-11l-1-1c-4 1-7 1-11 2s-7 2-11 3c1-1 1-2 2-3 3-2 5-5 8-7 3-3 7-7 10-10 1-5 2-10 3-15-1-8-1-17-2-25 0-2 0-3 0-5-1-9-1-19-2-28 1-5 2-9 3-14 1 0 1-1 2-1 2 3 3 5 5 8 1 8 3 15 4 23 1 11 1 22 2 33 0 14-1 29-1 43 0 4 0 8 0 12-2 9-3 18-5 27-3 7-7 13-10 20-7 6-14 12-21 18-11 5-21 11-32 16-15 6-30 11-45 17-14 4-28 9-42 13-10 3-20 5-30 8-7 1-13 2-20 3z">
            <text:p/>
          </draw:path>
          <draw:path draw:style-name="gr18" draw:text-style-name="P7" draw:layer="layout" svg:width="0.037cm" svg:height="0.048cm" svg:x="15.425cm" svg:y="10.512cm" svg:viewBox="0 0 38 49" svg:d="M1 49c0-2-1-4-1-6 3-3 6-5 9-8 4-4 9-9 13-13 1-3 3-7 4-10 1-4 3-7 4-11 1 0 3-1 4-1 1 2 3 4 4 6-1 5-1 9-2 14-3 5-5 10-8 15-2 3-5 5-7 8-5 2-9 4-14 6-2 0-4 0-6 0z">
            <text:p/>
          </draw:path>
          <draw:path draw:style-name="gr1" draw:text-style-name="P1" draw:layer="layout" svg:width="0.037cm" svg:height="0.048cm" svg:x="15.425cm" svg:y="10.512cm" svg:viewBox="0 0 38 49" svg:d="M1 49c0-2-1-4-1-6 3-3 6-5 9-8 4-4 9-9 13-13 1-3 3-7 4-10 1-4 3-7 4-11 1 0 3-1 4-1 1 2 3 4 4 6-1 5-1 9-2 14-3 5-5 10-8 15-2 3-5 5-7 8-5 2-9 4-14 6-2 0-4 0-6 0z">
            <text:p/>
          </draw:path>
          <draw:path draw:style-name="gr18" draw:text-style-name="P7" draw:layer="layout" svg:width="0.012cm" svg:height="0.016cm" svg:x="15.428cm" svg:y="10.393cm" svg:viewBox="0 0 13 17" svg:d="M11 17c-2-2-5-4-7-6-1-1-1-1-2-2-1-3-1-5-2-8l1-1c2 2 5 4 7 6 1 1 1 2 2 3 1 3 2 5 3 8-1 0-1 0-2 0z">
            <text:p/>
          </draw:path>
          <draw:path draw:style-name="gr1" draw:text-style-name="P1" draw:layer="layout" svg:width="0.012cm" svg:height="0.016cm" svg:x="15.428cm" svg:y="10.393cm" svg:viewBox="0 0 13 17" svg:d="M11 17c-2-2-5-4-7-6-1-1-1-1-2-2-1-3-1-5-2-8l1-1c2 2 5 4 7 6 1 1 1 2 2 3 1 3 2 5 3 8-1 0-1 0-2 0z">
            <text:p/>
          </draw:path>
          <draw:path draw:style-name="gr18" draw:text-style-name="P7" draw:layer="layout" svg:width="0.026cm" svg:height="0.011cm" svg:x="15.436cm" svg:y="11.425cm" svg:viewBox="0 0 27 12" svg:d="M25 12c-3 0-7-1-10-1-5-2-10-4-15-6 0-1 0-3 0-4 3 0 7-1 10-1 5 1 9 3 14 4 1 1 2 3 3 4-1 1-1 3-2 4z">
            <text:p/>
          </draw:path>
          <draw:path draw:style-name="gr1" draw:text-style-name="P1" draw:layer="layout" svg:width="0.026cm" svg:height="0.011cm" svg:x="15.436cm" svg:y="11.425cm" svg:viewBox="0 0 27 12" svg:d="M25 12c-3 0-7-1-10-1-5-2-10-4-15-6 0-1 0-3 0-4 3 0 7-1 10-1 5 1 9 3 14 4 1 1 2 3 3 4-1 1-1 3-2 4z">
            <text:p/>
          </draw:path>
          <draw:path draw:style-name="gr18" draw:text-style-name="P7" draw:layer="layout" svg:width="0.015cm" svg:height="0.011cm" svg:x="15.443cm" svg:y="9.987cm" svg:viewBox="0 0 16 12" svg:d="M8 12c-3 0-5 0-8 0 0-1 0-2 0-3 2-3 4-6 6-9 1 0 1 0 2 0 3 1 5 2 8 3-2 3-4 5-6 8-1 0-1 1-2 1z">
            <text:p/>
          </draw:path>
          <draw:path draw:style-name="gr1" draw:text-style-name="P1" draw:layer="layout" svg:width="0.015cm" svg:height="0.011cm" svg:x="15.443cm" svg:y="9.987cm" svg:viewBox="0 0 16 12" svg:d="M8 12c-3 0-5 0-8 0 0-1 0-2 0-3 2-3 4-6 6-9 1 0 1 0 2 0 3 1 5 2 8 3-2 3-4 5-6 8-1 0-1 1-2 1z">
            <text:p/>
          </draw:path>
          <draw:path draw:style-name="gr18" draw:text-style-name="P7" draw:layer="layout" svg:width="0.05cm" svg:height="0.178cm" svg:x="15.452cm" svg:y="10.446cm" svg:viewBox="0 0 51 179" svg:d="M16 179c-2-2-3-4-5-6-1-2-2-3-3-5-3-7-5-14-8-21 1-5 2-11 3-16 2-3 5-5 7-8 7-10 14-20 21-30 3-13 7-26 10-39 0-6 0-13 0-19 0-7 1-15 1-22 1-4 1-8 2-12 1 0 1-1 2-1 1 3 1 7 2 10 1 7 1 15 2 22 0 10 1 20 1 30 0 1 0 1 0 2-1 14-1 28-2 42-2 10-5 21-7 31-3 6-5 11-8 17-4 6-7 13-11 19-2 2-5 4-7 6z">
            <text:p/>
          </draw:path>
          <draw:path draw:style-name="gr1" draw:text-style-name="P1" draw:layer="layout" svg:width="0.05cm" svg:height="0.178cm" svg:x="15.452cm" svg:y="10.446cm" svg:viewBox="0 0 51 179" svg:d="M16 179c-2-2-3-4-5-6-1-2-2-3-3-5-3-7-5-14-8-21 1-5 2-11 3-16 2-3 5-5 7-8 7-10 14-20 21-30 3-13 7-26 10-39 0-6 0-13 0-19 0-7 1-15 1-22 1-4 1-8 2-12 1 0 1-1 2-1 1 3 1 7 2 10 1 7 1 15 2 22 0 10 1 20 1 30 0 1 0 1 0 2-1 14-1 28-2 42-2 10-5 21-7 31-3 6-5 11-8 17-4 6-7 13-11 19-2 2-5 4-7 6z">
            <text:p/>
          </draw:path>
          <draw:path draw:style-name="gr18" draw:text-style-name="P7" draw:layer="layout" svg:width="0.145cm" svg:height="0.016cm" svg:x="15.453cm" svg:y="11.003cm" svg:viewBox="0 0 146 17" svg:d="M75 17c-13 0-27-1-40-1-8 0-16-1-24-1-4-1-7-1-11-2 1-1 1-3 2-4 3-1 6-3 9-4 6-1 12-3 18-4 9 0 17-1 26-1 10 0 20 0 30 0 9 0 19 1 28 1 8 1 15 2 23 3 3 1 7 3 10 4-2 1-3 3-5 4-7 1-14 2-21 3-12 1-24 1-36 2-3 0-6 0-9 0z">
            <text:p/>
          </draw:path>
          <draw:path draw:style-name="gr1" draw:text-style-name="P1" draw:layer="layout" svg:width="0.145cm" svg:height="0.016cm" svg:x="15.453cm" svg:y="11.003cm" svg:viewBox="0 0 146 17" svg:d="M75 17c-13 0-27-1-40-1-8 0-16-1-24-1-4-1-7-1-11-2 1-1 1-3 2-4 3-1 6-3 9-4 6-1 12-3 18-4 9 0 17-1 26-1 10 0 20 0 30 0 9 0 19 1 28 1 8 1 15 2 23 3 3 1 7 3 10 4-2 1-3 3-5 4-7 1-14 2-21 3-12 1-24 1-36 2-3 0-6 0-9 0z">
            <text:p/>
          </draw:path>
          <draw:path draw:style-name="gr18" draw:text-style-name="P7" draw:layer="layout" svg:width="0.008cm" svg:height="0.008cm" svg:x="15.459cm" svg:y="11.704cm" svg:viewBox="0 0 9 9" svg:d="M5 9c-2-1-3-3-5-4 2-2 3-3 5-5 1 2 3 3 4 5-1 1-3 3-4 4z">
            <text:p/>
          </draw:path>
          <draw:path draw:style-name="gr1" draw:text-style-name="P1" draw:layer="layout" svg:width="0.008cm" svg:height="0.008cm" svg:x="15.459cm" svg:y="11.704cm" svg:viewBox="0 0 9 9" svg:d="M5 9c-2-1-3-3-5-4 2-2 3-3 5-5 1 2 3 3 4 5-1 1-3 3-4 4z">
            <text:p/>
          </draw:path>
          <draw:path draw:style-name="gr18" draw:text-style-name="P7" draw:layer="layout" svg:width="0.012cm" svg:height="0.016cm" svg:x="15.478cm" svg:y="10.418cm" svg:viewBox="0 0 13 17" svg:d="M12 17c-3-2-5-4-8-6 0-1-1-1-1-2-1-3-2-5-3-8 1 0 1-1 2-1 2 2 5 5 7 7 1 1 1 1 2 2 1 3 1 5 2 8z">
            <text:p/>
          </draw:path>
          <draw:path draw:style-name="gr1" draw:text-style-name="P1" draw:layer="layout" svg:width="0.012cm" svg:height="0.016cm" svg:x="15.478cm" svg:y="10.418cm" svg:viewBox="0 0 13 17" svg:d="M12 17c-3-2-5-4-8-6 0-1-1-1-1-2-1-3-2-5-3-8 1 0 1-1 2-1 2 2 5 5 7 7 1 1 1 1 2 2 1 3 1 5 2 8z">
            <text:p/>
          </draw:path>
          <draw:path draw:style-name="gr18" draw:text-style-name="P7" draw:layer="layout" svg:width="0.008cm" svg:height="0.007cm" svg:x="15.476cm" svg:y="10.639cm" svg:viewBox="0 0 9 8" svg:d="M5 8c-2-1-3-3-5-4 2-1 3-3 5-4 1 1 3 3 4 4-1 1-3 3-4 4z">
            <text:p/>
          </draw:path>
          <draw:path draw:style-name="gr1" draw:text-style-name="P1" draw:layer="layout" svg:width="0.008cm" svg:height="0.007cm" svg:x="15.476cm" svg:y="10.639cm" svg:viewBox="0 0 9 8" svg:d="M5 8c-2-1-3-3-5-4 2-1 3-3 5-4 1 1 3 3 4 4-1 1-3 3-4 4z">
            <text:p/>
          </draw:path>
          <draw:path draw:style-name="gr18" draw:text-style-name="P7" draw:layer="layout" svg:width="0.011cm" svg:height="0.005cm" svg:x="15.488cm" svg:y="9.97cm" svg:viewBox="0 0 12 6" svg:d="M1 6l-1-1c0-2 1-3 1-5 1 0 3 0 4 0 2 1 5 2 7 3 0 1-1 1-1 2-3 0-7 1-10 1z">
            <text:p/>
          </draw:path>
          <draw:path draw:style-name="gr1" draw:text-style-name="P1" draw:layer="layout" svg:width="0.011cm" svg:height="0.005cm" svg:x="15.488cm" svg:y="9.97cm" svg:viewBox="0 0 12 6" svg:d="M1 6l-1-1c0-2 1-3 1-5 1 0 3 0 4 0 2 1 5 2 7 3 0 1-1 1-1 2-3 0-7 1-10 1z">
            <text:p/>
          </draw:path>
          <draw:path draw:style-name="gr18" draw:text-style-name="P7" draw:layer="layout" svg:width="0.007cm" svg:height="0.007cm" svg:x="15.485cm" svg:y="10.656cm" svg:viewBox="0 0 8 8" svg:d="M4 8c-1-1-3-3-4-4 1-1 3-3 4-4 1 1 3 3 4 4-1 1-3 3-4 4z">
            <text:p/>
          </draw:path>
          <draw:path draw:style-name="gr1" draw:text-style-name="P1" draw:layer="layout" svg:width="0.007cm" svg:height="0.007cm" svg:x="15.485cm" svg:y="10.656cm" svg:viewBox="0 0 8 8" svg:d="M4 8c-1-1-3-3-4-4 1-1 3-3 4-4 1 1 3 3 4 4-1 1-3 3-4 4z">
            <text:p/>
          </draw:path>
          <draw:path draw:style-name="gr18" draw:text-style-name="P7" draw:layer="layout" svg:width="0.004cm" svg:height="0.023cm" svg:x="15.495cm" svg:y="10.677cm" svg:viewBox="0 0 5 24" svg:d="M1 24c0-4-1-8-1-12s1-8 1-12c1 1 2 1 3 2 0 6 1 11 1 17 0 1-1 3-1 4-1 0-2 1-3 1z">
            <text:p/>
          </draw:path>
          <draw:path draw:style-name="gr1" draw:text-style-name="P1" draw:layer="layout" svg:width="0.004cm" svg:height="0.023cm" svg:x="15.495cm" svg:y="10.677cm" svg:viewBox="0 0 5 24" svg:d="M1 24c0-4-1-8-1-12s1-8 1-12c1 1 2 1 3 2 0 6 1 11 1 17 0 1-1 3-1 4-1 0-2 1-3 1z">
            <text:p/>
          </draw:path>
          <draw:path draw:style-name="gr18" draw:text-style-name="P7" draw:layer="layout" svg:width="0.011cm" svg:height="0.006cm" svg:x="15.522cm" svg:y="9.978cm" svg:viewBox="0 0 12 7" svg:d="M1 7l-1-1c0-2 1-3 1-5 1 0 3-1 4-1 2 1 5 2 7 3 0 1-1 2-1 3-3 0-7 1-10 1z">
            <text:p/>
          </draw:path>
          <draw:path draw:style-name="gr1" draw:text-style-name="P1" draw:layer="layout" svg:width="0.011cm" svg:height="0.006cm" svg:x="15.522cm" svg:y="9.978cm" svg:viewBox="0 0 12 7" svg:d="M1 7l-1-1c0-2 1-3 1-5 1 0 3-1 4-1 2 1 5 2 7 3 0 1-1 2-1 3-3 0-7 1-10 1z">
            <text:p/>
          </draw:path>
          <draw:path draw:style-name="gr18" draw:text-style-name="P7" draw:layer="layout" svg:width="0.008cm" svg:height="0.007cm" svg:x="15.544cm" svg:y="9.987cm" svg:viewBox="0 0 9 8" svg:d="M4 8c-1-1-3-3-4-4 1-1 3-3 4-4 2 1 3 3 5 4-2 1-3 3-5 4z">
            <text:p/>
          </draw:path>
          <draw:path draw:style-name="gr1" draw:text-style-name="P1" draw:layer="layout" svg:width="0.008cm" svg:height="0.007cm" svg:x="15.544cm" svg:y="9.987cm" svg:viewBox="0 0 9 8" svg:d="M4 8c-1-1-3-3-4-4 1-1 3-3 4-4 2 1 3 3 5 4-2 1-3 3-5 4z">
            <text:p/>
          </draw:path>
          <draw:path draw:style-name="gr18" draw:text-style-name="P7" draw:layer="layout" svg:width="0.006cm" svg:height="0.012cm" svg:x="15.561cm" svg:y="9.988cm" svg:viewBox="0 0 7 13" svg:d="M6 13c-2 0-3-1-5-1 0-2-1-3-1-5 1-2 2-5 3-7 1 0 2 1 3 1 0 4 1 7 1 11z">
            <text:p/>
          </draw:path>
          <draw:path draw:style-name="gr1" draw:text-style-name="P1" draw:layer="layout" svg:width="0.006cm" svg:height="0.012cm" svg:x="15.561cm" svg:y="9.988cm" svg:viewBox="0 0 7 13" svg:d="M6 13c-2 0-3-1-5-1 0-2-1-3-1-5 1-2 2-5 3-7 1 0 2 1 3 1 0 4 1 7 1 11z">
            <text:p/>
          </draw:path>
          <draw:path draw:style-name="gr18" draw:text-style-name="P7" draw:layer="layout" svg:width="0.008cm" svg:height="0.007cm" svg:x="15.586cm" svg:y="10.004cm" svg:viewBox="0 0 9 8" svg:d="M5 8c-2-1-3-3-5-4 2-1 3-3 5-4 1 1 3 3 4 4-1 1-3 3-4 4z">
            <text:p/>
          </draw:path>
          <draw:path draw:style-name="gr1" draw:text-style-name="P1" draw:layer="layout" svg:width="0.008cm" svg:height="0.007cm" svg:x="15.586cm" svg:y="10.004cm" svg:viewBox="0 0 9 8" svg:d="M5 8c-2-1-3-3-5-4 2-1 3-3 5-4 1 1 3 3 4 4-1 1-3 3-4 4z">
            <text:p/>
          </draw:path>
          <draw:path draw:style-name="gr18" draw:text-style-name="P7" draw:layer="layout" svg:width="0.058cm" svg:height="0.059cm" svg:x="15.586cm" svg:y="10.105cm" svg:viewBox="0 0 59 60" svg:d="M6 60c-2-3-3-5-5-8l-1-1c2-3 5-5 7-8 2 0 4 0 6 0 4-2 9-5 13-7 3-5 7-10 10-15s6-10 9-15c3-2 5-4 8-6 2 1 4 2 6 3-1 3-1 6-2 9-3 7-6 13-9 20 0 1-1 2-1 3-4 5-8 10-12 15-5 3-11 6-16 9-4 0-9 1-13 1z">
            <text:p/>
          </draw:path>
          <draw:path draw:style-name="gr1" draw:text-style-name="P1" draw:layer="layout" svg:width="0.058cm" svg:height="0.059cm" svg:x="15.586cm" svg:y="10.105cm" svg:viewBox="0 0 59 60" svg:d="M6 60c-2-3-3-5-5-8l-1-1c2-3 5-5 7-8 2 0 4 0 6 0 4-2 9-5 13-7 3-5 7-10 10-15s6-10 9-15c3-2 5-4 8-6 2 1 4 2 6 3-1 3-1 6-2 9-3 7-6 13-9 20 0 1-1 2-1 3-4 5-8 10-12 15-5 3-11 6-16 9-4 0-9 1-13 1z">
            <text:p/>
          </draw:path>
          <draw:path draw:style-name="gr18" draw:text-style-name="P7" draw:layer="layout" svg:width="0.012cm" svg:height="0.016cm" svg:x="15.605cm" svg:y="10.004cm" svg:viewBox="0 0 13 17" svg:d="M12 17c-3-2-5-4-8-6 0-1-1-2-1-3-1-3-2-5-3-8 1 0 1 0 2 0 2 2 5 4 7 6 1 1 1 1 2 2 1 3 1 5 2 8z">
            <text:p/>
          </draw:path>
          <draw:path draw:style-name="gr1" draw:text-style-name="P1" draw:layer="layout" svg:width="0.012cm" svg:height="0.016cm" svg:x="15.605cm" svg:y="10.004cm" svg:viewBox="0 0 13 17" svg:d="M12 17c-3-2-5-4-8-6 0-1-1-2-1-3-1-3-2-5-3-8 1 0 1 0 2 0 2 2 5 4 7 6 1 1 1 1 2 2 1 3 1 5 2 8z">
            <text:p/>
          </draw:path>
          <draw:path draw:style-name="gr18" draw:text-style-name="P7" draw:layer="layout" svg:width="0.012cm" svg:height="0.05cm" svg:x="15.649cm" svg:y="11.008cm" svg:viewBox="0 0 13 51" svg:d="M12 51c-1 0-2-1-3-1-1-5-3-11-4-16s-2-9-3-14c-1-6-1-12-2-18 1-1 1-1 2-2 1 1 2 2 3 3 2 6 5 12 7 18 0 5 1 10 1 15s-1 10-1 15z">
            <text:p/>
          </draw:path>
          <draw:path draw:style-name="gr1" draw:text-style-name="P1" draw:layer="layout" svg:width="0.012cm" svg:height="0.05cm" svg:x="15.649cm" svg:y="11.008cm" svg:viewBox="0 0 13 51" svg:d="M12 51c-1 0-2-1-3-1-1-5-3-11-4-16s-2-9-3-14c-1-6-1-12-2-18 1-1 1-1 2-2 1 1 2 2 3 3 2 6 5 12 7 18 0 5 1 10 1 15s-1 10-1 15z">
            <text:p/>
          </draw:path>
          <draw:path draw:style-name="gr19" draw:text-style-name="P3" draw:layer="layout" svg:width="0.043cm" svg:height="0.075cm" svg:x="9.535cm" svg:y="14.419cm" svg:viewBox="0 0 44 76" svg:d="M0 73c4 1 7 2 11 3 6 0 12 0 18 0 3-1 5-2 8-3 1-1 2-3 3-4 1-2 3-5 4-7 0-2 0-5 0-7-1-3-3-5-4-8-1-1-2-2-3-3-3-1-5-3-8-4-5-1-9-3-14-4-2-1-5-2-7-3-1-1-3-3-4-4-1-2-3-5-4-7 0-3 0-5 0-8 1-2 3-5 4-7 1-1 3-2 4-3 2-1 5-3 7-4 6 0 12 0 18 0 4 1 7 3 11 4">
            <text:p/>
          </draw:path>
          <draw:path draw:style-name="gr19" draw:text-style-name="P3" draw:layer="layout" svg:width="0.065cm" svg:height="0.075cm" svg:x="9.604cm" svg:y="14.419cm" svg:viewBox="0 0 66 76" svg:d="M0 0c6 25 13 51 19 76 5-18 9-36 14-54 5 18 10 36 15 54 6-25 12-51 18-76">
            <text:p/>
          </draw:path>
          <draw:path draw:style-name="gr19" draw:text-style-name="P3" draw:layer="layout" svg:width="0.043cm" svg:height="0.075cm" svg:x="9.695cm" svg:y="14.419cm" svg:viewBox="0 0 44 76" svg:d="M40 0c-12 0-24 0-36 0-1 12-3 24-4 36 1-1 3-2 4-3 2-1 5-3 7-4 6 0 12 0 18 0 2 1 5 3 7 4 1 1 3 2 4 3 1 3 3 5 4 8 0 6 0 12 0 18-1 2-3 5-4 7-1 1-3 3-4 4-2 1-5 2-7 3-6 0-12 0-18 0-2-1-5-2-7-3-1-1-3-3-4-4">
            <text:p/>
          </draw:path>
          <draw:path draw:style-name="gr19" draw:text-style-name="P3" draw:layer="layout" svg:width="0.05cm" svg:height="0.075cm" svg:x="9.499cm" svg:y="14.185cm" svg:viewBox="0 0 51 76" svg:d="M0 76c0-25 0-51 0-76 9 18 17 37 26 55 8-18 17-37 25-55 0 25 0 51 0 76">
            <text:p/>
          </draw:path>
          <draw:path draw:style-name="gr20" draw:text-style-name="P1" draw:layer="layout" svg:width="0.05cm" svg:height="0.075cm" svg:x="9.582cm" svg:y="14.185cm" svg:viewBox="0 0 51 76" svg:d="M19 0c5 0 9 0 14 0 2 1 5 3 7 4 3 2 5 5 8 7 1 5 2 10 3 15 0 8 0 17 0 25-1 5-2 10-3 15-3 2-5 5-8 7-2 1-5 2-7 3-5 0-9 0-14 0-3-1-5-2-8-3-2-2-5-5-7-7-1-5-3-10-4-15 0-8 0-17 0-25 1-5 3-10 4-15 2-2 5-5 7-7 3-1 5-3 8-4z">
            <text:p/>
          </draw:path>
          <draw:path draw:style-name="gr20" draw:text-style-name="P1" draw:layer="layout" svg:width="0.042cm" svg:height="0.075cm" svg:x="9.666cm" svg:y="14.185cm" svg:viewBox="0 0 43 76" svg:d="M0 76c0-25 0-51 0-76 6 0 12 0 18 0 4 1 7 3 11 4 2 2 5 5 7 7 1 3 3 5 4 8 1 5 2 9 3 14 0 4 0 7 0 11-1 5-2 9-3 14-1 3-3 5-4 8-2 2-5 5-7 7-4 1-7 2-11 3-6 0-12 0-18 0z">
            <text:p/>
          </draw:path>
          <draw:path draw:style-name="gr19" draw:text-style-name="P3" draw:layer="layout" svg:width="0.025cm" svg:height="0cm" svg:x="9.742cm" svg:y="14.222cm" svg:viewBox="0 0 26 0" svg:d="M0 0c9 0 17 0 26 0">
            <text:p/>
          </draw:path>
          <draw:path draw:style-name="gr19" draw:text-style-name="P3" draw:layer="layout" svg:width="0.036cm" svg:height="0.075cm" svg:x="9.742cm" svg:y="14.185cm" svg:viewBox="0 0 37 76" svg:d="M37 76c-12 0-25 0-37 0 0-25 0-51 0-76 12 0 25 0 37 0">
            <text:p/>
          </draw:path>
          <draw:path draw:style-name="gr19" draw:text-style-name="P3" draw:layer="layout" svg:width="0.043cm" svg:height="0.075cm" svg:x="11.566cm" svg:y="14.419cm" svg:viewBox="0 0 44 76" svg:d="M0 73c4 1 7 2 11 3 6 0 12 0 18 0 3-1 5-2 8-3 1-1 2-3 3-4 1-2 3-5 4-7 0-2 0-5 0-7-1-3-3-5-4-8-1-1-2-2-3-3-3-1-5-3-8-4-5-1-9-3-14-4-3-1-5-2-8-3-1-1-2-3-3-4-1-2-3-5-4-7 0-3 0-5 0-8 1-2 3-5 4-7 1-1 2-2 3-3 3-1 5-3 8-4 6 0 12 0 18 0 4 1 7 3 11 4">
            <text:p/>
          </draw:path>
          <draw:path draw:style-name="gr19" draw:text-style-name="P3" draw:layer="layout" svg:width="0.064cm" svg:height="0.075cm" svg:x="11.635cm" svg:y="14.419cm" svg:viewBox="0 0 65 76" svg:d="M0 0c6 25 12 51 18 76 5-18 10-36 15-54 5 18 9 36 14 54 6-25 12-51 18-76">
            <text:p/>
          </draw:path>
          <draw:path draw:style-name="gr19" draw:text-style-name="P3" draw:layer="layout" svg:width="0.047cm" svg:height="0.075cm" svg:x="11.722cm" svg:y="14.419cm" svg:viewBox="0 0 48 76" svg:d="M0 0c16 0 32 0 48 0-9 10-17 19-26 29 4 0 7 0 11 0 2 1 5 3 7 4 1 1 3 2 4 3 1 3 3 5 4 8 0 6 0 12 0 18-1 2-3 5-4 7-1 1-3 3-4 4-2 1-5 2-7 3-7 0-15 0-22 0-2-1-5-2-7-3-1-1-3-3-4-4">
            <text:p/>
          </draw:path>
          <draw:path draw:style-name="gr20" draw:text-style-name="P1" draw:layer="layout" svg:width="0.043cm" svg:height="0.075cm" svg:x="11.524cm" svg:y="14.185cm" svg:viewBox="0 0 44 76" svg:d="M0 76c0-25 0-51 0-76 6 0 13 0 19 0 4 1 7 3 11 4 2 2 5 5 7 7 1 3 2 5 3 8 1 5 3 9 4 14 0 4 0 7 0 11-1 5-3 9-4 14-1 3-2 5-3 8-2 2-5 5-7 7-4 1-7 2-11 3-6 0-13 0-19 0z">
            <text:p/>
          </draw:path>
          <draw:path draw:style-name="gr20" draw:text-style-name="P1" draw:layer="layout" svg:width="0.05cm" svg:height="0.075cm" svg:x="11.597cm" svg:y="14.185cm" svg:viewBox="0 0 51 76" svg:d="M18 0c5 0 10 0 15 0 2 1 5 3 7 4 2 2 5 5 7 7 1 5 3 10 4 15 0 8 0 17 0 25-1 5-3 10-4 15-2 2-5 5-7 7-2 1-5 2-7 3-5 0-10 0-15 0-2-1-5-2-7-3-2-2-5-5-7-7-1-5-3-10-4-15 0-8 0-17 0-25 1-5 3-10 4-15 2-2 5-5 7-7 2-1 5-3 7-4z">
            <text:p/>
          </draw:path>
          <draw:path draw:style-name="gr19" draw:text-style-name="P3" draw:layer="layout" svg:width="0.065cm" svg:height="0.075cm" svg:x="11.673cm" svg:y="14.185cm" svg:viewBox="0 0 66 76" svg:d="M0 0c6 25 13 51 19 76 5-18 9-36 14-54 5 18 9 36 14 54 6-25 13-51 19-76">
            <text:p/>
          </draw:path>
          <draw:path draw:style-name="gr19" draw:text-style-name="P3" draw:layer="layout" svg:width="0.042cm" svg:height="0.075cm" svg:x="11.768cm" svg:y="14.185cm" svg:viewBox="0 0 43 76" svg:d="M0 76c0-25 0-51 0-76 14 25 29 51 43 76 0-25 0-51 0-76">
            <text:p/>
          </draw:path>
          <draw:path draw:style-name="gr19" draw:text-style-name="P3" draw:layer="layout" svg:width="0.043cm" svg:height="0.075cm" svg:x="12.582cm" svg:y="14.419cm" svg:viewBox="0 0 44 76" svg:d="M0 73c4 1 7 2 11 3 6 0 12 0 18 0 3-1 5-2 8-3 1-1 2-3 3-4 1-2 3-5 4-7 0-2 0-5 0-7-1-3-3-5-4-8-1-1-2-2-3-3-3-1-5-3-8-4-5-1-9-3-14-4-3-1-5-2-8-3-1-1-2-3-3-4-1-2-3-5-4-7 0-3 0-5 0-8 1-2 3-5 4-7 1-1 2-2 3-3 3-1 5-3 8-4 6 0 12 0 18 0 4 1 7 3 11 4">
            <text:p/>
          </draw:path>
          <draw:path draw:style-name="gr19" draw:text-style-name="P3" draw:layer="layout" svg:width="0.064cm" svg:height="0.075cm" svg:x="12.651cm" svg:y="14.419cm" svg:viewBox="0 0 65 76" svg:d="M0 0c6 25 12 51 18 76 5-18 10-36 15-54 5 18 9 36 14 54 6-25 12-51 18-76">
            <text:p/>
          </draw:path>
          <draw:path draw:style-name="gr19" draw:text-style-name="P3" draw:layer="layout" svg:width="0.046cm" svg:height="0.075cm" svg:x="12.738cm" svg:y="14.419cm" svg:viewBox="0 0 47 76" svg:d="M4 7c1-1 3-2 4-3 2-1 5-3 7-4 6 0 12 0 18 0 2 1 5 3 7 4 1 1 3 2 4 3 1 2 2 5 3 7 0 3 0 5 0 8-1 4-2 7-3 11-15 14-29 29-44 43 16 0 31 0 47 0">
            <text:p/>
          </draw:path>
          <draw:path draw:style-name="gr19" draw:text-style-name="P3" draw:layer="layout" svg:width="0.042cm" svg:height="0.075cm" svg:x="12.597cm" svg:y="14.185cm" svg:viewBox="0 0 43 76" svg:d="M0 73c4 1 7 2 11 3 6 0 12 0 18 0 2-1 5-2 7-3 1-1 3-3 4-4 1-2 2-5 3-7 0-2 0-5 0-7-1-2-2-5-3-7-1-1-3-3-4-4-2-1-5-3-7-4-5-1-10-2-15-3-2-1-5-3-7-4-1-1-3-2-4-3-1-3-2-5-3-8 0-2 0-5 0-7 1-2 2-5 3-7 1-1 3-3 4-4 2-1 5-3 7-4 6 0 12 0 18 0 4 1 7 3 11 4">
            <text:p/>
          </draw:path>
          <draw:path draw:style-name="gr19" draw:text-style-name="P3" draw:layer="layout" svg:width="0.024cm" svg:height="0cm" svg:x="12.673cm" svg:y="14.222cm" svg:viewBox="0 0 25 0" svg:d="M0 0c8 0 17 0 25 0">
            <text:p/>
          </draw:path>
          <draw:path draw:style-name="gr19" draw:text-style-name="P3" draw:layer="layout" svg:width="0.035cm" svg:height="0.075cm" svg:x="12.673cm" svg:y="14.185cm" svg:viewBox="0 0 36 76" svg:d="M36 76c-12 0-24 0-36 0 0-25 0-51 0-76 12 0 24 0 36 0">
            <text:p/>
          </draw:path>
          <draw:path draw:style-name="gr19" draw:text-style-name="P3" draw:layer="layout" svg:width="0.035cm" svg:height="0.075cm" svg:x="12.742cm" svg:y="14.185cm" svg:viewBox="0 0 36 76" svg:d="M36 76c-12 0-24 0-36 0 0-25 0-51 0-76">
            <text:p/>
          </draw:path>
          <draw:path draw:style-name="gr19" draw:text-style-name="P3" draw:layer="layout" svg:width="0.043cm" svg:height="0.075cm" svg:x="10.551cm" svg:y="14.419cm" svg:viewBox="0 0 44 76" svg:d="M0 73c4 1 7 2 11 3 6 0 12 0 18 0 3-1 5-2 8-3 1-1 2-3 3-4 1-2 3-5 4-7 0-2 0-5 0-7-1-3-3-5-4-8-1-1-2-2-3-3-3-1-5-3-8-4-5-1-9-3-14-4-2-1-5-2-7-3-1-1-3-3-4-4-1-2-3-5-4-7 0-3 0-5 0-8 1-2 3-5 4-7 1-1 3-2 4-3 2-1 5-3 7-4 6 0 12 0 18 0 4 1 7 3 11 4">
            <text:p/>
          </draw:path>
          <draw:path draw:style-name="gr19" draw:text-style-name="P3" draw:layer="layout" svg:width="0.065cm" svg:height="0.075cm" svg:x="10.62cm" svg:y="14.419cm" svg:viewBox="0 0 66 76" svg:d="M0 0c6 25 13 51 19 76 5-18 9-36 14-54 5 18 9 36 14 54 6-25 13-51 19-76">
            <text:p/>
          </draw:path>
          <draw:path draw:style-name="gr19" draw:text-style-name="P3" draw:layer="layout" svg:width="0.043cm" svg:height="0cm" svg:x="10.711cm" svg:y="14.495cm" svg:viewBox="0 0 44 0" svg:d="M44 0c-15 0-29 0-44 0">
            <text:p/>
          </draw:path>
          <draw:path draw:style-name="gr19" draw:text-style-name="P3" draw:layer="layout" svg:width="0.021cm" svg:height="0.075cm" svg:x="10.711cm" svg:y="14.419cm" svg:viewBox="0 0 22 76" svg:d="M22 76c0-25 0-51 0-76-3 4-5 7-8 11-2 2-5 5-7 7-2 1-5 3-7 4">
            <text:p/>
          </draw:path>
          <draw:path draw:style-name="gr19" draw:text-style-name="P3" draw:layer="layout" svg:width="0.042cm" svg:height="0.075cm" svg:x="10.593cm" svg:y="14.185cm" svg:viewBox="0 0 43 76" svg:d="M0 0c0 21 0 41 0 62 1 2 3 5 4 7 1 1 2 3 3 4 3 1 5 2 8 3 5 0 9 0 14 0 2-1 5-2 7-3 1-1 3-3 4-4 1-2 2-5 3-7 0-21 0-41 0-62">
            <text:p/>
          </draw:path>
          <draw:path draw:style-name="gr19" draw:text-style-name="P3" draw:layer="layout" svg:width="0.042cm" svg:height="0.075cm" svg:x="10.673cm" svg:y="14.185cm" svg:viewBox="0 0 43 76" svg:d="M0 76c0-25 0-51 0-76 10 0 19 0 29 0 2 1 5 3 7 4 1 1 3 3 4 4 1 2 2 5 3 7 0 4 0 7 0 11-1 2-2 5-3 7-1 1-3 3-4 4-2 1-5 2-7 3-10 0-19 0-29 0">
            <text:p/>
          </draw:path>
          <draw:path draw:style-name="gr19" draw:text-style-name="P3" draw:layer="layout" svg:width="0.042cm" svg:height="0.075cm" svg:x="14.068cm" svg:y="14.419cm" svg:viewBox="0 0 43 76" svg:d="M0 73c4 1 7 2 11 3 6 0 12 0 18 0 2-1 5-2 7-3 1-1 3-3 4-4 1-2 2-5 3-7 0-2 0-5 0-7-1-3-2-5-3-8-1-1-3-2-4-3-2-1-5-3-7-4-5-1-10-3-15-4-2-1-5-2-7-3-1-1-2-3-3-4-1-2-3-5-4-7 0-3 0-5 0-8 1-2 3-5 4-7 1-1 2-2 3-3 2-1 5-3 7-4 6 0 13 0 19 0 3 1 7 3 10 4">
            <text:p/>
          </draw:path>
          <draw:path draw:style-name="gr19" draw:text-style-name="P3" draw:layer="layout" svg:width="0.064cm" svg:height="0.075cm" svg:x="14.137cm" svg:y="14.419cm" svg:viewBox="0 0 65 76" svg:d="M0 0c6 25 12 51 18 76 5-18 10-36 15-54 5 18 9 36 14 54 6-25 12-51 18-76">
            <text:p/>
          </draw:path>
          <draw:path draw:style-name="gr19" draw:text-style-name="P3" draw:layer="layout" svg:width="0.05cm" svg:height="0cm" draw:transform="rotate (-1.5707963267949) translate (14.2642296231376cm 14.4441885386242cm)" svg:viewBox="0 0 51 0" svg:d="M0 0c17 0 34 0 51 0">
            <text:p/>
          </draw:path>
          <draw:path draw:style-name="gr19" draw:text-style-name="P3" draw:layer="layout" svg:width="0.046cm" svg:height="0.054cm" svg:x="14.228cm" svg:y="14.415cm" svg:viewBox="0 0 47 55" svg:d="M18 0c-6 18-12 37-18 55 16 0 31 0 47 0">
            <text:p/>
          </draw:path>
          <draw:path draw:style-name="gr19" draw:text-style-name="P3" draw:layer="layout" svg:width="0.043cm" svg:height="0cm" draw:transform="rotate (2.19632233070966) translate (14.1282415425066cm 14.2612069694833cm)" svg:viewBox="0 0 44 0" svg:d="M0 0c15 0 30 0 44 0">
            <text:p/>
          </draw:path>
          <draw:path draw:style-name="gr19" draw:text-style-name="P3" draw:layer="layout" svg:width="0.043cm" svg:height="0.075cm" svg:x="14.084cm" svg:y="14.185cm" svg:viewBox="0 0 44 76" svg:d="M0 76c0-25 0-51 0-76 10 0 19 0 29 0 3 1 5 3 8 4 1 1 2 3 3 4 1 2 3 5 4 7 0 4 0 7 0 11-1 2-3 5-4 7-1 1-2 3-3 4-3 1-5 2-8 3-10 0-19 0-29 0">
            <text:p/>
          </draw:path>
          <draw:path draw:style-name="gr19" draw:text-style-name="P3" draw:layer="layout" svg:width="0.042cm" svg:height="0.075cm" svg:x="14.157cm" svg:y="14.185cm" svg:viewBox="0 0 43 76" svg:d="M0 73c4 1 7 2 11 3 6 0 12 0 18 0 2-1 5-2 7-3 1-1 3-3 4-4 1-2 2-5 3-7 0-2 0-5 0-7-1-2-2-5-3-7-1-1-3-3-4-4-2-1-5-3-7-4-5-1-10-2-15-3-2-1-5-3-7-4-1-1-3-2-4-3-1-3-2-5-3-8 0-2 0-5 0-7 1-2 2-5 3-7 1-1 3-3 4-4 2-1 5-3 7-4 6 0 12 0 18 0 4 1 7 3 11 4">
            <text:p/>
          </draw:path>
          <draw:path draw:style-name="gr19" draw:text-style-name="P3" draw:layer="layout" svg:width="0.043cm" svg:height="0cm" svg:x="14.222cm" svg:y="14.185cm" svg:viewBox="0 0 44 0" svg:d="M0 0c15 0 29 0 44 0">
            <text:p/>
          </draw:path>
          <draw:path draw:style-name="gr19" draw:text-style-name="P3" draw:layer="layout" svg:width="0.075cm" svg:height="0cm" draw:transform="rotate (1.5707963267949) translate (14.244231375986cm 14.2612069694833cm)" svg:viewBox="0 0 76 0" svg:d="M0 0c25 0 51 0 76 0">
            <text:p/>
          </draw:path>
          <draw:path draw:style-name="gr21" draw:text-style-name="P3" draw:layer="layout" svg:width="0.609cm" svg:height="0cm" svg:x="7.986cm" svg:y="8.494cm" svg:viewBox="0 0 610 0" svg:d="M610 0c-203 0-407 0-610 0">
            <text:p/>
          </draw:path>
          <draw:path draw:style-name="gr21" draw:text-style-name="P3" draw:layer="layout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out" svg:width="1.396cm" svg:height="0cm" svg:x="8.85cm" svg:y="8.875cm" svg:viewBox="0 0 1397 0" svg:d="M0 0c466 0 931 0 1397 0">
            <text:p/>
          </draw:path>
          <draw:path draw:style-name="gr21" draw:text-style-name="P3" draw:layer="layout" svg:width="3.834cm" svg:height="0cm" svg:x="10.501cm" svg:y="8.494cm" svg:viewBox="0 0 3835 0" svg:d="M0 0c1278 0 2556 0 3835 0">
            <text:p/>
          </draw:path>
          <draw:path draw:style-name="gr21" draw:text-style-name="P3" draw:layer="layout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59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out" svg:width="0.38cm" svg:height="0cm" svg:x="7.059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398277826468cm 13.4582878436902cm)" svg:viewBox="0 0 2794 0" svg:d="M0 0c931 0 1862 0 2794 0">
            <text:p/>
          </draw:path>
          <draw:path draw:style-name="gr21" draw:text-style-name="P3" draw:layer="layout" svg:width="6.348cm" svg:height="0cm" svg:x="7.986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00564417178cm 7.85885184812166cm)" svg:viewBox="0 0 5332 0" svg:d="M0 0c1777 0 3555 0 5332 0">
            <text:p/>
          </draw:path>
          <draw:path draw:style-name="gr4" draw:text-style-name="P2" draw:layer="layout" svg:width="0.101cm" svg:height="0.126cm" svg:x="15.786cm" svg:y="10.708cm" svg:viewBox="0 0 102 127" svg:d="M102 0c0 42 0 85 0 127-34 0-68 0-102 0 0-42 0-85 0-127 34 0 68 0 102 0z">
            <text:p/>
          </draw:path>
          <draw:path draw:style-name="gr20" draw:text-style-name="P1" draw:layer="layout" svg:width="0.042cm" svg:height="0.075cm" svg:x="15.971cm" svg:y="10.731cm" svg:viewBox="0 0 43 76" svg:d="M0 76c0-25 0-51 0-76 6 0 12 0 18 0 4 1 7 2 11 3 2 2 5 5 7 7 1 3 3 5 4 8 1 5 2 9 3 14 0 4 0 7 0 11-1 5-2 9-3 14-1 3-3 5-4 8-2 2-5 5-7 7-4 1-7 3-11 4-6 0-12 0-18 0z">
            <text:p/>
          </draw:path>
          <draw:path draw:style-name="gr19" draw:text-style-name="P3" draw:layer="layout" svg:width="0.046cm" svg:height="0.075cm" svg:x="16.04cm" svg:y="10.731cm" svg:viewBox="0 0 47 76" svg:d="M0 0c16 0 31 0 47 0-9 9-17 19-26 28 4 0 7 0 11 0 3 1 5 3 8 4 1 1 2 3 3 4 1 2 3 5 4 7 0 6 0 12 0 18-1 2-3 5-4 7-1 1-2 3-3 4-3 1-5 3-8 4-7 0-14 0-21 0-3-1-5-3-8-4-1-1-2-3-3-4">
            <text:p/>
          </draw:path>
          <draw:path draw:style-name="gr4" draw:text-style-name="P2" draw:layer="layout" svg:width="0.101cm" svg:height="0.126cm" svg:x="15.583cm" svg:y="10.708cm" svg:viewBox="0 0 102 127" svg:d="M102 0c0 42 0 85 0 127-34 0-68 0-102 0 0-42 0-85 0-127 34 0 68 0 102 0z">
            <text:p/>
          </draw:path>
        </draw:g>
        <draw:rect draw:style-name="gr22" draw:text-style-name="P8" draw:layer="Layer4" svg:width="1.27cm" svg:height="3.15cm" svg:x="7.04cm" svg:y="10.496cm" draw:corner-radius="0.254cm">
          <text:p/>
        </draw:rect>
        <draw:rect draw:style-name="gr22" draw:text-style-name="P8" draw:layer="Layer4" svg:width="7.418cm" svg:height="4.978cm" svg:x="7.451cm" svg:y="8.668cm" draw:corner-radius="0.254cm">
          <text:p/>
        </draw:rect>
        <draw:rect draw:style-name="gr22" draw:text-style-name="P8" draw:layer="Layer4" svg:width="0.762cm" svg:height="0.762cm" svg:x="9.237cm" svg:y="14.085cm" draw:corner-radius="0.076cm">
          <text:p/>
        </draw:rect>
        <draw:rect draw:style-name="gr22" draw:text-style-name="P8" draw:layer="Layer4" svg:width="1.576cm" svg:height="0.305cm" svg:x="7.548cm" svg:y="14.057cm" draw:corner-radius="0.076cm">
          <text:p/>
        </draw:rect>
        <draw:rect draw:style-name="gr22" draw:text-style-name="P8" draw:layer="Layer4" svg:width="0.762cm" svg:height="0.762cm" svg:x="10.246cm" svg:y="14.078cm" draw:corner-radius="0.076cm">
          <text:p/>
        </draw:rect>
        <draw:rect draw:style-name="gr22" draw:text-style-name="P8" draw:layer="Layer4" svg:width="0.762cm" svg:height="0.762cm" svg:x="11.262cm" svg:y="14.078cm" draw:corner-radius="0.076cm">
          <text:p/>
        </draw:rect>
        <draw:rect draw:style-name="gr22" draw:text-style-name="P8" draw:layer="Layer4" svg:width="0.762cm" svg:height="0.762cm" svg:x="12.278cm" svg:y="14.078cm" draw:corner-radius="0.076cm">
          <text:p/>
        </draw:rect>
        <draw:rect draw:style-name="gr22" draw:text-style-name="P8" draw:layer="Layer4" svg:width="0.762cm" svg:height="0.762cm" svg:x="13.776cm" svg:y="14.078cm" draw:corner-radius="0.076cm">
          <text:p/>
        </draw:rect>
        <draw:rect draw:style-name="gr23" draw:text-style-name="P9" draw:layer="Layer4" svg:width="5.301cm" svg:height="0.152cm" svg:x="9.237cm" svg:y="14.841cm">
          <text:p/>
        </draw:rect>
        <draw:rect draw:style-name="gr23" draw:text-style-name="P9" draw:layer="Layer4" svg:width="0.358cm" svg:height="0.152cm" svg:x="15.56cm" svg:y="10.684cm">
          <text:p/>
        </draw:rect>
        <draw:g>
          <draw:path draw:style-name="gr21" draw:text-style-name="P3" draw:layer="Layer4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er4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er4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er4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er4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er4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er4" svg:width="1.396cm" svg:height="0cm" svg:x="8.85cm" svg:y="8.875cm" svg:viewBox="0 0 1397 0" svg:d="M0 0c466 0 931 0 1397 0">
            <text:p/>
          </draw:path>
          <draw:path draw:style-name="gr21" draw:text-style-name="P3" draw:layer="Layer4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er4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er4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er4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er4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er4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er4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er4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er4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er4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er4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er4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er4" svg:width="0.38cm" svg:height="0cm" svg:x="7.059cm" svg:y="13.458cm" svg:viewBox="0 0 381 0" svg:d="M0 0c127 0 254 0 381 0">
            <text:p/>
          </draw:path>
          <draw:path draw:style-name="gr21" draw:text-style-name="P3" draw:layer="Layer4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er4" svg:width="0.38cm" svg:height="0cm" svg:x="7.059cm" svg:y="10.665cm" svg:viewBox="0 0 381 0" svg:d="M381 0c-127 0-254 0-381 0">
            <text:p/>
          </draw:path>
          <draw:path draw:style-name="gr21" draw:text-style-name="P3" draw:layer="Layer4" svg:width="2.793cm" svg:height="0cm" draw:transform="rotate (1.5707963267949) translate (7.4398277826468cm 13.4582878436902cm)" svg:viewBox="0 0 2794 0" svg:d="M0 0c931 0 1862 0 2794 0">
            <text:p/>
          </draw:path>
          <draw:circle draw:style-name="gr24" draw:text-style-name="P8" draw:layer="Layer4" svg:width="1.47cm" svg:height="1.47cm" svg:x="5.981cm" svg:y="12.456cm" draw:kind="arc" draw:start-angle="180" draw:end-angle="270">
            <text:p/>
          </draw:circle>
          <draw:circle draw:style-name="gr24" draw:text-style-name="P8" draw:layer="Layer4" svg:width="1.47cm" svg:height="1.47cm" svg:x="7.251cm" svg:y="13.726cm" draw:kind="arc" draw:start-angle="180" draw:end-angle="270">
            <text:p/>
          </draw:circle>
          <draw:circle draw:style-name="gr24" draw:text-style-name="P8" draw:layer="Layer4" svg:width="1.07cm" svg:height="1.07cm" svg:x="6.181cm" svg:y="13.926cm" draw:kind="arc" draw:start-angle="0" draw:end-angle="90">
            <text:p/>
          </draw:circle>
          <draw:circle draw:style-name="gr24" draw:text-style-name="P8" draw:layer="Layer4" svg:width="1.47cm" svg:height="1.47cm" svg:x="14.87cm" svg:y="12.457cm" draw:kind="arc" draw:start-angle="270" draw:end-angle="0">
            <text:p/>
          </draw:circle>
          <draw:circle draw:style-name="gr24" draw:text-style-name="P8" draw:layer="Layer4" svg:width="1.47cm" svg:height="1.47cm" svg:x="13.6cm" svg:y="13.727cm" draw:kind="arc" draw:start-angle="270" draw:end-angle="0">
            <text:p/>
          </draw:circle>
          <draw:circle draw:style-name="gr24" draw:text-style-name="P8" draw:layer="Layer4" svg:width="1.07cm" svg:height="1.07cm" svg:x="15.07cm" svg:y="13.927cm" draw:kind="arc" draw:start-angle="90" draw:end-angle="180">
            <text:p/>
          </draw:circle>
          <draw:circle draw:style-name="gr24" draw:text-style-name="P8" draw:layer="Layer4" svg:width="1.471cm" svg:height="1.472cm" svg:x="5.981cm" svg:y="7.122cm" draw:kind="arc" draw:start-angle="0" draw:end-angle="180">
            <text:p/>
          </draw:circle>
          <draw:circle draw:style-name="gr24" draw:text-style-name="P8" draw:layer="Layer4" svg:width="1.068cm" svg:height="1.068cm" svg:x="7.452cm" svg:y="7.324cm" draw:kind="arc" draw:start-angle="180" draw:end-angle="270">
            <text:p/>
          </draw:circle>
          <draw:circle draw:style-name="gr24" draw:text-style-name="P8" draw:layer="Layer4" svg:width="1.471cm" svg:height="1.472cm" svg:x="14.869cm" svg:y="7.122cm" draw:kind="arc" draw:start-angle="0" draw:end-angle="180">
            <text:p/>
          </draw:circle>
          <draw:circle draw:style-name="gr24" draw:text-style-name="P8" draw:layer="Layer4" svg:width="1.068cm" svg:height="1.068cm" svg:x="13.801cm" svg:y="7.324cm" draw:kind="arc" draw:start-angle="270" draw:end-angle="0">
            <text:p/>
          </draw:circle>
          <draw:path draw:style-name="gr21" draw:text-style-name="P3" draw:layer="Layer4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er4" svg:width="5.331cm" svg:height="0cm" draw:transform="rotate (-1.5707963267949) translate (16.2400564417178cm 7.85885184812166cm)" svg:viewBox="0 0 5332 0" svg:d="M0 0c1777 0 3555 0 5332 0">
            <text:p/>
          </draw:path>
          <draw:path draw:style-name="gr21" draw:text-style-name="P3" draw:layer="Layer4" svg:width="0.609cm" svg:height="0cm" svg:x="7.987cm" svg:y="8.494cm" svg:viewBox="0 0 610 0" svg:d="M610 0c-203 0-407 0-610 0">
            <text:p/>
          </draw:path>
          <draw:path draw:style-name="gr21" draw:text-style-name="P3" draw:layer="Layer4" svg:width="3.834cm" svg:height="0cm" svg:x="10.502cm" svg:y="8.494cm" svg:viewBox="0 0 3835 0" svg:d="M0 0c1278 0 2556 0 3835 0">
            <text:p/>
          </draw:path>
          <draw:path draw:style-name="gr21" draw:text-style-name="P3" draw:layer="Layer4" svg:width="6.348cm" svg:height="0cm" svg:x="7.987cm" svg:y="15.096cm" svg:viewBox="0 0 6349 0" svg:d="M6349 0c-2116 0-4233 0-6349 0">
            <text:p/>
          </draw:path>
          <draw:line draw:style-name="gr22" draw:text-style-name="P8" draw:layer="Layer4" svg:x1="5.978cm" svg:y1="7.858cm" svg:x2="5.978cm" svg:y2="13.192cm">
            <text:p/>
          </draw:line>
          <draw:line draw:style-name="gr22" draw:text-style-name="P8" draw:layer="Layer4" svg:x1="7.986cm" svg:y1="8.392cm" svg:x2="14.335cm" svg:y2="8.392cm">
            <text:p/>
          </draw:line>
          <draw:line draw:style-name="gr22" draw:text-style-name="P8" draw:layer="Layer4" svg:x1="16.34cm" svg:y1="7.858cm" svg:x2="16.34cm" svg:y2="13.192cm">
            <text:p/>
          </draw:line>
          <draw:line draw:style-name="gr22" draw:text-style-name="P8" draw:layer="Layer4" svg:x1="7.986cm" svg:y1="15.196cm" svg:x2="14.335cm" svg:y2="15.196cm">
            <text:p/>
          </draw:line>
        </draw:g>
        <draw:rect draw:style-name="gr23" draw:text-style-name="P9" draw:layer="Layer4" svg:width="5.301cm" svg:height="0.152cm" svg:x="9.238cm" svg:y="13.941cm">
          <text:p/>
        </draw:rect>
        <draw:circle draw:style-name="gr22" draw:text-style-name="P8" draw:layer="Layer4" svg:width="0.356cm" svg:height="0.356cm" svg:x="6.181cm" svg:y="12.887cm">
          <text:p/>
        </draw:circle>
        <draw:circle draw:style-name="gr22" draw:text-style-name="P8" draw:layer="Layer4" svg:width="0.356cm" svg:height="0.356cm" svg:x="15.783cm" svg:y="12.887cm">
          <text:p/>
        </draw:circle>
        <draw:circle draw:style-name="gr22" draw:text-style-name="P8" draw:layer="Layer4" svg:width="0.356cm" svg:height="0.356cm" svg:x="6.181cm" svg:y="7.687cm">
          <text:p/>
        </draw:circle>
        <draw:circle draw:style-name="gr22" draw:text-style-name="P8" draw:layer="Layer4" svg:width="0.356cm" svg:height="0.356cm" svg:x="15.783cm" svg:y="7.687cm">
          <text:p/>
        </draw:circle>
        <draw:circle draw:style-name="gr22" draw:text-style-name="P8" draw:layer="Layer4" svg:width="0.356cm" svg:height="0.356cm" svg:x="6.181cm" svg:y="10.087cm">
          <text:p/>
        </draw:circle>
      </draw:page>
      <draw:page draw:name="page2" draw:style-name="dp1" draw:master-page-name="Default">
        <draw:g>
          <draw:path draw:style-name="gr25" draw:text-style-name="P3" draw:layer="layout" svg:width="0.629cm" svg:height="0cm" svg:x="12.308cm" svg:y="10.662cm" svg:viewBox="0 0 630 0" svg:d="M630 0c-210 0-420 0-630 0">
            <text:p/>
          </draw:path>
          <draw:path draw:style-name="gr25" draw:text-style-name="P3" draw:layer="layout" svg:width="1.01cm" svg:height="0cm" draw:transform="rotate (1.5707963267949) translate (12.9383458369851cm 11.6724677208178cm)" svg:viewBox="0 0 1011 0" svg:d="M0 0c337 0 674 0 1011 0">
            <text:p/>
          </draw:path>
          <draw:path draw:style-name="gr25" draw:text-style-name="P3" draw:layer="layout" svg:width="0.627cm" svg:height="0cm" svg:x="12.31cm" svg:y="11.672cm" svg:viewBox="0 0 628 0" svg:d="M0 0c209 0 419 0 628 0">
            <text:p/>
          </draw:path>
          <draw:path draw:style-name="gr25" draw:text-style-name="P3" draw:layer="layout" svg:width="0.049cm" svg:height="0cm" svg:x="11.16cm" svg:y="11.161cm" svg:viewBox="0 0 50 0" svg:d="M0 0c17 0 33 0 50 0">
            <text:p/>
          </draw:path>
          <draw:path draw:style-name="gr25" draw:text-style-name="P3" draw:layer="layout" svg:width="0.049cm" svg:height="0cm" svg:x="11.11cm" svg:y="11.161cm" svg:viewBox="0 0 50 0" svg:d="M50 0c-17 0-33 0-50 0">
            <text:p/>
          </draw:path>
          <draw:path draw:style-name="gr25" draw:text-style-name="P3" draw:layer="layout" svg:width="0.049cm" svg:height="0cm" draw:transform="rotate (1.5707963267949) translate (11.1595017528484cm 11.1605192869373cm)" svg:viewBox="0 0 50 0" svg:d="M0 0c17 0 33 0 50 0">
            <text:p/>
          </draw:path>
          <draw:path draw:style-name="gr25" draw:text-style-name="P3" draw:layer="layout" svg:width="0.049cm" svg:height="0cm" draw:transform="rotate (-1.5707963267949) translate (11.1595017528484cm 11.1605192869373cm)" svg:viewBox="0 0 50 0" svg:d="M0 0c17 0 33 0 50 0">
            <text:p/>
          </draw:path>
          <draw:path draw:style-name="gr26" draw:text-style-name="P3" draw:layer="layout" svg:width="0.549cm" svg:height="0cm" svg:x="7.493cm" svg:y="13.035cm" svg:viewBox="0 0 550 0" svg:d="M550 0c-183 0-367 0-550 0">
            <text:p/>
          </draw:path>
          <draw:path draw:style-name="gr26" draw:text-style-name="P3" draw:layer="layout" svg:width="0.549cm" svg:height="0cm" svg:x="7.493cm" svg:y="10.986cm" svg:viewBox="0 0 550 0" svg:d="M550 0c-183 0-367 0-550 0">
            <text:p/>
          </draw:path>
          <draw:path draw:style-name="gr26" draw:text-style-name="P3" draw:layer="layout" svg:width="0.814cm" svg:height="0cm" draw:transform="rotate (1.5707963267949) translate (7.4928231375986cm 11.6604689293987cm)" svg:viewBox="0 0 815 0" svg:d="M0 0c272 0 543 0 815 0">
            <text:p/>
          </draw:path>
          <draw:path draw:style-name="gr26" draw:text-style-name="P3" draw:layer="layout" svg:width="0.814cm" svg:height="0cm" draw:transform="rotate (-1.5707963267949) translate (7.4928231375986cm 12.3603984288448cm)" svg:viewBox="0 0 815 0" svg:d="M0 0c272 0 543 0 815 0">
            <text:p/>
          </draw:path>
          <draw:path draw:style-name="gr26" draw:text-style-name="P3" draw:layer="layout" svg:width="0.299cm" svg:height="0cm" draw:transform="rotate (-1.5707963267949) translate (7.44282751971954cm 12.0104336791218cm)" svg:viewBox="0 0 300 0" svg:d="M0 0c100 0 200 0 300 0">
            <text:p/>
          </draw:path>
          <draw:path draw:style-name="gr26" draw:text-style-name="P3" draw:layer="layout" svg:width="0.07cm" svg:height="0cm" draw:transform="rotate (-0.785398163397449) translate (7.442827846536cm 12.3104031377822cm)" svg:viewBox="0 0 71 0" svg:d="M0 0c24 0 47 0 71 0">
            <text:p/>
          </draw:path>
          <draw:path draw:style-name="gr26" draw:text-style-name="P3" draw:layer="layout" svg:width="0.07cm" svg:height="0cm" draw:transform="rotate (0.785398163397448) translate (7.44282751971954cm 11.7104638936449cm)" svg:viewBox="0 0 71 0" svg:d="M0 0c24 0 47 0 71 0">
            <text:p/>
          </draw:path>
          <draw:path draw:style-name="gr26" draw:text-style-name="P3" draw:layer="layout" svg:width="0.299cm" svg:height="0cm" draw:transform="rotate (1.5707963267949) translate (7.44282751971954cm 12.0104336791218cm)" svg:viewBox="0 0 300 0" svg:d="M0 0c100 0 200 0 300 0">
            <text:p/>
          </draw:path>
          <draw:path draw:style-name="gr26" draw:text-style-name="P3" draw:layer="layout" svg:width="0.049cm" svg:height="0cm" draw:transform="rotate (-1.5707963267949) translate (7.54281875547765cm 10.8455510121865cm)" svg:viewBox="0 0 50 0" svg:d="M0 0c17 0 33 0 50 0">
            <text:p/>
          </draw:path>
          <draw:path draw:style-name="gr26" draw:text-style-name="P3" draw:layer="layout" svg:width="0.039cm" svg:height="0cm" svg:x="7.543cm" svg:y="10.896cm" svg:viewBox="0 0 40 0" svg:d="M0 0c13 0 27 0 40 0">
            <text:p/>
          </draw:path>
          <draw:path draw:style-name="gr26" draw:text-style-name="P3" draw:layer="layout" svg:width="0.104cm" svg:height="0cm" draw:transform="rotate (1.5707963267949) translate (7.58281524978089cm 10.8955459764327cm)" svg:viewBox="0 0 105 0" svg:d="M0 0c35 0 70 0 105 0">
            <text:p/>
          </draw:path>
          <draw:path draw:style-name="gr26" draw:text-style-name="P3" draw:layer="layout" svg:width="0.049cm" svg:height="0cm" draw:transform="rotate (1.5707963267949) translate (7.54281875547765cm 13.175316346057cm)" svg:viewBox="0 0 50 0" svg:d="M0 0c17 0 33 0 50 0">
            <text:p/>
          </draw:path>
          <draw:path draw:style-name="gr26" draw:text-style-name="P3" draw:layer="layout" svg:width="0.039cm" svg:height="0cm" svg:x="7.543cm" svg:y="13.125cm" svg:viewBox="0 0 40 0" svg:d="M0 0c13 0 27 0 40 0">
            <text:p/>
          </draw:path>
          <draw:path draw:style-name="gr26" draw:text-style-name="P3" draw:layer="layout" svg:width="0.104cm" svg:height="0cm" draw:transform="rotate (-1.5707963267949) translate (7.58281524978089cm 13.1253213818109cm)" svg:viewBox="0 0 105 0" svg:d="M0 0c35 0 70 0 105 0">
            <text:p/>
          </draw:path>
          <draw:path draw:style-name="gr26" draw:text-style-name="P3" draw:layer="layout" svg:width="0.049cm" svg:height="0cm" svg:x="7.493cm" svg:y="13.175cm" svg:viewBox="0 0 50 0" svg:d="M0 0c17 0 33 0 50 0">
            <text:p/>
          </draw:path>
          <draw:path draw:style-name="gr26" draw:text-style-name="P3" draw:layer="layout" svg:width="0.049cm" svg:height="0cm" svg:x="7.493cm" svg:y="10.846cm" svg:viewBox="0 0 50 0" svg:d="M0 0c17 0 33 0 50 0">
            <text:p/>
          </draw:path>
          <draw:path draw:style-name="gr26" draw:text-style-name="P3" draw:layer="layout" svg:width="0.072cm" svg:height="0cm" svg:x="7.583cm" svg:y="13.23cm" svg:viewBox="0 0 73 0" svg:d="M73 0c-24 0-49 0-73 0">
            <text:p/>
          </draw:path>
          <draw:path draw:style-name="gr26" draw:text-style-name="P3" draw:layer="layout" svg:width="0.097cm" svg:height="0cm" svg:x="7.945cm" svg:y="13.23cm" svg:viewBox="0 0 98 0" svg:d="M98 0c-33 0-65 0-98 0">
            <text:p/>
          </draw:path>
          <draw:path draw:style-name="gr26" draw:text-style-name="P3" draw:layer="layout" svg:width="0.072cm" svg:height="0cm" svg:x="7.583cm" svg:y="10.791cm" svg:viewBox="0 0 73 0" svg:d="M73 0c-24 0-49 0-73 0">
            <text:p/>
          </draw:path>
          <draw:path draw:style-name="gr26" draw:text-style-name="P3" draw:layer="layout" svg:width="0.099cm" svg:height="0cm" svg:x="7.943cm" svg:y="10.791cm" svg:viewBox="0 0 100 0" svg:d="M100 0c-33 0-67 0-100 0">
            <text:p/>
          </draw:path>
          <draw:path draw:style-name="gr26" draw:text-style-name="P3" draw:layer="layout" svg:width="1.219cm" svg:height="0cm" draw:transform="rotate (1.5707963267949) translate (8.04277493426819cm 12.0104336791218cm)" svg:viewBox="0 0 1220 0" svg:d="M0 0c407 0 813 0 1220 0">
            <text:p/>
          </draw:path>
          <draw:path draw:style-name="gr26" draw:text-style-name="P3" draw:layer="layout" svg:width="1.219cm" svg:height="0cm" draw:transform="rotate (-1.5707963267949) translate (8.04277493426819cm 12.0104336791218cm)" svg:viewBox="0 0 1220 0" svg:d="M0 0c407 0 813 0 1220 0">
            <text:p/>
          </draw:path>
          <draw:path draw:style-name="gr27" draw:text-style-name="P8" draw:layer="layout" svg:width="0.019cm" svg:height="0.019cm" svg:x="9.523cm" svg:y="13.178cm" svg:viewBox="0 0 20 20" svg:d="M20 10c0 1-1 3-2 5s-1 2-3 3-3 2-5 2-3-1-5-2-3-1-4-3-1-4-1-5c0-2 0-3 1-5s2-3 4-4 3-1 5-1 3 0 5 1 2 2 3 4 2 3 2 5z">
            <text:p/>
          </draw:path>
          <draw:path draw:style-name="gr26" draw:text-style-name="P3" draw:layer="layout" svg:width="0.128cm" svg:height="0cm" draw:transform="rotate (-1.5707963267949) translate (9.55764215600351cm 13.2933044616779cm)" svg:viewBox="0 0 129 0" svg:d="M0 0c43 0 86 0 129 0">
            <text:p/>
          </draw:path>
          <draw:path draw:style-name="gr26" draw:text-style-name="P3" draw:layer="layout" svg:width="0.069cm" svg:height="0cm" svg:x="9.488cm" svg:y="13.422cm" svg:viewBox="0 0 70 0" svg:d="M70 0c-23 0-47 0-70 0">
            <text:p/>
          </draw:path>
          <draw:path draw:style-name="gr26" draw:text-style-name="P3" draw:layer="layout" svg:width="0.258cm" svg:height="0cm" draw:transform="rotate (1.5707963267949) translate (9.48764829097283cm 13.422291469433cm)" svg:viewBox="0 0 259 0" svg:d="M0 0c86 0 173 0 259 0">
            <text:p/>
          </draw:path>
          <draw:path draw:style-name="gr26" draw:text-style-name="P3" draw:layer="layout" svg:width="0.069cm" svg:height="0cm" svg:x="9.488cm" svg:y="13.163cm" svg:viewBox="0 0 70 0" svg:d="M0 0c23 0 47 0 70 0">
            <text:p/>
          </draw:path>
          <draw:path draw:style-name="gr26" draw:text-style-name="P3" draw:layer="layout" svg:width="0.129cm" svg:height="0cm" draw:transform="rotate (-1.5707963267949) translate (9.55764215600351cm 13.1633175546379cm)" svg:viewBox="0 0 130 0" svg:d="M0 0c43 0 87 0 130 0">
            <text:p/>
          </draw:path>
          <draw:path draw:style-name="gr27" draw:text-style-name="P8" draw:layer="layout" svg:width="0.019cm" svg:height="0.019cm" svg:x="7.167cm" svg:y="10.239cm" svg:viewBox="0 0 20 20" svg:d="M20 10c0 2 0 3-1 5s-2 3-4 4-3 1-5 1-3 0-5-1-2-2-3-4-2-3-2-5 1-3 2-5 1-3 3-4 3-1 5-1 3 0 5 1 3 2 4 4 1 3 1 5z">
            <text:p/>
          </draw:path>
          <draw:path draw:style-name="gr26" draw:text-style-name="P3" draw:layer="layout" svg:width="0.129cm" svg:height="0cm" draw:transform="rotate (-1.5707963267949) translate (7.20184864154251cm 10.3536005640044cm)" svg:viewBox="0 0 130 0" svg:d="M0 0c43 0 87 0 130 0">
            <text:p/>
          </draw:path>
          <draw:path draw:style-name="gr26" draw:text-style-name="P3" draw:layer="layout" svg:width="0.069cm" svg:height="0cm" svg:x="7.132cm" svg:y="10.484cm" svg:viewBox="0 0 70 0" svg:d="M70 0c-23 0-47 0-70 0">
            <text:p/>
          </draw:path>
          <draw:path draw:style-name="gr26" draw:text-style-name="P3" draw:layer="layout" svg:width="0.259cm" svg:height="0cm" draw:transform="rotate (1.5707963267949) translate (7.13185477651183cm 10.4835874710444cm)" svg:viewBox="0 0 260 0" svg:d="M0 0c87 0 173 0 260 0">
            <text:p/>
          </draw:path>
          <draw:path draw:style-name="gr26" draw:text-style-name="P3" draw:layer="layout" svg:width="0.069cm" svg:height="0cm" svg:x="7.132cm" svg:y="10.224cm" svg:viewBox="0 0 70 0" svg:d="M0 0c23 0 47 0 70 0">
            <text:p/>
          </draw:path>
          <draw:path draw:style-name="gr26" draw:text-style-name="P3" draw:layer="layout" svg:width="0.129cm" svg:height="0cm" draw:transform="rotate (-1.5707963267949) translate (7.20184864154251cm 10.2236136569644cm)" svg:viewBox="0 0 130 0" svg:d="M0 0c43 0 87 0 130 0">
            <text:p/>
          </draw:path>
          <draw:path draw:style-name="gr27" draw:text-style-name="P8" draw:layer="layout" svg:width="0.019cm" svg:height="0.019cm" svg:x="9.523cm" svg:y="12.543cm" svg:viewBox="0 0 20 20" svg:d="M20 10c0 2-1 3-2 5s-1 2-3 3-3 2-5 2-3-1-5-2-3-1-4-3-1-3-1-5 0-3 1-5 2-3 4-4 3-1 5-1 3 0 5 1 2 2 3 4 2 3 2 5z">
            <text:p/>
          </draw:path>
          <draw:path draw:style-name="gr26" draw:text-style-name="P3" draw:layer="layout" svg:width="0.128cm" svg:height="0cm" draw:transform="rotate (-1.5707963267949) translate (9.55764215600351cm 12.6583684157518cm)" svg:viewBox="0 0 129 0" svg:d="M0 0c43 0 86 0 129 0">
            <text:p/>
          </draw:path>
          <draw:path draw:style-name="gr26" draw:text-style-name="P3" draw:layer="layout" svg:width="0.069cm" svg:height="0cm" svg:x="9.488cm" svg:y="12.787cm" svg:viewBox="0 0 70 0" svg:d="M70 0c-23 0-47 0-70 0">
            <text:p/>
          </draw:path>
          <draw:path draw:style-name="gr26" draw:text-style-name="P3" draw:layer="layout" svg:width="0.258cm" svg:height="0cm" draw:transform="rotate (1.5707963267949) translate (9.48764829097283cm 12.7873554235069cm)" svg:viewBox="0 0 259 0" svg:d="M0 0c86 0 173 0 259 0">
            <text:p/>
          </draw:path>
          <draw:path draw:style-name="gr26" draw:text-style-name="P3" draw:layer="layout" svg:width="0.069cm" svg:height="0cm" svg:x="9.488cm" svg:y="12.528cm" svg:viewBox="0 0 70 0" svg:d="M0 0c23 0 47 0 70 0">
            <text:p/>
          </draw:path>
          <draw:path draw:style-name="gr26" draw:text-style-name="P3" draw:layer="layout" svg:width="0.129cm" svg:height="0cm" draw:transform="rotate (-1.5707963267949) translate (9.55764215600351cm 12.5283815087119cm)" svg:viewBox="0 0 130 0" svg:d="M0 0c43 0 87 0 130 0">
            <text:p/>
          </draw:path>
          <draw:path draw:style-name="gr27" draw:text-style-name="P8" draw:layer="layout" svg:width="0.019cm" svg:height="0.019cm" svg:x="8.609cm" svg:y="13.647cm" svg:viewBox="0 0 20 20" svg:d="M20 10c0 2-1 3-2 5s-1 3-3 4-4 1-5 1c-2 0-3 0-5-1s-3-2-4-4-1-4-1-5c0-2 0-3 1-5s2-2 4-3 3-2 5-2c1 0 3 1 5 2s2 1 3 3 2 4 2 5z">
            <text:p/>
          </draw:path>
          <draw:path draw:style-name="gr26" draw:text-style-name="P3" draw:layer="layout" svg:width="0.129cm" svg:height="0cm" draw:transform="rotate (-1.5707963267949) translate (8.64272234881683cm 13.7622572263068cm)" svg:viewBox="0 0 130 0" svg:d="M0 0c43 0 87 0 130 0">
            <text:p/>
          </draw:path>
          <draw:path draw:style-name="gr26" draw:text-style-name="P3" draw:layer="layout" svg:width="0.069cm" svg:height="0cm" svg:x="8.573cm" svg:y="13.892cm" svg:viewBox="0 0 70 0" svg:d="M70 0c-23 0-47 0-70 0">
            <text:p/>
          </draw:path>
          <draw:path draw:style-name="gr26" draw:text-style-name="P3" draw:layer="layout" svg:width="0.259cm" svg:height="0cm" draw:transform="rotate (1.5707963267949) translate (8.57272848378615cm 13.8922441333468cm)" svg:viewBox="0 0 260 0" svg:d="M0 0c87 0 173 0 260 0">
            <text:p/>
          </draw:path>
          <draw:path draw:style-name="gr26" draw:text-style-name="P3" draw:layer="layout" svg:width="0.069cm" svg:height="0cm" svg:x="8.573cm" svg:y="13.632cm" svg:viewBox="0 0 70 0" svg:d="M0 0c23 0 47 0 70 0">
            <text:p/>
          </draw:path>
          <draw:path draw:style-name="gr26" draw:text-style-name="P3" draw:layer="layout" svg:width="0.129cm" svg:height="0cm" draw:transform="rotate (-1.5707963267949) translate (8.64272234881683cm 13.6322703192668cm)" svg:viewBox="0 0 130 0" svg:d="M0 0c43 0 87 0 130 0">
            <text:p/>
          </draw:path>
          <draw:path draw:style-name="gr27" draw:text-style-name="P8" draw:layer="layout" svg:width="0.019cm" svg:height="0.019cm" svg:x="9.503cm" svg:y="13.057cm" svg:viewBox="0 0 20 20" svg:d="M20 10c0 2 0 3-1 5s-2 3-4 4-3 1-5 1-3 0-5-1-3-2-4-4-1-4-1-5c0-2 0-3 1-5s2-2 4-3 3-2 5-2 3 1 5 2 3 1 4 3 1 4 1 5z">
            <text:p/>
          </draw:path>
          <draw:path draw:style-name="gr26" draw:text-style-name="P3" draw:layer="layout" svg:width="0.129cm" svg:height="0cm" draw:transform="rotate (1.5707963267949) translate (9.48764829097283cm 12.9623377983684cm)" svg:viewBox="0 0 130 0" svg:d="M0 0c43 0 87 0 130 0">
            <text:p/>
          </draw:path>
          <draw:path draw:style-name="gr26" draw:text-style-name="P3" draw:layer="layout" svg:width="0.069cm" svg:height="0cm" svg:x="9.488cm" svg:y="12.832cm" svg:viewBox="0 0 70 0" svg:d="M0 0c23 0 47 0 70 0">
            <text:p/>
          </draw:path>
          <draw:path draw:style-name="gr26" draw:text-style-name="P3" draw:layer="layout" svg:width="0.259cm" svg:height="0cm" draw:transform="rotate (-1.5707963267949) translate (9.55764215600351cm 12.8323508913284cm)" svg:viewBox="0 0 260 0" svg:d="M0 0c87 0 173 0 260 0">
            <text:p/>
          </draw:path>
          <draw:path draw:style-name="gr26" draw:text-style-name="P3" draw:layer="layout" svg:width="0.069cm" svg:height="0cm" svg:x="9.488cm" svg:y="13.092cm" svg:viewBox="0 0 70 0" svg:d="M70 0c-23 0-47 0-70 0">
            <text:p/>
          </draw:path>
          <draw:path draw:style-name="gr26" draw:text-style-name="P3" draw:layer="layout" svg:width="0.129cm" svg:height="0cm" draw:transform="rotate (1.5707963267949) translate (9.48764829097283cm 13.0923247054084cm)" svg:viewBox="0 0 130 0" svg:d="M0 0c43 0 87 0 130 0">
            <text:p/>
          </draw:path>
          <draw:path draw:style-name="gr27" draw:text-style-name="P8" draw:layer="layout" svg:width="0.019cm" svg:height="0.019cm" svg:x="9.542cm" svg:y="13.647cm" svg:viewBox="0 0 20 20" svg:d="M20 10c0 2 0 3-1 5s-2 3-4 4-3 1-5 1-3 0-5-1-3-2-4-4-1-4-1-5c0-2 0-3 1-5s2-2 4-3 3-2 5-2 3 1 5 2 3 1 4 3 1 4 1 5z">
            <text:p/>
          </draw:path>
          <draw:path draw:style-name="gr26" draw:text-style-name="P3" draw:layer="layout" svg:width="0.129cm" svg:height="0cm" draw:transform="rotate (-1.5707963267949) translate (9.57664049079754cm 13.7622572263068cm)" svg:viewBox="0 0 130 0" svg:d="M0 0c43 0 87 0 130 0">
            <text:p/>
          </draw:path>
          <draw:path draw:style-name="gr26" draw:text-style-name="P3" draw:layer="layout" svg:width="0.069cm" svg:height="0cm" svg:x="9.507cm" svg:y="13.892cm" svg:viewBox="0 0 70 0" svg:d="M70 0c-23 0-47 0-70 0">
            <text:p/>
          </draw:path>
          <draw:path draw:style-name="gr26" draw:text-style-name="P3" draw:layer="layout" svg:width="0.259cm" svg:height="0cm" draw:transform="rotate (1.5707963267949) translate (9.50664662576687cm 13.8922441333468cm)" svg:viewBox="0 0 260 0" svg:d="M0 0c87 0 173 0 260 0">
            <text:p/>
          </draw:path>
          <draw:path draw:style-name="gr26" draw:text-style-name="P3" draw:layer="layout" svg:width="0.069cm" svg:height="0cm" svg:x="9.507cm" svg:y="13.632cm" svg:viewBox="0 0 70 0" svg:d="M0 0c23 0 47 0 70 0">
            <text:p/>
          </draw:path>
          <draw:path draw:style-name="gr26" draw:text-style-name="P3" draw:layer="layout" svg:width="0.129cm" svg:height="0cm" draw:transform="rotate (-1.5707963267949) translate (9.57664049079754cm 13.6322703192668cm)" svg:viewBox="0 0 130 0" svg:d="M0 0c43 0 87 0 130 0">
            <text:p/>
          </draw:path>
          <draw:path draw:style-name="gr27" draw:text-style-name="P8" draw:layer="layout" svg:width="0.019cm" svg:height="0.019cm" svg:x="7.167cm" svg:y="9.934cm" svg:viewBox="0 0 20 20" svg:d="M20 10c0 2 0 3-1 5s-2 3-4 4-3 1-5 1-3 0-5-1-2-2-3-4-2-3-2-5 1-3 2-5 1-3 3-4 3-1 5-1 3 0 5 1 3 2 4 4 1 3 1 5z">
            <text:p/>
          </draw:path>
          <draw:path draw:style-name="gr26" draw:text-style-name="P3" draw:layer="layout" svg:width="0.129cm" svg:height="0cm" draw:transform="rotate (-1.5707963267949) translate (7.20184864154251cm 10.0486312821029cm)" svg:viewBox="0 0 130 0" svg:d="M0 0c43 0 87 0 130 0">
            <text:p/>
          </draw:path>
          <draw:path draw:style-name="gr26" draw:text-style-name="P3" draw:layer="layout" svg:width="0.069cm" svg:height="0cm" svg:x="7.132cm" svg:y="10.179cm" svg:viewBox="0 0 70 0" svg:d="M70 0c-23 0-47 0-70 0">
            <text:p/>
          </draw:path>
          <draw:path draw:style-name="gr26" draw:text-style-name="P3" draw:layer="layout" svg:width="0.259cm" svg:height="0cm" draw:transform="rotate (1.5707963267949) translate (7.13185477651183cm 10.1786181891429cm)" svg:viewBox="0 0 260 0" svg:d="M0 0c87 0 173 0 260 0">
            <text:p/>
          </draw:path>
          <draw:path draw:style-name="gr26" draw:text-style-name="P3" draw:layer="layout" svg:width="0.069cm" svg:height="0cm" svg:x="7.132cm" svg:y="9.919cm" svg:viewBox="0 0 70 0" svg:d="M0 0c23 0 47 0 70 0">
            <text:p/>
          </draw:path>
          <draw:path draw:style-name="gr26" draw:text-style-name="P3" draw:layer="layout" svg:width="0.129cm" svg:height="0cm" draw:transform="rotate (-1.5707963267949) translate (7.20184864154251cm 9.91864437506295cm)" svg:viewBox="0 0 130 0" svg:d="M0 0c43 0 87 0 130 0">
            <text:p/>
          </draw:path>
          <draw:path draw:style-name="gr28" draw:text-style-name="P8" draw:layer="layout" svg:width="0.03cm" svg:height="0.031cm" svg:x="7.174cm" svg:y="9.598cm" svg:viewBox="0 0 31 32" svg:d="M31 16c0 3 0 5-2 8s-3 4-6 6c-3 1-5 2-7 2-3 0-5-1-8-2-3-2-4-3-6-6s-2-5-2-8 0-5 2-8 3-4 6-6 5-2 8-2c2 0 4 0 7 2s4 3 6 6 2 5 2 8z">
            <text:p/>
          </draw:path>
          <draw:path draw:style-name="gr29" draw:text-style-name="P3" draw:layer="layout" svg:width="0.1cm" svg:height="0cm" svg:x="7.104cm" svg:y="9.859cm" svg:viewBox="0 0 101 0" svg:d="M0 0c34 0 67 0 101 0">
            <text:p/>
          </draw:path>
          <draw:path draw:style-name="gr29" draw:text-style-name="P3" draw:layer="layout" svg:width="0.1cm" svg:height="0cm" svg:x="7.104cm" svg:y="9.598cm" svg:viewBox="0 0 101 0" svg:d="M0 0c34 0 67 0 101 0">
            <text:p/>
          </draw:path>
          <draw:path draw:style-name="gr29" draw:text-style-name="P3" draw:layer="layout" svg:width="0.26cm" svg:height="0cm" draw:transform="rotate (1.5707963267949) translate (7.20484837861525cm 9.85865041796757cm)" svg:viewBox="0 0 261 0" svg:d="M0 0c87 0 174 0 261 0">
            <text:p/>
          </draw:path>
          <draw:path draw:style-name="gr29" draw:text-style-name="P3" draw:layer="layout" svg:width="0.26cm" svg:height="0cm" draw:transform="rotate (-1.5707963267949) translate (7.10385723049956cm 9.59767670460268cm)" svg:viewBox="0 0 261 0" svg:d="M0 0c87 0 174 0 261 0">
            <text:p/>
          </draw:path>
          <draw:path draw:style-name="gr26" draw:text-style-name="P3" draw:layer="layout" svg:width="0.176cm" svg:height="0cm" svg:x="13.935cm" svg:y="10.017cm" svg:viewBox="0 0 177 0" svg:d="M177 0c-59 0-118 0-177 0">
            <text:p/>
          </draw:path>
          <draw:path draw:style-name="gr26" draw:text-style-name="P3" draw:layer="layout" svg:width="0.176cm" svg:height="0cm" svg:x="13.935cm" svg:y="10.233cm" svg:viewBox="0 0 177 0" svg:d="M177 0c-59 0-118 0-177 0">
            <text:p/>
          </draw:path>
          <draw:path draw:style-name="gr26" draw:text-style-name="P3" draw:layer="layout" svg:width="0.088cm" svg:height="0cm" svg:x="13.731cm" svg:y="10.017cm" svg:viewBox="0 0 89 0" svg:d="M89 0c-30 0-59 0-89 0">
            <text:p/>
          </draw:path>
          <draw:path draw:style-name="gr26" draw:text-style-name="P3" draw:layer="layout" svg:width="0.088cm" svg:height="0cm" svg:x="13.731cm" svg:y="10.233cm" svg:viewBox="0 0 89 0" svg:d="M0 0c30 0 59 0 89 0">
            <text:p/>
          </draw:path>
          <draw:path draw:style-name="gr26" draw:text-style-name="P3" draw:layer="layout" svg:width="0.215cm" svg:height="0cm" draw:transform="rotate (1.5707963267949) translate (13.9352584574934cm 10.2326127505288cm)" svg:viewBox="0 0 216 0" svg:d="M0 0c72 0 144 0 216 0">
            <text:p/>
          </draw:path>
          <draw:path draw:style-name="gr26" draw:text-style-name="P3" draw:layer="layout" svg:width="0.215cm" svg:height="0cm" draw:transform="rotate (1.5707963267949) translate (14.1122429447853cm 10.2326127505288cm)" svg:viewBox="0 0 216 0" svg:d="M0 0c72 0 144 0 216 0">
            <text:p/>
          </draw:path>
          <draw:path draw:style-name="gr26" draw:text-style-name="P3" draw:layer="layout" svg:width="0.215cm" svg:height="0cm" draw:transform="rotate (1.5707963267949) translate (13.7312763365469cm 10.2326127505288cm)" svg:viewBox="0 0 216 0" svg:d="M0 0c72 0 144 0 216 0">
            <text:p/>
          </draw:path>
          <draw:path draw:style-name="gr26" draw:text-style-name="P3" draw:layer="layout" svg:width="0.177cm" svg:height="0cm" svg:x="10.869cm" svg:y="12.626cm" svg:viewBox="0 0 178 0" svg:d="M0 0c59 0 119 0 178 0">
            <text:p/>
          </draw:path>
          <draw:path draw:style-name="gr26" draw:text-style-name="P3" draw:layer="layout" svg:width="0.177cm" svg:height="0cm" svg:x="10.869cm" svg:y="12.41cm" svg:viewBox="0 0 178 0" svg:d="M0 0c59 0 119 0 178 0">
            <text:p/>
          </draw:path>
          <draw:path draw:style-name="gr26" draw:text-style-name="P3" draw:layer="layout" svg:width="0.088cm" svg:height="0cm" svg:x="11.161cm" svg:y="12.626cm" svg:viewBox="0 0 89 0" svg:d="M0 0c30 0 59 0 89 0">
            <text:p/>
          </draw:path>
          <draw:path draw:style-name="gr26" draw:text-style-name="P3" draw:layer="layout" svg:width="0.088cm" svg:height="0cm" svg:x="11.16cm" svg:y="12.41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11.0465116564417cm 12.4103933930909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0.8685272567923cm 12.4103933930909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1.2494938650307cm 12.4103933930909cm)" svg:viewBox="0 0 216 0" svg:d="M0 0c72 0 144 0 216 0">
            <text:p/>
          </draw:path>
          <draw:path draw:style-name="gr26" draw:text-style-name="P3" draw:layer="layout" svg:width="0.177cm" svg:height="0cm" svg:x="8.469cm" svg:y="12.467cm" svg:viewBox="0 0 178 0" svg:d="M0 0c59 0 119 0 178 0">
            <text:p/>
          </draw:path>
          <draw:path draw:style-name="gr26" draw:text-style-name="P3" draw:layer="layout" svg:width="0.177cm" svg:height="0cm" svg:x="8.469cm" svg:y="12.251cm" svg:viewBox="0 0 178 0" svg:d="M0 0c59 0 119 0 178 0">
            <text:p/>
          </draw:path>
          <draw:path draw:style-name="gr26" draw:text-style-name="P3" draw:layer="layout" svg:width="0.088cm" svg:height="0cm" svg:x="8.761cm" svg:y="12.467cm" svg:viewBox="0 0 89 0" svg:d="M0 0c30 0 59 0 89 0">
            <text:p/>
          </draw:path>
          <draw:path draw:style-name="gr26" draw:text-style-name="P3" draw:layer="layout" svg:width="0.088cm" svg:height="0cm" svg:x="8.761cm" svg:y="12.251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8.64672199824715cm 12.2514094067882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46873759859772cm 12.2514094067882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84970420683611cm 12.2514094067882cm)" svg:viewBox="0 0 216 0" svg:d="M0 0c72 0 144 0 216 0">
            <text:p/>
          </draw:path>
          <draw:path draw:style-name="gr26" draw:text-style-name="P3" draw:layer="layout" svg:width="0.177cm" svg:height="0cm" svg:x="8.926cm" svg:y="11.635cm" svg:viewBox="0 0 178 0" svg:d="M0 0c59 0 119 0 178 0">
            <text:p/>
          </draw:path>
          <draw:path draw:style-name="gr26" draw:text-style-name="P3" draw:layer="layout" svg:width="0.177cm" svg:height="0cm" svg:x="8.926cm" svg:y="11.42cm" svg:viewBox="0 0 178 0" svg:d="M0 0c59 0 119 0 178 0">
            <text:p/>
          </draw:path>
          <draw:path draw:style-name="gr26" draw:text-style-name="P3" draw:layer="layout" svg:width="0.088cm" svg:height="0cm" svg:x="9.218cm" svg:y="11.635cm" svg:viewBox="0 0 89 0" svg:d="M0 0c30 0 59 0 89 0">
            <text:p/>
          </draw:path>
          <draw:path draw:style-name="gr26" draw:text-style-name="P3" draw:layer="layout" svg:width="0.088cm" svg:height="0cm" svg:x="9.218cm" svg:y="11.42cm" svg:viewBox="0 0 89 0" svg:d="M89 0c-30 0-59 0-89 0">
            <text:p/>
          </draw:path>
          <draw:path draw:style-name="gr26" draw:text-style-name="P3" draw:layer="layout" svg:width="0.214cm" svg:height="0cm" draw:transform="rotate (-1.5707963267949) translate (9.1036819456617cm 11.4204931010172cm)" svg:viewBox="0 0 215 0" svg:d="M0 0c72 0 143 0 215 0">
            <text:p/>
          </draw:path>
          <draw:path draw:style-name="gr26" draw:text-style-name="P3" draw:layer="layout" svg:width="0.214cm" svg:height="0cm" draw:transform="rotate (-1.5707963267949) translate (8.92569754601227cm 11.4204931010172cm)" svg:viewBox="0 0 215 0" svg:d="M0 0c72 0 143 0 215 0">
            <text:p/>
          </draw:path>
          <draw:path draw:style-name="gr26" draw:text-style-name="P3" draw:layer="layout" svg:width="0.214cm" svg:height="0cm" draw:transform="rotate (-1.5707963267949) translate (9.30666415425066cm 11.4204931010172cm)" svg:viewBox="0 0 215 0" svg:d="M0 0c72 0 143 0 215 0">
            <text:p/>
          </draw:path>
          <draw:path draw:style-name="gr26" draw:text-style-name="P3" draw:layer="layout" svg:width="0.177cm" svg:height="0cm" svg:x="8.469cm" svg:y="12.156cm" svg:viewBox="0 0 178 0" svg:d="M0 0c59 0 119 0 178 0">
            <text:p/>
          </draw:path>
          <draw:path draw:style-name="gr26" draw:text-style-name="P3" draw:layer="layout" svg:width="0.177cm" svg:height="0cm" svg:x="8.469cm" svg:y="11.94cm" svg:viewBox="0 0 178 0" svg:d="M0 0c59 0 119 0 178 0">
            <text:p/>
          </draw:path>
          <draw:path draw:style-name="gr26" draw:text-style-name="P3" draw:layer="layout" svg:width="0.088cm" svg:height="0cm" svg:x="8.761cm" svg:y="12.156cm" svg:viewBox="0 0 89 0" svg:d="M0 0c30 0 59 0 89 0">
            <text:p/>
          </draw:path>
          <draw:path draw:style-name="gr26" draw:text-style-name="P3" draw:layer="layout" svg:width="0.088cm" svg:height="0cm" svg:x="8.761cm" svg:y="11.94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8.64672199824715cm 11.9404407291772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46873759859772cm 11.9404407291772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84970420683611cm 11.9404407291772cm)" svg:viewBox="0 0 216 0" svg:d="M0 0c72 0 144 0 216 0">
            <text:p/>
          </draw:path>
          <draw:path draw:style-name="gr26" draw:text-style-name="P3" draw:layer="layout" svg:width="0.177cm" svg:height="0cm" svg:x="8.926cm" svg:y="11.947cm" svg:viewBox="0 0 178 0" svg:d="M0 0c59 0 119 0 178 0">
            <text:p/>
          </draw:path>
          <draw:path draw:style-name="gr26" draw:text-style-name="P3" draw:layer="layout" svg:width="0.177cm" svg:height="0cm" svg:x="8.926cm" svg:y="11.731cm" svg:viewBox="0 0 178 0" svg:d="M0 0c59 0 119 0 178 0">
            <text:p/>
          </draw:path>
          <draw:path draw:style-name="gr26" draw:text-style-name="P3" draw:layer="layout" svg:width="0.088cm" svg:height="0cm" svg:x="9.218cm" svg:y="11.947cm" svg:viewBox="0 0 89 0" svg:d="M0 0c30 0 59 0 89 0">
            <text:p/>
          </draw:path>
          <draw:path draw:style-name="gr26" draw:text-style-name="P3" draw:layer="layout" svg:width="0.088cm" svg:height="0cm" svg:x="9.218cm" svg:y="11.731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9.1036819456617cm 11.7314617786283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92569754601227cm 11.7314617786283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9.30666415425066cm 11.7314617786283cm)" svg:viewBox="0 0 216 0" svg:d="M0 0c72 0 144 0 216 0">
            <text:p/>
          </draw:path>
          <draw:path draw:style-name="gr26" draw:text-style-name="P3" draw:layer="layout" svg:width="0.176cm" svg:height="0cm" draw:transform="rotate (1.5707963267949) translate (7.76879894829097cm 10.5575800181287cm)" svg:viewBox="0 0 177 0" svg:d="M0 0c59 0 118 0 177 0">
            <text:p/>
          </draw:path>
          <draw:path draw:style-name="gr26" draw:text-style-name="P3" draw:layer="layout" svg:width="0.176cm" svg:height="0cm" draw:transform="rotate (1.5707963267949) translate (7.55281787905346cm 10.5575800181287cm)" svg:viewBox="0 0 177 0" svg:d="M0 0c59 0 118 0 177 0">
            <text:p/>
          </draw:path>
          <draw:path draw:style-name="gr26" draw:text-style-name="P3" draw:layer="layout" svg:width="0.088cm" svg:height="0cm" draw:transform="rotate (1.5707963267949) translate (7.76879894829097cm 10.2656094269312cm)" svg:viewBox="0 0 89 0" svg:d="M0 0c30 0 59 0 89 0">
            <text:p/>
          </draw:path>
          <draw:path draw:style-name="gr26" draw:text-style-name="P3" draw:layer="layout" svg:width="0.088cm" svg:height="0cm" draw:transform="rotate (-1.5707963267949) translate (7.55281787905346cm 10.1766183905731cm)" svg:viewBox="0 0 89 0" svg:d="M0 0c30 0 59 0 89 0">
            <text:p/>
          </draw:path>
          <draw:path draw:style-name="gr26" draw:text-style-name="P3" draw:layer="layout" svg:width="0.215cm" svg:height="0cm" svg:x="7.553cm" svg:y="10.381cm" svg:viewBox="0 0 216 0" svg:d="M0 0c72 0 144 0 216 0">
            <text:p/>
          </draw:path>
          <draw:path draw:style-name="gr26" draw:text-style-name="P3" draw:layer="layout" svg:width="0.215cm" svg:height="0cm" svg:x="7.553cm" svg:y="10.558cm" svg:viewBox="0 0 216 0" svg:d="M0 0c72 0 144 0 216 0">
            <text:p/>
          </draw:path>
          <draw:path draw:style-name="gr26" draw:text-style-name="P3" draw:layer="layout" svg:width="0.215cm" svg:height="0cm" svg:x="7.553cm" svg:y="10.177cm" svg:viewBox="0 0 216 0" svg:d="M0 0c72 0 144 0 216 0">
            <text:p/>
          </draw:path>
          <draw:path draw:style-name="gr26" draw:text-style-name="P3" draw:layer="layout" svg:width="0.177cm" svg:height="0cm" svg:x="8.926cm" svg:y="11.332cm" svg:viewBox="0 0 178 0" svg:d="M0 0c59 0 119 0 178 0">
            <text:p/>
          </draw:path>
          <draw:path draw:style-name="gr26" draw:text-style-name="P3" draw:layer="layout" svg:width="0.177cm" svg:height="0cm" svg:x="8.926cm" svg:y="11.116cm" svg:viewBox="0 0 178 0" svg:d="M0 0c59 0 119 0 178 0">
            <text:p/>
          </draw:path>
          <draw:path draw:style-name="gr26" draw:text-style-name="P3" draw:layer="layout" svg:width="0.088cm" svg:height="0cm" svg:x="9.218cm" svg:y="11.332cm" svg:viewBox="0 0 89 0" svg:d="M0 0c30 0 59 0 89 0">
            <text:p/>
          </draw:path>
          <draw:path draw:style-name="gr26" draw:text-style-name="P3" draw:layer="layout" svg:width="0.088cm" svg:height="0cm" svg:x="9.218cm" svg:y="11.116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9.1036819456617cm 11.1155238191157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92569754601227cm 11.1155238191157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9.30666415425066cm 11.1155238191157cm)" svg:viewBox="0 0 216 0" svg:d="M0 0c72 0 144 0 216 0">
            <text:p/>
          </draw:path>
          <draw:path draw:style-name="gr26" draw:text-style-name="P3" draw:layer="layout" svg:width="0.177cm" svg:height="0cm" svg:x="8.469cm" svg:y="11.547cm" svg:viewBox="0 0 178 0" svg:d="M0 0c59 0 119 0 178 0">
            <text:p/>
          </draw:path>
          <draw:path draw:style-name="gr26" draw:text-style-name="P3" draw:layer="layout" svg:width="0.177cm" svg:height="0cm" svg:x="8.469cm" svg:y="11.332cm" svg:viewBox="0 0 178 0" svg:d="M0 0c59 0 119 0 178 0">
            <text:p/>
          </draw:path>
          <draw:path draw:style-name="gr26" draw:text-style-name="P3" draw:layer="layout" svg:width="0.088cm" svg:height="0cm" svg:x="8.761cm" svg:y="11.547cm" svg:viewBox="0 0 89 0" svg:d="M0 0c30 0 59 0 89 0">
            <text:p/>
          </draw:path>
          <draw:path draw:style-name="gr26" draw:text-style-name="P3" draw:layer="layout" svg:width="0.088cm" svg:height="0cm" svg:x="8.761cm" svg:y="11.332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8.64672199824715cm 11.3315020646591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46873759859772cm 11.3315020646591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84970420683611cm 11.3315020646591cm)" svg:viewBox="0 0 216 0" svg:d="M0 0c72 0 144 0 216 0">
            <text:p/>
          </draw:path>
          <draw:path draw:style-name="gr26" draw:text-style-name="P3" draw:layer="layout" svg:width="0.177cm" svg:height="0cm" draw:transform="rotate (1.5707963267949) translate (8.14476599474146cm 10.5565801188438cm)" svg:viewBox="0 0 178 0" svg:d="M0 0c59 0 119 0 178 0">
            <text:p/>
          </draw:path>
          <draw:path draw:style-name="gr26" draw:text-style-name="P3" draw:layer="layout" svg:width="0.177cm" svg:height="0cm" draw:transform="rotate (1.5707963267949) translate (7.92878492550394cm 10.5565801188438cm)" svg:viewBox="0 0 178 0" svg:d="M0 0c59 0 119 0 178 0">
            <text:p/>
          </draw:path>
          <draw:path draw:style-name="gr26" draw:text-style-name="P3" draw:layer="layout" svg:width="0.088cm" svg:height="0cm" draw:transform="rotate (1.5707963267949) translate (8.14476599474146cm 10.2646095276463cm)" svg:viewBox="0 0 89 0" svg:d="M0 0c30 0 59 0 89 0">
            <text:p/>
          </draw:path>
          <draw:path draw:style-name="gr26" draw:text-style-name="P3" draw:layer="layout" svg:width="0.088cm" svg:height="0cm" draw:transform="rotate (-1.5707963267949) translate (7.92878492550394cm 10.1756184912881cm)" svg:viewBox="0 0 89 0" svg:d="M0 0c30 0 59 0 89 0">
            <text:p/>
          </draw:path>
          <draw:path draw:style-name="gr26" draw:text-style-name="P3" draw:layer="layout" svg:width="0.215cm" svg:height="0cm" svg:x="7.929cm" svg:y="10.379cm" svg:viewBox="0 0 216 0" svg:d="M0 0c72 0 144 0 216 0">
            <text:p/>
          </draw:path>
          <draw:path draw:style-name="gr26" draw:text-style-name="P3" draw:layer="layout" svg:width="0.215cm" svg:height="0cm" svg:x="7.929cm" svg:y="10.557cm" svg:viewBox="0 0 216 0" svg:d="M0 0c72 0 144 0 216 0">
            <text:p/>
          </draw:path>
          <draw:path draw:style-name="gr26" draw:text-style-name="P3" draw:layer="layout" svg:width="0.215cm" svg:height="0cm" svg:x="7.929cm" svg:y="10.176cm" svg:viewBox="0 0 216 0" svg:d="M0 0c72 0 144 0 216 0">
            <text:p/>
          </draw:path>
          <draw:path draw:style-name="gr26" draw:text-style-name="P3" draw:layer="layout" svg:width="0.177cm" svg:height="0cm" svg:x="8.926cm" svg:y="12.245cm" svg:viewBox="0 0 178 0" svg:d="M0 0c59 0 119 0 178 0">
            <text:p/>
          </draw:path>
          <draw:path draw:style-name="gr26" draw:text-style-name="P3" draw:layer="layout" svg:width="0.177cm" svg:height="0cm" svg:x="8.926cm" svg:y="12.029cm" svg:viewBox="0 0 178 0" svg:d="M0 0c59 0 119 0 178 0">
            <text:p/>
          </draw:path>
          <draw:path draw:style-name="gr26" draw:text-style-name="P3" draw:layer="layout" svg:width="0.088cm" svg:height="0cm" svg:x="9.218cm" svg:y="12.245cm" svg:viewBox="0 0 89 0" svg:d="M0 0c30 0 59 0 89 0">
            <text:p/>
          </draw:path>
          <draw:path draw:style-name="gr26" draw:text-style-name="P3" draw:layer="layout" svg:width="0.088cm" svg:height="0cm" svg:x="9.218cm" svg:y="12.029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9.1036819456617cm 12.0294317655353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92569754601227cm 12.0294317655353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9.30666415425066cm 12.0294317655353cm)" svg:viewBox="0 0 216 0" svg:d="M0 0c72 0 144 0 216 0">
            <text:p/>
          </draw:path>
          <draw:path draw:style-name="gr26" draw:text-style-name="P3" draw:layer="layout" svg:width="0.177cm" svg:height="0cm" svg:x="8.926cm" svg:y="13.223cm" svg:viewBox="0 0 178 0" svg:d="M0 0c59 0 119 0 178 0">
            <text:p/>
          </draw:path>
          <draw:path draw:style-name="gr26" draw:text-style-name="P3" draw:layer="layout" svg:width="0.177cm" svg:height="0cm" svg:x="8.926cm" svg:y="13.007cm" svg:viewBox="0 0 178 0" svg:d="M0 0c59 0 119 0 178 0">
            <text:p/>
          </draw:path>
          <draw:path draw:style-name="gr26" draw:text-style-name="P3" draw:layer="layout" svg:width="0.088cm" svg:height="0cm" svg:x="9.218cm" svg:y="13.223cm" svg:viewBox="0 0 89 0" svg:d="M0 0c30 0 59 0 89 0">
            <text:p/>
          </draw:path>
          <draw:path draw:style-name="gr26" draw:text-style-name="P3" draw:layer="layout" svg:width="0.088cm" svg:height="0cm" svg:x="9.218cm" svg:y="13.007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9.1036819456617cm 13.0073332661899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92569754601227cm 13.0073332661899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9.30666415425066cm 13.0073332661899cm)" svg:viewBox="0 0 216 0" svg:d="M0 0c72 0 144 0 216 0">
            <text:p/>
          </draw:path>
          <draw:path draw:style-name="gr26" draw:text-style-name="P3" draw:layer="layout" svg:width="0.177cm" svg:height="0cm" svg:x="8.469cm" svg:y="11.851cm" svg:viewBox="0 0 178 0" svg:d="M0 0c59 0 119 0 178 0">
            <text:p/>
          </draw:path>
          <draw:path draw:style-name="gr26" draw:text-style-name="P3" draw:layer="layout" svg:width="0.177cm" svg:height="0cm" svg:x="8.469cm" svg:y="11.635cm" svg:viewBox="0 0 178 0" svg:d="M0 0c59 0 119 0 178 0">
            <text:p/>
          </draw:path>
          <draw:path draw:style-name="gr26" draw:text-style-name="P3" draw:layer="layout" svg:width="0.088cm" svg:height="0cm" svg:x="8.761cm" svg:y="11.851cm" svg:viewBox="0 0 89 0" svg:d="M0 0c30 0 59 0 89 0">
            <text:p/>
          </draw:path>
          <draw:path draw:style-name="gr26" draw:text-style-name="P3" draw:layer="layout" svg:width="0.088cm" svg:height="0cm" svg:x="8.761cm" svg:y="11.635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8.64672199824715cm 11.6354714472757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46873759859772cm 11.6354714472757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84970420683611cm 11.6354714472757cm)" svg:viewBox="0 0 216 0" svg:d="M0 0c72 0 144 0 216 0">
            <text:p/>
          </draw:path>
          <draw:path draw:style-name="gr26" draw:text-style-name="P3" draw:layer="layout" svg:width="0.177cm" svg:height="0cm" svg:x="8.926cm" svg:y="12.918cm" svg:viewBox="0 0 178 0" svg:d="M0 0c59 0 119 0 178 0">
            <text:p/>
          </draw:path>
          <draw:path draw:style-name="gr26" draw:text-style-name="P3" draw:layer="layout" svg:width="0.177cm" svg:height="0cm" svg:x="8.926cm" svg:y="12.702cm" svg:viewBox="0 0 178 0" svg:d="M0 0c59 0 119 0 178 0">
            <text:p/>
          </draw:path>
          <draw:path draw:style-name="gr26" draw:text-style-name="P3" draw:layer="layout" svg:width="0.088cm" svg:height="0cm" svg:x="9.218cm" svg:y="12.918cm" svg:viewBox="0 0 89 0" svg:d="M0 0c30 0 59 0 89 0">
            <text:p/>
          </draw:path>
          <draw:path draw:style-name="gr26" draw:text-style-name="P3" draw:layer="layout" svg:width="0.088cm" svg:height="0cm" svg:x="9.218cm" svg:y="12.702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9.1036819456617cm 12.7023639842884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92569754601227cm 12.7023639842884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9.30666415425066cm 12.7023639842884cm)" svg:viewBox="0 0 216 0" svg:d="M0 0c72 0 144 0 216 0">
            <text:p/>
          </draw:path>
          <draw:path draw:style-name="gr26" draw:text-style-name="P3" draw:layer="layout" svg:width="0.177cm" svg:height="0cm" svg:x="12.309cm" svg:y="10.925cm" svg:viewBox="0 0 178 0" svg:d="M0 0c59 0 119 0 178 0">
            <text:p/>
          </draw:path>
          <draw:path draw:style-name="gr26" draw:text-style-name="P3" draw:layer="layout" svg:width="0.177cm" svg:height="0cm" svg:x="12.309cm" svg:y="10.709cm" svg:viewBox="0 0 178 0" svg:d="M0 0c59 0 119 0 178 0">
            <text:p/>
          </draw:path>
          <draw:path draw:style-name="gr26" draw:text-style-name="P3" draw:layer="layout" svg:width="0.088cm" svg:height="0cm" svg:x="12.601cm" svg:y="10.925cm" svg:viewBox="0 0 89 0" svg:d="M0 0c30 0 59 0 89 0">
            <text:p/>
          </draw:path>
          <draw:path draw:style-name="gr26" draw:text-style-name="P3" draw:layer="layout" svg:width="0.088cm" svg:height="0cm" svg:x="12.601cm" svg:y="10.709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12.487385363716cm 10.7085648101521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2.3094009640666cm 10.7085648101521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2.690367572305cm 10.7085648101521cm)" svg:viewBox="0 0 216 0" svg:d="M0 0c72 0 144 0 216 0">
            <text:p/>
          </draw:path>
          <draw:path draw:style-name="gr26" draw:text-style-name="P3" draw:layer="layout" svg:width="0.177cm" svg:height="0cm" svg:x="9.129cm" svg:y="12.321cm" svg:viewBox="0 0 178 0" svg:d="M178 0c-59 0-119 0-178 0">
            <text:p/>
          </draw:path>
          <draw:path draw:style-name="gr26" draw:text-style-name="P3" draw:layer="layout" svg:width="0.177cm" svg:height="0cm" svg:x="9.129cm" svg:y="12.537cm" svg:viewBox="0 0 178 0" svg:d="M178 0c-59 0-119 0-178 0">
            <text:p/>
          </draw:path>
          <draw:path draw:style-name="gr26" draw:text-style-name="P3" draw:layer="layout" svg:width="0.088cm" svg:height="0cm" svg:x="8.926cm" svg:y="12.321cm" svg:viewBox="0 0 89 0" svg:d="M89 0c-30 0-59 0-89 0">
            <text:p/>
          </draw:path>
          <draw:path draw:style-name="gr26" draw:text-style-name="P3" draw:layer="layout" svg:width="0.088cm" svg:height="0cm" svg:x="8.926cm" svg:y="12.537cm" svg:viewBox="0 0 89 0" svg:d="M0 0c30 0 59 0 89 0">
            <text:p/>
          </draw:path>
          <draw:path draw:style-name="gr26" draw:text-style-name="P3" draw:layer="layout" svg:width="0.215cm" svg:height="0cm" draw:transform="rotate (1.5707963267949) translate (9.12867975460123cm 12.5373806022762cm)" svg:viewBox="0 0 216 0" svg:d="M0 0c72 0 144 0 216 0">
            <text:p/>
          </draw:path>
          <draw:path draw:style-name="gr26" draw:text-style-name="P3" draw:layer="layout" svg:width="0.215cm" svg:height="0cm" draw:transform="rotate (1.5707963267949) translate (9.30666415425066cm 12.5373806022762cm)" svg:viewBox="0 0 216 0" svg:d="M0 0c72 0 144 0 216 0">
            <text:p/>
          </draw:path>
          <draw:path draw:style-name="gr26" draw:text-style-name="P3" draw:layer="layout" svg:width="0.215cm" svg:height="0cm" draw:transform="rotate (1.5707963267949) translate (8.92569754601227cm 12.5373806022762cm)" svg:viewBox="0 0 216 0" svg:d="M0 0c72 0 144 0 216 0">
            <text:p/>
          </draw:path>
          <draw:path draw:style-name="gr26" draw:text-style-name="P3" draw:layer="layout" svg:width="0.177cm" svg:height="0cm" svg:x="8.469cm" svg:y="13.07cm" svg:viewBox="0 0 178 0" svg:d="M0 0c59 0 119 0 178 0">
            <text:p/>
          </draw:path>
          <draw:path draw:style-name="gr26" draw:text-style-name="P3" draw:layer="layout" svg:width="0.177cm" svg:height="0cm" svg:x="8.469cm" svg:y="12.855cm" svg:viewBox="0 0 178 0" svg:d="M0 0c59 0 119 0 178 0">
            <text:p/>
          </draw:path>
          <draw:path draw:style-name="gr26" draw:text-style-name="P3" draw:layer="layout" svg:width="0.088cm" svg:height="0cm" svg:x="8.761cm" svg:y="13.07cm" svg:viewBox="0 0 89 0" svg:d="M0 0c30 0 59 0 89 0">
            <text:p/>
          </draw:path>
          <draw:path draw:style-name="gr26" draw:text-style-name="P3" draw:layer="layout" svg:width="0.088cm" svg:height="0cm" svg:x="8.761cm" svg:y="12.855cm" svg:viewBox="0 0 89 0" svg:d="M89 0c-30 0-59 0-89 0">
            <text:p/>
          </draw:path>
          <draw:path draw:style-name="gr26" draw:text-style-name="P3" draw:layer="layout" svg:width="0.214cm" svg:height="0cm" draw:transform="rotate (-1.5707963267949) translate (8.64672199824715cm 12.8553485748817cm)" svg:viewBox="0 0 215 0" svg:d="M0 0c72 0 143 0 215 0">
            <text:p/>
          </draw:path>
          <draw:path draw:style-name="gr26" draw:text-style-name="P3" draw:layer="layout" svg:width="0.214cm" svg:height="0cm" draw:transform="rotate (-1.5707963267949) translate (8.46873759859772cm 12.8553485748817cm)" svg:viewBox="0 0 215 0" svg:d="M0 0c72 0 143 0 215 0">
            <text:p/>
          </draw:path>
          <draw:path draw:style-name="gr26" draw:text-style-name="P3" draw:layer="layout" svg:width="0.214cm" svg:height="0cm" draw:transform="rotate (-1.5707963267949) translate (8.84970420683611cm 12.8553485748817cm)" svg:viewBox="0 0 215 0" svg:d="M0 0c72 0 143 0 215 0">
            <text:p/>
          </draw:path>
          <draw:path draw:style-name="gr26" draw:text-style-name="P3" draw:layer="layout" svg:width="0.177cm" svg:height="0cm" svg:x="8.469cm" svg:y="13.375cm" svg:viewBox="0 0 178 0" svg:d="M0 0c59 0 119 0 178 0">
            <text:p/>
          </draw:path>
          <draw:path draw:style-name="gr26" draw:text-style-name="P3" draw:layer="layout" svg:width="0.177cm" svg:height="0cm" svg:x="8.469cm" svg:y="13.159cm" svg:viewBox="0 0 178 0" svg:d="M0 0c59 0 119 0 178 0">
            <text:p/>
          </draw:path>
          <draw:path draw:style-name="gr26" draw:text-style-name="P3" draw:layer="layout" svg:width="0.088cm" svg:height="0cm" svg:x="8.761cm" svg:y="13.375cm" svg:viewBox="0 0 89 0" svg:d="M0 0c30 0 59 0 89 0">
            <text:p/>
          </draw:path>
          <draw:path draw:style-name="gr26" draw:text-style-name="P3" draw:layer="layout" svg:width="0.088cm" svg:height="0cm" svg:x="8.761cm" svg:y="13.159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8.64672199824715cm 13.1593179574982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46873759859772cm 13.1593179574982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84970420683611cm 13.1593179574982cm)" svg:viewBox="0 0 216 0" svg:d="M0 0c72 0 144 0 216 0">
            <text:p/>
          </draw:path>
          <draw:path draw:style-name="gr26" draw:text-style-name="P3" draw:layer="layout" svg:width="0.177cm" svg:height="0cm" svg:x="8.469cm" svg:y="11.243cm" svg:viewBox="0 0 178 0" svg:d="M0 0c59 0 119 0 178 0">
            <text:p/>
          </draw:path>
          <draw:path draw:style-name="gr26" draw:text-style-name="P3" draw:layer="layout" svg:width="0.177cm" svg:height="0cm" svg:x="8.469cm" svg:y="11.027cm" svg:viewBox="0 0 178 0" svg:d="M0 0c59 0 119 0 178 0">
            <text:p/>
          </draw:path>
          <draw:path draw:style-name="gr26" draw:text-style-name="P3" draw:layer="layout" svg:width="0.088cm" svg:height="0cm" svg:x="8.761cm" svg:y="11.243cm" svg:viewBox="0 0 89 0" svg:d="M0 0c30 0 59 0 89 0">
            <text:p/>
          </draw:path>
          <draw:path draw:style-name="gr26" draw:text-style-name="P3" draw:layer="layout" svg:width="0.088cm" svg:height="0cm" svg:x="8.761cm" svg:y="11.027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8.64672199824715cm 11.0265327827576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46873759859772cm 11.0265327827576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8.84970420683611cm 11.0265327827576cm)" svg:viewBox="0 0 216 0" svg:d="M0 0c72 0 144 0 216 0">
            <text:p/>
          </draw:path>
          <draw:path draw:style-name="gr26" draw:text-style-name="P3" draw:layer="layout" svg:width="0.177cm" svg:height="0cm" draw:transform="rotate (1.5707963267949) translate (10.3475729184926cm 13.1023236982576cm)" svg:viewBox="0 0 178 0" svg:d="M0 0c59 0 119 0 178 0">
            <text:p/>
          </draw:path>
          <draw:path draw:style-name="gr26" draw:text-style-name="P3" draw:layer="layout" svg:width="0.177cm" svg:height="0cm" draw:transform="rotate (1.5707963267949) translate (10.131591849255cm 13.1023236982576cm)" svg:viewBox="0 0 178 0" svg:d="M0 0c59 0 119 0 178 0">
            <text:p/>
          </draw:path>
          <draw:path draw:style-name="gr26" draw:text-style-name="P3" draw:layer="layout" svg:width="0.088cm" svg:height="0cm" draw:transform="rotate (1.5707963267949) translate (10.3475729184926cm 12.8103531070601cm)" svg:viewBox="0 0 89 0" svg:d="M0 0c30 0 59 0 89 0">
            <text:p/>
          </draw:path>
          <draw:path draw:style-name="gr26" draw:text-style-name="P3" draw:layer="layout" svg:width="0.088cm" svg:height="0cm" draw:transform="rotate (-1.5707963267949) translate (10.131591849255cm 12.721362070702cm)" svg:viewBox="0 0 89 0" svg:d="M0 0c30 0 59 0 89 0">
            <text:p/>
          </draw:path>
          <draw:path draw:style-name="gr26" draw:text-style-name="P3" draw:layer="layout" svg:width="0.215cm" svg:height="0cm" svg:x="10.132cm" svg:y="12.924cm" svg:viewBox="0 0 216 0" svg:d="M0 0c72 0 144 0 216 0">
            <text:p/>
          </draw:path>
          <draw:path draw:style-name="gr26" draw:text-style-name="P3" draw:layer="layout" svg:width="0.215cm" svg:height="0cm" svg:x="10.132cm" svg:y="13.102cm" svg:viewBox="0 0 216 0" svg:d="M0 0c72 0 144 0 216 0">
            <text:p/>
          </draw:path>
          <draw:path draw:style-name="gr26" draw:text-style-name="P3" draw:layer="layout" svg:width="0.215cm" svg:height="0cm" svg:x="10.132cm" svg:y="12.721cm" svg:viewBox="0 0 216 0" svg:d="M0 0c72 0 144 0 216 0">
            <text:p/>
          </draw:path>
          <draw:path draw:style-name="gr26" draw:text-style-name="P3" draw:layer="layout" svg:width="0.157cm" svg:height="0cm" draw:transform="rotate (-1.5707963267949) translate (6.92587283085013cm 10.2966063047638cm)" svg:viewBox="0 0 158 0" svg:d="M0 0c53 0 105 0 158 0">
            <text:p/>
          </draw:path>
          <draw:path draw:style-name="gr26" draw:text-style-name="P3" draw:layer="layout" svg:width="0.215cm" svg:height="0cm" svg:x="6.71cm" svg:y="10.455cm" svg:viewBox="0 0 216 0" svg:d="M216 0c-72 0-144 0-216 0">
            <text:p/>
          </draw:path>
          <draw:path draw:style-name="gr26" draw:text-style-name="P3" draw:layer="layout" svg:width="0.157cm" svg:height="0cm" draw:transform="rotate (1.5707963267949) translate (6.70989176161262cm 10.4545903917817cm)" svg:viewBox="0 0 158 0" svg:d="M0 0c53 0 105 0 158 0">
            <text:p/>
          </draw:path>
          <draw:path draw:style-name="gr26" draw:text-style-name="P3" draw:layer="layout" svg:width="0.152cm" svg:height="0cm" draw:transform="rotate (1.5707963267949) translate (6.70989176161262cm 10.2206139591097cm)" svg:viewBox="0 0 153 0" svg:d="M0 0c51 0 102 0 153 0">
            <text:p/>
          </draw:path>
          <draw:path draw:style-name="gr26" draw:text-style-name="P3" draw:layer="layout" svg:width="0.005cm" svg:height="0cm" draw:transform="rotate (1.5707963267949) translate (6.70989176161262cm 10.0676293685165cm)" svg:viewBox="0 0 6 0" svg:d="M0 0c2 0 4 0 6 0">
            <text:p/>
          </draw:path>
          <draw:path draw:style-name="gr26" draw:text-style-name="P3" draw:layer="layout" svg:width="0.215cm" svg:height="0cm" svg:x="6.71cm" svg:y="10.062cm" svg:viewBox="0 0 216 0" svg:d="M0 0c72 0 144 0 216 0">
            <text:p/>
          </draw:path>
          <draw:path draw:style-name="gr26" draw:text-style-name="P3" draw:layer="layout" svg:width="0.158cm" svg:height="0cm" draw:transform="rotate (-1.5707963267949) translate (6.92587283085013cm 10.0616299728069cm)" svg:viewBox="0 0 159 0" svg:d="M0 0c53 0 106 0 159 0">
            <text:p/>
          </draw:path>
          <draw:path draw:style-name="gr26" draw:text-style-name="P3" draw:layer="layout" svg:width="0.157cm" svg:height="0cm" draw:transform="rotate (1.5707963267949) translate (9.12268028045574cm 13.7242610534797cm)" svg:viewBox="0 0 158 0" svg:d="M0 0c53 0 105 0 158 0">
            <text:p/>
          </draw:path>
          <draw:path draw:style-name="gr26" draw:text-style-name="P3" draw:layer="layout" svg:width="0.215cm" svg:height="0cm" svg:x="9.123cm" svg:y="13.566cm" svg:viewBox="0 0 216 0" svg:d="M0 0c72 0 144 0 216 0">
            <text:p/>
          </draw:path>
          <draw:path draw:style-name="gr26" draw:text-style-name="P3" draw:layer="layout" svg:width="0.157cm" svg:height="0cm" draw:transform="rotate (-1.5707963267949) translate (9.33866134969325cm 13.5662769664619cm)" svg:viewBox="0 0 158 0" svg:d="M0 0c53 0 105 0 158 0">
            <text:p/>
          </draw:path>
          <draw:path draw:style-name="gr26" draw:text-style-name="P3" draw:layer="layout" svg:width="0.151cm" svg:height="0cm" draw:transform="rotate (-1.5707963267949) translate (9.33866134969325cm 13.8012532984188cm)" svg:viewBox="0 0 152 0" svg:d="M0 0c51 0 101 0 152 0">
            <text:p/>
          </draw:path>
          <draw:path draw:style-name="gr26" draw:text-style-name="P3" draw:layer="layout" svg:width="0.005cm" svg:height="0cm" draw:transform="rotate (-1.5707963267949) translate (9.33866134969325cm 13.9532379897271cm)" svg:viewBox="0 0 6 0" svg:d="M0 0c2 0 4 0 6 0">
            <text:p/>
          </draw:path>
          <draw:path draw:style-name="gr26" draw:text-style-name="P3" draw:layer="layout" svg:width="0.215cm" svg:height="0cm" svg:x="9.123cm" svg:y="13.959cm" svg:viewBox="0 0 216 0" svg:d="M216 0c-72 0-144 0-216 0">
            <text:p/>
          </draw:path>
          <draw:path draw:style-name="gr26" draw:text-style-name="P3" draw:layer="layout" svg:width="0.157cm" svg:height="0cm" draw:transform="rotate (1.5707963267949) translate (9.12268028045574cm 13.9592373854366cm)" svg:viewBox="0 0 158 0" svg:d="M0 0c53 0 105 0 158 0">
            <text:p/>
          </draw:path>
          <draw:path draw:style-name="gr26" draw:text-style-name="P3" draw:layer="layout" svg:width="0.157cm" svg:height="0cm" draw:transform="rotate (-1.5707963267949) translate (8.37374592462752cm 13.8012532984188cm)" svg:viewBox="0 0 158 0" svg:d="M0 0c53 0 105 0 158 0">
            <text:p/>
          </draw:path>
          <draw:path draw:style-name="gr26" draw:text-style-name="P3" draw:layer="layout" svg:width="0.215cm" svg:height="0cm" svg:x="8.158cm" svg:y="13.959cm" svg:viewBox="0 0 216 0" svg:d="M216 0c-72 0-144 0-216 0">
            <text:p/>
          </draw:path>
          <draw:path draw:style-name="gr26" draw:text-style-name="P3" draw:layer="layout" svg:width="0.157cm" svg:height="0cm" draw:transform="rotate (1.5707963267949) translate (8.15776485539001cm 13.9592373854366cm)" svg:viewBox="0 0 158 0" svg:d="M0 0c53 0 105 0 158 0">
            <text:p/>
          </draw:path>
          <draw:path draw:style-name="gr26" draw:text-style-name="P3" draw:layer="layout" svg:width="0.151cm" svg:height="0cm" draw:transform="rotate (1.5707963267949) translate (8.15776485539001cm 13.7242610534797cm)" svg:viewBox="0 0 152 0" svg:d="M0 0c51 0 101 0 152 0">
            <text:p/>
          </draw:path>
          <draw:path draw:style-name="gr26" draw:text-style-name="P3" draw:layer="layout" svg:width="0.005cm" svg:height="0cm" draw:transform="rotate (1.5707963267949) translate (8.15776485539001cm 13.5722763621714cm)" svg:viewBox="0 0 6 0" svg:d="M0 0c2 0 4 0 6 0">
            <text:p/>
          </draw:path>
          <draw:path draw:style-name="gr26" draw:text-style-name="P3" draw:layer="layout" svg:width="0.215cm" svg:height="0cm" svg:x="8.158cm" svg:y="13.566cm" svg:viewBox="0 0 216 0" svg:d="M0 0c72 0 144 0 216 0">
            <text:p/>
          </draw:path>
          <draw:path draw:style-name="gr26" draw:text-style-name="P3" draw:layer="layout" svg:width="0.157cm" svg:height="0cm" draw:transform="rotate (-1.5707963267949) translate (8.37374592462752cm 13.5662769664619cm)" svg:viewBox="0 0 158 0" svg:d="M0 0c53 0 105 0 158 0">
            <text:p/>
          </draw:path>
          <draw:path draw:style-name="gr26" draw:text-style-name="P3" draw:layer="layout" svg:width="0.158cm" svg:height="0cm" svg:x="8.462cm" svg:y="12.766cm" svg:viewBox="0 0 159 0" svg:d="M159 0c-53 0-106 0-159 0">
            <text:p/>
          </draw:path>
          <draw:path draw:style-name="gr26" draw:text-style-name="P3" draw:layer="layout" svg:width="0.215cm" svg:height="0cm" draw:transform="rotate (1.5707963267949) translate (8.46173821209465cm 12.7663575385235cm)" svg:viewBox="0 0 216 0" svg:d="M0 0c72 0 144 0 216 0">
            <text:p/>
          </draw:path>
          <draw:path draw:style-name="gr26" draw:text-style-name="P3" draw:layer="layout" svg:width="0.158cm" svg:height="0cm" svg:x="8.462cm" svg:y="12.55cm" svg:viewBox="0 0 159 0" svg:d="M0 0c53 0 106 0 159 0">
            <text:p/>
          </draw:path>
          <draw:path draw:style-name="gr26" draw:text-style-name="P3" draw:layer="layout" svg:width="0.152cm" svg:height="0cm" svg:x="8.697cm" svg:y="12.55cm" svg:viewBox="0 0 153 0" svg:d="M0 0c51 0 102 0 153 0">
            <text:p/>
          </draw:path>
          <draw:path draw:style-name="gr26" draw:text-style-name="P3" draw:layer="layout" svg:width="0.005cm" svg:height="0cm" svg:x="8.85cm" svg:y="12.55cm" svg:viewBox="0 0 6 0" svg:d="M0 0c2 0 4 0 6 0">
            <text:p/>
          </draw:path>
          <draw:path draw:style-name="gr26" draw:text-style-name="P3" draw:layer="layout" svg:width="0.215cm" svg:height="0cm" draw:transform="rotate (-1.5707963267949) translate (8.8557036809816cm 12.5503792929802cm)" svg:viewBox="0 0 216 0" svg:d="M0 0c72 0 144 0 216 0">
            <text:p/>
          </draw:path>
          <draw:path draw:style-name="gr26" draw:text-style-name="P3" draw:layer="layout" svg:width="0.158cm" svg:height="0cm" svg:x="8.697cm" svg:y="12.766cm" svg:viewBox="0 0 159 0" svg:d="M159 0c-53 0-106 0-159 0">
            <text:p/>
          </draw:path>
          <draw:path draw:style-name="gr26" draw:text-style-name="P3" draw:layer="layout" svg:width="0.157cm" svg:height="0cm" draw:transform="rotate (1.5707963267949) translate (7.87778939526731cm 13.7242610534797cm)" svg:viewBox="0 0 158 0" svg:d="M0 0c53 0 105 0 158 0">
            <text:p/>
          </draw:path>
          <draw:path draw:style-name="gr26" draw:text-style-name="P3" draw:layer="layout" svg:width="0.215cm" svg:height="0cm" svg:x="7.878cm" svg:y="13.566cm" svg:viewBox="0 0 216 0" svg:d="M0 0c72 0 144 0 216 0">
            <text:p/>
          </draw:path>
          <draw:path draw:style-name="gr26" draw:text-style-name="P3" draw:layer="layout" svg:width="0.157cm" svg:height="0cm" draw:transform="rotate (-1.5707963267949) translate (8.09377046450482cm 13.5662769664619cm)" svg:viewBox="0 0 158 0" svg:d="M0 0c53 0 105 0 158 0">
            <text:p/>
          </draw:path>
          <draw:path draw:style-name="gr26" draw:text-style-name="P3" draw:layer="layout" svg:width="0.151cm" svg:height="0cm" draw:transform="rotate (-1.5707963267949) translate (8.09377046450482cm 13.8012532984188cm)" svg:viewBox="0 0 152 0" svg:d="M0 0c51 0 101 0 152 0">
            <text:p/>
          </draw:path>
          <draw:path draw:style-name="gr26" draw:text-style-name="P3" draw:layer="layout" svg:width="0.005cm" svg:height="0cm" draw:transform="rotate (-1.5707963267949) translate (8.09377046450482cm 13.9532379897271cm)" svg:viewBox="0 0 6 0" svg:d="M0 0c2 0 4 0 6 0">
            <text:p/>
          </draw:path>
          <draw:path draw:style-name="gr26" draw:text-style-name="P3" draw:layer="layout" svg:width="0.215cm" svg:height="0cm" svg:x="7.878cm" svg:y="13.959cm" svg:viewBox="0 0 216 0" svg:d="M216 0c-72 0-144 0-216 0">
            <text:p/>
          </draw:path>
          <draw:path draw:style-name="gr26" draw:text-style-name="P3" draw:layer="layout" svg:width="0.157cm" svg:height="0cm" draw:transform="rotate (1.5707963267949) translate (7.87778939526731cm 13.9592373854366cm)" svg:viewBox="0 0 158 0" svg:d="M0 0c53 0 105 0 158 0">
            <text:p/>
          </draw:path>
          <draw:path draw:style-name="gr26" draw:text-style-name="P3" draw:layer="layout" svg:width="0.157cm" svg:height="0cm" draw:transform="rotate (1.5707963267949) translate (8.8557036809816cm 13.7242610534797cm)" svg:viewBox="0 0 158 0" svg:d="M0 0c53 0 105 0 158 0">
            <text:p/>
          </draw:path>
          <draw:path draw:style-name="gr26" draw:text-style-name="P3" draw:layer="layout" svg:width="0.215cm" svg:height="0cm" svg:x="8.856cm" svg:y="13.566cm" svg:viewBox="0 0 216 0" svg:d="M0 0c72 0 144 0 216 0">
            <text:p/>
          </draw:path>
          <draw:path draw:style-name="gr26" draw:text-style-name="P3" draw:layer="layout" svg:width="0.157cm" svg:height="0cm" draw:transform="rotate (-1.5707963267949) translate (9.07168475021911cm 13.5662769664619cm)" svg:viewBox="0 0 158 0" svg:d="M0 0c53 0 105 0 158 0">
            <text:p/>
          </draw:path>
          <draw:path draw:style-name="gr26" draw:text-style-name="P3" draw:layer="layout" svg:width="0.151cm" svg:height="0cm" draw:transform="rotate (-1.5707963267949) translate (9.07168475021911cm 13.8012532984188cm)" svg:viewBox="0 0 152 0" svg:d="M0 0c51 0 101 0 152 0">
            <text:p/>
          </draw:path>
          <draw:path draw:style-name="gr26" draw:text-style-name="P3" draw:layer="layout" svg:width="0.005cm" svg:height="0cm" draw:transform="rotate (-1.5707963267949) translate (9.07168475021911cm 13.9532379897271cm)" svg:viewBox="0 0 6 0" svg:d="M0 0c2 0 4 0 6 0">
            <text:p/>
          </draw:path>
          <draw:path draw:style-name="gr26" draw:text-style-name="P3" draw:layer="layout" svg:width="0.215cm" svg:height="0cm" svg:x="8.856cm" svg:y="13.959cm" svg:viewBox="0 0 216 0" svg:d="M216 0c-72 0-144 0-216 0">
            <text:p/>
          </draw:path>
          <draw:path draw:style-name="gr26" draw:text-style-name="P3" draw:layer="layout" svg:width="0.157cm" svg:height="0cm" draw:transform="rotate (1.5707963267949) translate (8.8557036809816cm 13.9592373854366cm)" svg:viewBox="0 0 158 0" svg:d="M0 0c53 0 105 0 158 0">
            <text:p/>
          </draw:path>
          <draw:path draw:style-name="gr26" draw:text-style-name="P3" draw:layer="layout" svg:width="0.158cm" svg:height="0cm" svg:x="13.617cm" svg:y="10.621cm" svg:viewBox="0 0 159 0" svg:d="M0 0c53 0 106 0 159 0">
            <text:p/>
          </draw:path>
          <draw:path draw:style-name="gr26" draw:text-style-name="P3" draw:layer="layout" svg:width="0.214cm" svg:height="0cm" draw:transform="rotate (-1.5707963267949) translate (13.776272392638cm 10.6205736730789cm)" svg:viewBox="0 0 215 0" svg:d="M0 0c72 0 143 0 215 0">
            <text:p/>
          </draw:path>
          <draw:path draw:style-name="gr26" draw:text-style-name="P3" draw:layer="layout" svg:width="0.158cm" svg:height="0cm" svg:x="13.617cm" svg:y="10.836cm" svg:viewBox="0 0 159 0" svg:d="M159 0c-53 0-106 0-159 0">
            <text:p/>
          </draw:path>
          <draw:path draw:style-name="gr26" draw:text-style-name="P3" draw:layer="layout" svg:width="0.151cm" svg:height="0cm" svg:x="13.389cm" svg:y="10.836cm" svg:viewBox="0 0 152 0" svg:d="M152 0c-51 0-101 0-152 0">
            <text:p/>
          </draw:path>
          <draw:path draw:style-name="gr26" draw:text-style-name="P3" draw:layer="layout" svg:width="0.006cm" svg:height="0cm" svg:x="13.382cm" svg:y="10.836cm" svg:viewBox="0 0 7 0" svg:d="M7 0c-2 0-5 0-7 0">
            <text:p/>
          </draw:path>
          <draw:path draw:style-name="gr26" draw:text-style-name="P3" draw:layer="layout" svg:width="0.214cm" svg:height="0cm" draw:transform="rotate (1.5707963267949) translate (13.3823069237511cm 10.8355520193373cm)" svg:viewBox="0 0 215 0" svg:d="M0 0c72 0 143 0 215 0">
            <text:p/>
          </draw:path>
          <draw:path draw:style-name="gr26" draw:text-style-name="P3" draw:layer="layout" svg:width="0.158cm" svg:height="0cm" svg:x="13.382cm" svg:y="10.621cm" svg:viewBox="0 0 159 0" svg:d="M0 0c53 0 106 0 159 0">
            <text:p/>
          </draw:path>
          <draw:path draw:style-name="gr26" draw:text-style-name="P3" draw:layer="layout" svg:width="0.158cm" svg:height="0cm" draw:transform="rotate (-1.5707963267949) translate (6.63989789658195cm 9.78865746802297cm)" svg:viewBox="0 0 159 0" svg:d="M0 0c53 0 106 0 159 0">
            <text:p/>
          </draw:path>
          <draw:path draw:style-name="gr26" draw:text-style-name="P3" draw:layer="layout" svg:width="0.215cm" svg:height="0cm" svg:x="6.424cm" svg:y="9.948cm" svg:viewBox="0 0 216 0" svg:d="M216 0c-72 0-144 0-216 0">
            <text:p/>
          </draw:path>
          <draw:path draw:style-name="gr26" draw:text-style-name="P3" draw:layer="layout" svg:width="0.158cm" svg:height="0cm" draw:transform="rotate (1.5707963267949) translate (6.42391682734444cm 9.94764145432571cm)" svg:viewBox="0 0 159 0" svg:d="M0 0c53 0 106 0 159 0">
            <text:p/>
          </draw:path>
          <draw:path draw:style-name="gr26" draw:text-style-name="P3" draw:layer="layout" svg:width="0.152cm" svg:height="0cm" draw:transform="rotate (1.5707963267949) translate (6.42391682734444cm 9.71266512236882cm)" svg:viewBox="0 0 153 0" svg:d="M0 0c51 0 102 0 153 0">
            <text:p/>
          </draw:path>
          <draw:path draw:style-name="gr26" draw:text-style-name="P3" draw:layer="layout" svg:width="0.005cm" svg:height="0cm" draw:transform="rotate (1.5707963267949) translate (6.42391682734444cm 9.55968053177561cm)" svg:viewBox="0 0 6 0" svg:d="M0 0c2 0 4 0 6 0">
            <text:p/>
          </draw:path>
          <draw:path draw:style-name="gr26" draw:text-style-name="P3" draw:layer="layout" svg:width="0.215cm" svg:height="0cm" svg:x="6.424cm" svg:y="9.554cm" svg:viewBox="0 0 216 0" svg:d="M0 0c72 0 144 0 216 0">
            <text:p/>
          </draw:path>
          <draw:path draw:style-name="gr26" draw:text-style-name="P3" draw:layer="layout" svg:width="0.158cm" svg:height="0cm" draw:transform="rotate (-1.5707963267949) translate (6.63989789658195cm 9.55368113606607cm)" svg:viewBox="0 0 159 0" svg:d="M0 0c53 0 106 0 159 0">
            <text:p/>
          </draw:path>
          <draw:path draw:style-name="gr26" draw:text-style-name="P3" draw:layer="layout" svg:width="0.177cm" svg:height="0cm" draw:transform="rotate (1.5707963267949) translate (9.99260403155127cm 13.1023236982576cm)" svg:viewBox="0 0 178 0" svg:d="M0 0c59 0 119 0 178 0">
            <text:p/>
          </draw:path>
          <draw:path draw:style-name="gr26" draw:text-style-name="P3" draw:layer="layout" svg:width="0.177cm" svg:height="0cm" draw:transform="rotate (1.5707963267949) translate (9.77662296231376cm 13.1023236982576cm)" svg:viewBox="0 0 178 0" svg:d="M0 0c59 0 119 0 178 0">
            <text:p/>
          </draw:path>
          <draw:path draw:style-name="gr26" draw:text-style-name="P3" draw:layer="layout" svg:width="0.088cm" svg:height="0cm" draw:transform="rotate (1.5707963267949) translate (9.99260403155127cm 12.8103531070601cm)" svg:viewBox="0 0 89 0" svg:d="M0 0c30 0 59 0 89 0">
            <text:p/>
          </draw:path>
          <draw:path draw:style-name="gr26" draw:text-style-name="P3" draw:layer="layout" svg:width="0.088cm" svg:height="0cm" draw:transform="rotate (-1.5707963267949) translate (9.77662296231376cm 12.721362070702cm)" svg:viewBox="0 0 89 0" svg:d="M0 0c30 0 59 0 89 0">
            <text:p/>
          </draw:path>
          <draw:path draw:style-name="gr26" draw:text-style-name="P3" draw:layer="layout" svg:width="0.215cm" svg:height="0cm" svg:x="9.777cm" svg:y="12.924cm" svg:viewBox="0 0 216 0" svg:d="M0 0c72 0 144 0 216 0">
            <text:p/>
          </draw:path>
          <draw:path draw:style-name="gr26" draw:text-style-name="P3" draw:layer="layout" svg:width="0.215cm" svg:height="0cm" svg:x="9.777cm" svg:y="13.102cm" svg:viewBox="0 0 216 0" svg:d="M0 0c72 0 144 0 216 0">
            <text:p/>
          </draw:path>
          <draw:path draw:style-name="gr26" draw:text-style-name="P3" draw:layer="layout" svg:width="0.215cm" svg:height="0cm" svg:x="9.777cm" svg:y="12.721cm" svg:viewBox="0 0 216 0" svg:d="M0 0c72 0 144 0 216 0">
            <text:p/>
          </draw:path>
          <draw:path draw:style-name="gr26" draw:text-style-name="P3" draw:layer="layout" svg:width="0.177cm" svg:height="0cm" svg:x="13.395cm" svg:y="11.09cm" svg:viewBox="0 0 178 0" svg:d="M0 0c59 0 119 0 178 0">
            <text:p/>
          </draw:path>
          <draw:path draw:style-name="gr26" draw:text-style-name="P3" draw:layer="layout" svg:width="0.177cm" svg:height="0cm" svg:x="13.395cm" svg:y="10.875cm" svg:viewBox="0 0 178 0" svg:d="M0 0c59 0 119 0 178 0">
            <text:p/>
          </draw:path>
          <draw:path draw:style-name="gr26" draw:text-style-name="P3" draw:layer="layout" svg:width="0.088cm" svg:height="0cm" svg:x="13.687cm" svg:y="11.09cm" svg:viewBox="0 0 89 0" svg:d="M0 0c30 0 59 0 89 0">
            <text:p/>
          </draw:path>
          <draw:path draw:style-name="gr26" draw:text-style-name="P3" draw:layer="layout" svg:width="0.088cm" svg:height="0cm" svg:x="13.687cm" svg:y="10.875cm" svg:viewBox="0 0 89 0" svg:d="M89 0c-30 0-59 0-89 0">
            <text:p/>
          </draw:path>
          <draw:path draw:style-name="gr26" draw:text-style-name="P3" draw:layer="layout" svg:width="0.214cm" svg:height="0cm" draw:transform="rotate (-1.5707963267949) translate (13.5732901840491cm 10.8745480914493cm)" svg:viewBox="0 0 215 0" svg:d="M0 0c72 0 143 0 215 0">
            <text:p/>
          </draw:path>
          <draw:path draw:style-name="gr26" draw:text-style-name="P3" draw:layer="layout" svg:width="0.214cm" svg:height="0cm" draw:transform="rotate (-1.5707963267949) translate (13.3953057843997cm 10.8745480914493cm)" svg:viewBox="0 0 215 0" svg:d="M0 0c72 0 143 0 215 0">
            <text:p/>
          </draw:path>
          <draw:path draw:style-name="gr26" draw:text-style-name="P3" draw:layer="layout" svg:width="0.214cm" svg:height="0cm" draw:transform="rotate (-1.5707963267949) translate (13.776272392638cm 10.8745480914493cm)" svg:viewBox="0 0 215 0" svg:d="M0 0c72 0 143 0 215 0">
            <text:p/>
          </draw:path>
          <draw:path draw:style-name="gr26" draw:text-style-name="P3" draw:layer="layout" svg:width="0.177cm" svg:height="0cm" svg:x="13.077cm" svg:y="13.045cm" svg:viewBox="0 0 178 0" svg:d="M0 0c59 0 119 0 178 0">
            <text:p/>
          </draw:path>
          <draw:path draw:style-name="gr26" draw:text-style-name="P3" draw:layer="layout" svg:width="0.177cm" svg:height="0cm" svg:x="13.077cm" svg:y="12.829cm" svg:viewBox="0 0 178 0" svg:d="M0 0c59 0 119 0 178 0">
            <text:p/>
          </draw:path>
          <draw:path draw:style-name="gr26" draw:text-style-name="P3" draw:layer="layout" svg:width="0.087cm" svg:height="0cm" svg:x="13.37cm" svg:y="13.045cm" svg:viewBox="0 0 88 0" svg:d="M0 0c29 0 59 0 88 0">
            <text:p/>
          </draw:path>
          <draw:path draw:style-name="gr26" draw:text-style-name="P3" draw:layer="layout" svg:width="0.087cm" svg:height="0cm" svg:x="13.37cm" svg:y="12.829cm" svg:viewBox="0 0 88 0" svg:d="M88 0c-29 0-59 0-88 0">
            <text:p/>
          </draw:path>
          <draw:path draw:style-name="gr26" draw:text-style-name="P3" draw:layer="layout" svg:width="0.215cm" svg:height="0cm" draw:transform="rotate (-1.5707963267949) translate (13.2553180543383cm 12.8293511934737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3.0773336546889cm 12.8293511934737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3.4583002629273cm 12.8293511934737cm)" svg:viewBox="0 0 216 0" svg:d="M0 0c72 0 144 0 216 0">
            <text:p/>
          </draw:path>
          <draw:path draw:style-name="gr26" draw:text-style-name="P3" draw:layer="layout" svg:width="0.176cm" svg:height="0cm" draw:transform="rotate (-1.5707963267949) translate (6.70989176161262cm 9.56667982677007cm)" svg:viewBox="0 0 177 0" svg:d="M0 0c59 0 118 0 177 0">
            <text:p/>
          </draw:path>
          <draw:path draw:style-name="gr26" draw:text-style-name="P3" draw:layer="layout" svg:width="0.176cm" svg:height="0cm" draw:transform="rotate (-1.5707963267949) translate (6.92587283085013cm 9.56667982677007cm)" svg:viewBox="0 0 177 0" svg:d="M0 0c59 0 118 0 177 0">
            <text:p/>
          </draw:path>
          <draw:path draw:style-name="gr26" draw:text-style-name="P3" draw:layer="layout" svg:width="0.088cm" svg:height="0cm" draw:transform="rotate (-1.5707963267949) translate (6.70989176161262cm 9.85865041796757cm)" svg:viewBox="0 0 89 0" svg:d="M0 0c30 0 59 0 89 0">
            <text:p/>
          </draw:path>
          <draw:path draw:style-name="gr26" draw:text-style-name="P3" draw:layer="layout" svg:width="0.088cm" svg:height="0cm" draw:transform="rotate (1.5707963267949) translate (6.92587283085013cm 9.94764145432571cm)" svg:viewBox="0 0 89 0" svg:d="M0 0c30 0 59 0 89 0">
            <text:p/>
          </draw:path>
          <draw:path draw:style-name="gr26" draw:text-style-name="P3" draw:layer="layout" svg:width="0.215cm" svg:height="0cm" svg:x="6.71cm" svg:y="9.744cm" svg:viewBox="0 0 216 0" svg:d="M216 0c-72 0-144 0-216 0">
            <text:p/>
          </draw:path>
          <draw:path draw:style-name="gr26" draw:text-style-name="P3" draw:layer="layout" svg:width="0.215cm" svg:height="0cm" svg:x="6.71cm" svg:y="9.567cm" svg:viewBox="0 0 216 0" svg:d="M216 0c-72 0-144 0-216 0">
            <text:p/>
          </draw:path>
          <draw:path draw:style-name="gr26" draw:text-style-name="P3" draw:layer="layout" svg:width="0.215cm" svg:height="0cm" svg:x="6.71cm" svg:y="9.948cm" svg:viewBox="0 0 216 0" svg:d="M216 0c-72 0-144 0-216 0">
            <text:p/>
          </draw:path>
          <draw:path draw:style-name="gr26" draw:text-style-name="P3" draw:layer="layout" svg:width="0.177cm" svg:height="0cm" svg:x="12.512cm" svg:y="11.401cm" svg:viewBox="0 0 178 0" svg:d="M178 0c-59 0-119 0-178 0">
            <text:p/>
          </draw:path>
          <draw:path draw:style-name="gr26" draw:text-style-name="P3" draw:layer="layout" svg:width="0.177cm" svg:height="0cm" svg:x="12.512cm" svg:y="11.616cm" svg:viewBox="0 0 178 0" svg:d="M178 0c-59 0-119 0-178 0">
            <text:p/>
          </draw:path>
          <draw:path draw:style-name="gr26" draw:text-style-name="P3" draw:layer="layout" svg:width="0.088cm" svg:height="0cm" svg:x="12.309cm" svg:y="11.401cm" svg:viewBox="0 0 89 0" svg:d="M89 0c-30 0-59 0-89 0">
            <text:p/>
          </draw:path>
          <draw:path draw:style-name="gr26" draw:text-style-name="P3" draw:layer="layout" svg:width="0.088cm" svg:height="0cm" svg:x="12.309cm" svg:y="11.616cm" svg:viewBox="0 0 89 0" svg:d="M0 0c30 0 59 0 89 0">
            <text:p/>
          </draw:path>
          <draw:path draw:style-name="gr26" draw:text-style-name="P3" draw:layer="layout" svg:width="0.214cm" svg:height="0cm" draw:transform="rotate (1.5707963267949) translate (12.5123831726556cm 11.6164733608621cm)" svg:viewBox="0 0 215 0" svg:d="M0 0c72 0 143 0 215 0">
            <text:p/>
          </draw:path>
          <draw:path draw:style-name="gr26" draw:text-style-name="P3" draw:layer="layout" svg:width="0.214cm" svg:height="0cm" draw:transform="rotate (1.5707963267949) translate (12.690367572305cm 11.6164733608621cm)" svg:viewBox="0 0 215 0" svg:d="M0 0c72 0 143 0 215 0">
            <text:p/>
          </draw:path>
          <draw:path draw:style-name="gr26" draw:text-style-name="P3" draw:layer="layout" svg:width="0.214cm" svg:height="0cm" draw:transform="rotate (1.5707963267949) translate (12.3094009640666cm 11.6164733608621cm)" svg:viewBox="0 0 215 0" svg:d="M0 0c72 0 143 0 215 0">
            <text:p/>
          </draw:path>
          <draw:path draw:style-name="gr26" draw:text-style-name="P3" draw:layer="layout" svg:width="0.177cm" svg:height="0cm" draw:transform="rotate (-1.5707963267949) translate (10.3355739702016cm 11.6484701379797cm)" svg:viewBox="0 0 178 0" svg:d="M0 0c59 0 119 0 178 0">
            <text:p/>
          </draw:path>
          <draw:path draw:style-name="gr26" draw:text-style-name="P3" draw:layer="layout" svg:width="0.177cm" svg:height="0cm" draw:transform="rotate (-1.5707963267949) translate (10.5505551270815cm 11.6484701379797cm)" svg:viewBox="0 0 178 0" svg:d="M0 0c59 0 119 0 178 0">
            <text:p/>
          </draw:path>
          <draw:path draw:style-name="gr26" draw:text-style-name="P3" draw:layer="layout" svg:width="0.088cm" svg:height="0cm" draw:transform="rotate (-1.5707963267949) translate (10.3355739702016cm 11.9404407291772cm)" svg:viewBox="0 0 89 0" svg:d="M0 0c30 0 59 0 89 0">
            <text:p/>
          </draw:path>
          <draw:path draw:style-name="gr26" draw:text-style-name="P3" draw:layer="layout" svg:width="0.088cm" svg:height="0cm" draw:transform="rotate (1.5707963267949) translate (10.5505551270815cm 12.0294317655353cm)" svg:viewBox="0 0 89 0" svg:d="M0 0c30 0 59 0 89 0">
            <text:p/>
          </draw:path>
          <draw:path draw:style-name="gr26" draw:text-style-name="P3" draw:layer="layout" svg:width="0.214cm" svg:height="0cm" svg:x="10.336cm" svg:y="11.826cm" svg:viewBox="0 0 215 0" svg:d="M215 0c-72 0-143 0-215 0">
            <text:p/>
          </draw:path>
          <draw:path draw:style-name="gr26" draw:text-style-name="P3" draw:layer="layout" svg:width="0.214cm" svg:height="0cm" svg:x="10.336cm" svg:y="11.648cm" svg:viewBox="0 0 215 0" svg:d="M215 0c-72 0-143 0-215 0">
            <text:p/>
          </draw:path>
          <draw:path draw:style-name="gr26" draw:text-style-name="P3" draw:layer="layout" svg:width="0.214cm" svg:height="0cm" svg:x="10.336cm" svg:y="12.029cm" svg:viewBox="0 0 215 0" svg:d="M215 0c-72 0-143 0-215 0">
            <text:p/>
          </draw:path>
          <draw:path draw:style-name="gr26" draw:text-style-name="P3" draw:layer="layout" svg:width="0.176cm" svg:height="0cm" draw:transform="rotate (-1.5707963267949) translate (6.13894180543383cm 9.56667982677007cm)" svg:viewBox="0 0 177 0" svg:d="M0 0c59 0 118 0 177 0">
            <text:p/>
          </draw:path>
          <draw:path draw:style-name="gr26" draw:text-style-name="P3" draw:layer="layout" svg:width="0.176cm" svg:height="0cm" draw:transform="rotate (-1.5707963267949) translate (6.35392296231376cm 9.56667982677007cm)" svg:viewBox="0 0 177 0" svg:d="M0 0c59 0 118 0 177 0">
            <text:p/>
          </draw:path>
          <draw:path draw:style-name="gr26" draw:text-style-name="P3" draw:layer="layout" svg:width="0.088cm" svg:height="0cm" draw:transform="rotate (-1.5707963267949) translate (6.13894180543383cm 9.85865041796757cm)" svg:viewBox="0 0 89 0" svg:d="M0 0c30 0 59 0 89 0">
            <text:p/>
          </draw:path>
          <draw:path draw:style-name="gr26" draw:text-style-name="P3" draw:layer="layout" svg:width="0.088cm" svg:height="0cm" draw:transform="rotate (1.5707963267949) translate (6.35392296231376cm 9.94764145432571cm)" svg:viewBox="0 0 89 0" svg:d="M0 0c30 0 59 0 89 0">
            <text:p/>
          </draw:path>
          <draw:path draw:style-name="gr26" draw:text-style-name="P3" draw:layer="layout" svg:width="0.214cm" svg:height="0cm" svg:x="6.139cm" svg:y="9.744cm" svg:viewBox="0 0 215 0" svg:d="M215 0c-72 0-143 0-215 0">
            <text:p/>
          </draw:path>
          <draw:path draw:style-name="gr26" draw:text-style-name="P3" draw:layer="layout" svg:width="0.214cm" svg:height="0cm" svg:x="6.139cm" svg:y="9.567cm" svg:viewBox="0 0 215 0" svg:d="M215 0c-72 0-143 0-215 0">
            <text:p/>
          </draw:path>
          <draw:path draw:style-name="gr26" draw:text-style-name="P3" draw:layer="layout" svg:width="0.214cm" svg:height="0cm" svg:x="6.139cm" svg:y="9.948cm" svg:viewBox="0 0 215 0" svg:d="M215 0c-72 0-143 0-215 0">
            <text:p/>
          </draw:path>
          <draw:path draw:style-name="gr26" draw:text-style-name="P3" draw:layer="layout" svg:width="0.177cm" svg:height="0cm" draw:transform="rotate (1.5707963267949) translate (12.2084098159509cm 11.3505001510726cm)" svg:viewBox="0 0 178 0" svg:d="M0 0c59 0 119 0 178 0">
            <text:p/>
          </draw:path>
          <draw:path draw:style-name="gr26" draw:text-style-name="P3" draw:layer="layout" svg:width="0.177cm" svg:height="0cm" draw:transform="rotate (1.5707963267949) translate (11.9924287467134cm 11.3505001510726cm)" svg:viewBox="0 0 178 0" svg:d="M0 0c59 0 119 0 178 0">
            <text:p/>
          </draw:path>
          <draw:path draw:style-name="gr26" draw:text-style-name="P3" draw:layer="layout" svg:width="0.088cm" svg:height="0cm" draw:transform="rotate (1.5707963267949) translate (12.2084098159509cm 11.0585295598751cm)" svg:viewBox="0 0 89 0" svg:d="M0 0c30 0 59 0 89 0">
            <text:p/>
          </draw:path>
          <draw:path draw:style-name="gr26" draw:text-style-name="P3" draw:layer="layout" svg:width="0.088cm" svg:height="0cm" draw:transform="rotate (-1.5707963267949) translate (11.9924287467134cm 10.969538523517cm)" svg:viewBox="0 0 89 0" svg:d="M0 0c30 0 59 0 89 0">
            <text:p/>
          </draw:path>
          <draw:path draw:style-name="gr26" draw:text-style-name="P3" draw:layer="layout" svg:width="0.215cm" svg:height="0cm" svg:x="11.992cm" svg:y="11.173cm" svg:viewBox="0 0 216 0" svg:d="M0 0c72 0 144 0 216 0">
            <text:p/>
          </draw:path>
          <draw:path draw:style-name="gr26" draw:text-style-name="P3" draw:layer="layout" svg:width="0.215cm" svg:height="0cm" svg:x="11.992cm" svg:y="11.351cm" svg:viewBox="0 0 216 0" svg:d="M0 0c72 0 144 0 216 0">
            <text:p/>
          </draw:path>
          <draw:path draw:style-name="gr26" draw:text-style-name="P3" draw:layer="layout" svg:width="0.215cm" svg:height="0cm" svg:x="11.992cm" svg:y="10.97cm" svg:viewBox="0 0 216 0" svg:d="M0 0c72 0 144 0 216 0">
            <text:p/>
          </draw:path>
          <draw:path draw:style-name="gr26" draw:text-style-name="P3" draw:layer="layout" svg:width="0.094cm" svg:height="0cm" draw:transform="rotate (1.5707963267949) translate (12.4173914986854cm 11.0835270419982cm)" svg:viewBox="0 0 95 0" svg:d="M0 0c32 0 63 0 95 0">
            <text:p/>
          </draw:path>
          <draw:path draw:style-name="gr26" draw:text-style-name="P3" draw:layer="layout" svg:width="0.279cm" svg:height="0cm" svg:x="12.417cm" svg:y="10.989cm" svg:viewBox="0 0 280 0" svg:d="M0 0c93 0 187 0 280 0">
            <text:p/>
          </draw:path>
          <draw:path draw:style-name="gr26" draw:text-style-name="P3" draw:layer="layout" svg:width="0.335cm" svg:height="0cm" draw:transform="rotate (-1.5707963267949) translate (12.6973669588081cm 10.9885366099305cm)" svg:viewBox="0 0 336 0" svg:d="M0 0c112 0 224 0 336 0">
            <text:p/>
          </draw:path>
          <draw:path draw:style-name="gr26" draw:text-style-name="P3" draw:layer="layout" svg:width="0.006cm" svg:height="0cm" draw:transform="rotate (-1.5707963267949) translate (12.6973669588081cm 11.3245027696646cm)" svg:viewBox="0 0 7 0" svg:d="M0 0c2 0 5 0 7 0">
            <text:p/>
          </draw:path>
          <draw:path draw:style-name="gr26" draw:text-style-name="P3" draw:layer="layout" svg:width="0.279cm" svg:height="0cm" svg:x="12.417cm" svg:y="11.332cm" svg:viewBox="0 0 280 0" svg:d="M280 0c-93 0-187 0-280 0">
            <text:p/>
          </draw:path>
          <draw:path draw:style-name="gr26" draw:text-style-name="P3" draw:layer="layout" svg:width="0.095cm" svg:height="0cm" draw:transform="rotate (1.5707963267949) translate (12.4173914986854cm 11.3315020646591cm)" svg:viewBox="0 0 96 0" svg:d="M0 0c32 0 64 0 96 0">
            <text:p/>
          </draw:path>
          <draw:path draw:style-name="gr26" draw:text-style-name="P3" draw:layer="layout" svg:width="0.151cm" svg:height="0cm" svg:x="12.265cm" svg:y="11.236cm" svg:viewBox="0 0 152 0" svg:d="M152 0c-51 0-101 0-152 0">
            <text:p/>
          </draw:path>
          <draw:path draw:style-name="gr26" draw:text-style-name="P3" draw:layer="layout" svg:width="0.075cm" svg:height="0cm" draw:transform="rotate (1.5707963267949) translate (12.265404820333cm 11.2355117333065cm)" svg:viewBox="0 0 76 0" svg:d="M0 0c25 0 51 0 76 0">
            <text:p/>
          </draw:path>
          <draw:path draw:style-name="gr26" draw:text-style-name="P3" draw:layer="layout" svg:width="0.075cm" svg:height="0cm" draw:transform="rotate (1.5707963267949) translate (12.265404820333cm 11.1595193876523cm)" svg:viewBox="0 0 76 0" svg:d="M0 0c25 0 51 0 76 0">
            <text:p/>
          </draw:path>
          <draw:path draw:style-name="gr26" draw:text-style-name="P3" draw:layer="layout" svg:width="0.151cm" svg:height="0cm" svg:x="12.265cm" svg:y="11.084cm" svg:viewBox="0 0 152 0" svg:d="M0 0c51 0 101 0 152 0">
            <text:p/>
          </draw:path>
          <draw:path draw:style-name="gr26" draw:text-style-name="P3" draw:layer="layout" svg:width="0.158cm" svg:height="0cm" svg:x="12.281cm" svg:y="13.997cm" svg:viewBox="0 0 159 0" svg:d="M0 0c53 0 106 0 159 0">
            <text:p/>
          </draw:path>
          <draw:path draw:style-name="gr26" draw:text-style-name="P3" draw:layer="layout" svg:width="0.215cm" svg:height="0cm" draw:transform="rotate (-1.5707963267949) translate (12.4403894829097cm 13.9972335582637cm)" svg:viewBox="0 0 216 0" svg:d="M0 0c72 0 144 0 216 0">
            <text:p/>
          </draw:path>
          <draw:path draw:style-name="gr26" draw:text-style-name="P3" draw:layer="layout" svg:width="0.158cm" svg:height="0cm" svg:x="12.281cm" svg:y="14.213cm" svg:viewBox="0 0 159 0" svg:d="M159 0c-53 0-106 0-159 0">
            <text:p/>
          </draw:path>
          <draw:path draw:style-name="gr26" draw:text-style-name="P3" draw:layer="layout" svg:width="0.151cm" svg:height="0cm" svg:x="12.053cm" svg:y="14.213cm" svg:viewBox="0 0 152 0" svg:d="M152 0c-51 0-101 0-152 0">
            <text:p/>
          </draw:path>
          <draw:path draw:style-name="gr26" draw:text-style-name="P3" draw:layer="layout" svg:width="0.006cm" svg:height="0cm" svg:x="12.046cm" svg:y="14.213cm" svg:viewBox="0 0 7 0" svg:d="M7 0c-2 0-5 0-7 0">
            <text:p/>
          </draw:path>
          <draw:path draw:style-name="gr26" draw:text-style-name="P3" draw:layer="layout" svg:width="0.215cm" svg:height="0cm" draw:transform="rotate (1.5707963267949) translate (12.0464240140228cm 14.213211803807cm)" svg:viewBox="0 0 216 0" svg:d="M0 0c72 0 144 0 216 0">
            <text:p/>
          </draw:path>
          <draw:path draw:style-name="gr26" draw:text-style-name="P3" draw:layer="layout" svg:width="0.158cm" svg:height="0cm" svg:x="12.046cm" svg:y="13.997cm" svg:viewBox="0 0 159 0" svg:d="M0 0c53 0 106 0 159 0">
            <text:p/>
          </draw:path>
          <draw:path draw:style-name="gr26" draw:text-style-name="P3" draw:layer="layout" svg:width="0.158cm" svg:height="0cm" svg:x="13.297cm" svg:y="13.997cm" svg:viewBox="0 0 159 0" svg:d="M0 0c53 0 106 0 159 0">
            <text:p/>
          </draw:path>
          <draw:path draw:style-name="gr26" draw:text-style-name="P3" draw:layer="layout" svg:width="0.215cm" svg:height="0cm" draw:transform="rotate (-1.5707963267949) translate (13.4563004382121cm 13.9972335582637cm)" svg:viewBox="0 0 216 0" svg:d="M0 0c72 0 144 0 216 0">
            <text:p/>
          </draw:path>
          <draw:path draw:style-name="gr26" draw:text-style-name="P3" draw:layer="layout" svg:width="0.158cm" svg:height="0cm" svg:x="13.297cm" svg:y="14.213cm" svg:viewBox="0 0 159 0" svg:d="M159 0c-53 0-106 0-159 0">
            <text:p/>
          </draw:path>
          <draw:path draw:style-name="gr26" draw:text-style-name="P3" draw:layer="layout" svg:width="0.151cm" svg:height="0cm" svg:x="13.069cm" svg:y="14.213cm" svg:viewBox="0 0 152 0" svg:d="M152 0c-51 0-101 0-152 0">
            <text:p/>
          </draw:path>
          <draw:path draw:style-name="gr26" draw:text-style-name="P3" draw:layer="layout" svg:width="0.006cm" svg:height="0cm" svg:x="13.062cm" svg:y="14.213cm" svg:viewBox="0 0 7 0" svg:d="M7 0c-2 0-5 0-7 0">
            <text:p/>
          </draw:path>
          <draw:path draw:style-name="gr26" draw:text-style-name="P3" draw:layer="layout" svg:width="0.215cm" svg:height="0cm" draw:transform="rotate (1.5707963267949) translate (13.0623349693252cm 14.213211803807cm)" svg:viewBox="0 0 216 0" svg:d="M0 0c72 0 144 0 216 0">
            <text:p/>
          </draw:path>
          <draw:path draw:style-name="gr26" draw:text-style-name="P3" draw:layer="layout" svg:width="0.158cm" svg:height="0cm" svg:x="13.062cm" svg:y="13.997cm" svg:viewBox="0 0 159 0" svg:d="M0 0c53 0 106 0 159 0">
            <text:p/>
          </draw:path>
          <draw:path draw:style-name="gr26" draw:text-style-name="P3" draw:layer="layout" svg:width="0.158cm" svg:height="0cm" svg:x="11.265cm" svg:y="13.997cm" svg:viewBox="0 0 159 0" svg:d="M0 0c53 0 106 0 159 0">
            <text:p/>
          </draw:path>
          <draw:path draw:style-name="gr26" draw:text-style-name="P3" draw:layer="layout" svg:width="0.215cm" svg:height="0cm" draw:transform="rotate (-1.5707963267949) translate (11.4244785276074cm 13.9972335582637cm)" svg:viewBox="0 0 216 0" svg:d="M0 0c72 0 144 0 216 0">
            <text:p/>
          </draw:path>
          <draw:path draw:style-name="gr26" draw:text-style-name="P3" draw:layer="layout" svg:width="0.158cm" svg:height="0cm" svg:x="11.265cm" svg:y="14.213cm" svg:viewBox="0 0 159 0" svg:d="M159 0c-53 0-106 0-159 0">
            <text:p/>
          </draw:path>
          <draw:path draw:style-name="gr26" draw:text-style-name="P3" draw:layer="layout" svg:width="0.151cm" svg:height="0cm" svg:x="11.037cm" svg:y="14.213cm" svg:viewBox="0 0 152 0" svg:d="M152 0c-51 0-101 0-152 0">
            <text:p/>
          </draw:path>
          <draw:path draw:style-name="gr26" draw:text-style-name="P3" draw:layer="layout" svg:width="0.006cm" svg:height="0cm" svg:x="11.031cm" svg:y="14.213cm" svg:viewBox="0 0 7 0" svg:d="M7 0c-2 0-5 0-7 0">
            <text:p/>
          </draw:path>
          <draw:path draw:style-name="gr26" draw:text-style-name="P3" draw:layer="layout" svg:width="0.215cm" svg:height="0cm" draw:transform="rotate (1.5707963267949) translate (11.0305130587204cm 14.213211803807cm)" svg:viewBox="0 0 216 0" svg:d="M0 0c72 0 144 0 216 0">
            <text:p/>
          </draw:path>
          <draw:path draw:style-name="gr26" draw:text-style-name="P3" draw:layer="layout" svg:width="0.158cm" svg:height="0cm" svg:x="11.031cm" svg:y="13.997cm" svg:viewBox="0 0 159 0" svg:d="M0 0c53 0 106 0 159 0">
            <text:p/>
          </draw:path>
          <draw:path draw:style-name="gr26" draw:text-style-name="P3" draw:layer="layout" svg:width="0.158cm" svg:height="0cm" svg:x="13.842cm" svg:y="14.213cm" svg:viewBox="0 0 159 0" svg:d="M159 0c-53 0-106 0-159 0">
            <text:p/>
          </draw:path>
          <draw:path draw:style-name="gr26" draw:text-style-name="P3" draw:layer="layout" svg:width="0.215cm" svg:height="0cm" draw:transform="rotate (1.5707963267949) translate (13.8422666082384cm 14.213211803807cm)" svg:viewBox="0 0 216 0" svg:d="M0 0c72 0 144 0 216 0">
            <text:p/>
          </draw:path>
          <draw:path draw:style-name="gr26" draw:text-style-name="P3" draw:layer="layout" svg:width="0.158cm" svg:height="0cm" svg:x="13.842cm" svg:y="13.997cm" svg:viewBox="0 0 159 0" svg:d="M0 0c53 0 106 0 159 0">
            <text:p/>
          </draw:path>
          <draw:path draw:style-name="gr26" draw:text-style-name="P3" draw:layer="layout" svg:width="0.151cm" svg:height="0cm" svg:x="14.077cm" svg:y="13.997cm" svg:viewBox="0 0 152 0" svg:d="M0 0c51 0 101 0 152 0">
            <text:p/>
          </draw:path>
          <draw:path draw:style-name="gr26" draw:text-style-name="P3" draw:layer="layout" svg:width="0.006cm" svg:height="0cm" svg:x="14.229cm" svg:y="13.997cm" svg:viewBox="0 0 7 0" svg:d="M0 0c2 0 5 0 7 0">
            <text:p/>
          </draw:path>
          <draw:path draw:style-name="gr26" draw:text-style-name="P3" draw:layer="layout" svg:width="0.215cm" svg:height="0cm" draw:transform="rotate (-1.5707963267949) translate (14.2362320771253cm 13.9972335582637cm)" svg:viewBox="0 0 216 0" svg:d="M0 0c72 0 144 0 216 0">
            <text:p/>
          </draw:path>
          <draw:path draw:style-name="gr26" draw:text-style-name="P3" draw:layer="layout" svg:width="0.158cm" svg:height="0cm" svg:x="14.077cm" svg:y="14.213cm" svg:viewBox="0 0 159 0" svg:d="M159 0c-53 0-106 0-159 0">
            <text:p/>
          </draw:path>
          <draw:path draw:style-name="gr26" draw:text-style-name="P3" draw:layer="layout" svg:width="0.012cm" svg:height="0cm" draw:transform="rotate (1.5707963267949) translate (7.82079439088519cm 14.3282002215732cm)" svg:viewBox="0 0 13 0" svg:d="M0 0c4 0 9 0 13 0">
            <text:p/>
          </draw:path>
          <draw:path draw:style-name="gr26" draw:text-style-name="P3" draw:layer="layout" svg:width="0.025cm" svg:height="0cm" draw:transform="rotate (1.5707963267949) translate (7.83379325153374cm 14.3282002215732cm)" svg:viewBox="0 0 26 0" svg:d="M0 0c9 0 17 0 26 0">
            <text:p/>
          </draw:path>
          <draw:path draw:style-name="gr26" draw:text-style-name="P3" draw:layer="layout" svg:width="0.038cm" svg:height="0cm" draw:transform="rotate (1.5707963267949) translate (7.8467921121823cm 14.3282002215732cm)" svg:viewBox="0 0 39 0" svg:d="M0 0c13 0 26 0 39 0">
            <text:p/>
          </draw:path>
          <draw:path draw:style-name="gr26" draw:text-style-name="P3" draw:layer="layout" svg:width="0.012cm" svg:height="0cm" draw:transform="rotate (1.5707963267949) translate (7.64280999123576cm 14.3282002215732cm)" svg:viewBox="0 0 13 0" svg:d="M0 0c4 0 9 0 13 0">
            <text:p/>
          </draw:path>
          <draw:path draw:style-name="gr26" draw:text-style-name="P3" draw:layer="layout" svg:width="0.025cm" svg:height="0cm" draw:transform="rotate (1.5707963267949) translate (7.63081104294479cm 14.3282002215732cm)" svg:viewBox="0 0 26 0" svg:d="M0 0c9 0 17 0 26 0">
            <text:p/>
          </draw:path>
          <draw:path draw:style-name="gr26" draw:text-style-name="P3" draw:layer="layout" svg:width="0.038cm" svg:height="0cm" draw:transform="rotate (1.5707963267949) translate (7.61781218229623cm 14.3282002215732cm)" svg:viewBox="0 0 39 0" svg:d="M0 0c13 0 26 0 39 0">
            <text:p/>
          </draw:path>
          <draw:path draw:style-name="gr26" draw:text-style-name="P3" draw:layer="layout" svg:width="0.012cm" svg:height="0cm" draw:transform="rotate (-1.5707963267949) translate (7.64280999123576cm 14.0862245946218cm)" svg:viewBox="0 0 13 0" svg:d="M0 0c4 0 9 0 13 0">
            <text:p/>
          </draw:path>
          <draw:path draw:style-name="gr26" draw:text-style-name="P3" draw:layer="layout" svg:width="0.025cm" svg:height="0cm" draw:transform="rotate (-1.5707963267949) translate (7.63081104294479cm 14.0862245946218cm)" svg:viewBox="0 0 26 0" svg:d="M0 0c9 0 17 0 26 0">
            <text:p/>
          </draw:path>
          <draw:path draw:style-name="gr26" draw:text-style-name="P3" draw:layer="layout" svg:width="0.037cm" svg:height="0cm" draw:transform="rotate (-1.5707963267949) translate (7.61781218229623cm 14.0862245946218cm)" svg:viewBox="0 0 38 0" svg:d="M0 0c13 0 25 0 38 0">
            <text:p/>
          </draw:path>
          <draw:path draw:style-name="gr26" draw:text-style-name="P3" draw:layer="layout" svg:width="0.012cm" svg:height="0cm" draw:transform="rotate (-1.5707963267949) translate (7.82079439088519cm 14.0862245946218cm)" svg:viewBox="0 0 13 0" svg:d="M0 0c4 0 9 0 13 0">
            <text:p/>
          </draw:path>
          <draw:path draw:style-name="gr26" draw:text-style-name="P3" draw:layer="layout" svg:width="0.018cm" svg:height="0cm" draw:transform="rotate (-1.5707963267949) translate (7.83379325153374cm 14.0862245946218cm)" svg:viewBox="0 0 19 0" svg:d="M0 0c6 0 13 0 19 0">
            <text:p/>
          </draw:path>
          <draw:path draw:style-name="gr26" draw:text-style-name="P3" draw:layer="layout" svg:width="0.037cm" svg:height="0cm" draw:transform="rotate (-1.5707963267949) translate (7.8467921121823cm 14.0862245946218cm)" svg:viewBox="0 0 38 0" svg:d="M0 0c13 0 25 0 38 0">
            <text:p/>
          </draw:path>
          <draw:path draw:style-name="gr26" draw:text-style-name="P3" draw:layer="layout" svg:width="0.056cm" svg:height="0cm" svg:x="7.796cm" svg:y="14.334cm" svg:viewBox="0 0 57 0" svg:d="M0 0c19 0 38 0 57 0">
            <text:p/>
          </draw:path>
          <draw:path draw:style-name="gr26" draw:text-style-name="P3" draw:layer="layout" svg:width="0.005cm" svg:height="0cm" svg:x="7.853cm" svg:y="14.334cm" svg:viewBox="0 0 6 0" svg:d="M0 0c2 0 4 0 6 0">
            <text:p/>
          </draw:path>
          <draw:path draw:style-name="gr26" draw:text-style-name="P3" draw:layer="layout" svg:width="0.056cm" svg:height="0cm" draw:transform="rotate (1.5707963267949) translate (7.85879106047327cm 14.3341996172827cm)" svg:viewBox="0 0 57 0" svg:d="M0 0c19 0 38 0 57 0">
            <text:p/>
          </draw:path>
          <draw:path draw:style-name="gr26" draw:text-style-name="P3" draw:layer="layout" svg:width="0.063cm" svg:height="0cm" draw:transform="rotate (-1.5707963267949) translate (7.60481332164768cm 14.2702060630476cm)" svg:viewBox="0 0 64 0" svg:d="M0 0c21 0 43 0 64 0">
            <text:p/>
          </draw:path>
          <draw:path draw:style-name="gr26" draw:text-style-name="P3" draw:layer="layout" svg:width="0.063cm" svg:height="0cm" svg:x="7.605cm" svg:y="14.334cm" svg:viewBox="0 0 64 0" svg:d="M0 0c21 0 43 0 64 0">
            <text:p/>
          </draw:path>
          <draw:path draw:style-name="gr26" draw:text-style-name="P3" draw:layer="layout" svg:width="0.062cm" svg:height="0cm" draw:transform="rotate (1.5707963267949) translate (7.85879106047327cm 14.1432188538624cm)" svg:viewBox="0 0 63 0" svg:d="M0 0c21 0 42 0 63 0">
            <text:p/>
          </draw:path>
          <draw:path draw:style-name="gr26" draw:text-style-name="P3" draw:layer="layout" svg:width="0.062cm" svg:height="0cm" svg:x="7.796cm" svg:y="14.08cm" svg:viewBox="0 0 63 0" svg:d="M63 0c-21 0-42 0-63 0">
            <text:p/>
          </draw:path>
          <draw:path draw:style-name="gr26" draw:text-style-name="P3" draw:layer="layout" svg:width="0.062cm" svg:height="0cm" draw:transform="rotate (1.5707963267949) translate (7.60481332164768cm 14.1432188538624cm)" svg:viewBox="0 0 63 0" svg:d="M0 0c21 0 42 0 63 0">
            <text:p/>
          </draw:path>
          <draw:path draw:style-name="gr26" draw:text-style-name="P3" draw:layer="layout" svg:width="0.063cm" svg:height="0cm" svg:x="7.605cm" svg:y="14.08cm" svg:viewBox="0 0 64 0" svg:d="M0 0c21 0 43 0 64 0">
            <text:p/>
          </draw:path>
          <draw:path draw:style-name="gr26" draw:text-style-name="P3" draw:layer="layout" svg:width="0.126cm" svg:height="0cm" draw:transform="rotate (1.5707963267949) translate (7.85879106047327cm 14.2702060630476cm)" svg:viewBox="0 0 127 0" svg:d="M0 0c42 0 85 0 127 0">
            <text:p/>
          </draw:path>
          <draw:path draw:style-name="gr26" draw:text-style-name="P3" draw:layer="layout" svg:width="0.126cm" svg:height="0cm" draw:transform="rotate (1.5707963267949) translate (7.60481332164768cm 14.2702060630476cm)" svg:viewBox="0 0 127 0" svg:d="M0 0c42 0 85 0 127 0">
            <text:p/>
          </draw:path>
          <draw:path draw:style-name="gr26" draw:text-style-name="P3" draw:layer="layout" svg:width="0.089cm" svg:height="0cm" draw:transform="rotate (0.777544181763474) translate (7.60481332164768cm 14.1432188538624cm)" svg:viewBox="0 0 90 0" svg:d="M0 0c30 0 60 0 90 0">
            <text:p/>
          </draw:path>
          <draw:path draw:style-name="gr26" draw:text-style-name="P3" draw:layer="layout" svg:width="0.126cm" svg:height="0cm" svg:x="7.669cm" svg:y="14.08cm" svg:viewBox="0 0 127 0" svg:d="M0 0c42 0 85 0 127 0">
            <text:p/>
          </draw:path>
          <draw:path draw:style-name="gr26" draw:text-style-name="P3" draw:layer="layout" svg:width="0.088cm" svg:height="0cm" draw:transform="rotate (-0.785398163397448) translate (7.79579699373439cm 14.0802247871236cm)" svg:viewBox="0 0 89 0" svg:d="M0 0c30 0 59 0 89 0">
            <text:p/>
          </draw:path>
          <draw:path draw:style-name="gr26" draw:text-style-name="P3" draw:layer="layout" svg:width="0.089cm" svg:height="0cm" draw:transform="rotate (0.777544181763474) translate (7.85879106047327cm 14.1432188538624cm)" svg:viewBox="0 0 90 0" svg:d="M0 0c30 0 60 0 90 0">
            <text:p/>
          </draw:path>
          <draw:path draw:style-name="gr26" draw:text-style-name="P3" draw:layer="layout" svg:width="0.126cm" svg:height="0cm" svg:x="7.923cm" svg:y="14.08cm" svg:viewBox="0 0 127 0" svg:d="M0 0c42 0 85 0 127 0">
            <text:p/>
          </draw:path>
          <draw:path draw:style-name="gr26" draw:text-style-name="P3" draw:layer="layout" svg:width="0.088cm" svg:height="0cm" draw:transform="rotate (-0.785398163397448) translate (8.04977473255998cm 14.0802247871236cm)" svg:viewBox="0 0 89 0" svg:d="M0 0c30 0 59 0 89 0">
            <text:p/>
          </draw:path>
          <draw:path draw:style-name="gr26" draw:text-style-name="P3" draw:layer="layout" svg:width="0.089cm" svg:height="0cm" draw:transform="rotate (0.777544181763474) translate (8.11276879929886cm 14.1432188538624cm)" svg:viewBox="0 0 90 0" svg:d="M0 0c30 0 60 0 90 0">
            <text:p/>
          </draw:path>
          <draw:path draw:style-name="gr26" draw:text-style-name="P3" draw:layer="layout" svg:width="0.126cm" svg:height="0cm" svg:x="8.177cm" svg:y="14.08cm" svg:viewBox="0 0 127 0" svg:d="M0 0c42 0 85 0 127 0">
            <text:p/>
          </draw:path>
          <draw:path draw:style-name="gr26" draw:text-style-name="P3" draw:layer="layout" svg:width="0.088cm" svg:height="0cm" draw:transform="rotate (-0.785398163397448) translate (8.30375247138558cm 14.0802247871236cm)" svg:viewBox="0 0 89 0" svg:d="M0 0c30 0 59 0 89 0">
            <text:p/>
          </draw:path>
          <draw:path draw:style-name="gr26" draw:text-style-name="P3" draw:layer="layout" svg:width="0.089cm" svg:height="0cm" draw:transform="rotate (0.777544181763474) translate (8.36674653812445cm 14.1432188538624cm)" svg:viewBox="0 0 90 0" svg:d="M0 0c30 0 60 0 90 0">
            <text:p/>
          </draw:path>
          <draw:path draw:style-name="gr26" draw:text-style-name="P3" draw:layer="layout" svg:width="0.126cm" svg:height="0cm" svg:x="8.431cm" svg:y="14.08cm" svg:viewBox="0 0 127 0" svg:d="M0 0c42 0 85 0 127 0">
            <text:p/>
          </draw:path>
          <draw:path draw:style-name="gr26" draw:text-style-name="P3" draw:layer="layout" svg:width="0.088cm" svg:height="0cm" draw:transform="rotate (-0.785398163397448) translate (8.55773021021117cm 14.0802247871236cm)" svg:viewBox="0 0 89 0" svg:d="M0 0c30 0 59 0 89 0">
            <text:p/>
          </draw:path>
          <draw:path draw:style-name="gr26" draw:text-style-name="P3" draw:layer="layout" svg:width="0.089cm" svg:height="0cm" draw:transform="rotate (0.777544181763474) translate (8.62072427695004cm 14.1432188538624cm)" svg:viewBox="0 0 90 0" svg:d="M0 0c30 0 60 0 90 0">
            <text:p/>
          </draw:path>
          <draw:path draw:style-name="gr26" draw:text-style-name="P3" draw:layer="layout" svg:width="0.126cm" svg:height="0cm" svg:x="8.685cm" svg:y="14.08cm" svg:viewBox="0 0 127 0" svg:d="M0 0c42 0 85 0 127 0">
            <text:p/>
          </draw:path>
          <draw:path draw:style-name="gr26" draw:text-style-name="P3" draw:layer="layout" svg:width="0.088cm" svg:height="0cm" draw:transform="rotate (-0.785398163397448) translate (8.81170794903676cm 14.0802247871236cm)" svg:viewBox="0 0 89 0" svg:d="M0 0c30 0 59 0 89 0">
            <text:p/>
          </draw:path>
          <draw:path draw:style-name="gr26" draw:text-style-name="P3" draw:layer="layout" svg:width="0.089cm" svg:height="0cm" draw:transform="rotate (0.777544181763474) translate (8.87470201577563cm 14.1432188538624cm)" svg:viewBox="0 0 90 0" svg:d="M0 0c30 0 60 0 90 0">
            <text:p/>
          </draw:path>
          <draw:path draw:style-name="gr26" draw:text-style-name="P3" draw:layer="layout" svg:width="0.126cm" svg:height="0cm" svg:x="8.939cm" svg:y="14.08cm" svg:viewBox="0 0 127 0" svg:d="M0 0c42 0 85 0 127 0">
            <text:p/>
          </draw:path>
          <draw:path draw:style-name="gr26" draw:text-style-name="P3" draw:layer="layout" svg:width="0.088cm" svg:height="-0.001cm" draw:transform="rotate (-0.785398163397448) translate (9.06568568786235cm 14.0802247871236cm)" svg:viewBox="0 0 89 0" svg:d="M0 0c30 0 59 0 89 0">
            <text:p/>
          </draw:path>
          <draw:path draw:style-name="gr26" draw:text-style-name="P3" draw:layer="layout" svg:width="0.126cm" svg:height="0cm" draw:transform="rotate (-1.5707963267949) translate (9.12867975460123cm 14.1432188538624cm)" svg:viewBox="0 0 127 0" svg:d="M0 0c42 0 85 0 127 0">
            <text:p/>
          </draw:path>
          <draw:path draw:style-name="gr26" draw:text-style-name="P3" draw:layer="layout" svg:width="0.089cm" svg:height="0cm" draw:transform="rotate (-2.34834050855837) translate (9.12868060796041cm 14.2702069031065cm)" svg:viewBox="0 0 90 0" svg:d="M0 0c30 0 60 0 90 0">
            <text:p/>
          </draw:path>
          <draw:path draw:style-name="gr26" draw:text-style-name="P3" draw:layer="layout" svg:width="0.126cm" svg:height="0cm" svg:x="8.939cm" svg:y="14.334cm" svg:viewBox="0 0 127 0" svg:d="M127 0c-42 0-85 0-127 0">
            <text:p/>
          </draw:path>
          <draw:path draw:style-name="gr26" draw:text-style-name="P3" draw:layer="layout" svg:width="0.09cm" svg:height="0cm" draw:transform="rotate (2.35619449019234) translate (8.93869598833577cm 14.3342000356078cm)" svg:viewBox="0 0 91 0" svg:d="M0 0c30 0 60 0 91 0">
            <text:p/>
          </draw:path>
          <draw:path draw:style-name="gr26" draw:text-style-name="P3" draw:layer="layout" svg:width="0.089cm" svg:height="0cm" draw:transform="rotate (-2.34834050855837) translate (8.87470286913482cm 14.2702069031065cm)" svg:viewBox="0 0 90 0" svg:d="M0 0c30 0 60 0 90 0">
            <text:p/>
          </draw:path>
          <draw:path draw:style-name="gr26" draw:text-style-name="P3" draw:layer="layout" svg:width="0.126cm" svg:height="0cm" svg:x="8.685cm" svg:y="14.334cm" svg:viewBox="0 0 127 0" svg:d="M127 0c-42 0-85 0-127 0">
            <text:p/>
          </draw:path>
          <draw:path draw:style-name="gr26" draw:text-style-name="P3" draw:layer="layout" svg:width="0.09cm" svg:height="0cm" draw:transform="rotate (2.35619449019234) translate (8.68471824951017cm 14.3342000356078cm)" svg:viewBox="0 0 91 0" svg:d="M0 0c30 0 60 0 91 0">
            <text:p/>
          </draw:path>
          <draw:path draw:style-name="gr26" draw:text-style-name="P3" draw:layer="layout" svg:width="0.089cm" svg:height="0cm" draw:transform="rotate (-2.34834050855837) translate (8.62072513030923cm 14.2702069031065cm)" svg:viewBox="0 0 90 0" svg:d="M0 0c30 0 60 0 90 0">
            <text:p/>
          </draw:path>
          <draw:path draw:style-name="gr26" draw:text-style-name="P3" draw:layer="layout" svg:width="0.126cm" svg:height="0cm" svg:x="8.431cm" svg:y="14.334cm" svg:viewBox="0 0 127 0" svg:d="M127 0c-42 0-85 0-127 0">
            <text:p/>
          </draw:path>
          <draw:path draw:style-name="gr26" draw:text-style-name="P3" draw:layer="layout" svg:width="0.09cm" svg:height="0cm" draw:transform="rotate (2.35619449019234) translate (8.43074051068458cm 14.3342000356078cm)" svg:viewBox="0 0 91 0" svg:d="M0 0c30 0 60 0 91 0">
            <text:p/>
          </draw:path>
          <draw:path draw:style-name="gr26" draw:text-style-name="P3" draw:layer="layout" svg:width="0.089cm" svg:height="0cm" draw:transform="rotate (-2.34834050855837) translate (8.36674739148364cm 14.2702069031065cm)" svg:viewBox="0 0 90 0" svg:d="M0 0c30 0 60 0 90 0">
            <text:p/>
          </draw:path>
          <draw:path draw:style-name="gr26" draw:text-style-name="P3" draw:layer="layout" svg:width="0.126cm" svg:height="0cm" svg:x="8.177cm" svg:y="14.334cm" svg:viewBox="0 0 127 0" svg:d="M127 0c-42 0-85 0-127 0">
            <text:p/>
          </draw:path>
          <draw:path draw:style-name="gr26" draw:text-style-name="P3" draw:layer="layout" svg:width="0.09cm" svg:height="0cm" draw:transform="rotate (2.35619449019234) translate (8.17676277185899cm 14.3342000356078cm)" svg:viewBox="0 0 91 0" svg:d="M0 0c30 0 60 0 91 0">
            <text:p/>
          </draw:path>
          <draw:path draw:style-name="gr26" draw:text-style-name="P3" draw:layer="layout" svg:width="0.089cm" svg:height="-0.001cm" draw:transform="rotate (-2.34834050855837) translate (8.11276965265804cm 14.2702069031065cm)" svg:viewBox="0 0 90 0" svg:d="M0 0c30 0 60 0 90 0">
            <text:p/>
          </draw:path>
          <draw:path draw:style-name="gr26" draw:text-style-name="P3" draw:layer="layout" svg:width="0.126cm" svg:height="0cm" svg:x="7.923cm" svg:y="14.334cm" svg:viewBox="0 0 127 0" svg:d="M127 0c-42 0-85 0-127 0">
            <text:p/>
          </draw:path>
          <draw:path draw:style-name="gr26" draw:text-style-name="P3" draw:layer="layout" svg:width="0.09cm" svg:height="0cm" draw:transform="rotate (2.35619449019234) translate (7.9227850330334cm 14.3342000356078cm)" svg:viewBox="0 0 91 0" svg:d="M0 0c30 0 60 0 91 0">
            <text:p/>
          </draw:path>
          <draw:path draw:style-name="gr26" draw:text-style-name="P3" draw:layer="layout" svg:width="0.089cm" svg:height="0cm" draw:transform="rotate (-2.34834050855837) translate (7.85879191383245cm 14.2702069031065cm)" svg:viewBox="0 0 90 0" svg:d="M0 0c30 0 60 0 90 0">
            <text:p/>
          </draw:path>
          <draw:path draw:style-name="gr26" draw:text-style-name="P3" draw:layer="layout" svg:width="0.126cm" svg:height="0cm" svg:x="7.669cm" svg:y="14.334cm" svg:viewBox="0 0 127 0" svg:d="M127 0c-42 0-85 0-127 0">
            <text:p/>
          </draw:path>
          <draw:path draw:style-name="gr26" draw:text-style-name="P3" draw:layer="layout" svg:width="0.09cm" svg:height="0cm" draw:transform="rotate (2.35619449019234) translate (7.66880729420781cm 14.3342000356078cm)" svg:viewBox="0 0 91 0" svg:d="M0 0c30 0 60 0 91 0">
            <text:p/>
          </draw:path>
          <draw:path draw:style-name="gr26" draw:text-style-name="P3" draw:layer="layout" svg:width="0.177cm" svg:height="0cm" draw:transform="rotate (-1.5707963267949) translate (9.1986736196319cm 14.1052226810354cm)" svg:viewBox="0 0 178 0" svg:d="M0 0c59 0 119 0 178 0">
            <text:p/>
          </draw:path>
          <draw:path draw:style-name="gr26" draw:text-style-name="P3" draw:layer="layout" svg:width="0.177cm" svg:height="0cm" draw:transform="rotate (-1.5707963267949) translate (9.41465468886941cm 14.1052226810354cm)" svg:viewBox="0 0 178 0" svg:d="M0 0c59 0 119 0 178 0">
            <text:p/>
          </draw:path>
          <draw:path draw:style-name="gr26" draw:text-style-name="P3" draw:layer="layout" svg:width="0.088cm" svg:height="0cm" draw:transform="rotate (-1.5707963267949) translate (9.1986736196319cm 14.3971932722329cm)" svg:viewBox="0 0 89 0" svg:d="M0 0c30 0 59 0 89 0">
            <text:p/>
          </draw:path>
          <draw:path draw:style-name="gr26" draw:text-style-name="P3" draw:layer="layout" svg:width="0.088cm" svg:height="0cm" draw:transform="rotate (1.5707963267949) translate (9.41465468886941cm 14.486184308591cm)" svg:viewBox="0 0 89 0" svg:d="M0 0c30 0 59 0 89 0">
            <text:p/>
          </draw:path>
          <draw:path draw:style-name="gr26" draw:text-style-name="P3" draw:layer="layout" svg:width="0.215cm" svg:height="0cm" svg:x="9.199cm" svg:y="14.283cm" svg:viewBox="0 0 216 0" svg:d="M216 0c-72 0-144 0-216 0">
            <text:p/>
          </draw:path>
          <draw:path draw:style-name="gr26" draw:text-style-name="P3" draw:layer="layout" svg:width="0.215cm" svg:height="0cm" svg:x="9.199cm" svg:y="14.105cm" svg:viewBox="0 0 216 0" svg:d="M216 0c-72 0-144 0-216 0">
            <text:p/>
          </draw:path>
          <draw:path draw:style-name="gr26" draw:text-style-name="P3" draw:layer="layout" svg:width="0.215cm" svg:height="0cm" svg:x="9.199cm" svg:y="14.486cm" svg:viewBox="0 0 216 0" svg:d="M216 0c-72 0-144 0-216 0">
            <text:p/>
          </draw:path>
          <draw:path draw:style-name="gr26" draw:text-style-name="P3" draw:layer="layout" svg:width="0.018cm" svg:height="0cm" svg:x="10.723cm" svg:y="11.578cm" svg:viewBox="0 0 19 0" svg:d="M19 0c-6 0-13 0-19 0">
            <text:p/>
          </draw:path>
          <draw:path draw:style-name="gr26" draw:text-style-name="P3" draw:layer="layout" svg:width="0.018cm" svg:height="0cm" draw:transform="rotate (-1.5707963267949) translate (10.7415383873795cm 11.5784771880351cm)" svg:viewBox="0 0 19 0" svg:d="M0 0c6 0 13 0 19 0">
            <text:p/>
          </draw:path>
          <draw:path draw:style-name="gr26" draw:text-style-name="P3" draw:layer="layout" svg:width="0.044cm" svg:height="0cm" svg:x="10.71cm" svg:y="11.566cm" svg:viewBox="0 0 45 0" svg:d="M45 0c-15 0-30 0-45 0">
            <text:p/>
          </draw:path>
          <draw:path draw:style-name="gr26" draw:text-style-name="P3" draw:layer="layout" svg:width="0.043cm" svg:height="0cm" draw:transform="rotate (-1.5707963267949) translate (10.754537248028cm 11.566478396616cm)" svg:viewBox="0 0 44 0" svg:d="M0 0c15 0 29 0 44 0">
            <text:p/>
          </draw:path>
          <draw:path draw:style-name="gr26" draw:text-style-name="P3" draw:layer="layout" svg:width="0.069cm" svg:height="0cm" svg:x="10.697cm" svg:y="11.553cm" svg:viewBox="0 0 70 0" svg:d="M70 0c-23 0-47 0-70 0">
            <text:p/>
          </draw:path>
          <draw:path draw:style-name="gr26" draw:text-style-name="P3" draw:layer="layout" svg:width="0.069cm" svg:height="0cm" draw:transform="rotate (-1.5707963267949) translate (10.766536196319cm 11.553479705912cm)" svg:viewBox="0 0 70 0" svg:d="M0 0c23 0 47 0 70 0">
            <text:p/>
          </draw:path>
          <draw:path draw:style-name="gr26" draw:text-style-name="P3" draw:layer="layout" svg:width="0.094cm" svg:height="0cm" svg:x="10.685cm" svg:y="11.54cm" svg:viewBox="0 0 95 0" svg:d="M95 0c-32 0-63 0-95 0">
            <text:p/>
          </draw:path>
          <draw:path draw:style-name="gr26" draw:text-style-name="P3" draw:layer="layout" svg:width="0.094cm" svg:height="0cm" draw:transform="rotate (-1.5707963267949) translate (10.7795350569676cm 11.540481015208cm)" svg:viewBox="0 0 95 0" svg:d="M0 0c32 0 63 0 95 0">
            <text:p/>
          </draw:path>
          <draw:path draw:style-name="gr26" draw:text-style-name="P3" draw:layer="layout" svg:width="0.12cm" svg:height="0cm" svg:x="10.672cm" svg:y="11.528cm" svg:viewBox="0 0 121 0" svg:d="M121 0c-40 0-81 0-121 0">
            <text:p/>
          </draw:path>
          <draw:path draw:style-name="gr26" draw:text-style-name="P3" draw:layer="layout" svg:width="0.119cm" svg:height="0cm" draw:transform="rotate (-1.5707963267949) translate (10.7925339176161cm 11.5284822237889cm)" svg:viewBox="0 0 120 0" svg:d="M0 0c40 0 80 0 120 0">
            <text:p/>
          </draw:path>
          <draw:path draw:style-name="gr26" draw:text-style-name="P3" draw:layer="layout" svg:width="0.157cm" svg:height="0cm" svg:x="10.647cm" svg:y="11.515cm" svg:viewBox="0 0 158 0" svg:d="M0 0c53 0 105 0 158 0">
            <text:p/>
          </draw:path>
          <draw:path draw:style-name="gr26" draw:text-style-name="P3" draw:layer="layout" svg:width="0.151cm" svg:height="0cm" draw:transform="rotate (-1.5707963267949) translate (10.8045328659071cm 11.5154835330849cm)" svg:viewBox="0 0 152 0" svg:d="M0 0c51 0 101 0 152 0">
            <text:p/>
          </draw:path>
          <draw:path draw:style-name="gr26" draw:text-style-name="P3" draw:layer="layout" svg:width="0.863cm" svg:height="0cm" svg:x="10.837cm" svg:y="11.699cm" svg:viewBox="0 0 864 0" svg:d="M0 0c288 0 576 0 864 0">
            <text:p/>
          </draw:path>
          <draw:path draw:style-name="gr26" draw:text-style-name="P3" draw:layer="layout" svg:width="1.078cm" svg:height="0cm" draw:transform="rotate (1.5707963267949) translate (11.7004543382997cm 11.6994650015107cm)" svg:viewBox="0 0 1079 0" svg:d="M0 0c360 0 719 0 1079 0">
            <text:p/>
          </draw:path>
          <draw:path draw:style-name="gr26" draw:text-style-name="P3" draw:layer="layout" svg:width="1.079cm" svg:height="0cm" svg:x="10.62cm" svg:y="10.621cm" svg:viewBox="0 0 1080 0" svg:d="M1080 0c-360 0-720 0-1080 0">
            <text:p/>
          </draw:path>
          <draw:path draw:style-name="gr26" draw:text-style-name="P3" draw:layer="layout" svg:width="0.868cm" svg:height="0cm" draw:transform="rotate (-1.5707963267949) translate (10.6205489921122cm 10.6205736730789cm)" svg:viewBox="0 0 869 0" svg:d="M0 0c290 0 579 0 869 0">
            <text:p/>
          </draw:path>
          <draw:path draw:style-name="gr26" draw:text-style-name="P3" draw:layer="layout" svg:width="0.3cm" svg:height="-0.001cm" draw:transform="rotate (-0.771260996456294) translate (10.6205489921122cm 11.4894861516769cm)" svg:viewBox="0 0 301 0" svg:d="M0 0c100 0 201 0 301 0">
            <text:p/>
          </draw:path>
          <draw:path draw:style-name="gr30" draw:text-style-name="P3" draw:layer="layout" svg:width="0.024cm" svg:height="0cm" draw:transform="rotate (-1.5707963267949) translate (15.3511343558282cm 12.0744272333568cm)" svg:viewBox="0 0 25 0" svg:d="M0 0c8 0 17 0 25 0">
            <text:p/>
          </draw:path>
          <draw:path draw:style-name="gr30" draw:text-style-name="P3" draw:layer="layout" svg:width="0.049cm" svg:height="0cm" draw:transform="rotate (-1.5707963267949) translate (15.3511343558282cm 11.8204528149864cm)" svg:viewBox="0 0 50 0" svg:d="M0 0c17 0 33 0 50 0">
            <text:p/>
          </draw:path>
          <draw:path draw:style-name="gr30" draw:text-style-name="P3" draw:layer="layout" svg:width="0.049cm" svg:height="0cm" draw:transform="rotate (-1.5707963267949) translate (15.3511343558282cm 11.566478396616cm)" svg:viewBox="0 0 50 0" svg:d="M0 0c17 0 33 0 50 0">
            <text:p/>
          </draw:path>
          <draw:path draw:style-name="gr30" draw:text-style-name="P3" draw:layer="layout" svg:width="0.049cm" svg:height="0cm" draw:transform="rotate (-1.5707963267949) translate (15.3511343558282cm 11.3125039782455cm)" svg:viewBox="0 0 50 0" svg:d="M0 0c17 0 33 0 50 0">
            <text:p/>
          </draw:path>
          <draw:path draw:style-name="gr30" draw:text-style-name="P3" draw:layer="layout" svg:width="0.024cm" svg:height="0cm" draw:transform="rotate (-1.5707963267949) translate (15.3511343558282cm 11.0835270419982cm)" svg:viewBox="0 0 25 0" svg:d="M0 0c8 0 17 0 25 0">
            <text:p/>
          </draw:path>
          <draw:path draw:style-name="gr30" draw:text-style-name="P3" draw:layer="layout" svg:width="0.253cm" svg:height="0cm" draw:transform="rotate (-1.5707963267949) translate (15.478123225241cm 11.8454502971095cm)" svg:viewBox="0 0 254 0" svg:d="M0 0c85 0 169 0 254 0">
            <text:p/>
          </draw:path>
          <draw:path draw:style-name="gr30" draw:text-style-name="P3" draw:layer="layout" svg:width="0.253cm" svg:height="0cm" draw:transform="rotate (-1.5707963267949) translate (15.5031210341805cm 11.8454502971095cm)" svg:viewBox="0 0 254 0" svg:d="M0 0c85 0 169 0 254 0">
            <text:p/>
          </draw:path>
          <draw:path draw:style-name="gr30" draw:text-style-name="P3" draw:layer="layout" svg:width="0.253cm" svg:height="0cm" draw:transform="rotate (-1.5707963267949) translate (15.5281188431201cm 11.8454502971095cm)" svg:viewBox="0 0 254 0" svg:d="M0 0c85 0 169 0 254 0">
            <text:p/>
          </draw:path>
          <draw:path draw:style-name="gr30" draw:text-style-name="P3" draw:layer="layout" svg:width="0.202cm" svg:height="0cm" svg:x="15.351cm" svg:y="11.845cm" svg:viewBox="0 0 203 0" svg:d="M0 0c68 0 135 0 203 0">
            <text:p/>
          </draw:path>
          <draw:path draw:style-name="gr30" draw:text-style-name="P3" draw:layer="layout" svg:width="0.151cm" svg:height="0cm" svg:x="15.554cm" svg:y="11.972cm" svg:viewBox="0 0 152 0" svg:d="M0 0c51 0 101 0 152 0">
            <text:p/>
          </draw:path>
          <draw:path draw:style-name="gr30" draw:text-style-name="P3" draw:layer="layout" svg:width="0.151cm" svg:height="0cm" svg:x="15.554cm" svg:y="11.718cm" svg:viewBox="0 0 152 0" svg:d="M0 0c51 0 101 0 152 0">
            <text:p/>
          </draw:path>
          <draw:path draw:style-name="gr30" draw:text-style-name="P3" draw:layer="layout" svg:width="0.151cm" svg:height="0cm" svg:x="15.554cm" svg:y="11.464cm" svg:viewBox="0 0 152 0" svg:d="M0 0c51 0 101 0 152 0">
            <text:p/>
          </draw:path>
          <draw:path draw:style-name="gr30" draw:text-style-name="P3" draw:layer="layout" svg:width="0.151cm" svg:height="0cm" svg:x="15.554cm" svg:y="11.211cm" svg:viewBox="0 0 152 0" svg:d="M0 0c51 0 101 0 152 0">
            <text:p/>
          </draw:path>
          <draw:path draw:style-name="gr30" draw:text-style-name="P3" draw:layer="layout" svg:width="0.202cm" svg:height="0cm" svg:x="15.351cm" svg:y="11.338cm" svg:viewBox="0 0 203 0" svg:d="M0 0c68 0 135 0 203 0">
            <text:p/>
          </draw:path>
          <draw:path draw:style-name="gr30" draw:text-style-name="P3" draw:layer="layout" svg:width="0.202cm" svg:height="0cm" svg:x="15.351cm" svg:y="11.084cm" svg:viewBox="0 0 203 0" svg:d="M0 0c68 0 135 0 203 0">
            <text:p/>
          </draw:path>
          <draw:path draw:style-name="gr30" draw:text-style-name="P3" draw:layer="layout" svg:width="0.507cm" svg:height="0cm" draw:transform="rotate (-1.5707963267949) translate (15.5541165644172cm 11.0835270419982cm)" svg:viewBox="0 0 508 0" svg:d="M0 0c169 0 339 0 508 0">
            <text:p/>
          </draw:path>
          <draw:path draw:style-name="gr30" draw:text-style-name="P3" draw:layer="layout" svg:width="0.507cm" svg:height="0cm" draw:transform="rotate (-1.5707963267949) translate (15.5541165644172cm 11.591475878739cm)" svg:viewBox="0 0 508 0" svg:d="M0 0c169 0 339 0 508 0">
            <text:p/>
          </draw:path>
          <draw:path draw:style-name="gr30" draw:text-style-name="P3" draw:layer="layout" svg:width="0.202cm" svg:height="0cm" svg:x="15.351cm" svg:y="12.099cm" svg:viewBox="0 0 203 0" svg:d="M203 0c-68 0-135 0-203 0">
            <text:p/>
          </draw:path>
          <draw:path draw:style-name="gr28" draw:text-style-name="P8" draw:layer="layout" svg:width="0.031cm" svg:height="0.03cm" svg:x="10.615cm" svg:y="12.785cm" svg:viewBox="0 0 32 31" svg:d="M32 15c0 3-1 5-2 8-2 3-3 4-6 6-3 1-5 2-8 2s-5 0-8-2-4-3-6-6-2-5-2-8 0-5 2-8 3-3 6-5 5-2 8-2 5 0 8 2 4 2 6 5 2 5 2 8z">
            <text:p/>
          </draw:path>
          <draw:path draw:style-name="gr29" draw:text-style-name="P3" draw:layer="layout" svg:width="0.101cm" svg:height="0cm" svg:x="10.545cm" svg:y="13.045cm" svg:viewBox="0 0 102 0" svg:d="M0 0c34 0 68 0 102 0">
            <text:p/>
          </draw:path>
          <draw:path draw:style-name="gr29" draw:text-style-name="P3" draw:layer="layout" svg:width="0.101cm" svg:height="0cm" svg:x="10.545cm" svg:y="12.785cm" svg:viewBox="0 0 102 0" svg:d="M0 0c34 0 68 0 102 0">
            <text:p/>
          </draw:path>
          <draw:path draw:style-name="gr29" draw:text-style-name="P3" draw:layer="layout" svg:width="0.259cm" svg:height="0cm" draw:transform="rotate (1.5707963267949) translate (10.6465467134093cm 13.045329439017cm)" svg:viewBox="0 0 260 0" svg:d="M0 0c87 0 173 0 260 0">
            <text:p/>
          </draw:path>
          <draw:path draw:style-name="gr29" draw:text-style-name="P3" draw:layer="layout" svg:width="0.259cm" svg:height="0cm" draw:transform="rotate (-1.5707963267949) translate (10.544555652936cm 12.7853556249371cm)" svg:viewBox="0 0 260 0" svg:d="M0 0c87 0 173 0 260 0">
            <text:p/>
          </draw:path>
          <draw:path draw:style-name="gr26" draw:text-style-name="P3" draw:layer="layout" svg:width="0.158cm" svg:height="0cm" draw:transform="rotate (-1.5707963267949) translate (12.9893413672217cm 9.15972081780643cm)" svg:viewBox="0 0 159 0" svg:d="M0 0c53 0 106 0 159 0">
            <text:p/>
          </draw:path>
          <draw:path draw:style-name="gr26" draw:text-style-name="P3" draw:layer="layout" svg:width="0.215cm" svg:height="0cm" svg:x="12.773cm" svg:y="9.319cm" svg:viewBox="0 0 216 0" svg:d="M216 0c-72 0-144 0-216 0">
            <text:p/>
          </draw:path>
          <draw:path draw:style-name="gr26" draw:text-style-name="P3" draw:layer="layout" svg:width="0.158cm" svg:height="0cm" draw:transform="rotate (1.5707963267949) translate (12.7733602979842cm 9.31870480410917cm)" svg:viewBox="0 0 159 0" svg:d="M0 0c53 0 106 0 159 0">
            <text:p/>
          </draw:path>
          <draw:path draw:style-name="gr26" draw:text-style-name="P3" draw:layer="layout" svg:width="0.151cm" svg:height="0cm" draw:transform="rotate (1.5707963267949) translate (12.7733602979842cm 9.08372847215228cm)" svg:viewBox="0 0 152 0" svg:d="M0 0c51 0 101 0 152 0">
            <text:p/>
          </draw:path>
          <draw:path draw:style-name="gr26" draw:text-style-name="P3" draw:layer="layout" svg:width="0.006cm" svg:height="0cm" draw:transform="rotate (1.5707963267949) translate (12.7733602979842cm 8.93174378084399cm)" svg:viewBox="0 0 7 0" svg:d="M0 0c2 0 5 0 7 0">
            <text:p/>
          </draw:path>
          <draw:path draw:style-name="gr26" draw:text-style-name="P3" draw:layer="layout" svg:width="0.215cm" svg:height="0cm" svg:x="12.773cm" svg:y="8.925cm" svg:viewBox="0 0 216 0" svg:d="M0 0c72 0 144 0 216 0">
            <text:p/>
          </draw:path>
          <draw:path draw:style-name="gr26" draw:text-style-name="P3" draw:layer="layout" svg:width="0.158cm" svg:height="0cm" draw:transform="rotate (-1.5707963267949) translate (12.9893413672217cm 8.92474448584953cm)" svg:viewBox="0 0 159 0" svg:d="M0 0c53 0 106 0 159 0">
            <text:p/>
          </draw:path>
          <draw:path draw:style-name="gr26" draw:text-style-name="P3" draw:layer="layout" svg:width="0.177cm" svg:height="0cm" svg:x="13.801cm" svg:y="9.725cm" svg:viewBox="0 0 178 0" svg:d="M0 0c59 0 119 0 178 0">
            <text:p/>
          </draw:path>
          <draw:path draw:style-name="gr26" draw:text-style-name="P3" draw:layer="layout" svg:width="0.177cm" svg:height="0cm" svg:x="13.801cm" svg:y="9.509cm" svg:viewBox="0 0 178 0" svg:d="M0 0c59 0 119 0 178 0">
            <text:p/>
          </draw:path>
          <draw:path draw:style-name="gr26" draw:text-style-name="P3" draw:layer="layout" svg:width="0.088cm" svg:height="0cm" svg:x="14.093cm" svg:y="9.725cm" svg:viewBox="0 0 89 0" svg:d="M0 0c30 0 59 0 89 0">
            <text:p/>
          </draw:path>
          <draw:path draw:style-name="gr26" draw:text-style-name="P3" draw:layer="layout" svg:width="0.088cm" svg:height="0cm" svg:x="14.093cm" svg:y="9.509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13.979254601227cm 9.50868566824454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3.8012702015776cm 9.50868566824454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4.182236809816cm 9.50868566824454cm)" svg:viewBox="0 0 216 0" svg:d="M0 0c72 0 144 0 216 0">
            <text:p/>
          </draw:path>
          <draw:path draw:style-name="gr26" draw:text-style-name="P3" draw:layer="layout" svg:width="0.158cm" svg:height="0cm" svg:x="10.25cm" svg:y="13.997cm" svg:viewBox="0 0 159 0" svg:d="M0 0c53 0 106 0 159 0">
            <text:p/>
          </draw:path>
          <draw:path draw:style-name="gr26" draw:text-style-name="P3" draw:layer="layout" svg:width="0.215cm" svg:height="0cm" draw:transform="rotate (-1.5707963267949) translate (10.408567572305cm 13.9972335582637cm)" svg:viewBox="0 0 216 0" svg:d="M0 0c72 0 144 0 216 0">
            <text:p/>
          </draw:path>
          <draw:path draw:style-name="gr26" draw:text-style-name="P3" draw:layer="layout" svg:width="0.158cm" svg:height="0cm" svg:x="10.25cm" svg:y="14.213cm" svg:viewBox="0 0 159 0" svg:d="M159 0c-53 0-106 0-159 0">
            <text:p/>
          </draw:path>
          <draw:path draw:style-name="gr26" draw:text-style-name="P3" draw:layer="layout" svg:width="0.151cm" svg:height="0cm" svg:x="10.022cm" svg:y="14.213cm" svg:viewBox="0 0 152 0" svg:d="M152 0c-51 0-101 0-152 0">
            <text:p/>
          </draw:path>
          <draw:path draw:style-name="gr26" draw:text-style-name="P3" draw:layer="layout" svg:width="0.005cm" svg:height="0cm" svg:x="10.016cm" svg:y="14.213cm" svg:viewBox="0 0 6 0" svg:d="M6 0c-2 0-4 0-6 0">
            <text:p/>
          </draw:path>
          <draw:path draw:style-name="gr26" draw:text-style-name="P3" draw:layer="layout" svg:width="0.215cm" svg:height="0cm" draw:transform="rotate (1.5707963267949) translate (10.0156020157756cm 14.213211803807cm)" svg:viewBox="0 0 216 0" svg:d="M0 0c72 0 144 0 216 0">
            <text:p/>
          </draw:path>
          <draw:path draw:style-name="gr26" draw:text-style-name="P3" draw:layer="layout" svg:width="0.157cm" svg:height="0cm" svg:x="10.016cm" svg:y="13.997cm" svg:viewBox="0 0 158 0" svg:d="M0 0c53 0 105 0 158 0">
            <text:p/>
          </draw:path>
          <draw:path draw:style-name="gr26" draw:text-style-name="P3" draw:layer="layout" svg:width="0.177cm" svg:height="0cm" svg:x="13.49cm" svg:y="9.509cm" svg:viewBox="0 0 178 0" svg:d="M178 0c-59 0-119 0-178 0">
            <text:p/>
          </draw:path>
          <draw:path draw:style-name="gr26" draw:text-style-name="P3" draw:layer="layout" svg:width="0.177cm" svg:height="0cm" svg:x="13.49cm" svg:y="9.725cm" svg:viewBox="0 0 178 0" svg:d="M178 0c-59 0-119 0-178 0">
            <text:p/>
          </draw:path>
          <draw:path draw:style-name="gr26" draw:text-style-name="P3" draw:layer="layout" svg:width="0.088cm" svg:height="0cm" svg:x="13.287cm" svg:y="9.509cm" svg:viewBox="0 0 89 0" svg:d="M89 0c-30 0-59 0-89 0">
            <text:p/>
          </draw:path>
          <draw:path draw:style-name="gr26" draw:text-style-name="P3" draw:layer="layout" svg:width="0.088cm" svg:height="0cm" svg:x="13.287cm" svg:y="9.725cm" svg:viewBox="0 0 89 0" svg:d="M0 0c30 0 59 0 89 0">
            <text:p/>
          </draw:path>
          <draw:path draw:style-name="gr26" draw:text-style-name="P3" draw:layer="layout" svg:width="0.215cm" svg:height="0cm" draw:transform="rotate (1.5707963267949) translate (13.4902974583699cm 9.7246639137879cm)" svg:viewBox="0 0 216 0" svg:d="M0 0c72 0 144 0 216 0">
            <text:p/>
          </draw:path>
          <draw:path draw:style-name="gr26" draw:text-style-name="P3" draw:layer="layout" svg:width="0.215cm" svg:height="0cm" draw:transform="rotate (1.5707963267949) translate (13.6682818580193cm 9.7246639137879cm)" svg:viewBox="0 0 216 0" svg:d="M0 0c72 0 144 0 216 0">
            <text:p/>
          </draw:path>
          <draw:path draw:style-name="gr26" draw:text-style-name="P3" draw:layer="layout" svg:width="0.215cm" svg:height="0cm" draw:transform="rotate (1.5707963267949) translate (13.2873152497809cm 9.7246639137879cm)" svg:viewBox="0 0 216 0" svg:d="M0 0c72 0 144 0 216 0">
            <text:p/>
          </draw:path>
          <draw:path draw:style-name="gr26" draw:text-style-name="P3" draw:layer="layout" svg:width="0.176cm" svg:height="0cm" draw:transform="rotate (-1.5707963267949) translate (14.9821666958808cm 11.4014950146037cm)" svg:viewBox="0 0 177 0" svg:d="M0 0c59 0 118 0 177 0">
            <text:p/>
          </draw:path>
          <draw:path draw:style-name="gr26" draw:text-style-name="P3" draw:layer="layout" svg:width="0.176cm" svg:height="0cm" draw:transform="rotate (-1.5707963267949) translate (15.1981477651183cm 11.4014950146037cm)" svg:viewBox="0 0 177 0" svg:d="M0 0c59 0 118 0 177 0">
            <text:p/>
          </draw:path>
          <draw:path draw:style-name="gr26" draw:text-style-name="P3" draw:layer="layout" svg:width="0.087cm" svg:height="0cm" draw:transform="rotate (-1.5707963267949) translate (14.9821666958808cm 11.6934656058012cm)" svg:viewBox="0 0 88 0" svg:d="M0 0c29 0 59 0 88 0">
            <text:p/>
          </draw:path>
          <draw:path draw:style-name="gr26" draw:text-style-name="P3" draw:layer="layout" svg:width="0.087cm" svg:height="0cm" draw:transform="rotate (1.5707963267949) translate (15.1981477651183cm 11.7814567428744cm)" svg:viewBox="0 0 88 0" svg:d="M0 0c29 0 59 0 88 0">
            <text:p/>
          </draw:path>
          <draw:path draw:style-name="gr26" draw:text-style-name="P3" draw:layer="layout" svg:width="0.215cm" svg:height="0cm" svg:x="14.982cm" svg:y="11.578cm" svg:viewBox="0 0 216 0" svg:d="M216 0c-72 0-144 0-216 0">
            <text:p/>
          </draw:path>
          <draw:path draw:style-name="gr26" draw:text-style-name="P3" draw:layer="layout" svg:width="0.215cm" svg:height="0cm" svg:x="14.982cm" svg:y="11.401cm" svg:viewBox="0 0 216 0" svg:d="M216 0c-72 0-144 0-216 0">
            <text:p/>
          </draw:path>
          <draw:path draw:style-name="gr26" draw:text-style-name="P3" draw:layer="layout" svg:width="0.215cm" svg:height="0cm" svg:x="14.982cm" svg:y="11.781cm" svg:viewBox="0 0 216 0" svg:d="M216 0c-72 0-144 0-216 0">
            <text:p/>
          </draw:path>
          <draw:path draw:style-name="gr28" draw:text-style-name="P8" draw:layer="layout" svg:width="0.031cm" svg:height="0.031cm" svg:x="10.615cm" svg:y="12.384cm" svg:viewBox="0 0 32 32" svg:d="M32 16c0 3-1 5-2 8-2 3-3 4-6 6-3 1-5 2-8 2s-5 0-8-2-4-3-6-6-2-5-2-8 0-5 2-8 3-3 6-5 5-3 8-3 5 1 8 3 4 2 6 5 2 5 2 8z">
            <text:p/>
          </draw:path>
          <draw:path draw:style-name="gr29" draw:text-style-name="P3" draw:layer="layout" svg:width="0.101cm" svg:height="0cm" svg:x="10.545cm" svg:y="12.645cm" svg:viewBox="0 0 102 0" svg:d="M0 0c34 0 68 0 102 0">
            <text:p/>
          </draw:path>
          <draw:path draw:style-name="gr29" draw:text-style-name="P3" draw:layer="layout" svg:width="0.101cm" svg:height="0cm" svg:x="10.545cm" svg:y="12.385cm" svg:viewBox="0 0 102 0" svg:d="M0 0c34 0 68 0 102 0">
            <text:p/>
          </draw:path>
          <draw:path draw:style-name="gr29" draw:text-style-name="P3" draw:layer="layout" svg:width="0.259cm" svg:height="0cm" draw:transform="rotate (1.5707963267949) translate (10.6465467134093cm 12.6453697250478cm)" svg:viewBox="0 0 260 0" svg:d="M0 0c87 0 173 0 260 0">
            <text:p/>
          </draw:path>
          <draw:path draw:style-name="gr29" draw:text-style-name="P3" draw:layer="layout" svg:width="0.259cm" svg:height="0cm" draw:transform="rotate (-1.5707963267949) translate (10.544555652936cm 12.3853959109679cm)" svg:viewBox="0 0 260 0" svg:d="M0 0c87 0 173 0 260 0">
            <text:p/>
          </draw:path>
          <draw:path draw:style-name="gr26" draw:text-style-name="P3" draw:layer="layout" svg:width="0.177cm" svg:height="0cm" svg:x="10.869cm" svg:y="13.026cm" svg:viewBox="0 0 178 0" svg:d="M0 0c59 0 119 0 178 0">
            <text:p/>
          </draw:path>
          <draw:path draw:style-name="gr26" draw:text-style-name="P3" draw:layer="layout" svg:width="0.177cm" svg:height="0cm" svg:x="10.869cm" svg:y="12.81cm" svg:viewBox="0 0 178 0" svg:d="M0 0c59 0 119 0 178 0">
            <text:p/>
          </draw:path>
          <draw:path draw:style-name="gr26" draw:text-style-name="P3" draw:layer="layout" svg:width="0.088cm" svg:height="0cm" svg:x="11.161cm" svg:y="13.026cm" svg:viewBox="0 0 89 0" svg:d="M0 0c30 0 59 0 89 0">
            <text:p/>
          </draw:path>
          <draw:path draw:style-name="gr26" draw:text-style-name="P3" draw:layer="layout" svg:width="0.088cm" svg:height="0cm" svg:x="11.16cm" svg:y="12.81cm" svg:viewBox="0 0 89 0" svg:d="M89 0c-30 0-59 0-89 0">
            <text:p/>
          </draw:path>
          <draw:path draw:style-name="gr26" draw:text-style-name="P3" draw:layer="layout" svg:width="0.215cm" svg:height="0cm" draw:transform="rotate (-1.5707963267949) translate (11.0465116564417cm 12.8103531070601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0.8685272567923cm 12.8103531070601cm)" svg:viewBox="0 0 216 0" svg:d="M0 0c72 0 144 0 216 0">
            <text:p/>
          </draw:path>
          <draw:path draw:style-name="gr26" draw:text-style-name="P3" draw:layer="layout" svg:width="0.215cm" svg:height="0cm" draw:transform="rotate (-1.5707963267949) translate (11.2494938650307cm 12.8103531070601cm)" svg:viewBox="0 0 216 0" svg:d="M0 0c72 0 144 0 216 0">
            <text:p/>
          </draw:path>
          <draw:path draw:style-name="gr26" draw:text-style-name="P3" draw:layer="layout" svg:width="0.082cm" svg:height="0cm" svg:x="10.094cm" svg:y="11.604cm" svg:viewBox="0 0 83 0" svg:d="M83 0c-28 0-55 0-83 0">
            <text:p/>
          </draw:path>
          <draw:path draw:style-name="gr26" draw:text-style-name="P3" draw:layer="layout" svg:width="0.303cm" svg:height="0cm" draw:transform="rotate (-1.5707963267949) translate (10.093595179667cm 11.604474569443cm)" svg:viewBox="0 0 304 0" svg:d="M0 0c101 0 203 0 304 0">
            <text:p/>
          </draw:path>
          <draw:path draw:style-name="gr26" draw:text-style-name="P3" draw:layer="layout" svg:width="0.164cm" svg:height="0cm" svg:x="10.094cm" svg:y="11.908cm" svg:viewBox="0 0 165 0" svg:d="M0 0c55 0 110 0 165 0">
            <text:p/>
          </draw:path>
          <draw:path draw:style-name="gr26" draw:text-style-name="P3" draw:layer="layout" svg:width="0.303cm" svg:height="0cm" draw:transform="rotate (1.5707963267949) translate (10.2585807186678cm 11.9084439520596cm)" svg:viewBox="0 0 304 0" svg:d="M0 0c101 0 203 0 304 0">
            <text:p/>
          </draw:path>
          <draw:path draw:style-name="gr26" draw:text-style-name="P3" draw:layer="layout" svg:width="0.081cm" svg:height="0cm" svg:x="10.177cm" svg:y="11.604cm" svg:viewBox="0 0 82 0" svg:d="M82 0c-27 0-55 0-82 0">
            <text:p/>
          </draw:path>
          <draw:path draw:style-name="gr26" draw:text-style-name="P3" draw:layer="layout" svg:width="0.081cm" svg:height="0cm" svg:x="9.669cm" svg:y="11.604cm" svg:viewBox="0 0 82 0" svg:d="M82 0c-27 0-55 0-82 0">
            <text:p/>
          </draw:path>
          <draw:path draw:style-name="gr26" draw:text-style-name="P3" draw:layer="layout" svg:width="0.303cm" svg:height="0cm" draw:transform="rotate (-1.5707963267949) translate (9.668632427695cm 11.604474569443cm)" svg:viewBox="0 0 304 0" svg:d="M0 0c101 0 203 0 304 0">
            <text:p/>
          </draw:path>
          <draw:path draw:style-name="gr26" draw:text-style-name="P3" draw:layer="layout" svg:width="0.164cm" svg:height="0cm" svg:x="9.669cm" svg:y="11.908cm" svg:viewBox="0 0 165 0" svg:d="M0 0c55 0 110 0 165 0">
            <text:p/>
          </draw:path>
          <draw:path draw:style-name="gr26" draw:text-style-name="P3" draw:layer="layout" svg:width="0.303cm" svg:height="0cm" draw:transform="rotate (1.5707963267949) translate (9.83361796669588cm 11.9084439520596cm)" svg:viewBox="0 0 304 0" svg:d="M0 0c101 0 203 0 304 0">
            <text:p/>
          </draw:path>
          <draw:path draw:style-name="gr26" draw:text-style-name="P3" draw:layer="layout" svg:width="0.082cm" svg:height="0cm" svg:x="9.751cm" svg:y="11.604cm" svg:viewBox="0 0 83 0" svg:d="M83 0c-28 0-55 0-83 0">
            <text:p/>
          </draw:path>
          <draw:path draw:style-name="gr26" draw:text-style-name="P3" draw:layer="layout" svg:width="0.31cm" svg:height="0cm" svg:x="9.421cm" svg:y="11.186cm" svg:viewBox="0 0 311 0" svg:d="M311 0c-104 0-207 0-311 0">
            <text:p/>
          </draw:path>
          <draw:path draw:style-name="gr26" draw:text-style-name="P3" draw:layer="layout" svg:width="0.367cm" svg:height="0cm" draw:transform="rotate (-1.5707963267949) translate (9.4206541630149cm 11.1855167690603cm)" svg:viewBox="0 0 368 0" svg:d="M0 0c123 0 245 0 368 0">
            <text:p/>
          </draw:path>
          <draw:path draw:style-name="gr26" draw:text-style-name="P3" draw:layer="layout" svg:width="0.31cm" svg:height="0cm" svg:x="9.421cm" svg:y="11.553cm" svg:viewBox="0 0 311 0" svg:d="M0 0c104 0 207 0 311 0">
            <text:p/>
          </draw:path>
          <draw:path draw:style-name="gr26" draw:text-style-name="P3" draw:layer="layout" svg:width="0.31cm" svg:height="0cm" svg:x="10.075cm" svg:y="11.186cm" svg:viewBox="0 0 311 0" svg:d="M0 0c104 0 207 0 311 0">
            <text:p/>
          </draw:path>
          <draw:path draw:style-name="gr26" draw:text-style-name="P3" draw:layer="layout" svg:width="0.367cm" svg:height="0cm" draw:transform="rotate (-1.5707963267949) translate (10.3855695880806cm 11.1855167690603cm)" svg:viewBox="0 0 368 0" svg:d="M0 0c123 0 245 0 368 0">
            <text:p/>
          </draw:path>
          <draw:path draw:style-name="gr26" draw:text-style-name="P3" draw:layer="layout" svg:width="0.303cm" svg:height="0cm" svg:x="10.082cm" svg:y="11.553cm" svg:viewBox="0 0 304 0" svg:d="M304 0c-101 0-203 0-304 0">
            <text:p/>
          </draw:path>
          <draw:path draw:style-name="gr26" draw:text-style-name="P3" draw:layer="layout" svg:width="0.189cm" svg:height="0cm" svg:x="11.941cm" svg:y="9.687cm" svg:viewBox="0 0 190 0" svg:d="M190 0c-63 0-127 0-190 0">
            <text:p/>
          </draw:path>
          <draw:path draw:style-name="gr26" draw:text-style-name="P3" draw:layer="layout" svg:width="0.189cm" svg:height="0cm" svg:x="11.941cm" svg:y="9.865cm" svg:viewBox="0 0 190 0" svg:d="M0 0c63 0 127 0 190 0">
            <text:p/>
          </draw:path>
          <draw:path draw:style-name="gr26" draw:text-style-name="P3" draw:layer="layout" svg:width="0.088cm" svg:height="0.088cm" svg:x="12.131cm" svg:y="9.776cm" svg:viewBox="0 0 89 89" svg:d="M0 89c17 0 31-4 45-12s23-18 32-32c8-15 12-29 12-45">
            <text:p/>
          </draw:path>
          <draw:path draw:style-name="gr26" draw:text-style-name="P3" draw:layer="layout" svg:width="0.088cm" svg:height="0.088cm" svg:x="12.131cm" svg:y="9.687cm" svg:viewBox="0 0 89 89" svg:d="M89 89c0-16-4-30-12-44-9-14-18-25-32-33s-28-12-45-12">
            <text:p/>
          </draw:path>
          <draw:path draw:style-name="gr26" draw:text-style-name="P3" draw:layer="layout" svg:width="0.088cm" svg:height="0.088cm" svg:x="11.852cm" svg:y="9.687cm" svg:viewBox="0 0 89 89" svg:d="M89 0c-16 0-30 4-44 12-15 8-25 19-33 33s-12 28-12 44">
            <text:p/>
          </draw:path>
          <draw:path draw:style-name="gr26" draw:text-style-name="P3" draw:layer="layout" svg:width="0.088cm" svg:height="0.088cm" svg:x="11.852cm" svg:y="9.776cm" svg:viewBox="0 0 89 89" svg:d="M0 0c0 16 4 30 12 45 8 14 18 24 33 32 14 8 28 12 44 12">
            <text:p/>
          </draw:path>
          <draw:path draw:style-name="gr31" draw:text-style-name="P8" draw:layer="layout" svg:width="0.05cm" svg:height="0.05cm" svg:x="13.616cm" svg:y="11.967cm" svg:viewBox="0 0 51 51" svg:d="M51 25c0 5-1 9-4 13s-5 6-9 9-9 4-13 4c-5 0-8-1-12-4s-7-5-10-9-3-9-3-13c0-5 0-8 3-12s6-7 10-10 8-3 12-3c5 0 9 0 13 3s6 6 9 10 4 8 4 12z">
            <text:p/>
          </draw:path>
          <draw:path draw:style-name="gr31" draw:text-style-name="P8" draw:layer="layout" svg:width="0.024cm" svg:height="0.024cm" svg:x="13.629cm" svg:y="11.98cm" svg:viewBox="0 0 25 25" svg:d="M25 12c0 3 0 5-2 7-1 2-2 3-4 4s-4 2-7 2c-2 0-4-1-6-2s-3-2-5-4c-1-2-1-5-1-7 0-3 0-4 1-6 2-2 3-4 5-5s4-1 6-1c3 0 5 0 7 1s3 3 4 5c2 2 2 4 2 6z">
            <text:p/>
          </draw:path>
          <draw:path draw:style-name="gr25" draw:text-style-name="P3" draw:layer="layout" svg:width="0.049cm" svg:height="0.05cm" svg:x="13.596cm" svg:y="12.15cm" svg:viewBox="0 0 50 51" svg:d="M0 51c9 0 17-2 25-7s14-11 19-19 6-16 6-25">
            <text:p/>
          </draw:path>
          <draw:path draw:style-name="gr25" draw:text-style-name="P3" draw:layer="layout" svg:width="0.049cm" svg:height="0.05cm" svg:x="13.596cm" svg:y="12.099cm" svg:viewBox="0 0 50 51" svg:d="M50 51c0-10-1-18-6-26s-11-13-19-18-16-7-25-7">
            <text:p/>
          </draw:path>
          <draw:path draw:style-name="gr25" draw:text-style-name="P3" draw:layer="layout" svg:width="0.037cm" svg:height="0.037cm" svg:x="13.596cm" svg:y="12.15cm" svg:viewBox="0 0 38 38" svg:d="M0 38c7 0 13-1 19-5s10-8 14-14 5-12 5-19">
            <text:p/>
          </draw:path>
          <draw:path draw:style-name="gr25" draw:text-style-name="P3" draw:layer="layout" svg:width="0.037cm" svg:height="0.037cm" svg:x="13.596cm" svg:y="12.112cm" svg:viewBox="0 0 38 38" svg:d="M38 38c0-7-1-13-5-19s-8-10-14-14-12-5-19-5">
            <text:p/>
          </draw:path>
          <draw:path draw:style-name="gr25" draw:text-style-name="P3" draw:layer="layout" svg:width="0.024cm" svg:height="0.024cm" svg:x="13.596cm" svg:y="12.15cm" svg:viewBox="0 0 25 25" svg:d="M0 25c4 0 8 0 12-3s7-6 10-10 3-8 3-12">
            <text:p/>
          </draw:path>
          <draw:path draw:style-name="gr25" draw:text-style-name="P3" draw:layer="layout" svg:width="0.024cm" svg:height="0.025cm" svg:x="13.596cm" svg:y="12.124cm" svg:viewBox="0 0 25 26" svg:d="M25 26c0-5 0-9-3-13s-6-6-10-9-8-4-12-4">
            <text:p/>
          </draw:path>
          <draw:path draw:style-name="gr25" draw:text-style-name="P3" draw:layer="layout" svg:width="0.011cm" svg:height="0.012cm" svg:x="13.596cm" svg:y="12.137cm" svg:viewBox="0 0 12 13" svg:d="M12 13c0-3 1-5-1-7s-3-3-5-4-4-2-6-2">
            <text:p/>
          </draw:path>
          <draw:path draw:style-name="gr25" draw:text-style-name="P3" draw:layer="layout" svg:width="0.011cm" svg:height="0.011cm" svg:x="13.596cm" svg:y="12.15cm" svg:viewBox="0 0 12 12" svg:d="M0 12c2 0 4 0 6-1s3-3 5-5 1-4 1-6">
            <text:p/>
          </draw:path>
          <draw:path draw:style-name="gr25" draw:text-style-name="P3" draw:layer="layout" svg:width="0.027cm" svg:height="0cm" svg:x="14.284cm" svg:y="12.429cm" svg:viewBox="0 0 28 0" svg:d="M0 0c9 0 19 0 28 0">
            <text:p/>
          </draw:path>
          <draw:path draw:style-name="gr25" draw:text-style-name="P3" draw:layer="layout" svg:width="0.558cm" svg:height="0cm" draw:transform="rotate (1.5707963267949) translate (14.3122254163015cm 12.4293914795045cm)" svg:viewBox="0 0 559 0" svg:d="M0 0c186 0 373 0 559 0">
            <text:p/>
          </draw:path>
          <draw:path draw:style-name="gr25" draw:text-style-name="P3" draw:layer="layout" svg:width="0.027cm" svg:height="0cm" svg:x="14.284cm" svg:y="11.87cm" svg:viewBox="0 0 28 0" svg:d="M28 0c-9 0-19 0-28 0">
            <text:p/>
          </draw:path>
          <draw:path draw:style-name="gr25" draw:text-style-name="P3" draw:layer="layout" svg:width="0.027cm" svg:height="0cm" svg:x="13.596cm" svg:y="12.429cm" svg:viewBox="0 0 28 0" svg:d="M28 0c-9 0-19 0-28 0">
            <text:p/>
          </draw:path>
          <draw:path draw:style-name="gr25" draw:text-style-name="P3" draw:layer="layout" svg:width="0.558cm" svg:height="0cm" draw:transform="rotate (1.5707963267949) translate (13.5962881682734cm 12.4293914795045cm)" svg:viewBox="0 0 559 0" svg:d="M0 0c186 0 373 0 559 0">
            <text:p/>
          </draw:path>
          <draw:path draw:style-name="gr25" draw:text-style-name="P3" draw:layer="layout" svg:width="0.027cm" svg:height="0cm" svg:x="13.596cm" svg:y="11.87cm" svg:viewBox="0 0 28 0" svg:d="M0 0c9 0 19 0 28 0">
            <text:p/>
          </draw:path>
          <draw:path draw:style-name="gr26" draw:text-style-name="P3" draw:layer="layout" svg:width="0.297cm" svg:height="0cm" svg:x="15.926cm" svg:y="10.891cm" svg:viewBox="0 0 298 0" svg:d="M298 0c-99 0-199 0-298 0">
            <text:p/>
          </draw:path>
          <draw:path draw:style-name="gr26" draw:text-style-name="P3" draw:layer="layout" svg:width="0.553cm" svg:height="-0.001cm" draw:transform="rotate (-1.39294727601668) translate (16.1261037246574cm 9.9406354562138cm)" svg:viewBox="0 0 554 0" svg:d="M0 0c185 0 369 0 554 0">
            <text:p/>
          </draw:path>
          <draw:path draw:style-name="gr26" draw:text-style-name="P3" draw:layer="layout" svg:width="0.199cm" svg:height="0cm" svg:x="15.926cm" svg:y="9.421cm" svg:viewBox="0 0 200 0" svg:d="M0 0c67 0 133 0 200 0">
            <text:p/>
          </draw:path>
          <draw:path draw:style-name="gr26" draw:text-style-name="P3" draw:layer="layout" svg:width="0.519cm" svg:height="0cm" draw:transform="rotate (-1.5707963267949) translate (16.1260664329536cm 9.42069453117132cm)" svg:viewBox="0 0 520 0" svg:d="M0 0c173 0 347 0 520 0">
            <text:p/>
          </draw:path>
          <draw:path draw:style-name="gr26" draw:text-style-name="P3" draw:layer="layout" svg:width="0.404cm" svg:height="0cm" draw:transform="rotate (1.5707963267949) translate (16.2240578439965cm 10.8905464800081cm)" svg:viewBox="0 0 405 0" svg:d="M0 0c135 0 270 0 405 0">
            <text:p/>
          </draw:path>
          <draw:path draw:style-name="gr26" draw:text-style-name="P3" draw:layer="layout" svg:width="0.279cm" svg:height="0cm" draw:transform="rotate (1.5707963267949) translate (14.7741849255039cm 10.7285627958505cm)" svg:viewBox="0 0 280 0" svg:d="M0 0c93 0 187 0 280 0">
            <text:p/>
          </draw:path>
          <draw:path draw:style-name="gr26" draw:text-style-name="P3" draw:layer="layout" svg:width="0.714cm" svg:height="0cm" svg:x="14.926cm" svg:y="10.891cm" svg:viewBox="0 0 715 0" svg:d="M715 0c-238 0-477 0-715 0">
            <text:p/>
          </draw:path>
          <draw:path draw:style-name="gr26" draw:text-style-name="P3" draw:layer="layout" svg:width="0.161cm" svg:height="0cm" draw:transform="rotate (1.5707963267949) translate (14.9261716038563cm 10.8905464800081cm)" svg:viewBox="0 0 162 0" svg:d="M0 0c54 0 108 0 162 0">
            <text:p/>
          </draw:path>
          <draw:path draw:style-name="gr26" draw:text-style-name="P3" draw:layer="layout" svg:width="0.151cm" svg:height="0cm" svg:x="14.774cm" svg:y="10.729cm" svg:viewBox="0 0 152 0" svg:d="M152 0c-51 0-101 0-152 0">
            <text:p/>
          </draw:path>
          <draw:path draw:style-name="gr26" draw:text-style-name="P3" draw:layer="layout" svg:width="0.691cm" svg:height="0cm" svg:x="14.947cm" svg:y="9.421cm" svg:viewBox="0 0 692 0" svg:d="M692 0c-231 0-461 0-692 0">
            <text:p/>
          </draw:path>
          <draw:path draw:style-name="gr26" draw:text-style-name="P3" draw:layer="layout" svg:width="0.449cm" svg:height="0cm" draw:transform="rotate (-1.5707963267949) translate (15.4141288343558cm 9.99563662000202cm)" svg:viewBox="0 0 450 0" svg:d="M0 0c150 0 300 0 450 0">
            <text:p/>
          </draw:path>
          <draw:path draw:style-name="gr26" draw:text-style-name="P3" draw:layer="layout" svg:width="0.199cm" svg:height="0cm" svg:x="15.214cm" svg:y="10.446cm" svg:viewBox="0 0 200 0" svg:d="M200 0c-67 0-133 0-200 0">
            <text:p/>
          </draw:path>
          <draw:path draw:style-name="gr26" draw:text-style-name="P3" draw:layer="layout" svg:width="0.899cm" svg:height="0cm" draw:transform="rotate (1.5707963267949) translate (15.2141463628396cm 10.4455912982173cm)" svg:viewBox="0 0 900 0" svg:d="M0 0c300 0 600 0 900 0">
            <text:p/>
          </draw:path>
          <draw:path draw:style-name="gr26" draw:text-style-name="P3" draw:layer="layout" svg:width="0.199cm" svg:height="0cm" svg:x="15.214cm" svg:y="9.546cm" svg:viewBox="0 0 200 0" svg:d="M0 0c67 0 133 0 200 0">
            <text:p/>
          </draw:path>
          <draw:path draw:style-name="gr26" draw:text-style-name="P3" draw:layer="layout" svg:width="0.449cm" svg:height="0cm" draw:transform="rotate (-1.5707963267949) translate (15.4141288343558cm 9.54568194178669cm)" svg:viewBox="0 0 450 0" svg:d="M0 0c150 0 300 0 450 0">
            <text:p/>
          </draw:path>
          <draw:path draw:style-name="gr26" draw:text-style-name="P3" draw:layer="layout" svg:width="0.074cm" svg:height="0cm" svg:x="14.589cm" svg:y="10.156cm" svg:viewBox="0 0 75 0" svg:d="M75 0c-25 0-50 0-75 0">
            <text:p/>
          </draw:path>
          <draw:path draw:style-name="gr26" draw:text-style-name="P3" draw:layer="layout" svg:width="0.158cm" svg:height="0cm" svg:x="13.395cm" svg:y="11.432cm" svg:viewBox="0 0 159 0" svg:d="M159 0c-53 0-106 0-159 0">
            <text:p/>
          </draw:path>
          <draw:path draw:style-name="gr26" draw:text-style-name="P3" draw:layer="layout" svg:width="0.215cm" svg:height="0cm" draw:transform="rotate (1.5707963267949) translate (13.3953057843997cm 11.4324918924363cm)" svg:viewBox="0 0 216 0" svg:d="M0 0c72 0 144 0 216 0">
            <text:p/>
          </draw:path>
          <draw:path draw:style-name="gr26" draw:text-style-name="P3" draw:layer="layout" svg:width="0.158cm" svg:height="0cm" svg:x="13.395cm" svg:y="11.217cm" svg:viewBox="0 0 159 0" svg:d="M0 0c53 0 106 0 159 0">
            <text:p/>
          </draw:path>
          <draw:path draw:style-name="gr26" draw:text-style-name="P3" draw:layer="layout" svg:width="0.151cm" svg:height="0cm" svg:x="13.63cm" svg:y="11.217cm" svg:viewBox="0 0 152 0" svg:d="M0 0c51 0 101 0 152 0">
            <text:p/>
          </draw:path>
          <draw:path draw:style-name="gr26" draw:text-style-name="P3" draw:layer="layout" svg:width="0.006cm" svg:height="0cm" svg:x="13.782cm" svg:y="11.217cm" svg:viewBox="0 0 7 0" svg:d="M0 0c2 0 5 0 7 0">
            <text:p/>
          </draw:path>
          <draw:path draw:style-name="gr26" draw:text-style-name="P3" draw:layer="layout" svg:width="0.215cm" svg:height="0cm" draw:transform="rotate (-1.5707963267949) translate (13.7892712532866cm 11.2165136468929cm)" svg:viewBox="0 0 216 0" svg:d="M0 0c72 0 144 0 216 0">
            <text:p/>
          </draw:path>
          <draw:path draw:style-name="gr26" draw:text-style-name="P3" draw:layer="layout" svg:width="0.158cm" svg:height="0cm" svg:x="13.63cm" svg:y="11.432cm" svg:viewBox="0 0 159 0" svg:d="M159 0c-53 0-106 0-159 0">
            <text:p/>
          </draw:path>
          <draw:path draw:style-name="gr26" draw:text-style-name="P3" draw:layer="layout" svg:width="0.297cm" svg:height="0cm" svg:x="11.903cm" svg:y="9.478cm" svg:viewBox="0 0 298 0" svg:d="M0 0c99 0 199 0 298 0">
            <text:p/>
          </draw:path>
          <draw:path draw:style-name="gr26" draw:text-style-name="P3" draw:layer="layout" svg:width="0.297cm" svg:height="0cm" svg:x="11.903cm" svg:y="9.617cm" svg:viewBox="0 0 298 0" svg:d="M0 0c99 0 199 0 298 0">
            <text:p/>
          </draw:path>
          <draw:path draw:style-name="gr26" draw:text-style-name="P3" draw:layer="layout" svg:width="0.138cm" svg:height="0cm" draw:transform="rotate (1.5707963267949) translate (12.1764126205083cm 9.61667479101622cm)" svg:viewBox="0 0 139 0" svg:d="M0 0c46 0 93 0 139 0">
            <text:p/>
          </draw:path>
          <draw:path draw:style-name="gr26" draw:text-style-name="P3" draw:layer="layout" svg:width="0.138cm" svg:height="0cm" draw:transform="rotate (1.5707963267949) translate (11.9034365468887cm 9.61667479101622cm)" svg:viewBox="0 0 139 0" svg:d="M0 0c46 0 93 0 139 0">
            <text:p/>
          </draw:path>
          <draw:path draw:style-name="gr26" draw:text-style-name="P3" draw:layer="layout" svg:width="0.138cm" svg:height="0cm" draw:transform="rotate (-1.5707963267949) translate (12.1634137598598cm 9.47768879041193cm)" svg:viewBox="0 0 139 0" svg:d="M0 0c46 0 93 0 139 0">
            <text:p/>
          </draw:path>
          <draw:path draw:style-name="gr26" draw:text-style-name="P3" draw:layer="layout" svg:width="0.138cm" svg:height="0cm" draw:transform="rotate (-1.5707963267949) translate (12.1894114811569cm 9.47768879041193cm)" svg:viewBox="0 0 139 0" svg:d="M0 0c46 0 93 0 139 0">
            <text:p/>
          </draw:path>
          <draw:path draw:style-name="gr26" draw:text-style-name="P3" draw:layer="layout" svg:width="0.138cm" svg:height="0cm" draw:transform="rotate (1.5707963267949) translate (12.2014104294479cm 9.61667479101622cm)" svg:viewBox="0 0 139 0" svg:d="M0 0c46 0 93 0 139 0">
            <text:p/>
          </draw:path>
          <draw:path draw:style-name="gr25" draw:text-style-name="P3" draw:layer="layout" svg:width="0.329cm" svg:height="0cm" svg:x="12.1cm" svg:y="8.991cm" svg:viewBox="0 0 330 0" svg:d="M0 0c110 0 220 0 330 0">
            <text:p/>
          </draw:path>
          <draw:path draw:style-name="gr25" draw:text-style-name="P3" draw:layer="layout" svg:width="0.279cm" svg:height="0cm" draw:transform="rotate (-1.5707963267949) translate (12.4303903593339cm 8.99073783865445cm)" svg:viewBox="0 0 280 0" svg:d="M0 0c93 0 187 0 280 0">
            <text:p/>
          </draw:path>
          <draw:path draw:style-name="gr25" draw:text-style-name="P3" draw:layer="layout" svg:width="0.659cm" svg:height="0cm" svg:x="11.77cm" svg:y="9.271cm" svg:viewBox="0 0 660 0" svg:d="M660 0c-220 0-440 0-660 0">
            <text:p/>
          </draw:path>
          <draw:path draw:style-name="gr25" draw:text-style-name="P3" draw:layer="layout" svg:width="0.279cm" svg:height="0cm" draw:transform="rotate (1.5707963267949) translate (11.7704482033304cm 9.27070963843287cm)" svg:viewBox="0 0 280 0" svg:d="M0 0c93 0 187 0 280 0">
            <text:p/>
          </draw:path>
          <draw:path draw:style-name="gr25" draw:text-style-name="P3" draw:layer="layout" svg:width="0.329cm" svg:height="0cm" svg:x="11.77cm" svg:y="8.991cm" svg:viewBox="0 0 330 0" svg:d="M0 0c110 0 220 0 330 0">
            <text:p/>
          </draw:path>
          <draw:path draw:style-name="gr27" draw:text-style-name="P8" draw:layer="layout" svg:width="2.031cm" svg:height="2.031cm" svg:x="8.532cm" svg:y="8.665cm" svg:viewBox="0 0 2032 2032" svg:d="M2032 1016c0 187-43 346-136 508-94 162-210 278-372 372-162 93-321 136-508 136s-346-43-508-136c-162-94-279-210-372-372-94-162-136-321-136-508s42-346 136-508c93-162 210-279 372-372 162-94 321-136 508-136s346 42 508 136c162 93 278 210 372 372 93 162 136 321 136 508z">
            <text:p/>
          </draw:path>
          <draw:path draw:style-name="gr26" draw:text-style-name="P3" draw:layer="layout" svg:width="0.558cm" svg:height="0cm" svg:x="9.929cm" svg:y="8.5cm" svg:viewBox="0 0 559 0" svg:d="M0 0c186 0 373 0 559 0">
            <text:p/>
          </draw:path>
          <draw:path draw:style-name="gr26" draw:text-style-name="P3" draw:layer="layout" svg:width="0.558cm" svg:height="0cm" svg:x="8.608cm" svg:y="8.5cm" svg:viewBox="0 0 559 0" svg:d="M0 0c186 0 373 0 559 0">
            <text:p/>
          </draw:path>
          <draw:path draw:style-name="gr26" draw:text-style-name="P3" draw:layer="layout" svg:width="0.999cm" svg:height="0cm" draw:transform="rotate (2.43770136626048) translate (9.03968755477651cm 10.9625392285225cm)" svg:viewBox="0 0 1000 0" svg:d="M0 0c333 0 666 0 1000 0">
            <text:p/>
          </draw:path>
          <draw:path draw:style-name="gr26" draw:text-style-name="P3" draw:layer="layout" svg:width="0.999cm" svg:height="-0.001cm" draw:transform="rotate (-2.43770136626048) translate (10.8175723314089cm 10.3156522199864cm)" svg:viewBox="0 0 1000 0" svg:d="M0 0c333 0 666 0 1000 0">
            <text:p/>
          </draw:path>
          <draw:path draw:style-name="gr26" draw:text-style-name="P3" draw:layer="layout" svg:width="1.015cm" svg:height="0cm" svg:x="9.04cm" svg:y="10.963cm" svg:viewBox="0 0 1016 0" svg:d="M1016 0c-339 0-677 0-1016 0">
            <text:p/>
          </draw:path>
          <draw:path draw:style-name="gr26" draw:text-style-name="P3" draw:layer="layout" svg:width="0.646cm" svg:height="0cm" svg:x="7.631cm" svg:y="9.3cm" svg:viewBox="0 0 647 0" svg:d="M0 0c216 0 431 0 647 0">
            <text:p/>
          </draw:path>
          <draw:path draw:style-name="gr26" draw:text-style-name="P3" draw:layer="layout" svg:width="0.646cm" svg:height="0cm" svg:x="7.631cm" svg:y="10.062cm" svg:viewBox="0 0 647 0" svg:d="M647 0c-216 0-431 0-647 0">
            <text:p/>
          </draw:path>
          <draw:path draw:style-name="gr26" draw:text-style-name="P3" draw:layer="layout" svg:width="0.647cm" svg:height="0cm" svg:x="10.818cm" svg:y="10.062cm" svg:viewBox="0 0 648 0" svg:d="M0 0c216 0 432 0 648 0">
            <text:p/>
          </draw:path>
          <draw:path draw:style-name="gr26" draw:text-style-name="P3" draw:layer="layout" svg:width="0.647cm" svg:height="0cm" svg:x="10.817cm" svg:y="9.3cm" svg:viewBox="0 0 648 0" svg:d="M648 0c-216 0-432 0-648 0">
            <text:p/>
          </draw:path>
          <draw:path draw:style-name="gr26" draw:text-style-name="P3" draw:layer="layout" svg:width="0.215cm" svg:height="0cm" draw:transform="rotate (-1.5707963267949) translate (8.27775433829974cm 8.82975405378185cm)" svg:viewBox="0 0 216 0" svg:d="M0 0c72 0 144 0 216 0">
            <text:p/>
          </draw:path>
          <draw:path draw:style-name="gr26" draw:text-style-name="P3" draw:layer="layout" svg:width="0.33cm" svg:height="0.329cm" svg:x="8.278cm" svg:y="8.5cm" svg:viewBox="0 0 331 330" svg:d="M331 0c-61 0-114 13-166 44-53 30-90 68-120 121-31 53-45 104-45 165">
            <text:p/>
          </draw:path>
          <draw:path draw:style-name="gr26" draw:text-style-name="P3" draw:layer="layout" svg:width="0.215cm" svg:height="0cm" draw:transform="rotate (-1.5707963267949) translate (10.8175317265557cm 8.82975405378185cm)" svg:viewBox="0 0 216 0" svg:d="M0 0c72 0 144 0 216 0">
            <text:p/>
          </draw:path>
          <draw:path draw:style-name="gr26" draw:text-style-name="P3" draw:layer="layout" svg:width="0.329cm" svg:height="0.329cm" svg:x="10.488cm" svg:y="8.5cm" svg:viewBox="0 0 330 330" svg:d="M330 330c0-61-14-112-44-165-31-53-68-91-121-121-53-31-104-44-165-44">
            <text:p/>
          </draw:path>
          <draw:path draw:style-name="gr26" draw:text-style-name="P3" draw:layer="layout" svg:width="0.253cm" svg:height="0cm" draw:transform="rotate (-1.5707963267949) translate (8.27775433829974cm 10.0616299728069cm)" svg:viewBox="0 0 254 0" svg:d="M0 0c85 0 169 0 254 0">
            <text:p/>
          </draw:path>
          <draw:path draw:style-name="gr26" draw:text-style-name="P3" draw:layer="layout" svg:width="0.253cm" svg:height="0cm" draw:transform="rotate (1.5707963267949) translate (8.27775433829974cm 9.29970671769564cm)" svg:viewBox="0 0 254 0" svg:d="M0 0c85 0 169 0 254 0">
            <text:p/>
          </draw:path>
          <draw:path draw:style-name="gr26" draw:text-style-name="P3" draw:layer="layout" svg:width="0.253cm" svg:height="0cm" draw:transform="rotate (-1.5707963267949) translate (10.8175317265557cm 10.0616299728069cm)" svg:viewBox="0 0 254 0" svg:d="M0 0c85 0 169 0 254 0">
            <text:p/>
          </draw:path>
          <draw:path draw:style-name="gr26" draw:text-style-name="P3" draw:layer="layout" svg:width="0.253cm" svg:height="0cm" draw:transform="rotate (1.5707963267949) translate (10.8175317265557cm 9.29970671769564cm)" svg:viewBox="0 0 254 0" svg:d="M0 0c85 0 169 0 254 0">
            <text:p/>
          </draw:path>
          <draw:path draw:style-name="gr26" draw:text-style-name="P3" draw:layer="layout" svg:width="0.761cm" svg:height="0cm" draw:transform="rotate (-1.5707963267949) translate (7.63081104294479cm 9.29970671769564cm)" svg:viewBox="0 0 762 0" svg:d="M0 0c254 0 508 0 762 0">
            <text:p/>
          </draw:path>
          <draw:path draw:style-name="gr26" draw:text-style-name="P3" draw:layer="layout" svg:width="0.761cm" svg:height="0cm" draw:transform="rotate (-1.5707963267949) translate (11.4654749342682cm 9.29970671769564cm)" svg:viewBox="0 0 762 0" svg:d="M0 0c254 0 508 0 762 0">
            <text:p/>
          </draw:path>
          <draw:path draw:style-name="gr26" draw:text-style-name="P3" draw:layer="layout" svg:width="0.179cm" svg:height="-0.001cm" draw:transform="rotate (2.35619449019234) translate (9.29366446348831cm 8.62677532905628cm)" svg:viewBox="0 0 180 0" svg:d="M0 0c60 0 120 0 180 0">
            <text:p/>
          </draw:path>
          <draw:path draw:style-name="gr26" draw:text-style-name="P3" draw:layer="layout" svg:width="0.253cm" svg:height="0cm" svg:x="9.294cm" svg:y="8.627cm" svg:viewBox="0 0 254 0" svg:d="M254 0c-85 0-169 0-254 0">
            <text:p/>
          </draw:path>
          <draw:path draw:style-name="gr26" draw:text-style-name="P3" draw:layer="layout" svg:width="0.253cm" svg:height="0cm" svg:x="9.548cm" svg:y="8.627cm" svg:viewBox="0 0 254 0" svg:d="M254 0c-85 0-169 0-254 0">
            <text:p/>
          </draw:path>
          <draw:path draw:style-name="gr26" draw:text-style-name="P3" draw:layer="layout" svg:width="0.179cm" svg:height="0cm" draw:transform="rotate (-2.35619449019235) translate (9.92860964066608cm 8.49978728975728cm)" svg:viewBox="0 0 180 0" svg:d="M0 0c60 0 120 0 180 0">
            <text:p/>
          </draw:path>
          <draw:path draw:style-name="gr26" draw:text-style-name="P3" draw:layer="layout" svg:width="0.126cm" svg:height="0cm" svg:x="15.287cm" svg:y="12.454cm" svg:viewBox="0 0 127 0" svg:d="M127 0c-42 0-85 0-127 0">
            <text:p/>
          </draw:path>
          <draw:path draw:style-name="gr26" draw:text-style-name="P3" draw:layer="layout" svg:width="0.088cm" svg:height="0cm" draw:transform="rotate (2.35619449019234) translate (15.2871395531543cm 12.4543893734163cm)" svg:viewBox="0 0 89 0" svg:d="M0 0c30 0 59 0 89 0">
            <text:p/>
          </draw:path>
          <draw:path draw:style-name="gr26" draw:text-style-name="P3" draw:layer="layout" svg:width="0.126cm" svg:height="0cm" draw:transform="rotate (1.5707963267949) translate (15.2241454864154cm 12.3913953066774cm)" svg:viewBox="0 0 127 0" svg:d="M0 0c42 0 85 0 127 0">
            <text:p/>
          </draw:path>
          <draw:path draw:style-name="gr26" draw:text-style-name="P3" draw:layer="layout" svg:width="0.088cm" svg:height="0cm" draw:transform="rotate (0.785398163397448) translate (15.2241454864154cm 12.2644080974922cm)" svg:viewBox="0 0 89 0" svg:d="M0 0c30 0 59 0 89 0">
            <text:p/>
          </draw:path>
          <draw:path draw:style-name="gr26" draw:text-style-name="P3" draw:layer="layout" svg:width="0.089cm" svg:height="0cm" draw:transform="rotate (0.777544181763474) translate (15.4141288343558cm 12.9623377983684cm)" svg:viewBox="0 0 90 0" svg:d="M0 0c30 0 60 0 90 0">
            <text:p/>
          </draw:path>
          <draw:path draw:style-name="gr26" draw:text-style-name="P3" draw:layer="layout" svg:width="0.089cm" svg:height="0cm" draw:transform="rotate (0.777544181763474) translate (15.4141288343558cm 12.708363379998cm)" svg:viewBox="0 0 90 0" svg:d="M0 0c30 0 60 0 90 0">
            <text:p/>
          </draw:path>
          <draw:path draw:style-name="gr26" draw:text-style-name="P3" draw:layer="layout" svg:width="0.09cm" svg:height="0cm" draw:transform="rotate (2.35619449019234) translate (15.478122806916cm 12.7723573525581cm)" svg:viewBox="0 0 91 0" svg:d="M0 0c30 0 60 0 91 0">
            <text:p/>
          </draw:path>
          <draw:path draw:style-name="gr26" draw:text-style-name="P3" draw:layer="layout" svg:width="0.089cm" svg:height="0cm" draw:transform="rotate (0.777544181763474) translate (15.4141288343558cm 12.4543889616276cm)" svg:viewBox="0 0 90 0" svg:d="M0 0c30 0 60 0 90 0">
            <text:p/>
          </draw:path>
          <draw:path draw:style-name="gr26" draw:text-style-name="P3" draw:layer="layout" svg:width="0.09cm" svg:height="0cm" draw:transform="rotate (2.35619449019234) translate (15.478122806916cm 12.5183829341877cm)" svg:viewBox="0 0 91 0" svg:d="M0 0c30 0 60 0 91 0">
            <text:p/>
          </draw:path>
          <draw:path draw:style-name="gr26" draw:text-style-name="P3" draw:layer="layout" svg:width="0.089cm" svg:height="0cm" draw:transform="rotate (2.36404847182632) translate (15.47812156169cm 12.2644097873817cm)" svg:viewBox="0 0 90 0" svg:d="M0 0c30 0 60 0 90 0">
            <text:p/>
          </draw:path>
          <draw:path draw:style-name="gr26" draw:text-style-name="P3" draw:layer="layout" svg:width="0.088cm" svg:height="-0.001cm" draw:transform="rotate (-2.35619449019235) translate (15.0331622261174cm 12.2014144425421cm)" svg:viewBox="0 0 89 0" svg:d="M0 0c30 0 59 0 89 0">
            <text:p/>
          </draw:path>
          <draw:path draw:style-name="gr26" draw:text-style-name="P3" draw:layer="layout" svg:width="0.089cm" svg:height="0cm" draw:transform="rotate (-2.34834050855837) translate (15.0331630794766cm 12.4543898016864cm)" svg:viewBox="0 0 90 0" svg:d="M0 0c30 0 60 0 90 0">
            <text:p/>
          </draw:path>
          <draw:path draw:style-name="gr26" draw:text-style-name="P3" draw:layer="layout" svg:width="0.088cm" svg:height="0cm" draw:transform="rotate (-0.785398163397448) translate (14.9701681593786cm 12.3913948948887cm)" svg:viewBox="0 0 89 0" svg:d="M0 0c30 0 59 0 89 0">
            <text:p/>
          </draw:path>
          <draw:path draw:style-name="gr26" draw:text-style-name="P3" draw:layer="layout" svg:width="0.089cm" svg:height="-0.001cm" draw:transform="rotate (-2.34834050855837) translate (15.0331630794766cm 12.7083642200568cm)" svg:viewBox="0 0 90 0" svg:d="M0 0c30 0 60 0 90 0">
            <text:p/>
          </draw:path>
          <draw:path draw:style-name="gr26" draw:text-style-name="P3" draw:layer="layout" svg:width="0.088cm" svg:height="0cm" draw:transform="rotate (-0.785398163397448) translate (14.9701681593786cm 12.6453693132591cm)" svg:viewBox="0 0 89 0" svg:d="M0 0c30 0 59 0 89 0">
            <text:p/>
          </draw:path>
          <draw:path draw:style-name="gr26" draw:text-style-name="P3" draw:layer="layout" svg:width="0.088cm" svg:height="0cm" draw:transform="rotate (-0.785398163397448) translate (14.9701681593786cm 12.8993437316295cm)" svg:viewBox="0 0 89 0" svg:d="M0 0c30 0 59 0 89 0">
            <text:p/>
          </draw:path>
          <draw:path draw:style-name="gr26" draw:text-style-name="P3" draw:layer="layout" svg:width="0.38cm" svg:height="0cm" svg:x="15.033cm" svg:y="12.201cm" svg:viewBox="0 0 381 0" svg:d="M381 0c-127 0-254 0-381 0">
            <text:p/>
          </draw:path>
          <draw:path draw:style-name="gr26" draw:text-style-name="P3" draw:layer="layout" svg:width="0.126cm" svg:height="0cm" draw:transform="rotate (-1.5707963267949) translate (14.9701677475898cm 12.2644080974922cm)" svg:viewBox="0 0 127 0" svg:d="M0 0c42 0 85 0 127 0">
            <text:p/>
          </draw:path>
          <draw:path draw:style-name="gr26" draw:text-style-name="P3" draw:layer="layout" svg:width="0.126cm" svg:height="0cm" draw:transform="rotate (-1.5707963267949) translate (14.9701677475898cm 12.5183825158626cm)" svg:viewBox="0 0 127 0" svg:d="M0 0c42 0 85 0 127 0">
            <text:p/>
          </draw:path>
          <draw:path draw:style-name="gr26" draw:text-style-name="P3" draw:layer="layout" svg:width="0.126cm" svg:height="0cm" draw:transform="rotate (-1.5707963267949) translate (14.9701677475898cm 12.7723569342331cm)" svg:viewBox="0 0 127 0" svg:d="M0 0c42 0 85 0 127 0">
            <text:p/>
          </draw:path>
          <draw:path draw:style-name="gr26" draw:text-style-name="P3" draw:layer="layout" svg:width="0.38cm" svg:height="0cm" svg:x="15.033cm" svg:y="12.962cm" svg:viewBox="0 0 381 0" svg:d="M0 0c127 0 254 0 381 0">
            <text:p/>
          </draw:path>
          <draw:path draw:style-name="gr26" draw:text-style-name="P3" draw:layer="layout" svg:width="0.126cm" svg:height="0cm" draw:transform="rotate (1.5707963267949) translate (15.478123225241cm 12.8993441434183cm)" svg:viewBox="0 0 127 0" svg:d="M0 0c42 0 85 0 127 0">
            <text:p/>
          </draw:path>
          <draw:path draw:style-name="gr26" draw:text-style-name="P3" draw:layer="layout" svg:width="0.126cm" svg:height="0cm" draw:transform="rotate (1.5707963267949) translate (15.478123225241cm 12.6453697250478cm)" svg:viewBox="0 0 127 0" svg:d="M0 0c42 0 85 0 127 0">
            <text:p/>
          </draw:path>
          <draw:path draw:style-name="gr26" draw:text-style-name="P3" draw:layer="layout" svg:width="0.126cm" svg:height="0cm" draw:transform="rotate (1.5707963267949) translate (15.478123225241cm 12.3913953066774cm)" svg:viewBox="0 0 127 0" svg:d="M0 0c42 0 85 0 127 0">
            <text:p/>
          </draw:path>
          <draw:path draw:style-name="gr32" draw:text-style-name="P10" draw:layer="layout" svg:width="0.22cm" svg:height="0.179cm" svg:x="7.69cm" svg:y="10.756cm" svg:viewBox="0 0 221 180" svg:d="M0 0c74 0 147 0 221 0 0 60 0 120 0 180-74 0-147 0-221 0 0-60 0-120 0-180z">
            <text:p/>
          </draw:path>
          <draw:path draw:style-name="gr32" draw:text-style-name="P10" draw:layer="layout" svg:width="0.22cm" svg:height="0.179cm" svg:x="7.69cm" svg:y="13.085cm" svg:viewBox="0 0 221 180" svg:d="M0 0c74 0 147 0 221 0 0 60 0 120 0 180-74 0-147 0-221 0 0-60 0-120 0-180z">
            <text:p/>
          </draw:path>
          <draw:path draw:style-name="gr32" draw:text-style-name="P10" draw:layer="layout" svg:width="0.129cm" svg:height="0.029cm" svg:x="8.061cm" svg:y="11.02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07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12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17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22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27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321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3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4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4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5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5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6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6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7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7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8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8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9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1.9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0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0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1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1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2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2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3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3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4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4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5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5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6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6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7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7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8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87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92cm" svg:viewBox="0 0 130 30" svg:d="M0 0c43 0 87 0 130 0 0 10 0 20 0 30-43 0-87 0-130 0 0-10 0-20 0-30z">
            <text:p/>
          </draw:path>
          <draw:path draw:style-name="gr32" draw:text-style-name="P10" draw:layer="layout" svg:width="0.129cm" svg:height="0.029cm" svg:x="8.061cm" svg:y="12.97cm" svg:viewBox="0 0 130 30" svg:d="M0 0c43 0 87 0 130 0 0 10 0 20 0 30-43 0-87 0-130 0 0-10 0-20 0-30z">
            <text:p/>
          </draw:path>
          <draw:path draw:style-name="gr32" draw:text-style-name="P10" draw:layer="layout" svg:width="0.099cm" svg:height="0.059cm" svg:x="9.568cm" svg:y="13.328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568cm" svg:y="13.198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378cm" svg:y="13.263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7.212cm" svg:y="10.389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7.212cm" svg:y="10.259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7.022cm" svg:y="10.324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568cm" svg:y="12.693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568cm" svg:y="12.563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378cm" svg:y="12.628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8.653cm" svg:y="13.797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8.653cm" svg:y="13.667cm" svg:viewBox="0 0 100 60" svg:d="M100 60c-33 0-67 0-100 0 0-20 0-40 0-60 33 0 67 0 100 0 0 20 0 40 0 60z">
            <text:p/>
          </draw:path>
          <draw:path draw:style-name="gr32" draw:text-style-name="P10" draw:layer="layout" svg:width="0.1cm" svg:height="0.059cm" svg:x="8.463cm" svg:y="13.732cm" svg:viewBox="0 0 101 60" svg:d="M101 60c-34 0-67 0-101 0 0-20 0-40 0-60 34 0 67 0 101 0 0 20 0 40 0 60z">
            <text:p/>
          </draw:path>
          <draw:path draw:style-name="gr32" draw:text-style-name="P10" draw:layer="layout" svg:width="0.099cm" svg:height="0.059cm" svg:x="9.378cm" svg:y="12.867cm" svg:viewBox="0 0 100 60" svg:d="M0 0c33 0 67 0 100 0 0 20 0 40 0 60-33 0-67 0-100 0 0-20 0-40 0-60z">
            <text:p/>
          </draw:path>
          <draw:path draw:style-name="gr32" draw:text-style-name="P10" draw:layer="layout" svg:width="0.099cm" svg:height="0.059cm" svg:x="9.378cm" svg:y="12.997cm" svg:viewBox="0 0 100 60" svg:d="M0 0c33 0 67 0 100 0 0 20 0 40 0 60-33 0-67 0-100 0 0-20 0-40 0-60z">
            <text:p/>
          </draw:path>
          <draw:path draw:style-name="gr32" draw:text-style-name="P10" draw:layer="layout" svg:width="0.099cm" svg:height="0.059cm" svg:x="9.568cm" svg:y="12.932cm" svg:viewBox="0 0 100 60" svg:d="M0 0c33 0 67 0 100 0 0 20 0 40 0 60-33 0-67 0-100 0 0-20 0-40 0-60z">
            <text:p/>
          </draw:path>
          <draw:path draw:style-name="gr32" draw:text-style-name="P10" draw:layer="layout" svg:width="0.099cm" svg:height="0.059cm" svg:x="9.587cm" svg:y="13.797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587cm" svg:y="13.667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9.397cm" svg:y="13.732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7.212cm" svg:y="10.084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7.212cm" svg:y="9.954cm" svg:viewBox="0 0 100 60" svg:d="M100 60c-33 0-67 0-100 0 0-20 0-40 0-60 33 0 67 0 100 0 0 20 0 40 0 60z">
            <text:p/>
          </draw:path>
          <draw:path draw:style-name="gr32" draw:text-style-name="P10" draw:layer="layout" svg:width="0.099cm" svg:height="0.059cm" svg:x="7.022cm" svg:y="10.019cm" svg:viewBox="0 0 100 60" svg:d="M100 60c-33 0-67 0-100 0 0-20 0-40 0-60 33 0 67 0 100 0 0 20 0 40 0 60z">
            <text:p/>
          </draw:path>
          <draw:path draw:style-name="gr32" draw:text-style-name="P10" draw:layer="layout" svg:width="0.1cm" svg:height="0.079cm" svg:x="6.994cm" svg:y="9.692cm" svg:viewBox="0 0 101 80" svg:d="M0 0c34 0 67 0 101 0 0 27 0 53 0 80-34 0-67 0-101 0 0-27 0-53 0-80z">
            <text:p/>
          </draw:path>
          <draw:path draw:style-name="gr32" draw:text-style-name="P10" draw:layer="layout" svg:width="0.099cm" svg:height="0.079cm" svg:x="7.214cm" svg:y="9.787cm" svg:viewBox="0 0 100 80" svg:d="M0 0c33 0 67 0 100 0 0 27 0 53 0 80-33 0-67 0-100 0 0-27 0-53 0-80z">
            <text:p/>
          </draw:path>
          <draw:path draw:style-name="gr32" draw:text-style-name="P10" draw:layer="layout" svg:width="0.099cm" svg:height="0.079cm" svg:x="7.214cm" svg:y="9.596cm" svg:viewBox="0 0 100 80" svg:d="M0 0c33 0 67 0 100 0 0 27 0 53 0 80-33 0-67 0-100 0 0-27 0-53 0-80z">
            <text:p/>
          </draw:path>
          <draw:path draw:style-name="gr32" draw:text-style-name="P10" draw:layer="layout" svg:width="0.106cm" svg:height="0.141cm" svg:x="13.97cm" svg:y="10.054cm" svg:viewBox="0 0 107 142" svg:d="M0 142c0-47 0-95 0-142 36 0 71 0 107 0 0 47 0 95 0 142-36 0-71 0-107 0z">
            <text:p/>
          </draw:path>
          <draw:path draw:style-name="gr32" draw:text-style-name="P10" draw:layer="layout" svg:width="0.106cm" svg:height="0.141cm" svg:x="13.767cm" svg:y="10.054cm" svg:viewBox="0 0 107 142" svg:d="M0 142c0-47 0-95 0-142 36 0 71 0 107 0 0 47 0 95 0 142-36 0-71 0-107 0z">
            <text:p/>
          </draw:path>
          <draw:path draw:style-name="gr32" draw:text-style-name="P10" draw:layer="layout" svg:width="0.106cm" svg:height="0.141cm" svg:x="10.904cm" svg:y="12.447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11.108cm" svg:y="12.447cm" svg:viewBox="0 0 106 142" svg:d="M106 0c0 47 0 95 0 142-35 0-71 0-106 0 0-47 0-95 0-142 35 0 71 0 106 0z">
            <text:p/>
          </draw:path>
          <draw:path draw:style-name="gr32" draw:text-style-name="P10" draw:layer="layout" svg:width="0.106cm" svg:height="0.141cm" svg:x="8.504cm" svg:y="12.288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8.708cm" svg:y="12.288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2cm" svg:x="8.962cm" svg:y="11.456cm" svg:viewBox="0 0 106 143" svg:d="M106 0c0 48 0 95 0 143-35 0-71 0-106 0 0-48 0-95 0-143 35 0 71 0 106 0z">
            <text:p/>
          </draw:path>
          <draw:path draw:style-name="gr32" draw:text-style-name="P10" draw:layer="layout" svg:width="0.105cm" svg:height="0.142cm" svg:x="9.165cm" svg:y="11.456cm" svg:viewBox="0 0 106 143" svg:d="M106 0c0 48 0 95 0 143-35 0-71 0-106 0 0-48 0-95 0-143 35 0 71 0 106 0z">
            <text:p/>
          </draw:path>
          <draw:path draw:style-name="gr32" draw:text-style-name="P10" draw:layer="layout" svg:width="0.106cm" svg:height="0.141cm" svg:x="8.504cm" svg:y="11.977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8.708cm" svg:y="11.977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8.962cm" svg:y="11.768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9.165cm" svg:y="11.768cm" svg:viewBox="0 0 106 142" svg:d="M106 0c0 47 0 95 0 142-35 0-71 0-106 0 0-47 0-95 0-142 35 0 71 0 106 0z">
            <text:p/>
          </draw:path>
          <draw:path draw:style-name="gr32" draw:text-style-name="P10" draw:layer="layout" svg:width="0.141cm" svg:height="0.106cm" svg:x="7.59cm" svg:y="10.416cm" svg:viewBox="0 0 142 107" svg:d="M0 0c47 0 95 0 142 0 0 36 0 71 0 107-47 0-95 0-142 0 0-36 0-71 0-107z">
            <text:p/>
          </draw:path>
          <draw:path draw:style-name="gr32" draw:text-style-name="P10" draw:layer="layout" svg:width="0.141cm" svg:height="0.106cm" svg:x="7.59cm" svg:y="10.213cm" svg:viewBox="0 0 142 107" svg:d="M0 0c47 0 95 0 142 0 0 36 0 71 0 107-47 0-95 0-142 0 0-36 0-71 0-107z">
            <text:p/>
          </draw:path>
          <draw:path draw:style-name="gr32" draw:text-style-name="P10" draw:layer="layout" svg:width="0.105cm" svg:height="0.141cm" svg:x="8.962cm" svg:y="11.153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9.165cm" svg:y="11.153cm" svg:viewBox="0 0 106 142" svg:d="M106 0c0 47 0 95 0 142-35 0-71 0-106 0 0-47 0-95 0-142 35 0 71 0 106 0z">
            <text:p/>
          </draw:path>
          <draw:path draw:style-name="gr32" draw:text-style-name="P10" draw:layer="layout" svg:width="0.106cm" svg:height="0.141cm" svg:x="8.504cm" svg:y="11.368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8.708cm" svg:y="11.368cm" svg:viewBox="0 0 106 142" svg:d="M106 0c0 47 0 95 0 142-35 0-71 0-106 0 0-47 0-95 0-142 35 0 71 0 106 0z">
            <text:p/>
          </draw:path>
          <draw:path draw:style-name="gr32" draw:text-style-name="P10" draw:layer="layout" svg:width="0.141cm" svg:height="0.106cm" svg:x="7.966cm" svg:y="10.415cm" svg:viewBox="0 0 142 107" svg:d="M0 0c47 0 95 0 142 0 0 36 0 71 0 107-47 0-95 0-142 0 0-36 0-71 0-107z">
            <text:p/>
          </draw:path>
          <draw:path draw:style-name="gr32" draw:text-style-name="P10" draw:layer="layout" svg:width="0.141cm" svg:height="0.105cm" svg:x="7.966cm" svg:y="10.212cm" svg:viewBox="0 0 142 106" svg:d="M0 0c47 0 95 0 142 0 0 35 0 71 0 106-47 0-95 0-142 0 0-35 0-71 0-106z">
            <text:p/>
          </draw:path>
          <draw:path draw:style-name="gr32" draw:text-style-name="P10" draw:layer="layout" svg:width="0.105cm" svg:height="0.141cm" svg:x="8.962cm" svg:y="12.066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9.165cm" svg:y="12.066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8.962cm" svg:y="13.044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9.165cm" svg:y="13.044cm" svg:viewBox="0 0 106 142" svg:d="M106 0c0 47 0 95 0 142-35 0-71 0-106 0 0-47 0-95 0-142 35 0 71 0 106 0z">
            <text:p/>
          </draw:path>
          <draw:path draw:style-name="gr32" draw:text-style-name="P10" draw:layer="layout" svg:width="0.106cm" svg:height="0.141cm" svg:x="8.504cm" svg:y="11.672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8.708cm" svg:y="11.672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8.962cm" svg:y="12.739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1cm" svg:x="9.165cm" svg:y="12.739cm" svg:viewBox="0 0 106 142" svg:d="M106 0c0 47 0 95 0 142-35 0-71 0-106 0 0-47 0-95 0-142 35 0 71 0 106 0z">
            <text:p/>
          </draw:path>
          <draw:path draw:style-name="gr32" draw:text-style-name="P10" draw:layer="layout" svg:width="0.105cm" svg:height="0.142cm" svg:x="12.345cm" svg:y="10.746cm" svg:viewBox="0 0 106 143" svg:d="M106 0c0 48 0 95 0 143-35 0-71 0-106 0 0-48 0-95 0-143 35 0 71 0 106 0z">
            <text:p/>
          </draw:path>
          <draw:path draw:style-name="gr32" draw:text-style-name="P10" draw:layer="layout" svg:width="0.106cm" svg:height="0.142cm" svg:x="12.548cm" svg:y="10.746cm" svg:viewBox="0 0 107 143" svg:d="M107 0c0 48 0 95 0 143-36 0-71 0-107 0 0-48 0-95 0-143 36 0 71 0 107 0z">
            <text:p/>
          </draw:path>
          <draw:path draw:style-name="gr32" draw:text-style-name="P10" draw:layer="layout" svg:width="0.105cm" svg:height="0.141cm" svg:x="9.165cm" svg:y="12.358cm" svg:viewBox="0 0 106 142" svg:d="M0 142c0-47 0-95 0-142 35 0 71 0 106 0 0 47 0 95 0 142-35 0-71 0-106 0z">
            <text:p/>
          </draw:path>
          <draw:path draw:style-name="gr32" draw:text-style-name="P10" draw:layer="layout" svg:width="0.105cm" svg:height="0.141cm" svg:x="8.962cm" svg:y="12.358cm" svg:viewBox="0 0 106 142" svg:d="M0 142c0-47 0-95 0-142 35 0 71 0 106 0 0 47 0 95 0 142-35 0-71 0-106 0z">
            <text:p/>
          </draw:path>
          <draw:path draw:style-name="gr32" draw:text-style-name="P10" draw:layer="layout" svg:width="0.106cm" svg:height="0.142cm" svg:x="8.504cm" svg:y="12.891cm" svg:viewBox="0 0 107 143" svg:d="M107 0c0 48 0 95 0 143-36 0-71 0-107 0 0-48 0-95 0-143 36 0 71 0 107 0z">
            <text:p/>
          </draw:path>
          <draw:path draw:style-name="gr32" draw:text-style-name="P10" draw:layer="layout" svg:width="0.105cm" svg:height="0.142cm" svg:x="8.708cm" svg:y="12.891cm" svg:viewBox="0 0 106 143" svg:d="M106 0c0 48 0 95 0 143-35 0-71 0-106 0 0-48 0-95 0-143 35 0 71 0 106 0z">
            <text:p/>
          </draw:path>
          <draw:path draw:style-name="gr32" draw:text-style-name="P10" draw:layer="layout" svg:width="0.106cm" svg:height="0.141cm" svg:x="8.504cm" svg:y="13.196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8.708cm" svg:y="13.196cm" svg:viewBox="0 0 106 142" svg:d="M106 0c0 47 0 95 0 142-35 0-71 0-106 0 0-47 0-95 0-142 35 0 71 0 106 0z">
            <text:p/>
          </draw:path>
          <draw:path draw:style-name="gr32" draw:text-style-name="P10" draw:layer="layout" svg:width="0.106cm" svg:height="0.141cm" svg:x="8.504cm" svg:y="11.064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8.708cm" svg:y="11.064cm" svg:viewBox="0 0 106 142" svg:d="M106 0c0 47 0 95 0 142-35 0-71 0-106 0 0-47 0-95 0-142 35 0 71 0 106 0z">
            <text:p/>
          </draw:path>
          <draw:path draw:style-name="gr32" draw:text-style-name="P10" draw:layer="layout" svg:width="0.141cm" svg:height="0.106cm" svg:x="10.169cm" svg:y="12.96cm" svg:viewBox="0 0 142 107" svg:d="M0 0c47 0 95 0 142 0 0 36 0 71 0 107-47 0-95 0-142 0 0-36 0-71 0-107z">
            <text:p/>
          </draw:path>
          <draw:path draw:style-name="gr32" draw:text-style-name="P10" draw:layer="layout" svg:width="0.141cm" svg:height="0.105cm" svg:x="10.169cm" svg:y="12.757cm" svg:viewBox="0 0 142 106" svg:d="M0 0c47 0 95 0 142 0 0 35 0 71 0 106-47 0-95 0-142 0 0-35 0-71 0-106z">
            <text:p/>
          </draw:path>
          <draw:path draw:style-name="gr32" draw:text-style-name="P10" draw:layer="layout" svg:width="0.149cm" svg:height="0.129cm" svg:x="6.743cm" svg:y="10.289cm" svg:viewBox="0 0 150 130" svg:d="M0 0c50 0 100 0 150 0 0 43 0 87 0 130-50 0-100 0-150 0 0-43 0-87 0-130z">
            <text:p/>
          </draw:path>
          <draw:path draw:style-name="gr32" draw:text-style-name="P10" draw:layer="layout" svg:width="0.149cm" svg:height="0.129cm" svg:x="6.743cm" svg:y="10.098cm" svg:viewBox="0 0 150 130" svg:d="M0 0c50 0 100 0 150 0 0 43 0 87 0 130-50 0-100 0-150 0 0-43 0-87 0-130z">
            <text:p/>
          </draw:path>
          <draw:path draw:style-name="gr32" draw:text-style-name="P10" draw:layer="layout" svg:width="0.149cm" svg:height="0.129cm" svg:x="9.156cm" svg:y="13.602cm" svg:viewBox="0 0 150 130" svg:d="M150 130c-50 0-100 0-150 0 0-43 0-87 0-130 50 0 100 0 150 0 0 43 0 87 0 130z">
            <text:p/>
          </draw:path>
          <draw:path draw:style-name="gr32" draw:text-style-name="P10" draw:layer="layout" svg:width="0.149cm" svg:height="0.129cm" svg:x="9.156cm" svg:y="13.793cm" svg:viewBox="0 0 150 130" svg:d="M150 130c-50 0-100 0-150 0 0-43 0-87 0-130 50 0 100 0 150 0 0 43 0 87 0 130z">
            <text:p/>
          </draw:path>
          <draw:path draw:style-name="gr32" draw:text-style-name="P10" draw:layer="layout" svg:width="0.149cm" svg:height="0.129cm" svg:x="8.191cm" svg:y="13.793cm" svg:viewBox="0 0 150 130" svg:d="M0 0c50 0 100 0 150 0 0 43 0 87 0 130-50 0-100 0-150 0 0-43 0-87 0-130z">
            <text:p/>
          </draw:path>
          <draw:path draw:style-name="gr32" draw:text-style-name="P10" draw:layer="layout" svg:width="0.149cm" svg:height="0.129cm" svg:x="8.191cm" svg:y="13.602cm" svg:viewBox="0 0 150 130" svg:d="M0 0c50 0 100 0 150 0 0 43 0 87 0 130-50 0-100 0-150 0 0-43 0-87 0-130z">
            <text:p/>
          </draw:path>
          <draw:path draw:style-name="gr32" draw:text-style-name="P10" draw:layer="layout" svg:width="0.129cm" svg:height="0.149cm" svg:x="8.499cm" svg:y="12.583cm" svg:viewBox="0 0 130 150" svg:d="M130 0c0 50 0 100 0 150-43 0-87 0-130 0 0-50 0-100 0-150 43 0 87 0 130 0z">
            <text:p/>
          </draw:path>
          <draw:path draw:style-name="gr32" draw:text-style-name="P10" draw:layer="layout" svg:width="0.13cm" svg:height="0.149cm" svg:x="8.689cm" svg:y="12.583cm" svg:viewBox="0 0 131 150" svg:d="M131 0c0 50 0 100 0 150-44 0-87 0-131 0 0-50 0-100 0-150 44 0 87 0 131 0z">
            <text:p/>
          </draw:path>
          <draw:path draw:style-name="gr32" draw:text-style-name="P10" draw:layer="layout" svg:width="0.149cm" svg:height="0.129cm" svg:x="7.911cm" svg:y="13.602cm" svg:viewBox="0 0 150 130" svg:d="M150 130c-50 0-100 0-150 0 0-43 0-87 0-130 50 0 100 0 150 0 0 43 0 87 0 130z">
            <text:p/>
          </draw:path>
          <draw:path draw:style-name="gr32" draw:text-style-name="P10" draw:layer="layout" svg:width="0.149cm" svg:height="0.129cm" svg:x="7.911cm" svg:y="13.793cm" svg:viewBox="0 0 150 130" svg:d="M150 130c-50 0-100 0-150 0 0-43 0-87 0-130 50 0 100 0 150 0 0 43 0 87 0 130z">
            <text:p/>
          </draw:path>
          <draw:path draw:style-name="gr32" draw:text-style-name="P10" draw:layer="layout" svg:width="0.149cm" svg:height="0.129cm" svg:x="8.889cm" svg:y="13.602cm" svg:viewBox="0 0 150 130" svg:d="M150 130c-50 0-100 0-150 0 0-43 0-87 0-130 50 0 100 0 150 0 0 43 0 87 0 130z">
            <text:p/>
          </draw:path>
          <draw:path draw:style-name="gr32" draw:text-style-name="P10" draw:layer="layout" svg:width="0.149cm" svg:height="0.129cm" svg:x="8.889cm" svg:y="13.793cm" svg:viewBox="0 0 150 130" svg:d="M150 130c-50 0-100 0-150 0 0-43 0-87 0-130 50 0 100 0 150 0 0 43 0 87 0 130z">
            <text:p/>
          </draw:path>
          <draw:path draw:style-name="gr32" draw:text-style-name="P10" draw:layer="layout" svg:width="0.129cm" svg:height="0.148cm" svg:x="13.609cm" svg:y="10.654cm" svg:viewBox="0 0 130 149" svg:d="M0 149c0-50 0-99 0-149 43 0 87 0 130 0 0 50 0 99 0 149-43 0-87 0-130 0z">
            <text:p/>
          </draw:path>
          <draw:path draw:style-name="gr32" draw:text-style-name="P10" draw:layer="layout" svg:width="0.129cm" svg:height="0.148cm" svg:x="13.419cm" svg:y="10.654cm" svg:viewBox="0 0 130 149" svg:d="M0 149c0-50 0-99 0-149 43 0 87 0 130 0 0 50 0 99 0 149-43 0-87 0-130 0z">
            <text:p/>
          </draw:path>
          <draw:path draw:style-name="gr32" draw:text-style-name="P10" draw:layer="layout" svg:width="0.149cm" svg:height="0.129cm" svg:x="6.457cm" svg:y="9.781cm" svg:viewBox="0 0 150 130" svg:d="M0 0c50 0 100 0 150 0 0 43 0 87 0 130-50 0-100 0-150 0 0-43 0-87 0-130z">
            <text:p/>
          </draw:path>
          <draw:path draw:style-name="gr32" draw:text-style-name="P10" draw:layer="layout" svg:width="0.149cm" svg:height="0.129cm" svg:x="6.457cm" svg:y="9.59cm" svg:viewBox="0 0 150 130" svg:d="M0 0c50 0 100 0 150 0 0 43 0 87 0 130-50 0-100 0-150 0 0-43 0-87 0-130z">
            <text:p/>
          </draw:path>
          <draw:path draw:style-name="gr32" draw:text-style-name="P10" draw:layer="layout" svg:width="0.141cm" svg:height="0.106cm" svg:x="9.814cm" svg:y="12.96cm" svg:viewBox="0 0 142 107" svg:d="M0 0c47 0 95 0 142 0 0 36 0 71 0 107-47 0-95 0-142 0 0-36 0-71 0-107z">
            <text:p/>
          </draw:path>
          <draw:path draw:style-name="gr32" draw:text-style-name="P10" draw:layer="layout" svg:width="0.141cm" svg:height="0.105cm" svg:x="9.814cm" svg:y="12.757cm" svg:viewBox="0 0 142 106" svg:d="M0 0c47 0 95 0 142 0 0 35 0 71 0 106-47 0-95 0-142 0 0-35 0-71 0-106z">
            <text:p/>
          </draw:path>
          <draw:path draw:style-name="gr32" draw:text-style-name="P10" draw:layer="layout" svg:width="0.105cm" svg:height="0.142cm" svg:x="13.431cm" svg:y="10.911cm" svg:viewBox="0 0 106 143" svg:d="M106 0c0 48 0 95 0 143-35 0-71 0-106 0 0-48 0-95 0-143 35 0 71 0 106 0z">
            <text:p/>
          </draw:path>
          <draw:path draw:style-name="gr32" draw:text-style-name="P10" draw:layer="layout" svg:width="0.105cm" svg:height="0.142cm" svg:x="13.634cm" svg:y="10.911cm" svg:viewBox="0 0 106 143" svg:d="M106 0c0 48 0 95 0 143-35 0-71 0-106 0 0-48 0-95 0-143 35 0 71 0 106 0z">
            <text:p/>
          </draw:path>
          <draw:path draw:style-name="gr32" draw:text-style-name="P10" draw:layer="layout" svg:width="0.106cm" svg:height="0.141cm" svg:x="13.113cm" svg:y="12.866cm" svg:viewBox="0 0 107 142" svg:d="M107 0c0 47 0 95 0 142-36 0-71 0-107 0 0-47 0-95 0-142 36 0 71 0 107 0z">
            <text:p/>
          </draw:path>
          <draw:path draw:style-name="gr32" draw:text-style-name="P10" draw:layer="layout" svg:width="0.106cm" svg:height="0.141cm" svg:x="13.316cm" svg:y="12.866cm" svg:viewBox="0 0 107 142" svg:d="M107 0c0 47 0 95 0 142-36 0-71 0-107 0 0-47 0-95 0-142 36 0 71 0 107 0z">
            <text:p/>
          </draw:path>
          <draw:path draw:style-name="gr32" draw:text-style-name="P10" draw:layer="layout" svg:width="0.141cm" svg:height="0.106cm" svg:x="6.747cm" svg:y="9.602cm" svg:viewBox="0 0 142 107" svg:d="M142 107c-47 0-95 0-142 0 0-36 0-71 0-107 47 0 95 0 142 0 0 36 0 71 0 107z">
            <text:p/>
          </draw:path>
          <draw:path draw:style-name="gr32" draw:text-style-name="P10" draw:layer="layout" svg:width="0.141cm" svg:height="0.106cm" svg:x="6.747cm" svg:y="9.805cm" svg:viewBox="0 0 142 107" svg:d="M142 107c-47 0-95 0-142 0 0-36 0-71 0-107 47 0 95 0 142 0 0 36 0 71 0 107z">
            <text:p/>
          </draw:path>
          <draw:path draw:style-name="gr32" draw:text-style-name="P10" draw:layer="layout" svg:width="0.106cm" svg:height="0.142cm" svg:x="12.548cm" svg:y="11.437cm" svg:viewBox="0 0 107 143" svg:d="M0 143c0-48 0-95 0-143 36 0 71 0 107 0 0 48 0 95 0 143-36 0-71 0-107 0z">
            <text:p/>
          </draw:path>
          <draw:path draw:style-name="gr32" draw:text-style-name="P10" draw:layer="layout" svg:width="0.105cm" svg:height="0.142cm" svg:x="12.345cm" svg:y="11.437cm" svg:viewBox="0 0 106 143" svg:d="M0 143c0-48 0-95 0-143 35 0 71 0 106 0 0 48 0 95 0 143-35 0-71 0-106 0z">
            <text:p/>
          </draw:path>
          <draw:path draw:style-name="gr32" draw:text-style-name="P10" draw:layer="layout" svg:width="0.142cm" svg:height="0.105cm" svg:x="10.372cm" svg:y="11.684cm" svg:viewBox="0 0 143 106" svg:d="M143 106c-48 0-95 0-143 0 0-35 0-71 0-106 48 0 95 0 143 0 0 35 0 71 0 106z">
            <text:p/>
          </draw:path>
          <draw:path draw:style-name="gr32" draw:text-style-name="P10" draw:layer="layout" svg:width="0.142cm" svg:height="0.106cm" svg:x="10.372cm" svg:y="11.887cm" svg:viewBox="0 0 143 107" svg:d="M143 107c-48 0-95 0-143 0 0-36 0-71 0-107 48 0 95 0 143 0 0 36 0 71 0 107z">
            <text:p/>
          </draw:path>
          <draw:path draw:style-name="gr32" draw:text-style-name="P10" draw:layer="layout" svg:width="0.142cm" svg:height="0.106cm" svg:x="6.175cm" svg:y="9.602cm" svg:viewBox="0 0 143 107" svg:d="M143 107c-48 0-95 0-143 0 0-36 0-71 0-107 48 0 95 0 143 0 0 36 0 71 0 107z">
            <text:p/>
          </draw:path>
          <draw:path draw:style-name="gr32" draw:text-style-name="P10" draw:layer="layout" svg:width="0.142cm" svg:height="0.106cm" svg:x="6.175cm" svg:y="9.805cm" svg:viewBox="0 0 143 107" svg:d="M143 107c-48 0-95 0-143 0 0-36 0-71 0-107 48 0 95 0 143 0 0 36 0 71 0 107z">
            <text:p/>
          </draw:path>
          <draw:path draw:style-name="gr32" draw:text-style-name="P10" draw:layer="layout" svg:width="0.141cm" svg:height="0.105cm" svg:x="12.029cm" svg:y="11.209cm" svg:viewBox="0 0 142 106" svg:d="M0 0c47 0 95 0 142 0 0 35 0 71 0 106-47 0-95 0-142 0 0-35 0-71 0-106z">
            <text:p/>
          </draw:path>
          <draw:path draw:style-name="gr32" draw:text-style-name="P10" draw:layer="layout" svg:width="0.141cm" svg:height="0.106cm" svg:x="12.029cm" svg:y="11.005cm" svg:viewBox="0 0 142 107" svg:d="M0 0c47 0 95 0 142 0 0 36 0 71 0 107-47 0-95 0-142 0 0-36 0-71 0-107z">
            <text:p/>
          </draw:path>
          <draw:path draw:style-name="gr32" draw:text-style-name="P10" draw:layer="layout" svg:width="0.119cm" svg:height="0.079cm" svg:x="12.541cm" svg:y="11.025cm" svg:viewBox="0 0 120 80" svg:d="M0 0c40 0 80 0 120 0 0 27 0 53 0 80-40 0-80 0-120 0 0-27 0-53 0-80z">
            <text:p/>
          </draw:path>
          <draw:path draw:style-name="gr32" draw:text-style-name="P10" draw:layer="layout" svg:width="0.119cm" svg:height="0.079cm" svg:x="12.3cm" svg:y="11.12cm" svg:viewBox="0 0 120 80" svg:d="M0 0c40 0 80 0 120 0 0 27 0 53 0 80-40 0-80 0-120 0 0-27 0-53 0-80z">
            <text:p/>
          </draw:path>
          <draw:path draw:style-name="gr32" draw:text-style-name="P10" draw:layer="layout" svg:width="0.119cm" svg:height="0.079cm" svg:x="12.541cm" svg:y="11.215cm" svg:viewBox="0 0 120 80" svg:d="M0 0c40 0 80 0 120 0 0 27 0 53 0 80-40 0-80 0-120 0 0-27 0-53 0-80z">
            <text:p/>
          </draw:path>
          <draw:path draw:style-name="gr32" draw:text-style-name="P10" draw:layer="layout" svg:width="0.129cm" svg:height="0.149cm" svg:x="12.273cm" svg:y="14.03cm" svg:viewBox="0 0 130 150" svg:d="M0 150c0-50 0-100 0-150 43 0 87 0 130 0 0 50 0 100 0 150-43 0-87 0-130 0z">
            <text:p/>
          </draw:path>
          <draw:path draw:style-name="gr32" draw:text-style-name="P10" draw:layer="layout" svg:width="0.129cm" svg:height="0.149cm" svg:x="12.083cm" svg:y="14.03cm" svg:viewBox="0 0 130 150" svg:d="M0 150c0-50 0-100 0-150 43 0 87 0 130 0 0 50 0 100 0 150-43 0-87 0-130 0z">
            <text:p/>
          </draw:path>
          <draw:path draw:style-name="gr32" draw:text-style-name="P10" draw:layer="layout" svg:width="0.129cm" svg:height="0.149cm" svg:x="13.289cm" svg:y="14.03cm" svg:viewBox="0 0 130 150" svg:d="M0 150c0-50 0-100 0-150 43 0 87 0 130 0 0 50 0 100 0 150-43 0-87 0-130 0z">
            <text:p/>
          </draw:path>
          <draw:path draw:style-name="gr32" draw:text-style-name="P10" draw:layer="layout" svg:width="0.129cm" svg:height="0.149cm" svg:x="13.099cm" svg:y="14.03cm" svg:viewBox="0 0 130 150" svg:d="M0 150c0-50 0-100 0-150 43 0 87 0 130 0 0 50 0 100 0 150-43 0-87 0-130 0z">
            <text:p/>
          </draw:path>
          <draw:path draw:style-name="gr32" draw:text-style-name="P10" draw:layer="layout" svg:width="0.13cm" svg:height="0.149cm" svg:x="11.257cm" svg:y="14.03cm" svg:viewBox="0 0 131 150" svg:d="M0 150c0-50 0-100 0-150 44 0 87 0 131 0 0 50 0 100 0 150-44 0-87 0-131 0z">
            <text:p/>
          </draw:path>
          <draw:path draw:style-name="gr32" draw:text-style-name="P10" draw:layer="layout" svg:width="0.129cm" svg:height="0.149cm" svg:x="11.068cm" svg:y="14.03cm" svg:viewBox="0 0 130 150" svg:d="M0 150c0-50 0-100 0-150 43 0 87 0 130 0 0 50 0 100 0 150-43 0-87 0-130 0z">
            <text:p/>
          </draw:path>
          <draw:path draw:style-name="gr32" draw:text-style-name="P10" draw:layer="layout" svg:width="0.129cm" svg:height="0.149cm" svg:x="13.879cm" svg:y="14.03cm" svg:viewBox="0 0 130 150" svg:d="M130 0c0 50 0 100 0 150-43 0-87 0-130 0 0-50 0-100 0-150 43 0 87 0 130 0z">
            <text:p/>
          </draw:path>
          <draw:path draw:style-name="gr32" draw:text-style-name="P10" draw:layer="layout" svg:width="0.129cm" svg:height="0.149cm" svg:x="14.069cm" svg:y="14.03cm" svg:viewBox="0 0 130 150" svg:d="M130 0c0 50 0 100 0 150-43 0-87 0-130 0 0-50 0-100 0-150 43 0 87 0 130 0z">
            <text:p/>
          </draw:path>
          <draw:path draw:style-name="gr33" draw:text-style-name="P2" draw:layer="layout" svg:width="0.151cm" svg:height="0.151cm" svg:x="7.656cm" svg:y="14.131cm" svg:viewBox="0 0 152 152" svg:d="M0 152c0-51 0-101 0-152 51 0 101 0 152 0 0 51 0 101 0 152-51 0-101 0-152 0z">
            <text:p/>
          </draw:path>
          <draw:path draw:style-name="gr33" draw:text-style-name="P2" draw:layer="layout" svg:width="0.151cm" svg:height="0.151cm" svg:x="7.91cm" svg:y="14.131cm" svg:viewBox="0 0 152 152" svg:d="M0 152c0-51 0-101 0-152 51 0 101 0 152 0 0 51 0 101 0 152-51 0-101 0-152 0z">
            <text:p/>
          </draw:path>
          <draw:path draw:style-name="gr33" draw:text-style-name="P2" draw:layer="layout" svg:width="0.151cm" svg:height="0.151cm" svg:x="8.164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3" draw:text-style-name="P2" draw:layer="layout" svg:width="0.151cm" svg:height="0.151cm" svg:x="8.418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3" draw:text-style-name="P2" draw:layer="layout" svg:width="0.151cm" svg:height="0.151cm" svg:x="8.672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3" draw:text-style-name="P2" draw:layer="layout" svg:width="0.151cm" svg:height="0.151cm" svg:x="8.926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2" draw:text-style-name="P10" draw:layer="layout" svg:width="0.141cm" svg:height="0.106cm" svg:x="9.236cm" svg:y="14.141cm" svg:viewBox="0 0 142 107" svg:d="M142 107c-47 0-95 0-142 0 0-36 0-71 0-107 47 0 95 0 142 0 0 36 0 71 0 107z">
            <text:p/>
          </draw:path>
          <draw:path draw:style-name="gr32" draw:text-style-name="P10" draw:layer="layout" svg:width="0.141cm" svg:height="0.106cm" svg:x="9.236cm" svg:y="14.344cm" svg:viewBox="0 0 142 107" svg:d="M142 107c-47 0-95 0-142 0 0-36 0-71 0-107 47 0 95 0 142 0 0 36 0 71 0 107z">
            <text:p/>
          </draw:path>
          <draw:path draw:style-name="gr32" draw:text-style-name="P10" draw:layer="layout" svg:width="0.199cm" svg:height="0.044cm" svg:x="10.646cm" svg:y="10.85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4cm" svg:x="10.646cm" svg:y="10.93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4cm" svg:x="10.646cm" svg:y="11.01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4cm" svg:x="10.646cm" svg:y="11.09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3cm" svg:x="10.646cm" svg:y="11.178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3cm" svg:x="10.646cm" svg:y="11.258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3cm" svg:x="10.646cm" svg:y="11.338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3cm" svg:x="10.646cm" svg:y="11.417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3cm" svg:x="11.475cm" svg:y="11.417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4cm" svg:x="11.475cm" svg:y="10.85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4cm" svg:x="11.475cm" svg:y="10.93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4cm" svg:x="11.475cm" svg:y="11.01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4cm" svg:x="11.475cm" svg:y="11.098cm" svg:viewBox="0 0 200 45" svg:d="M0 45c0-15 0-30 0-45 67 0 133 0 200 0 0 15 0 30 0 45-67 0-133 0-200 0z">
            <text:p/>
          </draw:path>
          <draw:path draw:style-name="gr32" draw:text-style-name="P10" draw:layer="layout" svg:width="0.199cm" svg:height="0.043cm" svg:x="11.475cm" svg:y="11.178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3cm" svg:x="11.475cm" svg:y="11.258cm" svg:viewBox="0 0 200 44" svg:d="M0 44c0-15 0-29 0-44 67 0 133 0 200 0 0 15 0 29 0 44-67 0-133 0-200 0z">
            <text:p/>
          </draw:path>
          <draw:path draw:style-name="gr32" draw:text-style-name="P10" draw:layer="layout" svg:width="0.199cm" svg:height="0.043cm" svg:x="11.475cm" svg:y="11.338cm" svg:viewBox="0 0 200 44" svg:d="M0 44c0-15 0-29 0-44 67 0 133 0 200 0 0 15 0 29 0 44-67 0-133 0-200 0z">
            <text:p/>
          </draw:path>
          <draw:path draw:style-name="gr32" draw:text-style-name="P10" draw:layer="layout" svg:width="0.044cm" svg:height="0.199cm" svg:x="10.858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0.938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018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098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178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257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337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417cm" svg:y="11.474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0.858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0.938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018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098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178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257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337cm" svg:y="10.645cm" svg:viewBox="0 0 45 200" svg:d="M0 0c15 0 30 0 45 0 0 67 0 133 0 200-15 0-30 0-45 0 0-67 0-133 0-200z">
            <text:p/>
          </draw:path>
          <draw:path draw:style-name="gr32" draw:text-style-name="P10" draw:layer="layout" svg:width="0.044cm" svg:height="0.199cm" svg:x="11.417cm" svg:y="10.645cm" svg:viewBox="0 0 45 200" svg:d="M0 0c15 0 30 0 45 0 0 67 0 133 0 200-15 0-30 0-45 0 0-67 0-133 0-200z">
            <text:p/>
          </draw:path>
          <draw:path draw:style-name="gr33" draw:text-style-name="P2" draw:layer="layout" svg:width="1.142cm" svg:height="1.142cm" svg:x="6.145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33" draw:text-style-name="P2" draw:layer="layout" svg:width="0.177cm" svg:height="0.177cm" svg:x="15.262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3" draw:text-style-name="P2" draw:layer="layout" svg:width="0.177cm" svg:height="0.177cm" svg:x="15.262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3" draw:text-style-name="P2" draw:layer="layout" svg:width="0.177cm" svg:height="0.177cm" svg:x="15.262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3" draw:text-style-name="P2" draw:layer="layout" svg:width="0.176cm" svg:height="0.177cm" svg:x="15.262cm" svg:y="11.883cm" svg:viewBox="0 0 177 178" svg:d="M0 0c59 0 118 0 177 0 0 59 0 119 0 178-59 0-118 0-177 0 0-59 0-119 0-178z">
            <text:p/>
          </draw:path>
          <draw:path draw:style-name="gr33" draw:text-style-name="P2" draw:layer="layout" svg:width="1.142cm" svg:height="1.142cm" svg:x="15.033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32" draw:text-style-name="P10" draw:layer="layout" svg:width="0.099cm" svg:height="0.079cm" svg:x="10.436cm" svg:y="12.878cm" svg:viewBox="0 0 100 80" svg:d="M0 0c33 0 67 0 100 0 0 27 0 53 0 80-33 0-67 0-100 0 0-27 0-53 0-80z">
            <text:p/>
          </draw:path>
          <draw:path draw:style-name="gr32" draw:text-style-name="P10" draw:layer="layout" svg:width="0.099cm" svg:height="0.079cm" svg:x="10.656cm" svg:y="12.973cm" svg:viewBox="0 0 100 80" svg:d="M0 0c33 0 67 0 100 0 0 27 0 53 0 80-33 0-67 0-100 0 0-27 0-53 0-80z">
            <text:p/>
          </draw:path>
          <draw:path draw:style-name="gr32" draw:text-style-name="P10" draw:layer="layout" svg:width="0.099cm" svg:height="0.079cm" svg:x="10.656cm" svg:y="12.783cm" svg:viewBox="0 0 100 80" svg:d="M0 0c33 0 67 0 100 0 0 27 0 53 0 80-33 0-67 0-100 0 0-27 0-53 0-80z">
            <text:p/>
          </draw:path>
          <draw:path draw:style-name="gr32" draw:text-style-name="P10" draw:layer="layout" svg:width="0.149cm" svg:height="0.129cm" svg:x="12.806cm" svg:y="9.152cm" svg:viewBox="0 0 150 130" svg:d="M0 0c50 0 100 0 150 0 0 43 0 87 0 130-50 0-100 0-150 0 0-43 0-87 0-130z">
            <text:p/>
          </draw:path>
          <draw:path draw:style-name="gr32" draw:text-style-name="P10" draw:layer="layout" svg:width="0.149cm" svg:height="0.129cm" svg:x="12.806cm" svg:y="8.962cm" svg:viewBox="0 0 150 130" svg:d="M0 0c50 0 100 0 150 0 0 43 0 87 0 130-50 0-100 0-150 0 0-43 0-87 0-130z">
            <text:p/>
          </draw:path>
          <draw:path draw:style-name="gr32" draw:text-style-name="P10" draw:layer="layout" svg:width="0.106cm" svg:height="0.141cm" svg:x="13.837cm" svg:y="9.546cm" svg:viewBox="0 0 107 142" svg:d="M107 0c0 47 0 95 0 142-36 0-71 0-107 0 0-47 0-95 0-142 36 0 71 0 107 0z">
            <text:p/>
          </draw:path>
          <draw:path draw:style-name="gr32" draw:text-style-name="P10" draw:layer="layout" svg:width="0.106cm" svg:height="0.141cm" svg:x="14.04cm" svg:y="9.546cm" svg:viewBox="0 0 107 142" svg:d="M107 0c0 47 0 95 0 142-36 0-71 0-107 0 0-47 0-95 0-142 36 0 71 0 107 0z">
            <text:p/>
          </draw:path>
          <draw:path draw:style-name="gr32" draw:text-style-name="P10" draw:layer="layout" svg:width="0.129cm" svg:height="0.149cm" svg:x="10.243cm" svg:y="14.03cm" svg:viewBox="0 0 130 150" svg:d="M0 150c0-50 0-100 0-150 43 0 87 0 130 0 0 50 0 100 0 150-43 0-87 0-130 0z">
            <text:p/>
          </draw:path>
          <draw:path draw:style-name="gr32" draw:text-style-name="P10" draw:layer="layout" svg:width="0.129cm" svg:height="0.149cm" svg:x="10.052cm" svg:y="14.03cm" svg:viewBox="0 0 130 150" svg:d="M0 150c0-50 0-100 0-150 43 0 87 0 130 0 0 50 0 100 0 150-43 0-87 0-130 0z">
            <text:p/>
          </draw:path>
          <draw:path draw:style-name="gr32" draw:text-style-name="P10" draw:layer="layout" svg:width="0.105cm" svg:height="0.141cm" svg:x="13.526cm" svg:y="9.546cm" svg:viewBox="0 0 106 142" svg:d="M0 142c0-47 0-95 0-142 35 0 71 0 106 0 0 47 0 95 0 142-35 0-71 0-106 0z">
            <text:p/>
          </draw:path>
          <draw:path draw:style-name="gr32" draw:text-style-name="P10" draw:layer="layout" svg:width="0.105cm" svg:height="0.141cm" svg:x="13.323cm" svg:y="9.546cm" svg:viewBox="0 0 106 142" svg:d="M0 142c0-47 0-95 0-142 35 0 71 0 106 0 0 47 0 95 0 142-35 0-71 0-106 0z">
            <text:p/>
          </draw:path>
          <draw:path draw:style-name="gr32" draw:text-style-name="P10" draw:layer="layout" svg:width="0.141cm" svg:height="0.106cm" svg:x="15.019cm" svg:y="11.436cm" svg:viewBox="0 0 142 107" svg:d="M142 107c-47 0-95 0-142 0 0-36 0-71 0-107 47 0 95 0 142 0 0 36 0 71 0 107z">
            <text:p/>
          </draw:path>
          <draw:path draw:style-name="gr32" draw:text-style-name="P10" draw:layer="layout" svg:width="0.141cm" svg:height="0.106cm" svg:x="15.019cm" svg:y="11.639cm" svg:viewBox="0 0 142 107" svg:d="M142 107c-47 0-95 0-142 0 0-36 0-71 0-107 47 0 95 0 142 0 0 36 0 71 0 107z">
            <text:p/>
          </draw:path>
          <draw:path draw:style-name="gr32" draw:text-style-name="P10" draw:layer="layout" svg:width="0.099cm" svg:height="0.079cm" svg:x="10.436cm" svg:y="12.478cm" svg:viewBox="0 0 100 80" svg:d="M0 0c33 0 67 0 100 0 0 27 0 53 0 80-33 0-67 0-100 0 0-27 0-53 0-80z">
            <text:p/>
          </draw:path>
          <draw:path draw:style-name="gr32" draw:text-style-name="P10" draw:layer="layout" svg:width="0.099cm" svg:height="0.079cm" svg:x="10.656cm" svg:y="12.573cm" svg:viewBox="0 0 100 80" svg:d="M0 0c33 0 67 0 100 0 0 27 0 53 0 80-33 0-67 0-100 0 0-27 0-53 0-80z">
            <text:p/>
          </draw:path>
          <draw:path draw:style-name="gr32" draw:text-style-name="P10" draw:layer="layout" svg:width="0.099cm" svg:height="0.079cm" svg:x="10.656cm" svg:y="12.383cm" svg:viewBox="0 0 100 80" svg:d="M0 0c33 0 67 0 100 0 0 27 0 53 0 80-33 0-67 0-100 0 0-27 0-53 0-80z">
            <text:p/>
          </draw:path>
          <draw:path draw:style-name="gr32" draw:text-style-name="P10" draw:layer="layout" svg:width="0.106cm" svg:height="0.141cm" svg:x="10.904cm" svg:y="12.847cm" svg:viewBox="0 0 107 142" svg:d="M107 0c0 47 0 95 0 142-36 0-71 0-107 0 0-47 0-95 0-142 36 0 71 0 107 0z">
            <text:p/>
          </draw:path>
          <draw:path draw:style-name="gr32" draw:text-style-name="P10" draw:layer="layout" svg:width="0.105cm" svg:height="0.141cm" svg:x="11.108cm" svg:y="12.847cm" svg:viewBox="0 0 106 142" svg:d="M106 0c0 47 0 95 0 142-35 0-71 0-106 0 0-47 0-95 0-142 35 0 71 0 106 0z">
            <text:p/>
          </draw:path>
          <draw:path draw:style-name="gr32" draw:text-style-name="P10" draw:layer="layout" svg:width="0.099cm" svg:height="0.089cm" svg:x="10.127cm" svg:y="11.786cm" svg:viewBox="0 0 100 90" svg:d="M0 0c33 0 67 0 100 0 0 30 0 60 0 90-33 0-67 0-100 0 0-30 0-60 0-90z">
            <text:p/>
          </draw:path>
          <draw:path draw:style-name="gr32" draw:text-style-name="P10" draw:layer="layout" svg:width="0.099cm" svg:height="0.089cm" svg:x="10.127cm" svg:y="11.636cm" svg:viewBox="0 0 100 90" svg:d="M0 0c33 0 67 0 100 0 0 30 0 60 0 90-33 0-67 0-100 0 0-30 0-60 0-90z">
            <text:p/>
          </draw:path>
          <draw:path draw:style-name="gr32" draw:text-style-name="P10" draw:layer="layout" svg:width="0.099cm" svg:height="0.089cm" svg:x="9.701cm" svg:y="11.786cm" svg:viewBox="0 0 100 90" svg:d="M0 0c33 0 67 0 100 0 0 30 0 60 0 90-33 0-67 0-100 0 0-30 0-60 0-90z">
            <text:p/>
          </draw:path>
          <draw:path draw:style-name="gr32" draw:text-style-name="P10" draw:layer="layout" svg:width="0.099cm" svg:height="0.089cm" svg:x="9.701cm" svg:y="11.636cm" svg:viewBox="0 0 100 90" svg:d="M0 0c33 0 67 0 100 0 0 30 0 60 0 90-33 0-67 0-100 0 0-30 0-60 0-90z">
            <text:p/>
          </draw:path>
          <draw:path draw:style-name="gr32" draw:text-style-name="P10" draw:layer="layout" svg:width="0.249cm" svg:height="0.299cm" svg:x="9.455cm" svg:y="11.22cm" svg:viewBox="0 0 250 300" svg:d="M250 0c0 100 0 200 0 300-83 0-167 0-250 0 0-100 0-200 0-300 83 0 167 0 250 0z">
            <text:p/>
          </draw:path>
          <draw:path draw:style-name="gr32" draw:text-style-name="P10" draw:layer="layout" svg:width="0.249cm" svg:height="0.299cm" svg:x="10.103cm" svg:y="11.22cm" svg:viewBox="0 0 250 300" svg:d="M250 0c0 100 0 200 0 300-83 0-167 0-250 0 0-100 0-200 0-300 83 0 167 0 250 0z">
            <text:p/>
          </draw:path>
          <draw:path draw:style-name="gr33" draw:text-style-name="P2" draw:layer="layout" svg:width="0.393cm" svg:height="0.392cm" svg:x="6.164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33" draw:text-style-name="P2" draw:layer="layout" svg:width="0.393cm" svg:height="0.393cm" svg:x="6.164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2" draw:text-style-name="P10" draw:layer="layout" svg:width="0.152cm" svg:height="0.126cm" svg:x="11.877cm" svg:y="9.713cm" svg:viewBox="0 0 153 127" svg:d="M0 76c0-9 0-17 0-26 51-17 102-33 153-50 0 42 0 85 0 127-51-17-102-34-153-51z">
            <text:p/>
          </draw:path>
          <draw:path draw:style-name="gr32" draw:text-style-name="P10" draw:layer="layout" svg:width="0.151cm" svg:height="0.126cm" svg:x="12.043cm" svg:y="9.713cm" svg:viewBox="0 0 152 127" svg:d="M0 127c0-42 0-85 0-127 51 17 101 33 152 50 0 9 0 17 0 26-51 17-101 34-152 51z">
            <text:p/>
          </draw:path>
          <draw:path draw:style-name="gr34" draw:text-style-name="P10" draw:layer="layout" svg:width="0.041cm" svg:height="0.146cm" svg:x="13.9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965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03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095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705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705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77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835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16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095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03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965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9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835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16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77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64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225cm" svg:y="11.79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4.225cm" svg:y="12.356cm" svg:viewBox="0 0 42 147" svg:d="M0 147c0-49 0-98 0-147 14 0 28 0 42 0 0 49 0 98 0 147-14 0-28 0-42 0z">
            <text:p/>
          </draw:path>
          <draw:path draw:style-name="gr34" draw:text-style-name="P10" draw:layer="layout" svg:width="0.041cm" svg:height="0.146cm" svg:x="13.64cm" svg:y="12.356cm" svg:viewBox="0 0 42 147" svg:d="M0 147c0-49 0-98 0-147 14 0 28 0 42 0 0 49 0 98 0 147-14 0-28 0-42 0z">
            <text:p/>
          </draw:path>
          <draw:path draw:style-name="gr34" draw:text-style-name="P10" draw:layer="layout" svg:width="0.159cm" svg:height="0.069cm" svg:x="14.694cm" svg:y="9.90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9.79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9.68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9.57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9.46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10.01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10.12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10.23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069cm" svg:x="14.694cm" svg:y="10.346cm" svg:viewBox="0 0 160 70" svg:d="M0 70c0-23 0-47 0-70 53 0 107 0 160 0 0 23 0 47 0 70-53 0-107 0-160 0z">
            <text:p/>
          </draw:path>
          <draw:path draw:style-name="gr34" draw:text-style-name="P10" draw:layer="layout" svg:width="0.159cm" svg:height="0.119cm" svg:x="14.754cm" svg:y="9.321cm" svg:viewBox="0 0 160 120" svg:d="M0 120c0-40 0-80 0-120 53 0 107 0 160 0 0 40 0 80 0 120-53 0-107 0-160 0z">
            <text:p/>
          </draw:path>
          <draw:path draw:style-name="gr34" draw:text-style-name="P10" draw:layer="layout" svg:width="0.219cm" svg:height="0.119cm" svg:x="15.674cm" svg:y="9.321cm" svg:viewBox="0 0 220 120" svg:d="M0 120c0-40 0-80 0-120 73 0 147 0 220 0 0 40 0 80 0 120-73 0-147 0-220 0z">
            <text:p/>
          </draw:path>
          <draw:path draw:style-name="gr34" draw:text-style-name="P10" draw:layer="layout" svg:width="0.219cm" svg:height="0.119cm" svg:x="15.674cm" svg:y="10.871cm" svg:viewBox="0 0 220 120" svg:d="M0 120c0-40 0-80 0-120 73 0 147 0 220 0 0 40 0 80 0 120-73 0-147 0-220 0z">
            <text:p/>
          </draw:path>
          <draw:path draw:style-name="gr34" draw:text-style-name="P10" draw:layer="layout" svg:width="0.139cm" svg:height="0.159cm" svg:x="14.754cm" svg:y="10.761cm" svg:viewBox="0 0 140 160" svg:d="M0 160c0-53 0-107 0-160 47 0 93 0 140 0 0 53 0 107 0 160-47 0-93 0-140 0z">
            <text:p/>
          </draw:path>
          <draw:path draw:style-name="gr4" draw:text-style-name="P2" draw:layer="layout" svg:width="0.113cm" svg:height="0.113cm" svg:x="15.767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7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34" draw:text-style-name="P10" draw:layer="layout" svg:width="0.129cm" svg:height="0.149cm" svg:x="13.432cm" svg:y="11.25cm" svg:viewBox="0 0 130 150" svg:d="M130 0c0 50 0 100 0 150-43 0-87 0-130 0 0-50 0-100 0-150 43 0 87 0 130 0z">
            <text:p/>
          </draw:path>
          <draw:path draw:style-name="gr34" draw:text-style-name="P10" draw:layer="layout" svg:width="0.129cm" svg:height="0.149cm" svg:x="13.622cm" svg:y="11.25cm" svg:viewBox="0 0 130 150" svg:d="M130 0c0 50 0 100 0 150-43 0-87 0-130 0 0-50 0-100 0-150 43 0 87 0 130 0z">
            <text:p/>
          </draw:path>
          <draw:path draw:style-name="gr34" draw:text-style-name="P10" draw:layer="layout" svg:width="0.075cm" svg:height="0.076cm" svg:x="12.055cm" svg:y="9.509cm" svg:viewBox="0 0 76 77" svg:d="M0 77c0-26 0-51 0-77 25 0 51 0 76 0 0 26 0 51 0 77-25 0-51 0-76 0z">
            <text:p/>
          </draw:path>
          <draw:path draw:style-name="gr34" draw:text-style-name="P10" draw:layer="layout" svg:width="0.075cm" svg:height="0.076cm" svg:x="11.935cm" svg:y="9.509cm" svg:viewBox="0 0 76 77" svg:d="M0 77c0-26 0-51 0-77 25 0 51 0 76 0 0 26 0 51 0 77-25 0-51 0-76 0z">
            <text:p/>
          </draw:path>
          <draw:path draw:style-name="gr34" draw:text-style-name="P10" draw:layer="layout" svg:width="0.123cm" svg:height="0.089cm" svg:x="12.44cm" svg:y="8.976cm" svg:viewBox="0 0 124 90" svg:d="M124 90c-41 0-83 0-124 0 0-30 0-60 0-90 41 0 83 0 124 0 0 30 0 60 0 90z">
            <text:p/>
          </draw:path>
          <draw:path draw:style-name="gr34" draw:text-style-name="P10" draw:layer="layout" svg:width="0.124cm" svg:height="0.089cm" svg:x="11.635cm" svg:y="8.976cm" svg:viewBox="0 0 125 90" svg:d="M0 0c42 0 83 0 125 0 0 30 0 60 0 90-42 0-83 0-125 0 0-30 0-60 0-90z">
            <text:p/>
          </draw:path>
          <draw:path draw:style-name="gr34" draw:text-style-name="P10" draw:layer="layout" svg:width="0.123cm" svg:height="0.089cm" svg:x="12.44cm" svg:y="9.196cm" svg:viewBox="0 0 124 90" svg:d="M124 90c-41 0-83 0-124 0 0-30 0-60 0-90 41 0 83 0 124 0 0 30 0 60 0 90z">
            <text:p/>
          </draw:path>
          <draw:path draw:style-name="gr34" draw:text-style-name="P10" draw:layer="layout" svg:width="0.124cm" svg:height="0.089cm" svg:x="11.635cm" svg:y="9.196cm" svg:viewBox="0 0 125 90" svg:d="M0 0c42 0 83 0 125 0 0 30 0 60 0 90-42 0-83 0-125 0 0-30 0-60 0-90z">
            <text:p/>
          </draw:path>
          <draw:path draw:style-name="gr34" draw:text-style-name="P10" draw:layer="layout" svg:width="0.09cm" svg:height="0.124cm" svg:x="12.279cm" svg:y="9.276cm" svg:viewBox="0 0 91 125" svg:d="M91 0c0 42 0 83 0 125-30 0-61 0-91 0 0-42 0-83 0-125 30 0 61 0 91 0z">
            <text:p/>
          </draw:path>
          <draw:path draw:style-name="gr34" draw:text-style-name="P10" draw:layer="layout" svg:width="0.089cm" svg:height="0.124cm" svg:x="12.13cm" svg:y="9.276cm" svg:viewBox="0 0 90 125" svg:d="M90 0c0 42 0 83 0 125-30 0-60 0-90 0 0-42 0-83 0-125 30 0 60 0 90 0z">
            <text:p/>
          </draw:path>
          <draw:path draw:style-name="gr34" draw:text-style-name="P10" draw:layer="layout" svg:width="0.089cm" svg:height="0.124cm" svg:x="11.83cm" svg:y="9.276cm" svg:viewBox="0 0 90 125" svg:d="M90 0c0 42 0 83 0 125-30 0-60 0-90 0 0-42 0-83 0-125 30 0 60 0 90 0z">
            <text:p/>
          </draw:path>
          <draw:path draw:style-name="gr4" draw:text-style-name="P2" draw:layer="layout" svg:width="0.393cm" svg:height="0.393cm" svg:x="15.763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5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58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34" draw:text-style-name="P10" draw:layer="layout" svg:width="0.571cm" svg:height="0.571cm" svg:x="10.843cm" svg:y="9.395cm" svg:viewBox="0 0 572 572" svg:d="M572 0c0 191 0 381 0 572-191 0-381 0-572 0 0-191 0-381 0-572 191 0 381 0 572 0z">
            <text:p/>
          </draw:path>
          <draw:path draw:style-name="gr34" draw:text-style-name="P10" draw:layer="layout" svg:width="0.571cm" svg:height="0.571cm" svg:x="7.681cm" svg:y="9.395cm" svg:viewBox="0 0 572 572" svg:d="M572 0c0 191 0 381 0 572-191 0-381 0-572 0 0-191 0-381 0-572 191 0 381 0 572 0z">
            <text:p/>
          </draw:path>
          <draw:path draw:style-name="gr34" draw:text-style-name="P10" draw:layer="layout" svg:width="1.523cm" svg:height="1.523cm" svg:x="8.786cm" svg:y="8.919cm" svg:viewBox="0 0 1524 1524" svg:d="M1524 762c0 140-32 259-102 381-70 121-158 209-279 279-122 70-241 102-381 102s-260-32-381-102c-122-70-209-158-279-279-70-122-102-241-102-381s32-260 102-381c70-122 157-209 279-279 121-70 241-102 381-102s259 32 381 102c121 70 209 157 279 279 70 121 102 241 102 381z">
            <text:p/>
          </draw:path>
          <draw:path draw:style-name="gr4" draw:text-style-name="P2" draw:layer="layout" svg:width="0.152cm" svg:height="0.152cm" svg:x="15.02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4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4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4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35" draw:text-style-name="P3" draw:layer="layout" svg:width="0.005cm" svg:height="0cm" draw:transform="rotate (-2.35619449019235) translate (11.5794649430324cm 10.8755479907342cm)" svg:viewBox="0 0 6 0" svg:d="M0 0c2 0 4 0 6 0">
            <text:p/>
          </draw:path>
          <draw:path draw:style-name="gr36" draw:text-style-name="P5" draw:layer="layout" svg:width="0.101cm" svg:height="0.101cm" svg:x="7.681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36" draw:text-style-name="P5" draw:layer="layout" svg:width="0.101cm" svg:height="0.101cm" svg:x="7.935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36" draw:text-style-name="P5" draw:layer="layout" svg:width="0.101cm" svg:height="0.101cm" svg:x="8.189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36" draw:text-style-name="P5" draw:layer="layout" svg:width="0.101cm" svg:height="0.101cm" svg:x="8.443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36" draw:text-style-name="P5" draw:layer="layout" svg:width="0.101cm" svg:height="0.101cm" svg:x="8.697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36" draw:text-style-name="P5" draw:layer="layout" svg:width="0.101cm" svg:height="0.101cm" svg:x="8.951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3cm" svg:y="7.859cm" svg:viewBox="0 0 787 0" svg:d="M0 0c262 0 525 0 787 0">
            <text:p/>
          </draw:path>
          <draw:path draw:style-name="gr10" draw:text-style-name="P5" draw:layer="layout" svg:width="0.1cm" svg:height="0.101cm" svg:x="15.3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9" draw:text-style-name="P3" draw:layer="layout" svg:width="0.786cm" svg:height="0cm" svg:x="15.211cm" svg:y="7.859cm" svg:viewBox="0 0 787 0" svg:d="M0 0c262 0 525 0 787 0">
            <text:p/>
          </draw:path>
          <draw:path draw:style-name="gr10" draw:text-style-name="P5" draw:layer="layout" svg:width="0.317cm" svg:height="0.316cm" svg:x="6.202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2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88cm" svg:height="0cm" draw:transform="rotate (-1.5707963267949) translate (7.47482471516214cm 8.83775324806124cm)" svg:viewBox="0 0 289 0" svg:d="M0 0c96 0 193 0 289 0">
            <text:p/>
          </draw:path>
          <draw:path draw:style-name="gr10" draw:text-style-name="P5" draw:layer="layout" svg:width="0.087cm" svg:height="0.088cm" svg:x="15.78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317cm" svg:height="0.317cm" svg:x="15.801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3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6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cm" svg:x="15.046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21" draw:text-style-name="P3" draw:layer="layout" svg:width="0.609cm" svg:height="0cm" svg:x="7.986cm" svg:y="8.494cm" svg:viewBox="0 0 610 0" svg:d="M610 0c-203 0-407 0-610 0">
            <text:p/>
          </draw:path>
          <draw:path draw:style-name="gr21" draw:text-style-name="P3" draw:layer="layout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out" svg:width="1.396cm" svg:height="0cm" svg:x="8.85cm" svg:y="8.875cm" svg:viewBox="0 0 1397 0" svg:d="M0 0c466 0 931 0 1397 0">
            <text:p/>
          </draw:path>
          <draw:path draw:style-name="gr21" draw:text-style-name="P3" draw:layer="layout" svg:width="3.834cm" svg:height="0cm" svg:x="10.501cm" svg:y="8.494cm" svg:viewBox="0 0 3835 0" svg:d="M0 0c1278 0 2556 0 3835 0">
            <text:p/>
          </draw:path>
          <draw:path draw:style-name="gr21" draw:text-style-name="P3" draw:layer="layout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59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out" svg:width="0.38cm" svg:height="0cm" svg:x="7.059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398277826468cm 13.4582878436902cm)" svg:viewBox="0 0 2794 0" svg:d="M0 0c931 0 1862 0 2794 0">
            <text:p/>
          </draw:path>
          <draw:path draw:style-name="gr21" draw:text-style-name="P3" draw:layer="layout" svg:width="6.348cm" svg:height="0cm" svg:x="7.986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00564417178cm 7.85885184812166cm)" svg:viewBox="0 0 5332 0" svg:d="M0 0c1777 0 3555 0 5332 0">
            <text:p/>
          </draw:path>
        </draw:g>
        <draw:path draw:style-name="gr37" draw:text-style-name="P11" draw:layer="Layer4" svg:width="10.361cm" svg:height="8.074cm" svg:x="5.978cm" svg:y="7.124cm" svg:viewBox="0 0 10362 8075" svg:d="M3 6069c0 135 31 250 98 368 68 117 152 201 270 269 117 67 232 98 367 98 98 0 182 22 268 72 85 49 146 110 195 196 50 85 72 169 72 267 0 135 31 250 98 368 68 117 152 201 270 269 117 67 232 98 367 98h6349v1c135 0 250-31 368-98 117-68 201-152 269-269 67-118 98-233 98-368 0-98 22-182 72-267 49-86 110-147 196-196 85-50 169-72 267-72 135 0 250-31 368-98 117-68 201-152 269-269 67-118 98-233 98-368v-5334c0-135-31-251-99-368-67-117-151-202-269-269-117-68-232-99-367-99-136 0-251 31-368 99-118 67-202 152-269 269-68 117-99 233-99 368 0 98-22 182-72 267-49 85-110 146-195 195-85 50-169 72-267 72h-6349c-98 0-182-22-267-72-85-49-146-110-195-195-50-85-72-169-72-267 0-135-31-251-99-368-67-117-151-202-269-269-117-68-232-99-367-99-136 0-251 31-368 99-118 67-202 152-269 269-68 117-99 233-99 368h-3v5334z">
          <text:p/>
        </draw:path>
        <draw:rect draw:style-name="gr38" draw:text-style-name="P6" draw:layer="Layer4" svg:width="1.869cm" svg:height="1.242cm" svg:x="7.575cm" svg:y="14.08cm" draw:corner-radius="0.071cm">
          <text:p/>
        </draw:rect>
        <draw:rect draw:style-name="gr39" draw:text-style-name="P6" draw:layer="Layer4" svg:width="0.458cm" svg:height="0.254cm" svg:x="9.984cm" svg:y="13.978cm" draw:corner-radius="0.025cm">
          <text:p/>
        </draw:rect>
        <draw:rect draw:style-name="gr39" draw:text-style-name="P6" draw:layer="Layer4" svg:width="0.458cm" svg:height="0.254cm" svg:x="10.997cm" svg:y="13.979cm" draw:corner-radius="0.025cm">
          <text:p/>
        </draw:rect>
        <draw:rect draw:style-name="gr39" draw:text-style-name="P6" draw:layer="Layer4" svg:width="0.458cm" svg:height="0.254cm" svg:x="12.013cm" svg:y="13.977cm" draw:corner-radius="0.025cm">
          <text:p/>
        </draw:rect>
        <draw:rect draw:style-name="gr39" draw:text-style-name="P6" draw:layer="Layer4" svg:width="0.458cm" svg:height="0.254cm" svg:x="13.028cm" svg:y="13.979cm" draw:corner-radius="0.025cm">
          <text:p/>
        </draw:rect>
        <draw:rect draw:style-name="gr39" draw:text-style-name="P6" draw:layer="Layer4" svg:width="0.458cm" svg:height="0.254cm" svg:x="13.808cm" svg:y="13.979cm" draw:corner-radius="0.025cm">
          <text:p/>
        </draw:rect>
        <draw:rect draw:style-name="gr39" draw:text-style-name="P6" draw:layer="Layer4" svg:width="0.458cm" svg:height="0.254cm" svg:x="13.04cm" svg:y="12.807cm" draw:corner-radius="0.025cm">
          <text:p/>
        </draw:rect>
        <draw:rect draw:style-name="gr39" draw:text-style-name="P6" draw:layer="Layer4" svg:width="0.458cm" svg:height="0.254cm" svg:x="13.687cm" svg:y="9.994cm" draw:corner-radius="0.025cm">
          <text:p/>
        </draw:rect>
        <draw:rect draw:style-name="gr39" draw:text-style-name="P6" draw:layer="Layer4" svg:width="0.458cm" svg:height="0.254cm" draw:transform="rotate (1.5707963267949) translate (12.752cm 9.35cm)" draw:corner-radius="0.025cm">
          <text:p/>
        </draw:rect>
        <draw:rect draw:style-name="gr39" draw:text-style-name="P6" draw:layer="Layer4" svg:width="0.393cm" svg:height="0.463cm" svg:x="11.84cm" svg:y="9.422cm" draw:corner-radius="0.035cm">
          <text:p/>
        </draw:rect>
        <draw:rect draw:style-name="gr39" draw:text-style-name="P6" draw:layer="Layer4" svg:width="0.458cm" svg:height="0.254cm" draw:transform="rotate (1.5707963267949) translate (14.963cm 11.817cm)" draw:corner-radius="0.025cm">
          <text:p/>
        </draw:rect>
        <draw:rect draw:style-name="gr39" draw:text-style-name="P6" draw:layer="Layer4" svg:width="0.89cm" svg:height="2.437cm" svg:x="8.445cm" svg:y="11.003cm" draw:corner-radius="0.071cm">
          <text:p/>
        </draw:rect>
        <draw:rect draw:style-name="gr39" draw:text-style-name="P6" draw:layer="Layer4" svg:width="1.882cm" svg:height="0.437cm" svg:x="7.828cm" svg:y="13.545cm" draw:corner-radius="0.035cm">
          <text:p/>
        </draw:rect>
        <draw:rect draw:style-name="gr39" draw:text-style-name="P6" draw:layer="Layer4" svg:width="0.445cm" svg:height="0.928cm" svg:x="9.223cm" svg:y="12.512cm" draw:corner-radius="0.035cm">
          <text:p/>
        </draw:rect>
        <draw:rect draw:style-name="gr39" draw:text-style-name="P6" draw:layer="Layer4" svg:width="1.146cm" svg:height="0.412cm" svg:x="9.271cm" svg:y="11.163cm" draw:corner-radius="0.035cm">
          <text:p/>
        </draw:rect>
        <draw:rect draw:style-name="gr39" draw:text-style-name="P6" draw:layer="Layer4" svg:width="1.092cm" svg:height="1.092cm" svg:x="10.615cm" svg:y="10.614cm" draw:corner-radius="0.265cm">
          <text:p/>
        </draw:rect>
        <draw:rect draw:style-name="gr39" draw:text-style-name="P6" draw:layer="Layer4" svg:width="0.735cm" svg:height="0.945cm" svg:x="11.977cm" svg:y="10.69cm" draw:corner-radius="0.071cm">
          <text:p/>
        </draw:rect>
        <draw:rect draw:style-name="gr39" draw:text-style-name="P6" draw:layer="Layer4" svg:width="0.452cm" svg:height="0.865cm" svg:x="13.362cm" svg:y="10.594cm" draw:corner-radius="0.071cm">
          <text:p/>
        </draw:rect>
        <draw:rect draw:style-name="gr39" draw:text-style-name="P6" draw:layer="Layer4" svg:width="0.767cm" svg:height="0.753cm" svg:x="13.568cm" svg:y="11.77cm" draw:corner-radius="0.071cm">
          <text:p/>
        </draw:rect>
        <draw:rect draw:style-name="gr39" draw:text-style-name="P6" draw:layer="Layer4" svg:width="0.925cm" svg:height="0.556cm" svg:x="11.632cm" svg:y="8.922cm" draw:corner-radius="0.071cm">
          <text:p/>
        </draw:rect>
        <draw:rect draw:style-name="gr39" draw:text-style-name="P6" draw:layer="Layer4" svg:width="0.955cm" svg:height="0.253cm" svg:x="13.253cm" svg:y="9.491cm" draw:corner-radius="0.025cm">
          <text:p/>
        </draw:rect>
        <draw:rect draw:style-name="gr39" draw:text-style-name="P6" draw:layer="Layer4" svg:width="1.905cm" svg:height="1.67cm" svg:x="14.589cm" svg:y="9.321cm" draw:corner-radius="0.127cm">
          <text:p/>
        </draw:rect>
        <draw:rect draw:style-name="gr39" draw:text-style-name="P6" draw:layer="Layer4" svg:width="1.016cm" svg:height="2.793cm" svg:x="7.191cm" svg:y="10.665cm" draw:corner-radius="0.127cm">
          <text:p/>
        </draw:rect>
        <draw:rect draw:style-name="gr39" draw:text-style-name="P6" draw:layer="Layer4" svg:width="1.231cm" svg:height="0.446cm" svg:x="6.119cm" svg:y="9.526cm" draw:corner-radius="0.035cm">
          <text:p/>
        </draw:rect>
        <draw:rect draw:style-name="gr39" draw:text-style-name="P6" draw:layer="Layer4" svg:width="0.667cm" svg:height="0.742cm" svg:x="6.684cm" svg:y="9.772cm" draw:corner-radius="0.035cm">
          <text:p/>
        </draw:rect>
        <draw:rect draw:style-name="gr39" draw:text-style-name="P6" draw:layer="Layer4" svg:width="0.638cm" svg:height="0.439cm" svg:x="7.526cm" svg:y="10.144cm" draw:corner-radius="0.035cm">
          <text:p/>
        </draw:rect>
        <draw:polygon draw:style-name="gr40" draw:text-style-name="P6" draw:layer="Layer4" svg:width="3.833cm" svg:height="2.723cm" svg:x="7.631cm" svg:y="8.239cm" svg:viewBox="0 0 3834 2724" draw:points="608,0 597,1113 0,1113 0,1765 595,1766 597,2098 1409,2724 2424,2724 3236,2077 3236,1767 3834,1767 3834,1115 3238,1115 3238,0">
          <text:p/>
        </draw:polygon>
        <draw:rect draw:style-name="gr39" draw:text-style-name="P6" draw:layer="Layer4" svg:width="0.774cm" svg:height="0.423cm" svg:x="9.603cm" svg:y="12.697cm" draw:corner-radius="0.035cm">
          <text:p/>
        </draw:rect>
        <draw:rect draw:style-name="gr39" draw:text-style-name="P6" draw:layer="Layer4" svg:width="0.835cm" svg:height="0.687cm" svg:x="10.436cm" svg:y="12.368cm" draw:corner-radius="0.035cm">
          <text:p/>
        </draw:rect>
        <draw:rect draw:style-name="gr39" draw:text-style-name="P6" draw:layer="Layer4" svg:width="0.348cm" svg:height="0.427cm" svg:x="10.069cm" svg:y="11.506cm" draw:corner-radius="0.035cm">
          <text:p/>
        </draw:rect>
        <draw:rect draw:style-name="gr39" draw:text-style-name="P6" draw:layer="Layer4" svg:width="0.26cm" svg:height="0.427cm" svg:x="10.305cm" svg:y="11.629cm" draw:corner-radius="0.035cm">
          <text:p/>
        </draw:rect>
        <draw:rect draw:style-name="gr39" draw:text-style-name="P6" draw:layer="Layer4" svg:width="0.198cm" svg:height="0.427cm" svg:x="9.653cm" svg:y="11.507cm" draw:corner-radius="0.035cm">
          <text:p/>
        </draw:rect>
        <draw:circle draw:style-name="gr41" draw:text-style-name="P8" draw:layer="Layer4" svg:width="0.356cm" svg:height="0.356cm" svg:x="6.181cm" svg:y="12.888cm">
          <text:p/>
        </draw:circle>
        <draw:circle draw:style-name="gr41" draw:text-style-name="P8" draw:layer="Layer4" svg:width="0.356cm" svg:height="0.356cm" svg:x="15.783cm" svg:y="12.888cm">
          <text:p/>
        </draw:circle>
        <draw:circle draw:style-name="gr41" draw:text-style-name="P8" draw:layer="Layer4" svg:width="0.356cm" svg:height="0.356cm" svg:x="6.181cm" svg:y="7.688cm">
          <text:p/>
        </draw:circle>
        <draw:circle draw:style-name="gr41" draw:text-style-name="P8" draw:layer="Layer4" svg:width="0.356cm" svg:height="0.356cm" svg:x="15.783cm" svg:y="7.688cm">
          <text:p/>
        </draw:circle>
        <draw:circle draw:style-name="gr41" draw:text-style-name="P8" draw:layer="Layer4" svg:width="0.356cm" svg:height="0.356cm" svg:x="6.181cm" svg:y="10.087cm">
          <text:p/>
        </draw:circle>
      </draw:page>
      <draw:page draw:name="page3" draw:style-name="dp1" draw:master-page-name="Default">
        <draw:path draw:style-name="gr42" draw:text-style-name="P12" draw:layer="Layer4" svg:width="10.361cm" svg:height="8.074cm" svg:x="5.978cm" svg:y="7.126cm" svg:viewBox="0 0 10362 8075" svg:d="M1316 6524c-140 0-254-114-254-254v-2642c0-140 114-254 254-254h157v-1574c0-140 114-254 254-254h6910c140 0 254 114 254 254v4470c0 140-114 254-254 254h-6559-351zM3945 7725c41 0 76-35 76-76v-610c0-41-35-76-76-76h-610c-41 0-76 35-76 76v610c0 41 35 76 76 76zM3070 7240c41 0 76-35 76-76v-153c0-41-35-76-76-76h-1424c-41 0-76 35-76 76v153c0 41 35 76 76 76zM4954 7718c41 0 76-35 76-76v-610c0-41-35-76-76-76h-610c-41 0-76 35-76 76v610c0 41 35 76 76 76zM5970 7718c41 0 76-35 76-76v-610c0-41-35-76-76-76h-610c-41 0-76 35-76 76v610c0 41 35 76 76 76zM6986 7718c41 0 76-35 76-76v-610c0-41-35-76-76-76h-610c-41 0-76 35-76 76v610c0 41 35 76 76 76zM8484 7718c41 0 76-35 76-76v-610c0-41-35-76-76-76h-610c-41 0-76 35-76 76v610c0 41 35 76 76 76zM3 6069c0 135 31 250 98 368 68 117 152 201 270 269 117 67 232 98 367 98 98 0 182 22 268 72 85 49 146 110 195 196 50 85 72 169 72 267 0 135 31 250 98 368 68 117 152 201 270 269 117 67 232 98 367 98h6349v1c135 0 250-31 368-98 117-68 201-152 269-269 67-118 98-233 98-368 0-98 22-182 72-267 49-86 110-147 196-196 85-50 169-72 267-72 135 0 250-31 368-98 117-68 201-152 269-269 67-118 98-233 98-368v-5334c0-135-31-251-99-368-67-117-151-202-269-269-117-68-232-99-367-99-136 0-251 31-368 99-118 67-202 152-269 269-68 117-99 233-99 368 0 98-22 182-72 267-49 85-110 146-195 195-85 50-169 72-267 72h-6349c-98 0-182-22-267-72-85-49-146-110-195-195-50-85-72-169-72-267 0-135-31-251-99-368-67-117-151-202-269-269-117-68-232-99-367-99-136 0-251 31-368 99-118 67-202 152-269 269-68 117-99 233-99 368h-3v5334zM381 6121c33 0 61-7 89-24 28-16 49-37 65-65 17-28 24-56 24-89s-7-61-24-89c-16-28-37-49-65-65-28-17-56-24-89-24s-61 7-89 24c-28 16-49 37-65 65-17 28-24 56-24 89s7 61 24 89c16 28 37 49 65 65 28 17 56 24 89 24zM9983 6121c33 0 61-7 89-24 28-16 49-37 65-65 17-28 24-56 24-89s-7-61-24-89c-16-28-37-49-65-65-28-17-56-24-89-24s-61 7-89 24c-28 16-49 37-65 65-17 28-24 56-24 89s7 61 24 89c16 28 37 49 65 65 28 17 56 24 89 24zM381 921c33 0 61-7 89-24 28-16 49-37 65-65 17-28 24-56 24-89s-7-61-24-89c-16-28-37-49-65-65-28-17-56-24-89-24s-61 7-89 24c-28 16-49 37-65 65-17 28-24 56-24 89s7 61 24 89c16 28 37 49 65 65 28 17 56 24 89 24zM9983 921c33 0 61-7 89-24 28-16 49-37 65-65 17-28 24-56 24-89s-7-61-24-89c-16-28-37-49-65-65-28-17-56-24-89-24s-61 7-89 24c-28 16-49 37-65 65-17 28-24 56-24 89s7 61 24 89c16 28 37 49 65 65 28 17 56 24 89 24zM9767 3824c33 0 61-7 89-24 28-16 49-37 65-65 17-28 24-56 24-89s-7-61-24-89c-16-28-37-49-65-65-28-17-56-24-89-24s-61 7-89 24c-28 16-49 37-65 65-17 28-24 56-24 89s7 61 24 89c16 28 37 49 65 65 28 17 56 24 89 24zM381 3317c-33 0-61-7-89-24-28-16-49-37-65-65-17-28-24-56-24-89s7-61 24-89c16-28 37-49 65-65 28-17 56-24 89-24s61 7 89 24c28 16 49 37 65 65 17 28 24 56 24 89s-7 61-24 89c-16 28-37 49-65 65-28 17-56 24-89 24z">
          <text:p/>
        </draw:path>
      </draw:page>
      <draw:page draw:name="page4" draw:style-name="dp1" draw:master-page-name="Default">
        <draw:path draw:style-name="gr43" draw:text-style-name="P13" draw:layer="Layer4" svg:width="10.361cm" svg:height="8.074cm" svg:x="5.978cm" svg:y="7.124cm" svg:viewBox="0 0 10362 8075" svg:d="M1848 6835c-19 0-35-16-35-35v-317c0-19 16-35 35-35h1884c19 0 35 16 35 35v317c0 19-16 35-35 35zM1423 6334c-70 0-127-57-127-127v-2539c0-70 57-127 127-127h679c70 0 127 57 127 127v2539c0 70-57 127-127 127zM176 2848c-19 0-35-16-35-35v-376c0-19 16-35 35-35h1161c19 0 35 16 35 35v238c1 2 1 5 1 8v672c0 19-16 35-35 35h-597c-19 0-35-16-35-35v-507zM1583 3459c-19 0-35-16-35-35v-369c0-19 16-35 35-35h568c19 0 35 16 35 35v369c0 19-16 35-35 35zM381 6120c-33 0-61-7-89-24-28-16-49-37-65-65-17-28-24-56-24-89s7-61 24-89c16-28 37-49 65-65 28-17 56-24 89-24s61 7 89 24c28 16 49 37 65 65 17 28 24 56 24 89s-7 61-24 89c-16 28-37 49-65 65-28 17-56 24-89 24zM9983 6120c-33 0-61-7-89-24-28-16-49-37-65-65-17-28-24-56-24-89s7-61 24-89c16-28 37-49 65-65 28-17 56-24 89-24s61 7 89 24c28 16 49 37 65 65 17 28 24 56 24 89s-7 61-24 89c-16 28-37 49-65 65-28 17-56 24-89 24zM381 920c-33 0-61-7-89-24-28-16-49-37-65-65-17-28-24-56-24-89s7-61 24-89c16-28 37-49 65-65 28-17 56-24 89-24s61 7 89 24c28 16 49 37 65 65 17 28 24 56 24 89s-7 61-24 89c-16 28-37 49-65 65-28 17-56 24-89 24zM9983 920c-33 0-61-7-89-24-28-16-49-37-65-65-17-28-24-56-24-89s7-61 24-89c16-28 37-49 65-65 28-17 56-24 89-24s61 7 89 24c28 16 49 37 65 65 17 28 24 56 24 89s-7 61-24 89c-16 28-37 49-65 65-28 17-56 24-89 24zM4031 7108c-13 0-25-12-25-25v-720c0-13 0-46-49-47h-677c-19 0-35-16-35-35v-100c0-21-14-34-38-34h-294c-25 2-39 17-39 34v65c0 39-32 71-71 71h-265c-39 0-71-32-71-71v-2295c0-39 32-71 71-71h292c32 1 44 16 44 41 0 28 28 40 53 40 38 0 1077-4 1615-6 19 0 95-6 95-84v-116c0-146 119-265 265-265h562c74 0 194 7 189-143l1-1508c0-39 32-71 71-71h1269c39 0 71 32 71 71v303c0 34 26 55 59 55h1162c39 0 71 32 71 71v1901c1 36 33 66 71 65 0 1 524 1 786 1 13 0 25 12 25 25v408c0 13-12 25-25 25h-786c-38 0-70 30-71 62v2282c0 39-32 71-71 71h-10-1295zM10362 2197h-1624c-70 0-127 60-127 129v1415c0 68 65 126 127 126h1624v2203c0 135-31 250-98 368-68 117-152 201-269 269-118 67-233 98-368 98-98 0-182 22-267 72-86 49-147 110-196 196-50 85-72 169-72 267 0 135-31 250-98 368-68 117-152 201-269 269-118 67-233 98-368 98v-1h-5174v-681h259c19 0 35-16 35-35v-337c0-19-16-35-35-35h-330-51-1453c-39 0-71 32-71 71v848c-66-55-120-119-166-198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h74c41-1 98 51 98 100 0 0 0 785 0 783 0 37-25 71-60 74l-412-3c-26 0-55 35-55 59v543c0 37 30 54 58 54h478c38 1 61 25 61 58v275l812 626h1079l832-645-1-240c-5-33 16-67 56-67l392-5c39 0 69-17 69-62 0 5 0-532 0-534 0-27-27-55-69-55h-389c-32 0-58-23-58-55v-806c0-51 45-100 95-100h3289c98 0 182-22 267-72 85-49 146-110 195-195 50-85 72-169 72-267 0-135 31-251 99-368 67-117 151-202 269-269 117-68 232-99 368-99 135 0 250 31 367 99 118 67 202 152 269 269 68 117 99 233 99 368zM381 3319c-33 0-61-7-89-24-28-16-49-37-65-65-17-28-24-56-24-89s7-61 24-89c16-28 37-49 65-65 28-17 56-24 89-24s61 7 89 24c28 16 49 37 65 65 17 28 24 56 24 89s-7 61-24 89c-16 28-37 49-65 65-28 17-56 24-89 24z">
          <text:p/>
        </draw:path>
      </draw:page>
      <draw:page draw:name="page5" draw:style-name="dp1" draw:master-page-name="Default">
        <draw:path draw:style-name="gr44" draw:text-style-name="P6" draw:layer="Layer4" svg:width="10.361cm" svg:height="8.074cm" svg:x="5.978cm" svg:y="7.124cm" svg:viewBox="0 0 10362 8075" svg:d="M5725 2354c-39 0-71-32-71-71v-414c0-39 32-71 71-71h783c39 0 71 32 71 71v414c0 39-32 71-71 71zM2250 3213l741 562h1160l738-562v-1765c0-92 83-178 187-178h3281c98 0 182-22 267-72 85-49 146-110 195-195 50-85 72-169 72-267 0-135 31-251 99-368 67-117 151-202 269-269 117-68 232-99 368-99 135 0 250 31 367 99 118 67 202 152 269 269 68 117 99 233 99 368v5334c0 135-31 250-98 368-68 117-152 201-269 269-118 67-233 98-368 98-98 0-182 22-267 72-86 49-147 110-196 196-50 85-72 169-72 267 0 135-31 250-98 368-68 117-152 201-269 269-118 67-233 98-368 98v-1h-6349c-135 0-250-31-367-98-118-68-202-152-270-269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 21 0-2 0 63 0 88 0 179 98 179 178zM381 6120c-33 0-61-7-89-24-28-16-49-37-65-65-17-28-24-56-24-89s7-61 24-89c16-28 37-49 65-65 28-17 56-24 89-24s61 7 89 24c28 16 49 37 65 65 17 28 24 56 24 89s-7 61-24 89c-16 28-37 49-65 65-28 17-56 24-89 24zM9983 6120c-33 0-61-7-89-24-28-16-49-37-65-65-17-28-24-56-24-89s7-61 24-89c16-28 37-49 65-65 28-17 56-24 89-24s61 7 89 24c28 16 49 37 65 65 17 28 24 56 24 89s-7 61-24 89c-16 28-37 49-65 65-28 17-56 24-89 24zM381 920c-33 0-61-7-89-24-28-16-49-37-65-65-17-28-24-56-24-89s7-61 24-89c16-28 37-49 65-65 28-17 56-24 89-24s61 7 89 24c28 16 49 37 65 65 17 28 24 56 24 89s-7 61-24 89c-16 28-37 49-65 65-28 17-56 24-89 24zM9983 920c-33 0-61-7-89-24-28-16-49-37-65-65-17-28-24-56-24-89s7-61 24-89c16-28 37-49 65-65 28-17 56-24 89-24s61 7 89 24c28 16 49 37 65 65 17 28 24 56 24 89s-7 61-24 89c-16 28-37 49-65 65-28 17-56 24-89 24zM381 3319c-33 0-61-7-89-24-28-16-49-37-65-65-17-28-24-56-24-89s7-61 24-89c16-28 37-49 65-65 28-17 56-24 89-24s61 7 89 24c28 16 49 37 65 65 17 28 24 56 24 89s-7 61-24 89c-16 28-37 49-65 65-28 17-56 24-89 2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5-11-03T15:26:42.237762952</meta:creation-date>
    <dc:date>2015-11-06T13:55:40.928806954</dc:date>
    <dc:creator>Anool Mahidharia</dc:creator>
    <meta:editing-duration>PT3H45M51S</meta:editing-duration>
    <meta:editing-cycles>57</meta:editing-cycles>
    <meta:generator>LibreOffice/4.4.2.2$Linux_X86_64 LibreOffice_project/40m0$Build-2</meta:generator>
    <meta:document-statistic meta:object-count="1544"/>
  </office:meta>
</office:document-meta>
</file>